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eficiente_clustering" table:style-name="ta1">
        <table:table-column table:style-name="co1" table:default-cell-style-name="Default"/>
        <table:table-row table:style-name="ro1">
          <table:table-cell office:value-type="string" calcext:value-type="string">
            <text:p>clustering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4762" calcext:value-type="float">
            <text:p>0,904762</text:p>
          </table:table-cell>
        </table:table-row>
        <table:table-row table:style-name="ro1">
          <table:table-cell office:value-type="float" office:value="0.581028" calcext:value-type="float">
            <text:p>0,581028</text:p>
          </table:table-cell>
        </table:table-row>
        <table:table-row table:style-name="ro1">
          <table:table-cell office:value-type="float" office:value="0.427223" calcext:value-type="float">
            <text:p>0,427223</text:p>
          </table:table-cell>
        </table:table-row>
        <table:table-row table:style-name="ro1">
          <table:table-cell office:value-type="float" office:value="0.47619" calcext:value-type="float">
            <text:p>0,47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3607" calcext:value-type="float">
            <text:p>0,383607</text:p>
          </table:table-cell>
        </table:table-row>
        <table:table-row table:style-name="ro1">
          <table:table-cell office:value-type="float" office:value="0.220202" calcext:value-type="float">
            <text:p>0,22020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620879" calcext:value-type="float">
            <text:p>0,620879</text:p>
          </table:table-cell>
        </table:table-row>
        <table:table-row table:style-name="ro1">
          <table:table-cell office:value-type="float" office:value="0.533333" calcext:value-type="float">
            <text:p>0,53333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041" calcext:value-type="float">
            <text:p>0,141041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692982" calcext:value-type="float">
            <text:p>0,692982</text:p>
          </table:table-cell>
        </table:table-row>
        <table:table-row table:style-name="ro1">
          <table:table-cell office:value-type="float" office:value="0.916667" calcext:value-type="float">
            <text:p>0,916667</text:p>
          </table:table-cell>
        </table:table-row>
        <table:table-row table:style-name="ro1">
          <table:table-cell office:value-type="float" office:value="0.401478" calcext:value-type="float">
            <text:p>0,401478</text:p>
          </table:table-cell>
        </table:table-row>
        <table:table-row table:style-name="ro1">
          <table:table-cell office:value-type="float" office:value="0.419048" calcext:value-type="float">
            <text:p>0,419048</text:p>
          </table:table-cell>
        </table:table-row>
        <table:table-row table:style-name="ro1">
          <table:table-cell office:value-type="float" office:value="0.460114" calcext:value-type="float">
            <text:p>0,460114</text:p>
          </table:table-cell>
        </table:table-row>
        <table:table-row table:style-name="ro1">
          <table:table-cell office:value-type="float" office:value="0.455263" calcext:value-type="float">
            <text:p>0,455263</text:p>
          </table:table-cell>
        </table:table-row>
        <table:table-row table:style-name="ro1">
          <table:table-cell office:value-type="float" office:value="0.714286" calcext:value-type="float">
            <text:p>0,714286</text:p>
          </table:table-cell>
        </table:table-row>
        <table:table-row table:style-name="ro1">
          <table:table-cell office:value-type="float" office:value="0.533333" calcext:value-type="float">
            <text:p>0,533333</text:p>
          </table:table-cell>
        </table:table-row>
        <table:table-row table:style-name="ro1">
          <table:table-cell office:value-type="float" office:value="0.383191" calcext:value-type="float">
            <text:p>0,383191</text:p>
          </table:table-cell>
        </table:table-row>
        <table:table-row table:style-name="ro1">
          <table:table-cell office:value-type="float" office:value="0.804615" calcext:value-type="float">
            <text:p>0,804615</text:p>
          </table:table-cell>
        </table:table-row>
        <table:table-row table:style-name="ro1">
          <table:table-cell office:value-type="float" office:value="0.385621" calcext:value-type="float">
            <text:p>0,385621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678571" calcext:value-type="float">
            <text:p>0,67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66667" calcext:value-type="float">
            <text:p>0,366667</text:p>
          </table:table-cell>
        </table:table-row>
        <table:table-row table:style-name="ro1">
          <table:table-cell office:value-type="float" office:value="0.50242" calcext:value-type="float">
            <text:p>0,50242</text:p>
          </table:table-cell>
        </table:table-row>
        <table:table-row table:style-name="ro1">
          <table:table-cell office:value-type="float" office:value="0.240327" calcext:value-type="float">
            <text:p>0,240327</text:p>
          </table:table-cell>
        </table:table-row>
        <table:table-row table:style-name="ro1">
          <table:table-cell office:value-type="float" office:value="0.281746" calcext:value-type="float">
            <text:p>0,281746</text:p>
          </table:table-cell>
        </table:table-row>
        <table:table-row table:style-name="ro1">
          <table:table-cell office:value-type="float" office:value="0.265152" calcext:value-type="float">
            <text:p>0,26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8333" calcext:value-type="float">
            <text:p>0,458333</text:p>
          </table:table-cell>
        </table:table-row>
        <table:table-row table:style-name="ro1">
          <table:table-cell office:value-type="float" office:value="0.466667" calcext:value-type="float">
            <text:p>0,466667</text:p>
          </table:table-cell>
        </table:table-row>
        <table:table-row table:style-name="ro1">
          <table:table-cell office:value-type="float" office:value="0.503333" calcext:value-type="float">
            <text:p>0,503333</text:p>
          </table:table-cell>
        </table:table-row>
        <table:table-row table:style-name="ro1">
          <table:table-cell office:value-type="float" office:value="0.643939" calcext:value-type="float">
            <text:p>0,643939</text:p>
          </table:table-cell>
        </table:table-row>
        <table:table-row table:style-name="ro1">
          <table:table-cell office:value-type="float" office:value="0.44127" calcext:value-type="float">
            <text:p>0,44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3333" calcext:value-type="float">
            <text:p>0,683333</text:p>
          </table:table-cell>
        </table:table-row>
        <table:table-row table:style-name="ro1">
          <table:table-cell office:value-type="float" office:value="0.43956" calcext:value-type="float">
            <text:p>0,43956</text:p>
          </table:table-cell>
        </table:table-row>
        <table:table-row table:style-name="ro1">
          <table:table-cell office:value-type="float" office:value="0.580952" calcext:value-type="float">
            <text:p>0,580952</text:p>
          </table:table-cell>
        </table:table-row>
        <table:table-row table:style-name="ro1">
          <table:table-cell office:value-type="float" office:value="0.655556" calcext:value-type="float">
            <text:p>0,655556</text:p>
          </table:table-cell>
        </table:table-row>
        <table:table-row table:style-name="ro1">
          <table:table-cell office:value-type="float" office:value="0.566667" calcext:value-type="float">
            <text:p>0,566667</text:p>
          </table:table-cell>
        </table:table-row>
        <table:table-row table:style-name="ro1">
          <table:table-cell office:value-type="float" office:value="0.698718" calcext:value-type="float">
            <text:p>0,69871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6593" calcext:value-type="float">
            <text:p>0,406593</text:p>
          </table:table-cell>
        </table:table-row>
        <table:table-row table:style-name="ro1">
          <table:table-cell office:value-type="float" office:value="0.383642" calcext:value-type="float">
            <text:p>0,383642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661905" calcext:value-type="float">
            <text:p>0,661905</text:p>
          </table:table-cell>
        </table:table-row>
        <table:table-row table:style-name="ro1">
          <table:table-cell office:value-type="float" office:value="0.621212" calcext:value-type="float">
            <text:p>0,621212</text:p>
          </table:table-cell>
        </table:table-row>
        <table:table-row table:style-name="ro1">
          <table:table-cell office:value-type="float" office:value="0.209298" calcext:value-type="float">
            <text:p>0,209298</text:p>
          </table:table-cell>
        </table:table-row>
        <table:table-row table:style-name="ro1">
          <table:table-cell office:value-type="float" office:value="0.630435" calcext:value-type="float">
            <text:p>0,630435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269231" calcext:value-type="float">
            <text:p>0,269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6667" calcext:value-type="float">
            <text:p>0,91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6364" calcext:value-type="float">
            <text:p>0,636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0833" calcext:value-type="float">
            <text:p>0,320833</text:p>
          </table:table-cell>
        </table:table-row>
        <table:table-row table:style-name="ro1">
          <table:table-cell office:value-type="float" office:value="0.155556" calcext:value-type="float">
            <text:p>0,155556</text:p>
          </table:table-cell>
        </table:table-row>
        <table:table-row table:style-name="ro1">
          <table:table-cell office:value-type="float" office:value="0.265873" calcext:value-type="float">
            <text:p>0,265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95833" calcext:value-type="float">
            <text:p>0,395833</text:p>
          </table:table-cell>
        </table:table-row>
        <table:table-row table:style-name="ro1">
          <table:table-cell office:value-type="float" office:value="0.766667" calcext:value-type="float">
            <text:p>0,7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9412" calcext:value-type="float">
            <text:p>0,529412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93464" calcext:value-type="float">
            <text:p>0,493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7143" calcext:value-type="float">
            <text:p>0,357143</text:p>
          </table:table-cell>
        </table:table-row>
        <table:table-row table:style-name="ro1">
          <table:table-cell office:value-type="float" office:value="0.652778" calcext:value-type="float">
            <text:p>0,652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435714" calcext:value-type="float">
            <text:p>0,435714</text:p>
          </table:table-cell>
        </table:table-row>
        <table:table-row table:style-name="ro1">
          <table:table-cell office:value-type="float" office:value="0.504762" calcext:value-type="float">
            <text:p>0,504762</text:p>
          </table:table-cell>
        </table:table-row>
        <table:table-row table:style-name="ro1">
          <table:table-cell office:value-type="float" office:value="0.902778" calcext:value-type="float">
            <text:p>0,902778</text:p>
          </table:table-cell>
        </table:table-row>
        <table:table-row table:style-name="ro1">
          <table:table-cell office:value-type="float" office:value="0.232006" calcext:value-type="float">
            <text:p>0,232006</text:p>
          </table:table-cell>
        </table:table-row>
        <table:table-row table:style-name="ro1">
          <table:table-cell office:value-type="float" office:value="0.428571" calcext:value-type="float">
            <text:p>0,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4286" calcext:value-type="float">
            <text:p>0,71428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328114" calcext:value-type="float">
            <text:p>0,328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1429" calcext:value-type="float">
            <text:p>0,2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636" calcext:value-type="float">
            <text:p>0,1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2381" calcext:value-type="float">
            <text:p>0,452381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880952" calcext:value-type="float">
            <text:p>0,880952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503063" calcext:value-type="float">
            <text:p>0,503063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1579" calcext:value-type="float">
            <text:p>0,28157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857143" calcext:value-type="float">
            <text:p>0,85714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588889" calcext:value-type="float">
            <text:p>0,588889</text:p>
          </table:table-cell>
        </table:table-row>
        <table:table-row table:style-name="ro1">
          <table:table-cell office:value-type="float" office:value="0.233333" calcext:value-type="float">
            <text:p>0,2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2088" calcext:value-type="float">
            <text:p>0,412088</text:p>
          </table:table-cell>
        </table:table-row>
        <table:table-row table:style-name="ro1">
          <table:table-cell office:value-type="float" office:value="0.298925" calcext:value-type="float">
            <text:p>0,298925</text:p>
          </table:table-cell>
        </table:table-row>
        <table:table-row table:style-name="ro1">
          <table:table-cell office:value-type="float" office:value="0.348485" calcext:value-type="float">
            <text:p>0,348485</text:p>
          </table:table-cell>
        </table:table-row>
        <table:table-row table:style-name="ro1">
          <table:table-cell office:value-type="float" office:value="0.521569" calcext:value-type="float">
            <text:p>0,521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0.473878" calcext:value-type="float">
            <text:p>0,47387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85714" calcext:value-type="float">
            <text:p>0,785714</text:p>
          </table:table-cell>
        </table:table-row>
        <table:table-row table:style-name="ro1">
          <table:table-cell office:value-type="float" office:value="0.616601" calcext:value-type="float">
            <text:p>0,616601</text:p>
          </table:table-cell>
        </table:table-row>
        <table:table-row table:style-name="ro1">
          <table:table-cell office:value-type="float" office:value="0.04228" calcext:value-type="float">
            <text:p>0,04228</text:p>
          </table:table-cell>
        </table:table-row>
        <table:table-row table:style-name="ro1">
          <table:table-cell office:value-type="float" office:value="0.588889" calcext:value-type="float">
            <text:p>0,5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5455" calcext:value-type="float">
            <text:p>0,645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362" calcext:value-type="float">
            <text:p>0,27536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8788" calcext:value-type="float">
            <text:p>0,378788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387446" calcext:value-type="float">
            <text:p>0,387446</text:p>
          </table:table-cell>
        </table:table-row>
        <table:table-row table:style-name="ro1">
          <table:table-cell office:value-type="float" office:value="0.366667" calcext:value-type="float">
            <text:p>0,366667</text:p>
          </table:table-cell>
        </table:table-row>
        <table:table-row table:style-name="ro1">
          <table:table-cell office:value-type="float" office:value="0.474265" calcext:value-type="float">
            <text:p>0,47426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302198" calcext:value-type="float">
            <text:p>0,302198</text:p>
          </table:table-cell>
        </table:table-row>
        <table:table-row table:style-name="ro1">
          <table:table-cell office:value-type="float" office:value="0.373219" calcext:value-type="float">
            <text:p>0,373219</text:p>
          </table:table-cell>
        </table:table-row>
        <table:table-row table:style-name="ro1">
          <table:table-cell office:value-type="float" office:value="0.570769" calcext:value-type="float">
            <text:p>0,570769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264103" calcext:value-type="float">
            <text:p>0,264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1053" calcext:value-type="float">
            <text:p>0,721053</text:p>
          </table:table-cell>
        </table:table-row>
        <table:table-row table:style-name="ro1">
          <table:table-cell office:value-type="float" office:value="0.650735" calcext:value-type="float">
            <text:p>0,650735</text:p>
          </table:table-cell>
        </table:table-row>
        <table:table-row table:style-name="ro1">
          <table:table-cell office:value-type="float" office:value="0.358696" calcext:value-type="float">
            <text:p>0,358696</text:p>
          </table:table-cell>
        </table:table-row>
        <table:table-row table:style-name="ro1">
          <table:table-cell office:value-type="float" office:value="0.117273" calcext:value-type="float">
            <text:p>0,117273</text:p>
          </table:table-cell>
        </table:table-row>
        <table:table-row table:style-name="ro1">
          <table:table-cell office:value-type="float" office:value="0.486928" calcext:value-type="float">
            <text:p>0,486928</text:p>
          </table:table-cell>
        </table:table-row>
        <table:table-row table:style-name="ro1">
          <table:table-cell office:value-type="float" office:value="0.581301" calcext:value-type="float">
            <text:p>0,581301</text:p>
          </table:table-cell>
        </table:table-row>
        <table:table-row table:style-name="ro1">
          <table:table-cell office:value-type="float" office:value="0.560606" calcext:value-type="float">
            <text:p>0,560606</text:p>
          </table:table-cell>
        </table:table-row>
        <table:table-row table:style-name="ro1">
          <table:table-cell office:value-type="float" office:value="0.203056" calcext:value-type="float">
            <text:p>0,203056</text:p>
          </table:table-cell>
        </table:table-row>
        <table:table-row table:style-name="ro1">
          <table:table-cell office:value-type="float" office:value="0.431373" calcext:value-type="float">
            <text:p>0,431373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421176" calcext:value-type="float">
            <text:p>0,421176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494737" calcext:value-type="float">
            <text:p>0,4947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3939" calcext:value-type="float">
            <text:p>0,643939</text:p>
          </table:table-cell>
        </table:table-row>
        <table:table-row table:style-name="ro1">
          <table:table-cell office:value-type="float" office:value="0.51567" calcext:value-type="float">
            <text:p>0,51567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690909" calcext:value-type="float">
            <text:p>0,690909</text:p>
          </table:table-cell>
        </table:table-row>
        <table:table-row table:style-name="ro1"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53571" calcext:value-type="float">
            <text:p>0,553571</text:p>
          </table:table-cell>
        </table:table-row>
        <table:table-row table:style-name="ro1">
          <table:table-cell office:value-type="float" office:value="0.30814" calcext:value-type="float">
            <text:p>0,30814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475862" calcext:value-type="float">
            <text:p>0,475862</text:p>
          </table:table-cell>
        </table:table-row>
        <table:table-row table:style-name="ro1">
          <table:table-cell office:value-type="float" office:value="0.27563" calcext:value-type="float">
            <text:p>0,27563</text:p>
          </table:table-cell>
        </table:table-row>
        <table:table-row table:style-name="ro1">
          <table:table-cell office:value-type="float" office:value="0.315789" calcext:value-type="float">
            <text:p>0,315789</text:p>
          </table:table-cell>
        </table:table-row>
        <table:table-row table:style-name="ro1">
          <table:table-cell office:value-type="float" office:value="0.735043" calcext:value-type="float">
            <text:p>0,735043</text:p>
          </table:table-cell>
        </table:table-row>
        <table:table-row table:style-name="ro1">
          <table:table-cell office:value-type="float" office:value="0.264123" calcext:value-type="float">
            <text:p>0,264123</text:p>
          </table:table-cell>
        </table:table-row>
        <table:table-row table:style-name="ro1">
          <table:table-cell office:value-type="float" office:value="0.411494" calcext:value-type="float">
            <text:p>0,411494</text:p>
          </table:table-cell>
        </table:table-row>
        <table:table-row table:style-name="ro1">
          <table:table-cell office:value-type="float" office:value="0.290909" calcext:value-type="float">
            <text:p>0,290909</text:p>
          </table:table-cell>
        </table:table-row>
        <table:table-row table:style-name="ro1">
          <table:table-cell office:value-type="float" office:value="0.380952" calcext:value-type="float">
            <text:p>0,380952</text:p>
          </table:table-cell>
        </table:table-row>
        <table:table-row table:style-name="ro1">
          <table:table-cell office:value-type="float" office:value="0.768421" calcext:value-type="float">
            <text:p>0,768421</text:p>
          </table:table-cell>
        </table:table-row>
        <table:table-row table:style-name="ro1">
          <table:table-cell office:value-type="float" office:value="0.633333" calcext:value-type="float">
            <text:p>0,633333</text:p>
          </table:table-cell>
        </table:table-row>
        <table:table-row table:style-name="ro1">
          <table:table-cell office:value-type="float" office:value="0.203704" calcext:value-type="float">
            <text:p>0,203704</text:p>
          </table:table-cell>
        </table:table-row>
        <table:table-row table:style-name="ro1">
          <table:table-cell office:value-type="float" office:value="0.367754" calcext:value-type="float">
            <text:p>0,367754</text:p>
          </table:table-cell>
        </table:table-row>
        <table:table-row table:style-name="ro1">
          <table:table-cell office:value-type="float" office:value="0.492424" calcext:value-type="float">
            <text:p>0,49242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59477" calcext:value-type="float">
            <text:p>0,359477</text:p>
          </table:table-cell>
        </table:table-row>
        <table:table-row table:style-name="ro1">
          <table:table-cell office:value-type="float" office:value="0.618182" calcext:value-type="float">
            <text:p>0,618182</text:p>
          </table:table-cell>
        </table:table-row>
        <table:table-row table:style-name="ro1">
          <table:table-cell office:value-type="float" office:value="0.457661" calcext:value-type="float">
            <text:p>0,457661</text:p>
          </table:table-cell>
        </table:table-row>
        <table:table-row table:style-name="ro1">
          <table:table-cell office:value-type="float" office:value="0.517647" calcext:value-type="float">
            <text:p>0,517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2143" calcext:value-type="float">
            <text:p>0,232143</text:p>
          </table:table-cell>
        </table:table-row>
        <table:table-row table:style-name="ro1">
          <table:table-cell office:value-type="float" office:value="0.533333" calcext:value-type="float">
            <text:p>0,533333</text:p>
          </table:table-cell>
        </table:table-row>
        <table:table-row table:style-name="ro1">
          <table:table-cell office:value-type="float" office:value="0.694444" calcext:value-type="float">
            <text:p>0,69444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85965" calcext:value-type="float">
            <text:p>0,38596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86202" calcext:value-type="float">
            <text:p>0,386202</text:p>
          </table:table-cell>
        </table:table-row>
        <table:table-row table:style-name="ro1">
          <table:table-cell office:value-type="float" office:value="0.083333" calcext:value-type="float">
            <text:p>0,083333</text:p>
          </table:table-cell>
        </table:table-row>
        <table:table-row table:style-name="ro1">
          <table:table-cell office:value-type="float" office:value="0.368757" calcext:value-type="float">
            <text:p>0,368757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526629" calcext:value-type="float">
            <text:p>0,52662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4444" calcext:value-type="float">
            <text:p>0,64444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155797" calcext:value-type="float">
            <text:p>0,155797</text:p>
          </table:table-cell>
        </table:table-row>
        <table:table-row table:style-name="ro1">
          <table:table-cell office:value-type="float" office:value="0.281538" calcext:value-type="float">
            <text:p>0,281538</text:p>
          </table:table-cell>
        </table:table-row>
        <table:table-row table:style-name="ro1">
          <table:table-cell office:value-type="float" office:value="0.397619" calcext:value-type="float">
            <text:p>0,397619</text:p>
          </table:table-cell>
        </table:table-row>
        <table:table-row table:style-name="ro1">
          <table:table-cell office:value-type="float" office:value="0.547431" calcext:value-type="float">
            <text:p>0,547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09269" calcext:value-type="float">
            <text:p>0,309269</text:p>
          </table:table-cell>
        </table:table-row>
        <table:table-row table:style-name="ro1">
          <table:table-cell office:value-type="float" office:value="0.617647" calcext:value-type="float">
            <text:p>0,61764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119048" calcext:value-type="float">
            <text:p>0,119048</text:p>
          </table:table-cell>
        </table:table-row>
        <table:table-row table:style-name="ro1">
          <table:table-cell office:value-type="float" office:value="0.533333" calcext:value-type="float">
            <text:p>0,533333</text:p>
          </table:table-cell>
        </table:table-row>
        <table:table-row table:style-name="ro1">
          <table:table-cell office:value-type="float" office:value="0.408408" calcext:value-type="float">
            <text:p>0,408408</text:p>
          </table:table-cell>
        </table:table-row>
        <table:table-row table:style-name="ro1">
          <table:table-cell office:value-type="float" office:value="0.589103" calcext:value-type="float">
            <text:p>0,589103</text:p>
          </table:table-cell>
        </table:table-row>
        <table:table-row table:style-name="ro1">
          <table:table-cell office:value-type="float" office:value="0.652439" calcext:value-type="float">
            <text:p>0,652439</text:p>
          </table:table-cell>
        </table:table-row>
        <table:table-row table:style-name="ro1">
          <table:table-cell office:value-type="float" office:value="0.571429" calcext:value-type="float">
            <text:p>0,57142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704167" calcext:value-type="float">
            <text:p>0,704167</text:p>
          </table:table-cell>
        </table:table-row>
        <table:table-row table:style-name="ro1">
          <table:table-cell office:value-type="float" office:value="0.290003" calcext:value-type="float">
            <text:p>0,29000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849265" calcext:value-type="float">
            <text:p>0,84926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595238" calcext:value-type="float">
            <text:p>0,595238</text:p>
          </table:table-cell>
        </table:table-row>
        <table:table-row table:style-name="ro1">
          <table:table-cell office:value-type="float" office:value="0.433333" calcext:value-type="float">
            <text:p>0,433333</text:p>
          </table:table-cell>
        </table:table-row>
        <table:table-row table:style-name="ro1">
          <table:table-cell office:value-type="float" office:value="0.669591" calcext:value-type="float">
            <text:p>0,66959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280303" calcext:value-type="float">
            <text:p>0,280303</text:p>
          </table:table-cell>
        </table:table-row>
        <table:table-row table:style-name="ro1">
          <table:table-cell office:value-type="float" office:value="0.589286" calcext:value-type="float">
            <text:p>0,589286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420833" calcext:value-type="float">
            <text:p>0,420833</text:p>
          </table:table-cell>
        </table:table-row>
        <table:table-row table:style-name="ro1">
          <table:table-cell office:value-type="float" office:value="0.309524" calcext:value-type="float">
            <text:p>0,309524</text:p>
          </table:table-cell>
        </table:table-row>
        <table:table-row table:style-name="ro1">
          <table:table-cell office:value-type="float" office:value="0.625347" calcext:value-type="float">
            <text:p>0,625347</text:p>
          </table:table-cell>
        </table:table-row>
        <table:table-row table:style-name="ro1">
          <table:table-cell office:value-type="float" office:value="0.339286" calcext:value-type="float">
            <text:p>0,339286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5824" calcext:value-type="float">
            <text:p>0,675824</text:p>
          </table:table-cell>
        </table:table-row>
        <table:table-row table:style-name="ro1">
          <table:table-cell office:value-type="float" office:value="0.518182" calcext:value-type="float">
            <text:p>0,51818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366667" calcext:value-type="float">
            <text:p>0,366667</text:p>
          </table:table-cell>
        </table:table-row>
        <table:table-row table:style-name="ro1">
          <table:table-cell office:value-type="float" office:value="0.529781" calcext:value-type="float">
            <text:p>0,529781</text:p>
          </table:table-cell>
        </table:table-row>
        <table:table-row table:style-name="ro1">
          <table:table-cell office:value-type="float" office:value="0.139643" calcext:value-type="float">
            <text:p>0,139643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3415" calcext:value-type="float">
            <text:p>0,34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636029" calcext:value-type="float">
            <text:p>0,63602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619048" calcext:value-type="float">
            <text:p>0,619048</text:p>
          </table:table-cell>
        </table:table-row>
        <table:table-row table:style-name="ro1">
          <table:table-cell office:value-type="float" office:value="0.364528" calcext:value-type="float">
            <text:p>0,36452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095865" calcext:value-type="float">
            <text:p>0,095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0.633333" calcext:value-type="float">
            <text:p>0,633333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4444" calcext:value-type="float">
            <text:p>0,444444</text:p>
          </table:table-cell>
        </table:table-row>
        <table:table-row table:style-name="ro1">
          <table:table-cell office:value-type="float" office:value="0.527778" calcext:value-type="float">
            <text:p>0,527778</text:p>
          </table:table-cell>
        </table:table-row>
        <table:table-row table:style-name="ro1">
          <table:table-cell office:value-type="float" office:value="0.633333" calcext:value-type="float">
            <text:p>0,633333</text:p>
          </table:table-cell>
        </table:table-row>
        <table:table-row table:style-name="ro1">
          <table:table-cell office:value-type="float" office:value="0.466667" calcext:value-type="float">
            <text:p>0,466667</text:p>
          </table:table-cell>
        </table:table-row>
        <table:table-row table:style-name="ro1">
          <table:table-cell office:value-type="float" office:value="0.233333" calcext:value-type="float">
            <text:p>0,233333</text:p>
          </table:table-cell>
        </table:table-row>
        <table:table-row table:style-name="ro1">
          <table:table-cell office:value-type="float" office:value="0.595238" calcext:value-type="float">
            <text:p>0,595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429" calcext:value-type="float">
            <text:p>0,696429</text:p>
          </table:table-cell>
        </table:table-row>
        <table:table-row table:style-name="ro1">
          <table:table-cell office:value-type="float" office:value="0.696429" calcext:value-type="float">
            <text:p>0,69642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604839" calcext:value-type="float">
            <text:p>0,604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428571" calcext:value-type="float">
            <text:p>0,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0949" calcext:value-type="float">
            <text:p>0,420949</text:p>
          </table:table-cell>
        </table:table-row>
        <table:table-row table:style-name="ro1">
          <table:table-cell office:value-type="float" office:value="0.352814" calcext:value-type="float">
            <text:p>0,3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4444" calcext:value-type="float">
            <text:p>0,444444</text:p>
          </table:table-cell>
        </table:table-row>
        <table:table-row table:style-name="ro1">
          <table:table-cell office:value-type="float" office:value="0.344444" calcext:value-type="float">
            <text:p>0,34444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423077" calcext:value-type="float">
            <text:p>0,423077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6667" calcext:value-type="float">
            <text:p>0,566667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083333" calcext:value-type="float">
            <text:p>0,08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307808" calcext:value-type="float">
            <text:p>0,307808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738562" calcext:value-type="float">
            <text:p>0,73856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517857" calcext:value-type="float">
            <text:p>0,517857</text:p>
          </table:table-cell>
        </table:table-row>
        <table:table-row table:style-name="ro1">
          <table:table-cell office:value-type="float" office:value="0.380952" calcext:value-type="float">
            <text:p>0,380952</text:p>
          </table:table-cell>
        </table:table-row>
        <table:table-row table:style-name="ro1">
          <table:table-cell office:value-type="float" office:value="0.22549" calcext:value-type="float">
            <text:p>0,22549</text:p>
          </table:table-cell>
        </table:table-row>
        <table:table-row table:style-name="ro1">
          <table:table-cell office:value-type="float" office:value="0.191667" calcext:value-type="float">
            <text:p>0,19166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7619" calcext:value-type="float">
            <text:p>0,47619</text:p>
          </table:table-cell>
        </table:table-row>
        <table:table-row table:style-name="ro1">
          <table:table-cell office:value-type="float" office:value="0.336007" calcext:value-type="float">
            <text:p>0,336007</text:p>
          </table:table-cell>
        </table:table-row>
        <table:table-row table:style-name="ro1">
          <table:table-cell office:value-type="float" office:value="0.404762" calcext:value-type="float">
            <text:p>0,404762</text:p>
          </table:table-cell>
        </table:table-row>
        <table:table-row table:style-name="ro1">
          <table:table-cell office:value-type="float" office:value="0.386364" calcext:value-type="float">
            <text:p>0,386364</text:p>
          </table:table-cell>
        </table:table-row>
        <table:table-row table:style-name="ro1">
          <table:table-cell office:value-type="float" office:value="0.359649" calcext:value-type="float">
            <text:p>0,35964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5435" calcext:value-type="float">
            <text:p>0,435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510989" calcext:value-type="float">
            <text:p>0,51098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31818" calcext:value-type="float">
            <text:p>0,431818</text:p>
          </table:table-cell>
        </table:table-row>
        <table:table-row table:style-name="ro1">
          <table:table-cell office:value-type="float" office:value="0.568182" calcext:value-type="float">
            <text:p>0,56818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30882" calcext:value-type="float">
            <text:p>0,33088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578947" calcext:value-type="float">
            <text:p>0,578947</text:p>
          </table:table-cell>
        </table:table-row>
        <table:table-row table:style-name="ro1">
          <table:table-cell office:value-type="float" office:value="0.507692" calcext:value-type="float">
            <text:p>0,507692</text:p>
          </table:table-cell>
        </table:table-row>
        <table:table-row table:style-name="ro1">
          <table:table-cell office:value-type="float" office:value="0.406593" calcext:value-type="float">
            <text:p>0,406593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372549" calcext:value-type="float">
            <text:p>0,372549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400794" calcext:value-type="float">
            <text:p>0,400794</text:p>
          </table:table-cell>
        </table:table-row>
        <table:table-row table:style-name="ro1">
          <table:table-cell office:value-type="float" office:value="0.294872" calcext:value-type="float">
            <text:p>0,294872</text:p>
          </table:table-cell>
        </table:table-row>
        <table:table-row table:style-name="ro1">
          <table:table-cell office:value-type="float" office:value="0.412281" calcext:value-type="float">
            <text:p>0,412281</text:p>
          </table:table-cell>
        </table:table-row>
        <table:table-row table:style-name="ro1">
          <table:table-cell office:value-type="float" office:value="0.363333" calcext:value-type="float">
            <text:p>0,36333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714" calcext:value-type="float">
            <text:p>0,285714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533333" calcext:value-type="float">
            <text:p>0,533333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428571" calcext:value-type="float">
            <text:p>0,42857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202857" calcext:value-type="float">
            <text:p>0,202857</text:p>
          </table:table-cell>
        </table:table-row>
        <table:table-row table:style-name="ro1">
          <table:table-cell office:value-type="float" office:value="0.424242" calcext:value-type="float">
            <text:p>0,424242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0.233846" calcext:value-type="float">
            <text:p>0,23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4762" calcext:value-type="float">
            <text:p>0,404762</text:p>
          </table:table-cell>
        </table:table-row>
        <table:table-row table:style-name="ro1">
          <table:table-cell office:value-type="float" office:value="0.331559" calcext:value-type="float">
            <text:p>0,331559</text:p>
          </table:table-cell>
        </table:table-row>
        <table:table-row table:style-name="ro1">
          <table:table-cell office:value-type="float" office:value="0.38587" calcext:value-type="float">
            <text:p>0,38587</text:p>
          </table:table-cell>
        </table:table-row>
        <table:table-row table:style-name="ro1">
          <table:table-cell office:value-type="float" office:value="0.415649" calcext:value-type="float">
            <text:p>0,415649</text:p>
          </table:table-cell>
        </table:table-row>
        <table:table-row table:style-name="ro1">
          <table:table-cell office:value-type="float" office:value="0.543333" calcext:value-type="float">
            <text:p>0,543333</text:p>
          </table:table-cell>
        </table:table-row>
        <table:table-row table:style-name="ro1">
          <table:table-cell office:value-type="float" office:value="0.544974" calcext:value-type="float">
            <text:p>0,544974</text:p>
          </table:table-cell>
        </table:table-row>
        <table:table-row table:style-name="ro1">
          <table:table-cell office:value-type="float" office:value="0.183824" calcext:value-type="float">
            <text:p>0,183824</text:p>
          </table:table-cell>
        </table:table-row>
        <table:table-row table:style-name="ro1">
          <table:table-cell office:value-type="float" office:value="0.394775" calcext:value-type="float">
            <text:p>0,39477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0476" calcext:value-type="float">
            <text:p>0,340476</text:p>
          </table:table-cell>
        </table:table-row>
        <table:table-row table:style-name="ro1">
          <table:table-cell office:value-type="float" office:value="0.650327" calcext:value-type="float">
            <text:p>0,650327</text:p>
          </table:table-cell>
        </table:table-row>
        <table:table-row table:style-name="ro1">
          <table:table-cell office:value-type="float" office:value="0.305556" calcext:value-type="float">
            <text:p>0,305556</text:p>
          </table:table-cell>
        </table:table-row>
        <table:table-row table:style-name="ro1">
          <table:table-cell office:value-type="float" office:value="0.621795" calcext:value-type="float">
            <text:p>0,621795</text:p>
          </table:table-cell>
        </table:table-row>
        <table:table-row table:style-name="ro1">
          <table:table-cell office:value-type="float" office:value="0.298799" calcext:value-type="float">
            <text:p>0,29879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297379" calcext:value-type="float">
            <text:p>0,297379</text:p>
          </table:table-cell>
        </table:table-row>
        <table:table-row table:style-name="ro1">
          <table:table-cell office:value-type="float" office:value="0.276923" calcext:value-type="float">
            <text:p>0,276923</text:p>
          </table:table-cell>
        </table:table-row>
        <table:table-row table:style-name="ro1">
          <table:table-cell office:value-type="float" office:value="0.535941" calcext:value-type="float">
            <text:p>0,535941</text:p>
          </table:table-cell>
        </table:table-row>
        <table:table-row table:style-name="ro1">
          <table:table-cell office:value-type="float" office:value="0.151515" calcext:value-type="float">
            <text:p>0,151515</text:p>
          </table:table-cell>
        </table:table-row>
        <table:table-row table:style-name="ro1">
          <table:table-cell office:value-type="float" office:value="0.383117" calcext:value-type="float">
            <text:p>0,383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404" calcext:value-type="float">
            <text:p>0,360404</text:p>
          </table:table-cell>
        </table:table-row>
        <table:table-row table:style-name="ro1">
          <table:table-cell office:value-type="float" office:value="0.466667" calcext:value-type="float">
            <text:p>0,4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3333" calcext:value-type="float">
            <text:p>0,433333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428571" calcext:value-type="float">
            <text:p>0,428571</text:p>
          </table:table-cell>
        </table:table-row>
        <table:table-row table:style-name="ro1">
          <table:table-cell office:value-type="float" office:value="0.482143" calcext:value-type="float">
            <text:p>0,482143</text:p>
          </table:table-cell>
        </table:table-row>
        <table:table-row table:style-name="ro1">
          <table:table-cell office:value-type="float" office:value="0.618254" calcext:value-type="float">
            <text:p>0,6182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22222" calcext:value-type="float">
            <text:p>0,4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5897" calcext:value-type="float">
            <text:p>0,435897</text:p>
          </table:table-cell>
        </table:table-row>
        <table:table-row table:style-name="ro1">
          <table:table-cell office:value-type="float" office:value="0.705376" calcext:value-type="float">
            <text:p>0,705376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0.137853" calcext:value-type="float">
            <text:p>0,137853</text:p>
          </table:table-cell>
        </table:table-row>
        <table:table-row table:style-name="ro1">
          <table:table-cell office:value-type="float" office:value="0.224731" calcext:value-type="float">
            <text:p>0,224731</text:p>
          </table:table-cell>
        </table:table-row>
        <table:table-row table:style-name="ro1">
          <table:table-cell office:value-type="float" office:value="0.379425" calcext:value-type="float">
            <text:p>0,3794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21142" calcext:value-type="float">
            <text:p>0,421142</text:p>
          </table:table-cell>
        </table:table-row>
        <table:table-row table:style-name="ro1">
          <table:table-cell office:value-type="float" office:value="0.430556" calcext:value-type="float">
            <text:p>0,430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8571" calcext:value-type="float">
            <text:p>0,42857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52381" calcext:value-type="float">
            <text:p>0,452381</text:p>
          </table:table-cell>
        </table:table-row>
        <table:table-row table:style-name="ro1">
          <table:table-cell office:value-type="float" office:value="0.423913" calcext:value-type="float">
            <text:p>0,423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487844" calcext:value-type="float">
            <text:p>0,48784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375" calcext:value-type="float">
            <text:p>0,4375</text:p>
          </table:table-cell>
        </table:table-row>
        <table:table-row table:style-name="ro1">
          <table:table-cell office:value-type="float" office:value="0.518644" calcext:value-type="float">
            <text:p>0,518644</text:p>
          </table:table-cell>
        </table:table-row>
        <table:table-row table:style-name="ro1">
          <table:table-cell office:value-type="float" office:value="0.755556" calcext:value-type="float">
            <text:p>0,755556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34375" calcext:value-type="float">
            <text:p>0,34375</text:p>
          </table:table-cell>
        </table:table-row>
        <table:table-row table:style-name="ro1">
          <table:table-cell office:value-type="float" office:value="0.21985" calcext:value-type="float">
            <text:p>0,21985</text:p>
          </table:table-cell>
        </table:table-row>
        <table:table-row table:style-name="ro1">
          <table:table-cell office:value-type="float" office:value="0.416923" calcext:value-type="float">
            <text:p>0,416923</text:p>
          </table:table-cell>
        </table:table-row>
        <table:table-row table:style-name="ro1">
          <table:table-cell office:value-type="float" office:value="0.446429" calcext:value-type="float">
            <text:p>0,446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210814" calcext:value-type="float">
            <text:p>0,210814</text:p>
          </table:table-cell>
        </table:table-row>
        <table:table-row table:style-name="ro1">
          <table:table-cell office:value-type="float" office:value="0.393939" calcext:value-type="float">
            <text:p>0,393939</text:p>
          </table:table-cell>
        </table:table-row>
        <table:table-row table:style-name="ro1">
          <table:table-cell office:value-type="float" office:value="0.448052" calcext:value-type="float">
            <text:p>0,448052</text:p>
          </table:table-cell>
        </table:table-row>
        <table:table-row table:style-name="ro1">
          <table:table-cell office:value-type="float" office:value="0.310105" calcext:value-type="float">
            <text:p>0,310105</text:p>
          </table:table-cell>
        </table:table-row>
        <table:table-row table:style-name="ro1">
          <table:table-cell office:value-type="float" office:value="0.380488" calcext:value-type="float">
            <text:p>0,380488</text:p>
          </table:table-cell>
        </table:table-row>
        <table:table-row table:style-name="ro1">
          <table:table-cell office:value-type="float" office:value="0.261905" calcext:value-type="float">
            <text:p>0,261905</text:p>
          </table:table-cell>
        </table:table-row>
        <table:table-row table:style-name="ro1">
          <table:table-cell office:value-type="float" office:value="0.318254" calcext:value-type="float">
            <text:p>0,318254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0.362637" calcext:value-type="float">
            <text:p>0,36263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68" calcext:value-type="float">
            <text:p>0,472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6667" calcext:value-type="float">
            <text:p>0,76666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438095" calcext:value-type="float">
            <text:p>0,438095</text:p>
          </table:table-cell>
        </table:table-row>
        <table:table-row table:style-name="ro1">
          <table:table-cell office:value-type="float" office:value="0.235714" calcext:value-type="float">
            <text:p>0,235714</text:p>
          </table:table-cell>
        </table:table-row>
        <table:table-row table:style-name="ro1">
          <table:table-cell office:value-type="float" office:value="0.430556" calcext:value-type="float">
            <text:p>0,430556</text:p>
          </table:table-cell>
        </table:table-row>
        <table:table-row table:style-name="ro1">
          <table:table-cell office:value-type="float" office:value="0.232143" calcext:value-type="float">
            <text:p>0,232143</text:p>
          </table:table-cell>
        </table:table-row>
        <table:table-row table:style-name="ro1">
          <table:table-cell office:value-type="float" office:value="0.352381" calcext:value-type="float">
            <text:p>0,352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502" calcext:value-type="float">
            <text:p>0,179502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127437" calcext:value-type="float">
            <text:p>0,127437</text:p>
          </table:table-cell>
        </table:table-row>
        <table:table-row table:style-name="ro1">
          <table:table-cell office:value-type="float" office:value="0.22822" calcext:value-type="float">
            <text:p>0,22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619" calcext:value-type="float">
            <text:p>0,47619</text:p>
          </table:table-cell>
        </table:table-row>
        <table:table-row table:style-name="ro1">
          <table:table-cell office:value-type="float" office:value="0.482143" calcext:value-type="float">
            <text:p>0,482143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30111" calcext:value-type="float">
            <text:p>0,30111</text:p>
          </table:table-cell>
        </table:table-row>
        <table:table-row table:style-name="ro1">
          <table:table-cell office:value-type="float" office:value="0.270081" calcext:value-type="float">
            <text:p>0,270081</text:p>
          </table:table-cell>
        </table:table-row>
        <table:table-row table:style-name="ro1">
          <table:table-cell office:value-type="float" office:value="0.509524" calcext:value-type="float">
            <text:p>0,50952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25593" calcext:value-type="float">
            <text:p>0,32559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11111" calcext:value-type="float">
            <text:p>0,5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2727" calcext:value-type="float">
            <text:p>0,572727</text:p>
          </table:table-cell>
        </table:table-row>
        <table:table-row table:style-name="ro1">
          <table:table-cell office:value-type="float" office:value="0.767857" calcext:value-type="float">
            <text:p>0,76785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6087" calcext:value-type="float">
            <text:p>0,4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3956" calcext:value-type="float">
            <text:p>0,54395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60383" calcext:value-type="float">
            <text:p>0,460383</text:p>
          </table:table-cell>
        </table:table-row>
        <table:table-row table:style-name="ro1">
          <table:table-cell office:value-type="float" office:value="0.633333" calcext:value-type="float">
            <text:p>0,633333</text:p>
          </table:table-cell>
        </table:table-row>
        <table:table-row table:style-name="ro1">
          <table:table-cell office:value-type="float" office:value="0.196429" calcext:value-type="float">
            <text:p>0,196429</text:p>
          </table:table-cell>
        </table:table-row>
        <table:table-row table:style-name="ro1">
          <table:table-cell office:value-type="float" office:value="0.385375" calcext:value-type="float">
            <text:p>0,385375</text:p>
          </table:table-cell>
        </table:table-row>
        <table:table-row table:style-name="ro1">
          <table:table-cell office:value-type="float" office:value="0.653595" calcext:value-type="float">
            <text:p>0,65359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663492" calcext:value-type="float">
            <text:p>0,663492</text:p>
          </table:table-cell>
        </table:table-row>
        <table:table-row table:style-name="ro1">
          <table:table-cell office:value-type="float" office:value="0.323077" calcext:value-type="float">
            <text:p>0,323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1775" calcext:value-type="float">
            <text:p>0,391775</text:p>
          </table:table-cell>
        </table:table-row>
        <table:table-row table:style-name="ro1">
          <table:table-cell office:value-type="float" office:value="0.196286" calcext:value-type="float">
            <text:p>0,196286</text:p>
          </table:table-cell>
        </table:table-row>
        <table:table-row table:style-name="ro1">
          <table:table-cell office:value-type="float" office:value="0.433333" calcext:value-type="float">
            <text:p>0,433333</text:p>
          </table:table-cell>
        </table:table-row>
        <table:table-row table:style-name="ro1">
          <table:table-cell office:value-type="float" office:value="0.248458" calcext:value-type="float">
            <text:p>0,248458</text:p>
          </table:table-cell>
        </table:table-row>
        <table:table-row table:style-name="ro1">
          <table:table-cell office:value-type="float" office:value="0.533333" calcext:value-type="float">
            <text:p>0,533333</text:p>
          </table:table-cell>
        </table:table-row>
        <table:table-row table:style-name="ro1">
          <table:table-cell office:value-type="float" office:value="0.374628" calcext:value-type="float">
            <text:p>0,374628</text:p>
          </table:table-cell>
        </table:table-row>
        <table:table-row table:style-name="ro1">
          <table:table-cell office:value-type="float" office:value="0.517857" calcext:value-type="float">
            <text:p>0,517857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448052" calcext:value-type="float">
            <text:p>0,448052</text:p>
          </table:table-cell>
        </table:table-row>
        <table:table-row table:style-name="ro1">
          <table:table-cell office:value-type="float" office:value="0.620833" calcext:value-type="float">
            <text:p>0,620833</text:p>
          </table:table-cell>
        </table:table-row>
        <table:table-row table:style-name="ro1">
          <table:table-cell office:value-type="float" office:value="0.804762" calcext:value-type="float">
            <text:p>0,80476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04545" calcext:value-type="float">
            <text:p>0,704545</text:p>
          </table:table-cell>
        </table:table-row>
        <table:table-row table:style-name="ro1">
          <table:table-cell office:value-type="float" office:value="0.173136" calcext:value-type="float">
            <text:p>0,173136</text:p>
          </table:table-cell>
        </table:table-row>
        <table:table-row table:style-name="ro1">
          <table:table-cell office:value-type="float" office:value="0.477208" calcext:value-type="float">
            <text:p>0,477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6429" calcext:value-type="float">
            <text:p>0,446429</text:p>
          </table:table-cell>
        </table:table-row>
        <table:table-row table:style-name="ro1">
          <table:table-cell office:value-type="float" office:value="0.58428" calcext:value-type="float">
            <text:p>0,58428</text:p>
          </table:table-cell>
        </table:table-row>
        <table:table-row table:style-name="ro1">
          <table:table-cell office:value-type="float" office:value="0.263003" calcext:value-type="float">
            <text:p>0,263003</text:p>
          </table:table-cell>
        </table:table-row>
        <table:table-row table:style-name="ro1">
          <table:table-cell office:value-type="float" office:value="0.366013" calcext:value-type="float">
            <text:p>0,366013</text:p>
          </table:table-cell>
        </table:table-row>
        <table:table-row table:style-name="ro1">
          <table:table-cell office:value-type="float" office:value="0.427273" calcext:value-type="float">
            <text:p>0,427273</text:p>
          </table:table-cell>
        </table:table-row>
        <table:table-row table:style-name="ro1">
          <table:table-cell office:value-type="float" office:value="0.298548" calcext:value-type="float">
            <text:p>0,298548</text:p>
          </table:table-cell>
        </table:table-row>
        <table:table-row table:style-name="ro1">
          <table:table-cell office:value-type="float" office:value="0.589286" calcext:value-type="float">
            <text:p>0,589286</text:p>
          </table:table-cell>
        </table:table-row>
        <table:table-row table:style-name="ro1">
          <table:table-cell office:value-type="float" office:value="0.356884" calcext:value-type="float">
            <text:p>0,356884</text:p>
          </table:table-cell>
        </table:table-row>
        <table:table-row table:style-name="ro1">
          <table:table-cell office:value-type="float" office:value="0.392137" calcext:value-type="float">
            <text:p>0,39213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409091" calcext:value-type="float">
            <text:p>0,409091</text:p>
          </table:table-cell>
        </table:table-row>
        <table:table-row table:style-name="ro1">
          <table:table-cell office:value-type="float" office:value="0.47193" calcext:value-type="float">
            <text:p>0,47193</text:p>
          </table:table-cell>
        </table:table-row>
        <table:table-row table:style-name="ro1">
          <table:table-cell office:value-type="float" office:value="0.295833" calcext:value-type="float">
            <text:p>0,295833</text:p>
          </table:table-cell>
        </table:table-row>
        <table:table-row table:style-name="ro1">
          <table:table-cell office:value-type="float" office:value="0.617946" calcext:value-type="float">
            <text:p>0,617946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0.733333" calcext:value-type="float">
            <text:p>0,733333</text:p>
          </table:table-cell>
        </table:table-row>
        <table:table-row table:style-name="ro1">
          <table:table-cell office:value-type="float" office:value="0.342105" calcext:value-type="float">
            <text:p>0,342105</text:p>
          </table:table-cell>
        </table:table-row>
        <table:table-row table:style-name="ro1">
          <table:table-cell office:value-type="float" office:value="0.690476" calcext:value-type="float">
            <text:p>0,69047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372294" calcext:value-type="float">
            <text:p>0,372294</text:p>
          </table:table-cell>
        </table:table-row>
        <table:table-row table:style-name="ro1">
          <table:table-cell office:value-type="float" office:value="0.536232" calcext:value-type="float">
            <text:p>0,536232</text:p>
          </table:table-cell>
        </table:table-row>
        <table:table-row table:style-name="ro1">
          <table:table-cell office:value-type="float" office:value="0.410714" calcext:value-type="float">
            <text:p>0,410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529" calcext:value-type="float">
            <text:p>0,448529</text:p>
          </table:table-cell>
        </table:table-row>
        <table:table-row table:style-name="ro1">
          <table:table-cell office:value-type="float" office:value="0.427273" calcext:value-type="float">
            <text:p>0,427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6667" calcext:value-type="float">
            <text:p>0,366667</text:p>
          </table:table-cell>
        </table:table-row>
        <table:table-row table:style-name="ro1">
          <table:table-cell office:value-type="float" office:value="0.103379" calcext:value-type="float">
            <text:p>0,103379</text:p>
          </table:table-cell>
        </table:table-row>
        <table:table-row table:style-name="ro1">
          <table:table-cell office:value-type="float" office:value="0.313187" calcext:value-type="float">
            <text:p>0,313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2222" calcext:value-type="float">
            <text:p>0,622222</text:p>
          </table:table-cell>
        </table:table-row>
        <table:table-row table:style-name="ro1">
          <table:table-cell office:value-type="float" office:value="0.338095" calcext:value-type="float">
            <text:p>0,338095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0.488971" calcext:value-type="float">
            <text:p>0,488971</text:p>
          </table:table-cell>
        </table:table-row>
        <table:table-row table:style-name="ro1">
          <table:table-cell office:value-type="float" office:value="0.303571" calcext:value-type="float">
            <text:p>0,303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4444" calcext:value-type="float">
            <text:p>0,44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966667" calcext:value-type="float">
            <text:p>0,966667</text:p>
          </table:table-cell>
        </table:table-row>
        <table:table-row table:style-name="ro1">
          <table:table-cell office:value-type="float" office:value="0.690476" calcext:value-type="float">
            <text:p>0,690476</text:p>
          </table:table-cell>
        </table:table-row>
        <table:table-row table:style-name="ro1">
          <table:table-cell office:value-type="float" office:value="0.320346" calcext:value-type="float">
            <text:p>0,320346</text:p>
          </table:table-cell>
        </table:table-row>
        <table:table-row table:style-name="ro1">
          <table:table-cell office:value-type="float" office:value="0.406238" calcext:value-type="float">
            <text:p>0,406238</text:p>
          </table:table-cell>
        </table:table-row>
        <table:table-row table:style-name="ro1">
          <table:table-cell office:value-type="float" office:value="0.264706" calcext:value-type="float">
            <text:p>0,264706</text:p>
          </table:table-cell>
        </table:table-row>
        <table:table-row table:style-name="ro1">
          <table:table-cell office:value-type="float" office:value="0.242647" calcext:value-type="float">
            <text:p>0,242647</text:p>
          </table:table-cell>
        </table:table-row>
        <table:table-row table:style-name="ro1">
          <table:table-cell office:value-type="float" office:value="0.50641" calcext:value-type="float">
            <text:p>0,50641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340909" calcext:value-type="float">
            <text:p>0,340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6855" calcext:value-type="float">
            <text:p>0,356855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float" office:value="0.57619" calcext:value-type="float">
            <text:p>0,57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071" calcext:value-type="float">
            <text:p>0,360071</text:p>
          </table:table-cell>
        </table:table-row>
        <table:table-row table:style-name="ro1">
          <table:table-cell office:value-type="float" office:value="0.23908" calcext:value-type="float">
            <text:p>0,23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1667" calcext:value-type="float">
            <text:p>0,381667</text:p>
          </table:table-cell>
        </table:table-row>
        <table:table-row table:style-name="ro1">
          <table:table-cell office:value-type="float" office:value="0.521441" calcext:value-type="float">
            <text:p>0,521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2551" calcext:value-type="float">
            <text:p>0,212551</text:p>
          </table:table-cell>
        </table:table-row>
        <table:table-row table:style-name="ro1">
          <table:table-cell office:value-type="float" office:value="0.238119" calcext:value-type="float">
            <text:p>0,238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769" calcext:value-type="float">
            <text:p>0,480769</text:p>
          </table:table-cell>
        </table:table-row>
        <table:table-row table:style-name="ro1">
          <table:table-cell office:value-type="float" office:value="0.920833" calcext:value-type="float">
            <text:p>0,920833</text:p>
          </table:table-cell>
        </table:table-row>
        <table:table-row table:style-name="ro1">
          <table:table-cell office:value-type="float" office:value="0.366667" calcext:value-type="float">
            <text:p>0,366667</text:p>
          </table:table-cell>
        </table:table-row>
        <table:table-row table:style-name="ro1">
          <table:table-cell office:value-type="float" office:value="0.517213" calcext:value-type="float">
            <text:p>0,517213</text:p>
          </table:table-cell>
        </table:table-row>
        <table:table-row table:style-name="ro1">
          <table:table-cell office:value-type="float" office:value="0.545455" calcext:value-type="float">
            <text:p>0,545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9167" calcext:value-type="float">
            <text:p>0,329167</text:p>
          </table:table-cell>
        </table:table-row>
        <table:table-row table:style-name="ro1">
          <table:table-cell office:value-type="float" office:value="0.266667" calcext:value-type="float">
            <text:p>0,266667</text:p>
          </table:table-cell>
        </table:table-row>
        <table:table-row table:style-name="ro1">
          <table:table-cell office:value-type="float" office:value="0.130354" calcext:value-type="float">
            <text:p>0,130354</text:p>
          </table:table-cell>
        </table:table-row>
        <table:table-row table:style-name="ro1">
          <table:table-cell office:value-type="float" office:value="0.448029" calcext:value-type="float">
            <text:p>0,448029</text:p>
          </table:table-cell>
        </table:table-row>
        <table:table-row table:style-name="ro1">
          <table:table-cell office:value-type="float" office:value="0.3625" calcext:value-type="float">
            <text:p>0,3625</text:p>
          </table:table-cell>
        </table:table-row>
        <table:table-row table:style-name="ro1">
          <table:table-cell office:value-type="float" office:value="0.574074" calcext:value-type="float">
            <text:p>0,574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3671" calcext:value-type="float">
            <text:p>0,193671</text:p>
          </table:table-cell>
        </table:table-row>
        <table:table-row table:style-name="ro1">
          <table:table-cell office:value-type="float" office:value="0.327635" calcext:value-type="float">
            <text:p>0,327635</text:p>
          </table:table-cell>
        </table:table-row>
        <table:table-row table:style-name="ro1">
          <table:table-cell office:value-type="float" office:value="0.290441" calcext:value-type="float">
            <text:p>0,29044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727513" calcext:value-type="float">
            <text:p>0,727513</text:p>
          </table:table-cell>
        </table:table-row>
        <table:table-row table:style-name="ro1">
          <table:table-cell office:value-type="float" office:value="0.195251" calcext:value-type="float">
            <text:p>0,195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634" calcext:value-type="float">
            <text:p>0,51634</text:p>
          </table:table-cell>
        </table:table-row>
        <table:table-row table:style-name="ro1">
          <table:table-cell office:value-type="float" office:value="0.952381" calcext:value-type="float">
            <text:p>0,952381</text:p>
          </table:table-cell>
        </table:table-row>
        <table:table-row table:style-name="ro1">
          <table:table-cell office:value-type="float" office:value="0.467683" calcext:value-type="float">
            <text:p>0,467683</text:p>
          </table:table-cell>
        </table:table-row>
        <table:table-row table:style-name="ro1">
          <table:table-cell office:value-type="float" office:value="0.345088" calcext:value-type="float">
            <text:p>0,345088</text:p>
          </table:table-cell>
        </table:table-row>
        <table:table-row table:style-name="ro1">
          <table:table-cell office:value-type="float" office:value="0.738095" calcext:value-type="float">
            <text:p>0,738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3333" calcext:value-type="float">
            <text:p>0,7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8571" calcext:value-type="float">
            <text:p>0,428571</text:p>
          </table:table-cell>
        </table:table-row>
        <table:table-row table:style-name="ro1">
          <table:table-cell office:value-type="float" office:value="0.310341" calcext:value-type="float">
            <text:p>0,310341</text:p>
          </table:table-cell>
        </table:table-row>
        <table:table-row table:style-name="ro1">
          <table:table-cell office:value-type="float" office:value="0.472222" calcext:value-type="float">
            <text:p>0,472222</text:p>
          </table:table-cell>
        </table:table-row>
        <table:table-row table:style-name="ro1">
          <table:table-cell office:value-type="float" office:value="0.762821" calcext:value-type="float">
            <text:p>0,762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244" calcext:value-type="float">
            <text:p>0,062244</text:p>
          </table:table-cell>
        </table:table-row>
        <table:table-row table:style-name="ro1">
          <table:table-cell office:value-type="float" office:value="0.190524" calcext:value-type="float">
            <text:p>0,190524</text:p>
          </table:table-cell>
        </table:table-row>
        <table:table-row table:style-name="ro1">
          <table:table-cell office:value-type="float" office:value="0.291209" calcext:value-type="float">
            <text:p>0,291209</text:p>
          </table:table-cell>
        </table:table-row>
        <table:table-row table:style-name="ro1">
          <table:table-cell office:value-type="float" office:value="0.314286" calcext:value-type="float">
            <text:p>0,314286</text:p>
          </table:table-cell>
        </table:table-row>
        <table:table-row table:style-name="ro1">
          <table:table-cell office:value-type="float" office:value="0.733333" calcext:value-type="float">
            <text:p>0,733333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196923" calcext:value-type="float">
            <text:p>0,196923</text:p>
          </table:table-cell>
        </table:table-row>
        <table:table-row table:style-name="ro1">
          <table:table-cell office:value-type="float" office:value="0.301471" calcext:value-type="float">
            <text:p>0,30147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415205" calcext:value-type="float">
            <text:p>0,415205</text:p>
          </table:table-cell>
        </table:table-row>
        <table:table-row table:style-name="ro1">
          <table:table-cell office:value-type="float" office:value="0.587719" calcext:value-type="float">
            <text:p>0,587719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513072" calcext:value-type="float">
            <text:p>0,513072</text:p>
          </table:table-cell>
        </table:table-row>
        <table:table-row table:style-name="ro1">
          <table:table-cell office:value-type="float" office:value="0.365499" calcext:value-type="float">
            <text:p>0,36549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97222" calcext:value-type="float">
            <text:p>0,597222</text:p>
          </table:table-cell>
        </table:table-row>
        <table:table-row table:style-name="ro1">
          <table:table-cell office:value-type="float" office:value="0.354167" calcext:value-type="float">
            <text:p>0,35416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48276" calcext:value-type="float">
            <text:p>0,448276</text:p>
          </table:table-cell>
        </table:table-row>
        <table:table-row table:style-name="ro1">
          <table:table-cell office:value-type="float" office:value="0.35116" calcext:value-type="float">
            <text:p>0,35116</text:p>
          </table:table-cell>
        </table:table-row>
        <table:table-row table:style-name="ro1">
          <table:table-cell office:value-type="float" office:value="0.48913" calcext:value-type="float">
            <text:p>0,4891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097998" calcext:value-type="float">
            <text:p>0,097998</text:p>
          </table:table-cell>
        </table:table-row>
        <table:table-row table:style-name="ro1">
          <table:table-cell office:value-type="float" office:value="0.46161" calcext:value-type="float">
            <text:p>0,46161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0.145022" calcext:value-type="float">
            <text:p>0,145022</text:p>
          </table:table-cell>
        </table:table-row>
        <table:table-row table:style-name="ro1">
          <table:table-cell office:value-type="float" office:value="0.128788" calcext:value-type="float">
            <text:p>0,128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8676" calcext:value-type="float">
            <text:p>0,378676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237115" calcext:value-type="float">
            <text:p>0,23711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1429" calcext:value-type="float">
            <text:p>0,32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5143" calcext:value-type="float">
            <text:p>0,445143</text:p>
          </table:table-cell>
        </table:table-row>
        <table:table-row table:style-name="ro1">
          <table:table-cell office:value-type="float" office:value="0.287662" calcext:value-type="float">
            <text:p>0,287662</text:p>
          </table:table-cell>
        </table:table-row>
        <table:table-row table:style-name="ro1">
          <table:table-cell office:value-type="float" office:value="0.082023" calcext:value-type="float">
            <text:p>0,082023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0.513889" calcext:value-type="float">
            <text:p>0,513889</text:p>
          </table:table-cell>
        </table:table-row>
        <table:table-row table:style-name="ro1">
          <table:table-cell office:value-type="float" office:value="0.596154" calcext:value-type="float">
            <text:p>0,596154</text:p>
          </table:table-cell>
        </table:table-row>
        <table:table-row table:style-name="ro1">
          <table:table-cell office:value-type="float" office:value="0.310727" calcext:value-type="float">
            <text:p>0,310727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0.642857" calcext:value-type="float">
            <text:p>0,642857</text:p>
          </table:table-cell>
        </table:table-row>
        <table:table-row table:style-name="ro1">
          <table:table-cell office:value-type="float" office:value="0.182186" calcext:value-type="float">
            <text:p>0,18218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3723" calcext:value-type="float">
            <text:p>0,443723</text:p>
          </table:table-cell>
        </table:table-row>
        <table:table-row table:style-name="ro1">
          <table:table-cell office:value-type="float" office:value="0.471429" calcext:value-type="float">
            <text:p>0,471429</text:p>
          </table:table-cell>
        </table:table-row>
        <table:table-row table:style-name="ro1">
          <table:table-cell office:value-type="float" office:value="0.429825" calcext:value-type="float">
            <text:p>0,429825</text:p>
          </table:table-cell>
        </table:table-row>
        <table:table-row table:style-name="ro1">
          <table:table-cell office:value-type="float" office:value="0.145354" calcext:value-type="float">
            <text:p>0,145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2143" calcext:value-type="float">
            <text:p>0,232143</text:p>
          </table:table-cell>
        </table:table-row>
        <table:table-row table:style-name="ro1">
          <table:table-cell office:value-type="float" office:value="0.1642" calcext:value-type="float">
            <text:p>0,1642</text:p>
          </table:table-cell>
        </table:table-row>
        <table:table-row table:style-name="ro1">
          <table:table-cell office:value-type="float" office:value="0.304762" calcext:value-type="float">
            <text:p>0,304762</text:p>
          </table:table-cell>
        </table:table-row>
        <table:table-row table:style-name="ro1">
          <table:table-cell office:value-type="float" office:value="0.32381" calcext:value-type="float">
            <text:p>0,32381</text:p>
          </table:table-cell>
        </table:table-row>
        <table:table-row table:style-name="ro1">
          <table:table-cell office:value-type="float" office:value="0.410256" calcext:value-type="float">
            <text:p>0,410256</text:p>
          </table:table-cell>
        </table:table-row>
        <table:table-row table:style-name="ro1">
          <table:table-cell office:value-type="float" office:value="0.466063" calcext:value-type="float">
            <text:p>0,466063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171263" calcext:value-type="float">
            <text:p>0,17126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866667" calcext:value-type="float">
            <text:p>0,866667</text:p>
          </table:table-cell>
        </table:table-row>
        <table:table-row table:style-name="ro1">
          <table:table-cell office:value-type="float" office:value="0.280246" calcext:value-type="float">
            <text:p>0,280246</text:p>
          </table:table-cell>
        </table:table-row>
        <table:table-row table:style-name="ro1">
          <table:table-cell office:value-type="float" office:value="0.521053" calcext:value-type="float">
            <text:p>0,52105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276939" calcext:value-type="float">
            <text:p>0,276939</text:p>
          </table:table-cell>
        </table:table-row>
        <table:table-row table:style-name="ro1">
          <table:table-cell office:value-type="float" office:value="0.534483" calcext:value-type="float">
            <text:p>0,534483</text:p>
          </table:table-cell>
        </table:table-row>
        <table:table-row table:style-name="ro1">
          <table:table-cell office:value-type="float" office:value="0.674242" calcext:value-type="float">
            <text:p>0,674242</text:p>
          </table:table-cell>
        </table:table-row>
        <table:table-row table:style-name="ro1">
          <table:table-cell office:value-type="float" office:value="0.098532" calcext:value-type="float">
            <text:p>0,098532</text:p>
          </table:table-cell>
        </table:table-row>
        <table:table-row table:style-name="ro1">
          <table:table-cell office:value-type="float" office:value="0.310526" calcext:value-type="float">
            <text:p>0,310526</text:p>
          </table:table-cell>
        </table:table-row>
        <table:table-row table:style-name="ro1">
          <table:table-cell office:value-type="float" office:value="0.414286" calcext:value-type="float">
            <text:p>0,41428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388889" calcext:value-type="float">
            <text:p>0,388889</text:p>
          </table:table-cell>
        </table:table-row>
        <table:table-row table:style-name="ro1">
          <table:table-cell office:value-type="float" office:value="0.249267" calcext:value-type="float">
            <text:p>0,249267</text:p>
          </table:table-cell>
        </table:table-row>
        <table:table-row table:style-name="ro1">
          <table:table-cell office:value-type="float" office:value="0.114776" calcext:value-type="float">
            <text:p>0,114776</text:p>
          </table:table-cell>
        </table:table-row>
        <table:table-row table:style-name="ro1">
          <table:table-cell office:value-type="float" office:value="0.314286" calcext:value-type="float">
            <text:p>0,314286</text:p>
          </table:table-cell>
        </table:table-row>
        <table:table-row table:style-name="ro1">
          <table:table-cell office:value-type="float" office:value="0.443439" calcext:value-type="float">
            <text:p>0,443439</text:p>
          </table:table-cell>
        </table:table-row>
        <table:table-row table:style-name="ro1">
          <table:table-cell office:value-type="float" office:value="0.552288" calcext:value-type="float">
            <text:p>0,55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269231" calcext:value-type="float">
            <text:p>0,269231</text:p>
          </table:table-cell>
        </table:table-row>
        <table:table-row table:style-name="ro1">
          <table:table-cell office:value-type="float" office:value="0.688312" calcext:value-type="float">
            <text:p>0,688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9208" calcext:value-type="float">
            <text:p>0,209208</text:p>
          </table:table-cell>
        </table:table-row>
        <table:table-row table:style-name="ro1">
          <table:table-cell office:value-type="float" office:value="0.516234" calcext:value-type="float">
            <text:p>0,516234</text:p>
          </table:table-cell>
        </table:table-row>
        <table:table-row table:style-name="ro1">
          <table:table-cell office:value-type="float" office:value="0.266488" calcext:value-type="float">
            <text:p>0,26648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0.373188" calcext:value-type="float">
            <text:p>0,373188</text:p>
          </table:table-cell>
        </table:table-row>
        <table:table-row table:style-name="ro1">
          <table:table-cell office:value-type="float" office:value="0.380952" calcext:value-type="float">
            <text:p>0,380952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356667" calcext:value-type="float">
            <text:p>0,356667</text:p>
          </table:table-cell>
        </table:table-row>
        <table:table-row table:style-name="ro1">
          <table:table-cell office:value-type="float" office:value="0.388012" calcext:value-type="float">
            <text:p>0,388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491969" calcext:value-type="float">
            <text:p>0,491969</text:p>
          </table:table-cell>
        </table:table-row>
        <table:table-row table:style-name="ro1">
          <table:table-cell office:value-type="float" office:value="0.670588" calcext:value-type="float">
            <text:p>0,670588</text:p>
          </table:table-cell>
        </table:table-row>
        <table:table-row table:style-name="ro1">
          <table:table-cell office:value-type="float" office:value="0.503145" calcext:value-type="float">
            <text:p>0,503145</text:p>
          </table:table-cell>
        </table:table-row>
        <table:table-row table:style-name="ro1">
          <table:table-cell office:value-type="float" office:value="0.306707" calcext:value-type="float">
            <text:p>0,306707</text:p>
          </table:table-cell>
        </table:table-row>
        <table:table-row table:style-name="ro1">
          <table:table-cell office:value-type="float" office:value="0.742424" calcext:value-type="float">
            <text:p>0,742424</text:p>
          </table:table-cell>
        </table:table-row>
        <table:table-row table:style-name="ro1">
          <table:table-cell office:value-type="float" office:value="0.285714" calcext:value-type="float">
            <text:p>0,285714</text:p>
          </table:table-cell>
        </table:table-row>
        <table:table-row table:style-name="ro1">
          <table:table-cell office:value-type="float" office:value="0.423765" calcext:value-type="float">
            <text:p>0,423765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23908" calcext:value-type="float">
            <text:p>0,23908</text:p>
          </table:table-cell>
        </table:table-row>
        <table:table-row table:style-name="ro1">
          <table:table-cell office:value-type="float" office:value="0.643275" calcext:value-type="float">
            <text:p>0,64327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330769" calcext:value-type="float">
            <text:p>0,330769</text:p>
          </table:table-cell>
        </table:table-row>
        <table:table-row table:style-name="ro1">
          <table:table-cell office:value-type="float" office:value="0.108374" calcext:value-type="float">
            <text:p>0,108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6429" calcext:value-type="float">
            <text:p>0,196429</text:p>
          </table:table-cell>
        </table:table-row>
        <table:table-row table:style-name="ro1">
          <table:table-cell office:value-type="float" office:value="0.236386" calcext:value-type="float">
            <text:p>0,236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905" calcext:value-type="float">
            <text:p>0,154905</text:p>
          </table:table-cell>
        </table:table-row>
        <table:table-row table:style-name="ro1">
          <table:table-cell office:value-type="float" office:value="0.362745" calcext:value-type="float">
            <text:p>0,362745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307568" calcext:value-type="float">
            <text:p>0,307568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477778" calcext:value-type="float">
            <text:p>0,477778</text:p>
          </table:table-cell>
        </table:table-row>
        <table:table-row table:style-name="ro1">
          <table:table-cell office:value-type="float" office:value="0.314103" calcext:value-type="float">
            <text:p>0,314103</text:p>
          </table:table-cell>
        </table:table-row>
        <table:table-row table:style-name="ro1">
          <table:table-cell office:value-type="float" office:value="0.362903" calcext:value-type="float">
            <text:p>0,362903</text:p>
          </table:table-cell>
        </table:table-row>
        <table:table-row table:style-name="ro1">
          <table:table-cell office:value-type="float" office:value="0.243697" calcext:value-type="float">
            <text:p>0,243697</text:p>
          </table:table-cell>
        </table:table-row>
        <table:table-row table:style-name="ro1">
          <table:table-cell office:value-type="float" office:value="0.488889" calcext:value-type="float">
            <text:p>0,488889</text:p>
          </table:table-cell>
        </table:table-row>
        <table:table-row table:style-name="ro1">
          <table:table-cell office:value-type="float" office:value="0.175154" calcext:value-type="float">
            <text:p>0,17515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299517" calcext:value-type="float">
            <text:p>0,299517</text:p>
          </table:table-cell>
        </table:table-row>
        <table:table-row table:style-name="ro1">
          <table:table-cell office:value-type="float" office:value="0.308378" calcext:value-type="float">
            <text:p>0,308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4762" calcext:value-type="float">
            <text:p>0,904762</text:p>
          </table:table-cell>
        </table:table-row>
        <table:table-row table:style-name="ro1">
          <table:table-cell office:value-type="float" office:value="0.381785" calcext:value-type="float">
            <text:p>0,381785</text:p>
          </table:table-cell>
        </table:table-row>
        <table:table-row table:style-name="ro1">
          <table:table-cell office:value-type="float" office:value="0.639929" calcext:value-type="float">
            <text:p>0,639929</text:p>
          </table:table-cell>
        </table:table-row>
        <table:table-row table:style-name="ro1">
          <table:table-cell office:value-type="float" office:value="0.323742" calcext:value-type="float">
            <text:p>0,323742</text:p>
          </table:table-cell>
        </table:table-row>
        <table:table-row table:style-name="ro1">
          <table:table-cell office:value-type="float" office:value="0.310484" calcext:value-type="float">
            <text:p>0,310484</text:p>
          </table:table-cell>
        </table:table-row>
        <table:table-row table:style-name="ro1">
          <table:table-cell office:value-type="float" office:value="0.28655" calcext:value-type="float">
            <text:p>0,28655</text:p>
          </table:table-cell>
        </table:table-row>
        <table:table-row table:style-name="ro1">
          <table:table-cell office:value-type="float" office:value="0.493464" calcext:value-type="float">
            <text:p>0,493464</text:p>
          </table:table-cell>
        </table:table-row>
        <table:table-row table:style-name="ro1">
          <table:table-cell office:value-type="float" office:value="0.654545" calcext:value-type="float">
            <text:p>0,654545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633333" calcext:value-type="float">
            <text:p>0,63333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270833" calcext:value-type="float">
            <text:p>0,270833</text:p>
          </table:table-cell>
        </table:table-row>
        <table:table-row table:style-name="ro1">
          <table:table-cell office:value-type="float" office:value="0.453846" calcext:value-type="float">
            <text:p>0,453846</text:p>
          </table:table-cell>
        </table:table-row>
        <table:table-row table:style-name="ro1">
          <table:table-cell office:value-type="float" office:value="0.332284" calcext:value-type="float">
            <text:p>0,332284</text:p>
          </table:table-cell>
        </table:table-row>
        <table:table-row table:style-name="ro1">
          <table:table-cell office:value-type="float" office:value="0.54902" calcext:value-type="float">
            <text:p>0,54902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760582" calcext:value-type="float">
            <text:p>0,760582</text:p>
          </table:table-cell>
        </table:table-row>
        <table:table-row table:style-name="ro1">
          <table:table-cell office:value-type="float" office:value="0.088889" calcext:value-type="float">
            <text:p>0,088889</text:p>
          </table:table-cell>
        </table:table-row>
        <table:table-row table:style-name="ro1">
          <table:table-cell office:value-type="float" office:value="0.357143" calcext:value-type="float">
            <text:p>0,3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7056" calcext:value-type="float">
            <text:p>0,277056</text:p>
          </table:table-cell>
        </table:table-row>
        <table:table-row table:style-name="ro1">
          <table:table-cell office:value-type="float" office:value="0.466667" calcext:value-type="float">
            <text:p>0,46666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357143" calcext:value-type="float">
            <text:p>0,357143</text:p>
          </table:table-cell>
        </table:table-row>
        <table:table-row table:style-name="ro1">
          <table:table-cell office:value-type="float" office:value="0.633333" calcext:value-type="float">
            <text:p>0,633333</text:p>
          </table:table-cell>
        </table:table-row>
        <table:table-row table:style-name="ro1">
          <table:table-cell office:value-type="float" office:value="0.487179" calcext:value-type="float">
            <text:p>0,487179</text:p>
          </table:table-cell>
        </table:table-row>
        <table:table-row table:style-name="ro1">
          <table:table-cell office:value-type="float" office:value="0.274118" calcext:value-type="float">
            <text:p>0,274118</text:p>
          </table:table-cell>
        </table:table-row>
        <table:table-row table:style-name="ro1">
          <table:table-cell office:value-type="float" office:value="0.290594" calcext:value-type="float">
            <text:p>0,290594</text:p>
          </table:table-cell>
        </table:table-row>
        <table:table-row table:style-name="ro1">
          <table:table-cell office:value-type="float" office:value="0.317212" calcext:value-type="float">
            <text:p>0,317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3529" calcext:value-type="float">
            <text:p>0,323529</text:p>
          </table:table-cell>
        </table:table-row>
        <table:table-row table:style-name="ro1">
          <table:table-cell office:value-type="float" office:value="0.656863" calcext:value-type="float">
            <text:p>0,656863</text:p>
          </table:table-cell>
        </table:table-row>
        <table:table-row table:style-name="ro1">
          <table:table-cell office:value-type="float" office:value="0.571429" calcext:value-type="float">
            <text:p>0,571429</text:p>
          </table:table-cell>
        </table:table-row>
        <table:table-row table:style-name="ro1">
          <table:table-cell office:value-type="float" office:value="0.593333" calcext:value-type="float">
            <text:p>0,593333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518462" calcext:value-type="float">
            <text:p>0,518462</text:p>
          </table:table-cell>
        </table:table-row>
        <table:table-row table:style-name="ro1">
          <table:table-cell office:value-type="float" office:value="0.200848" calcext:value-type="float">
            <text:p>0,200848</text:p>
          </table:table-cell>
        </table:table-row>
        <table:table-row table:style-name="ro1">
          <table:table-cell office:value-type="float" office:value="0.318254" calcext:value-type="float">
            <text:p>0,318254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9141" calcext:value-type="float">
            <text:p>0,359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9831" calcext:value-type="float">
            <text:p>0,439831</text:p>
          </table:table-cell>
        </table:table-row>
        <table:table-row table:style-name="ro1">
          <table:table-cell office:value-type="float" office:value="0.628788" calcext:value-type="float">
            <text:p>0,628788</text:p>
          </table:table-cell>
        </table:table-row>
        <table:table-row table:style-name="ro1">
          <table:table-cell office:value-type="float" office:value="0.310548" calcext:value-type="float">
            <text:p>0,310548</text:p>
          </table:table-cell>
        </table:table-row>
        <table:table-row table:style-name="ro1">
          <table:table-cell office:value-type="float" office:value="0.172365" calcext:value-type="float">
            <text:p>0,172365</text:p>
          </table:table-cell>
        </table:table-row>
        <table:table-row table:style-name="ro1">
          <table:table-cell office:value-type="float" office:value="0.320103" calcext:value-type="float">
            <text:p>0,320103</text:p>
          </table:table-cell>
        </table:table-row>
        <table:table-row table:style-name="ro1">
          <table:table-cell office:value-type="float" office:value="0.377255" calcext:value-type="float">
            <text:p>0,377255</text:p>
          </table:table-cell>
        </table:table-row>
        <table:table-row table:style-name="ro1">
          <table:table-cell office:value-type="float" office:value="0.166365" calcext:value-type="float">
            <text:p>0,166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7145" calcext:value-type="float">
            <text:p>0,207145</text:p>
          </table:table-cell>
        </table:table-row>
        <table:table-row table:style-name="ro1">
          <table:table-cell office:value-type="float" office:value="0.577206" calcext:value-type="float">
            <text:p>0,57720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84058" calcext:value-type="float">
            <text:p>0,384058</text:p>
          </table:table-cell>
        </table:table-row>
        <table:table-row table:style-name="ro1">
          <table:table-cell office:value-type="float" office:value="0.710526" calcext:value-type="float">
            <text:p>0,710526</text:p>
          </table:table-cell>
        </table:table-row>
        <table:table-row table:style-name="ro1">
          <table:table-cell office:value-type="float" office:value="0.447368" calcext:value-type="float">
            <text:p>0,44736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357143" calcext:value-type="float">
            <text:p>0,357143</text:p>
          </table:table-cell>
        </table:table-row>
        <table:table-row table:style-name="ro1">
          <table:table-cell office:value-type="float" office:value="0.14173" calcext:value-type="float">
            <text:p>0,14173</text:p>
          </table:table-cell>
        </table:table-row>
        <table:table-row table:style-name="ro1"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0.501323" calcext:value-type="float">
            <text:p>0,501323</text:p>
          </table:table-cell>
        </table:table-row>
        <table:table-row table:style-name="ro1">
          <table:table-cell office:value-type="float" office:value="0.336364" calcext:value-type="float">
            <text:p>0,336364</text:p>
          </table:table-cell>
        </table:table-row>
        <table:table-row table:style-name="ro1">
          <table:table-cell office:value-type="float" office:value="0.28022" calcext:value-type="float">
            <text:p>0,28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9231" calcext:value-type="float">
            <text:p>0,26923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66667" calcext:value-type="float">
            <text:p>0,366667</text:p>
          </table:table-cell>
        </table:table-row>
        <table:table-row table:style-name="ro1">
          <table:table-cell office:value-type="float" office:value="0.155996" calcext:value-type="float">
            <text:p>0,155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8889" calcext:value-type="float">
            <text:p>0,388889</text:p>
          </table:table-cell>
        </table:table-row>
        <table:table-row table:style-name="ro1">
          <table:table-cell office:value-type="float" office:value="0.486166" calcext:value-type="float">
            <text:p>0,486166</text:p>
          </table:table-cell>
        </table:table-row>
        <table:table-row table:style-name="ro1">
          <table:table-cell office:value-type="float" office:value="0.318182" calcext:value-type="float">
            <text:p>0,31818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342857" calcext:value-type="float">
            <text:p>0,342857</text:p>
          </table:table-cell>
        </table:table-row>
        <table:table-row table:style-name="ro1">
          <table:table-cell office:value-type="float" office:value="0.233333" calcext:value-type="float">
            <text:p>0,233333</text:p>
          </table:table-cell>
        </table:table-row>
        <table:table-row table:style-name="ro1"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43956" calcext:value-type="float">
            <text:p>0,43956</text:p>
          </table:table-cell>
        </table:table-row>
        <table:table-row table:style-name="ro1">
          <table:table-cell office:value-type="float" office:value="0.747355" calcext:value-type="float">
            <text:p>0,747355</text:p>
          </table:table-cell>
        </table:table-row>
        <table:table-row table:style-name="ro1">
          <table:table-cell office:value-type="float" office:value="0.352597" calcext:value-type="float">
            <text:p>0,352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8333" calcext:value-type="float">
            <text:p>0,328333</text:p>
          </table:table-cell>
        </table:table-row>
        <table:table-row table:style-name="ro1">
          <table:table-cell office:value-type="float" office:value="0.268603" calcext:value-type="float">
            <text:p>0,268603</text:p>
          </table:table-cell>
        </table:table-row>
        <table:table-row table:style-name="ro1">
          <table:table-cell office:value-type="float" office:value="0.566667" calcext:value-type="float">
            <text:p>0,566667</text:p>
          </table:table-cell>
        </table:table-row>
        <table:table-row table:style-name="ro1">
          <table:table-cell office:value-type="float" office:value="0.944444" calcext:value-type="float">
            <text:p>0,944444</text:p>
          </table:table-cell>
        </table:table-row>
        <table:table-row table:style-name="ro1">
          <table:table-cell office:value-type="float" office:value="0.155556" calcext:value-type="float">
            <text:p>0,15555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664835" calcext:value-type="float">
            <text:p>0,664835</text:p>
          </table:table-cell>
        </table:table-row>
        <table:table-row table:style-name="ro1">
          <table:table-cell office:value-type="float" office:value="0.380952" calcext:value-type="float">
            <text:p>0,380952</text:p>
          </table:table-cell>
        </table:table-row>
        <table:table-row table:style-name="ro1">
          <table:table-cell office:value-type="float" office:value="0.304167" calcext:value-type="float">
            <text:p>0,304167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9697" calcext:value-type="float">
            <text:p>0,269697</text:p>
          </table:table-cell>
        </table:table-row>
        <table:table-row table:style-name="ro1">
          <table:table-cell office:value-type="float" office:value="0.572192" calcext:value-type="float">
            <text:p>0,572192</text:p>
          </table:table-cell>
        </table:table-row>
        <table:table-row table:style-name="ro1">
          <table:table-cell office:value-type="float" office:value="0.204678" calcext:value-type="float">
            <text:p>0,204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6667" calcext:value-type="float">
            <text:p>0,91666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429" calcext:value-type="float">
            <text:p>0,946429</text:p>
          </table:table-cell>
        </table:table-row>
        <table:table-row table:style-name="ro1">
          <table:table-cell office:value-type="float" office:value="0.714286" calcext:value-type="float">
            <text:p>0,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3515" calcext:value-type="float">
            <text:p>0,2635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192308" calcext:value-type="float">
            <text:p>0,192308</text:p>
          </table:table-cell>
        </table:table-row>
        <table:table-row table:style-name="ro1">
          <table:table-cell office:value-type="float" office:value="0.513978" calcext:value-type="float">
            <text:p>0,513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8818" calcext:value-type="float">
            <text:p>0,578818</text:p>
          </table:table-cell>
        </table:table-row>
        <table:table-row table:style-name="ro1">
          <table:table-cell office:value-type="float" office:value="0.188772" calcext:value-type="float">
            <text:p>0,188772</text:p>
          </table:table-cell>
        </table:table-row>
        <table:table-row table:style-name="ro1">
          <table:table-cell office:value-type="float" office:value="0.513547" calcext:value-type="float">
            <text:p>0,513547</text:p>
          </table:table-cell>
        </table:table-row>
        <table:table-row table:style-name="ro1">
          <table:table-cell office:value-type="float" office:value="0.262185" calcext:value-type="float">
            <text:p>0,262185</text:p>
          </table:table-cell>
        </table:table-row>
        <table:table-row table:style-name="ro1">
          <table:table-cell office:value-type="float" office:value="0.258242" calcext:value-type="float">
            <text:p>0,258242</text:p>
          </table:table-cell>
        </table:table-row>
        <table:table-row table:style-name="ro1">
          <table:table-cell office:value-type="float" office:value="0.309091" calcext:value-type="float">
            <text:p>0,309091</text:p>
          </table:table-cell>
        </table:table-row>
        <table:table-row table:style-name="ro1">
          <table:table-cell office:value-type="float" office:value="0.456522" calcext:value-type="float">
            <text:p>0,456522</text:p>
          </table:table-cell>
        </table:table-row>
        <table:table-row table:style-name="ro1">
          <table:table-cell office:value-type="float" office:value="0.274854" calcext:value-type="float">
            <text:p>0,274854</text:p>
          </table:table-cell>
        </table:table-row>
        <table:table-row table:style-name="ro1">
          <table:table-cell office:value-type="float" office:value="0.300853" calcext:value-type="float">
            <text:p>0,300853</text:p>
          </table:table-cell>
        </table:table-row>
        <table:table-row table:style-name="ro1">
          <table:table-cell office:value-type="float" office:value="0.353801" calcext:value-type="float">
            <text:p>0,353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3333" calcext:value-type="float">
            <text:p>0,53333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777778" calcext:value-type="float">
            <text:p>0,777778</text:p>
          </table:table-cell>
        </table:table-row>
        <table:table-row table:style-name="ro1"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4286" calcext:value-type="float">
            <text:p>0,564286</text:p>
          </table:table-cell>
        </table:table-row>
        <table:table-row table:style-name="ro1">
          <table:table-cell office:value-type="float" office:value="0.16393" calcext:value-type="float">
            <text:p>0,16393</text:p>
          </table:table-cell>
        </table:table-row>
        <table:table-row table:style-name="ro1">
          <table:table-cell office:value-type="float" office:value="0.569444" calcext:value-type="float">
            <text:p>0,56944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4103" calcext:value-type="float">
            <text:p>0,314103</text:p>
          </table:table-cell>
        </table:table-row>
        <table:table-row table:style-name="ro1">
          <table:table-cell office:value-type="float" office:value="0.689394" calcext:value-type="float">
            <text:p>0,689394</text:p>
          </table:table-cell>
        </table:table-row>
        <table:table-row table:style-name="ro1">
          <table:table-cell office:value-type="float" office:value="0.732143" calcext:value-type="float">
            <text:p>0,732143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19026" calcext:value-type="float">
            <text:p>0,19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1318" calcext:value-type="float">
            <text:p>0,241318</text:p>
          </table:table-cell>
        </table:table-row>
        <table:table-row table:style-name="ro1">
          <table:table-cell office:value-type="float" office:value="0.619048" calcext:value-type="float">
            <text:p>0,619048</text:p>
          </table:table-cell>
        </table:table-row>
        <table:table-row table:style-name="ro1">
          <table:table-cell office:value-type="float" office:value="0.909524" calcext:value-type="float">
            <text:p>0,909524</text:p>
          </table:table-cell>
        </table:table-row>
        <table:table-row table:style-name="ro1">
          <table:table-cell office:value-type="float" office:value="0.616667" calcext:value-type="float">
            <text:p>0,616667</text:p>
          </table:table-cell>
        </table:table-row>
        <table:table-row table:style-name="ro1">
          <table:table-cell office:value-type="float" office:value="0.643939" calcext:value-type="float">
            <text:p>0,643939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0.611111" calcext:value-type="float">
            <text:p>0,611111</text:p>
          </table:table-cell>
        </table:table-row>
        <table:table-row table:style-name="ro1">
          <table:table-cell office:value-type="float" office:value="0.521978" calcext:value-type="float">
            <text:p>0,521978</text:p>
          </table:table-cell>
        </table:table-row>
        <table:table-row table:style-name="ro1">
          <table:table-cell office:value-type="float" office:value="0.467949" calcext:value-type="float">
            <text:p>0,467949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705128" calcext:value-type="float">
            <text:p>0,705128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545833" calcext:value-type="float">
            <text:p>0,545833</text:p>
          </table:table-cell>
        </table:table-row>
        <table:table-row table:style-name="ro1">
          <table:table-cell office:value-type="float" office:value="0.785714" calcext:value-type="float">
            <text:p>0,785714</text:p>
          </table:table-cell>
        </table:table-row>
        <table:table-row table:style-name="ro1">
          <table:table-cell office:value-type="float" office:value="0.43956" calcext:value-type="float">
            <text:p>0,43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336667" calcext:value-type="float">
            <text:p>0,336667</text:p>
          </table:table-cell>
        </table:table-row>
        <table:table-row table:style-name="ro1">
          <table:table-cell office:value-type="float" office:value="0.443841" calcext:value-type="float">
            <text:p>0,443841</text:p>
          </table:table-cell>
        </table:table-row>
        <table:table-row table:style-name="ro1">
          <table:table-cell office:value-type="float" office:value="0.347689" calcext:value-type="float">
            <text:p>0,347689</text:p>
          </table:table-cell>
        </table:table-row>
        <table:table-row table:style-name="ro1">
          <table:table-cell office:value-type="float" office:value="0.502164" calcext:value-type="float">
            <text:p>0,502164</text:p>
          </table:table-cell>
        </table:table-row>
        <table:table-row table:style-name="ro1">
          <table:table-cell office:value-type="float" office:value="0.562389" calcext:value-type="float">
            <text:p>0,562389</text:p>
          </table:table-cell>
        </table:table-row>
        <table:table-row table:style-name="ro1">
          <table:table-cell office:value-type="float" office:value="0.242015" calcext:value-type="float">
            <text:p>0,242015</text:p>
          </table:table-cell>
        </table:table-row>
        <table:table-row table:style-name="ro1">
          <table:table-cell office:value-type="float" office:value="0.804167" calcext:value-type="float">
            <text:p>0,804167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0.243043" calcext:value-type="float">
            <text:p>0,24304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571" calcext:value-type="float">
            <text:p>0,228571</text:p>
          </table:table-cell>
        </table:table-row>
        <table:table-row table:style-name="ro1">
          <table:table-cell office:value-type="float" office:value="0.174076" calcext:value-type="float">
            <text:p>0,174076</text:p>
          </table:table-cell>
        </table:table-row>
        <table:table-row table:style-name="ro1">
          <table:table-cell office:value-type="float" office:value="0.594737" calcext:value-type="float">
            <text:p>0,59473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81423" calcext:value-type="float">
            <text:p>0,381423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527473" calcext:value-type="float">
            <text:p>0,527473</text:p>
          </table:table-cell>
        </table:table-row>
        <table:table-row table:style-name="ro1">
          <table:table-cell office:value-type="float" office:value="0.297386" calcext:value-type="float">
            <text:p>0,297386</text:p>
          </table:table-cell>
        </table:table-row>
        <table:table-row table:style-name="ro1">
          <table:table-cell office:value-type="float" office:value="0.661319" calcext:value-type="float">
            <text:p>0,661319</text:p>
          </table:table-cell>
        </table:table-row>
        <table:table-row table:style-name="ro1">
          <table:table-cell office:value-type="float" office:value="0.317634" calcext:value-type="float">
            <text:p>0,317634</text:p>
          </table:table-cell>
        </table:table-row>
        <table:table-row table:style-name="ro1">
          <table:table-cell office:value-type="float" office:value="0.472222" calcext:value-type="float">
            <text:p>0,47222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3333" calcext:value-type="float">
            <text:p>0,633333</text:p>
          </table:table-cell>
        </table:table-row>
        <table:table-row table:style-name="ro1">
          <table:table-cell office:value-type="float" office:value="0.501667" calcext:value-type="float">
            <text:p>0,501667</text:p>
          </table:table-cell>
        </table:table-row>
        <table:table-row table:style-name="ro1">
          <table:table-cell office:value-type="float" office:value="0.253846" calcext:value-type="float">
            <text:p>0,253846</text:p>
          </table:table-cell>
        </table:table-row>
        <table:table-row table:style-name="ro1">
          <table:table-cell office:value-type="float" office:value="0.398374" calcext:value-type="float">
            <text:p>0,398374</text:p>
          </table:table-cell>
        </table:table-row>
        <table:table-row table:style-name="ro1">
          <table:table-cell office:value-type="float" office:value="0.569853" calcext:value-type="float">
            <text:p>0,569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1667" calcext:value-type="float">
            <text:p>0,411667</text:p>
          </table:table-cell>
        </table:table-row>
        <table:table-row table:style-name="ro1">
          <table:table-cell office:value-type="float" office:value="0.439273" calcext:value-type="float">
            <text:p>0,439273</text:p>
          </table:table-cell>
        </table:table-row>
        <table:table-row table:style-name="ro1">
          <table:table-cell office:value-type="float" office:value="0.665242" calcext:value-type="float">
            <text:p>0,665242</text:p>
          </table:table-cell>
        </table:table-row>
        <table:table-row table:style-name="ro1">
          <table:table-cell office:value-type="float" office:value="0.452381" calcext:value-type="float">
            <text:p>0,45238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681511" calcext:value-type="float">
            <text:p>0,681511</text:p>
          </table:table-cell>
        </table:table-row>
        <table:table-row table:style-name="ro1">
          <table:table-cell office:value-type="float" office:value="0.490909" calcext:value-type="float">
            <text:p>0,490909</text:p>
          </table:table-cell>
        </table:table-row>
        <table:table-row table:style-name="ro1">
          <table:table-cell office:value-type="float" office:value="0.427743" calcext:value-type="float">
            <text:p>0,427743</text:p>
          </table:table-cell>
        </table:table-row>
        <table:table-row table:style-name="ro1">
          <table:table-cell office:value-type="float" office:value="0.388278" calcext:value-type="float">
            <text:p>0,388278</text:p>
          </table:table-cell>
        </table:table-row>
        <table:table-row table:style-name="ro1">
          <table:table-cell office:value-type="float" office:value="0.356989" calcext:value-type="float">
            <text:p>0,356989</text:p>
          </table:table-cell>
        </table:table-row>
        <table:table-row table:style-name="ro1">
          <table:table-cell office:value-type="float" office:value="0.112903" calcext:value-type="float">
            <text:p>0,112903</text:p>
          </table:table-cell>
        </table:table-row>
        <table:table-row table:style-name="ro1">
          <table:table-cell office:value-type="float" office:value="0.436364" calcext:value-type="float">
            <text:p>0,436364</text:p>
          </table:table-cell>
        </table:table-row>
        <table:table-row table:style-name="ro1">
          <table:table-cell office:value-type="float" office:value="0.319529" calcext:value-type="float">
            <text:p>0,319529</text:p>
          </table:table-cell>
        </table:table-row>
        <table:table-row table:style-name="ro1">
          <table:table-cell office:value-type="float" office:value="0.549359" calcext:value-type="float">
            <text:p>0,549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9744" calcext:value-type="float">
            <text:p>0,339744</text:p>
          </table:table-cell>
        </table:table-row>
        <table:table-row table:style-name="ro1">
          <table:table-cell office:value-type="float" office:value="0.233333" calcext:value-type="float">
            <text:p>0,233333</text:p>
          </table:table-cell>
        </table:table-row>
        <table:table-row table:style-name="ro1">
          <table:table-cell office:value-type="float" office:value="0.333442" calcext:value-type="float">
            <text:p>0,333442</text:p>
          </table:table-cell>
        </table:table-row>
        <table:table-row table:style-name="ro1">
          <table:table-cell office:value-type="float" office:value="0.444444" calcext:value-type="float">
            <text:p>0,444444</text:p>
          </table:table-cell>
        </table:table-row>
        <table:table-row table:style-name="ro1">
          <table:table-cell office:value-type="float" office:value="0.208096" calcext:value-type="float">
            <text:p>0,208096</text:p>
          </table:table-cell>
        </table:table-row>
        <table:table-row table:style-name="ro1">
          <table:table-cell office:value-type="float" office:value="0.236499" calcext:value-type="float">
            <text:p>0,236499</text:p>
          </table:table-cell>
        </table:table-row>
        <table:table-row table:style-name="ro1">
          <table:table-cell office:value-type="float" office:value="0.222646" calcext:value-type="float">
            <text:p>0,222646</text:p>
          </table:table-cell>
        </table:table-row>
        <table:table-row table:style-name="ro1">
          <table:table-cell office:value-type="float" office:value="0.554945" calcext:value-type="float">
            <text:p>0,554945</text:p>
          </table:table-cell>
        </table:table-row>
        <table:table-row table:style-name="ro1">
          <table:table-cell office:value-type="float" office:value="0.31339" calcext:value-type="float">
            <text:p>0,31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6667" calcext:value-type="float">
            <text:p>0,966667</text:p>
          </table:table-cell>
        </table:table-row>
        <table:table-row table:style-name="ro1">
          <table:table-cell office:value-type="float" office:value="0.719697" calcext:value-type="float">
            <text:p>0,719697</text:p>
          </table:table-cell>
        </table:table-row>
        <table:table-row table:style-name="ro1">
          <table:table-cell office:value-type="float" office:value="0.230976" calcext:value-type="float">
            <text:p>0,230976</text:p>
          </table:table-cell>
        </table:table-row>
        <table:table-row table:style-name="ro1">
          <table:table-cell office:value-type="float" office:value="0.430147" calcext:value-type="float">
            <text:p>0,430147</text:p>
          </table:table-cell>
        </table:table-row>
        <table:table-row table:style-name="ro1">
          <table:table-cell office:value-type="float" office:value="0.413306" calcext:value-type="float">
            <text:p>0,413306</text:p>
          </table:table-cell>
        </table:table-row>
        <table:table-row table:style-name="ro1">
          <table:table-cell office:value-type="float" office:value="0.560606" calcext:value-type="float">
            <text:p>0,560606</text:p>
          </table:table-cell>
        </table:table-row>
        <table:table-row table:style-name="ro1">
          <table:table-cell office:value-type="float" office:value="0.183994" calcext:value-type="float">
            <text:p>0,183994</text:p>
          </table:table-cell>
        </table:table-row>
        <table:table-row table:style-name="ro1">
          <table:table-cell office:value-type="float" office:value="0.455882" calcext:value-type="float">
            <text:p>0,455882</text:p>
          </table:table-cell>
        </table:table-row>
        <table:table-row table:style-name="ro1">
          <table:table-cell office:value-type="float" office:value="0.452962" calcext:value-type="float">
            <text:p>0,452962</text:p>
          </table:table-cell>
        </table:table-row>
        <table:table-row table:style-name="ro1">
          <table:table-cell office:value-type="float" office:value="0.450104" calcext:value-type="float">
            <text:p>0,45010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285596" calcext:value-type="float">
            <text:p>0,285596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32296" calcext:value-type="float">
            <text:p>0,32296</text:p>
          </table:table-cell>
        </table:table-row>
        <table:table-row table:style-name="ro1">
          <table:table-cell office:value-type="float" office:value="0.525604" calcext:value-type="float">
            <text:p>0,525604</text:p>
          </table:table-cell>
        </table:table-row>
        <table:table-row table:style-name="ro1">
          <table:table-cell office:value-type="float" office:value="0.643077" calcext:value-type="float">
            <text:p>0,64307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139113" calcext:value-type="float">
            <text:p>0,139113</text:p>
          </table:table-cell>
        </table:table-row>
        <table:table-row table:style-name="ro1">
          <table:table-cell office:value-type="float" office:value="0.455556" calcext:value-type="float">
            <text:p>0,455556</text:p>
          </table:table-cell>
        </table:table-row>
        <table:table-row table:style-name="ro1">
          <table:table-cell office:value-type="float" office:value="0.585979" calcext:value-type="float">
            <text:p>0,585979</text:p>
          </table:table-cell>
        </table:table-row>
        <table:table-row table:style-name="ro1">
          <table:table-cell office:value-type="float" office:value="0.146278" calcext:value-type="float">
            <text:p>0,146278</text:p>
          </table:table-cell>
        </table:table-row>
        <table:table-row table:style-name="ro1">
          <table:table-cell office:value-type="float" office:value="0.736782" calcext:value-type="float">
            <text:p>0,736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0.466667" calcext:value-type="float">
            <text:p>0,466667</text:p>
          </table:table-cell>
        </table:table-row>
        <table:table-row table:style-name="ro1">
          <table:table-cell office:value-type="float" office:value="0.48169" calcext:value-type="float">
            <text:p>0,48169</text:p>
          </table:table-cell>
        </table:table-row>
        <table:table-row table:style-name="ro1">
          <table:table-cell office:value-type="float" office:value="0.38125" calcext:value-type="float">
            <text:p>0,38125</text:p>
          </table:table-cell>
        </table:table-row>
        <table:table-row table:style-name="ro1">
          <table:table-cell office:value-type="float" office:value="0.256115" calcext:value-type="float">
            <text:p>0,256115</text:p>
          </table:table-cell>
        </table:table-row>
        <table:table-row table:style-name="ro1">
          <table:table-cell office:value-type="float" office:value="0.588889" calcext:value-type="float">
            <text:p>0,588889</text:p>
          </table:table-cell>
        </table:table-row>
        <table:table-row table:style-name="ro1">
          <table:table-cell office:value-type="float" office:value="0.179768" calcext:value-type="float">
            <text:p>0,179768</text:p>
          </table:table-cell>
        </table:table-row>
        <table:table-row table:style-name="ro1">
          <table:table-cell office:value-type="float" office:value="0.304167" calcext:value-type="float">
            <text:p>0,304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3846" calcext:value-type="float">
            <text:p>0,253846</text:p>
          </table:table-cell>
        </table:table-row>
        <table:table-row table:style-name="ro1">
          <table:table-cell office:value-type="float" office:value="0.426031" calcext:value-type="float">
            <text:p>0,426031</text:p>
          </table:table-cell>
        </table:table-row>
        <table:table-row table:style-name="ro1">
          <table:table-cell office:value-type="float" office:value="0.705803" calcext:value-type="float">
            <text:p>0,705803</text:p>
          </table:table-cell>
        </table:table-row>
        <table:table-row table:style-name="ro1">
          <table:table-cell office:value-type="float" office:value="0.417477" calcext:value-type="float">
            <text:p>0,417477</text:p>
          </table:table-cell>
        </table:table-row>
        <table:table-row table:style-name="ro1">
          <table:table-cell office:value-type="float" office:value="0.327273" calcext:value-type="float">
            <text:p>0,327273</text:p>
          </table:table-cell>
        </table:table-row>
        <table:table-row table:style-name="ro1">
          <table:table-cell office:value-type="float" office:value="0.754545" calcext:value-type="float">
            <text:p>0,754545</text:p>
          </table:table-cell>
        </table:table-row>
        <table:table-row table:style-name="ro1">
          <table:table-cell office:value-type="float" office:value="0.473171" calcext:value-type="float">
            <text:p>0,47317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513889" calcext:value-type="float">
            <text:p>0,513889</text:p>
          </table:table-cell>
        </table:table-row>
        <table:table-row table:style-name="ro1">
          <table:table-cell office:value-type="float" office:value="0.32381" calcext:value-type="float">
            <text:p>0,32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1254" calcext:value-type="float">
            <text:p>0,561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7051" calcext:value-type="float">
            <text:p>0,307051</text:p>
          </table:table-cell>
        </table:table-row>
        <table:table-row table:style-name="ro1">
          <table:table-cell office:value-type="float" office:value="0.266667" calcext:value-type="float">
            <text:p>0,26666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32381" calcext:value-type="float">
            <text:p>0,32381</text:p>
          </table:table-cell>
        </table:table-row>
        <table:table-row table:style-name="ro1">
          <table:table-cell office:value-type="float" office:value="0.880952" calcext:value-type="float">
            <text:p>0,880952</text:p>
          </table:table-cell>
        </table:table-row>
        <table:table-row table:style-name="ro1">
          <table:table-cell office:value-type="float" office:value="0.521739" calcext:value-type="float">
            <text:p>0,521739</text:p>
          </table:table-cell>
        </table:table-row>
        <table:table-row table:style-name="ro1">
          <table:table-cell office:value-type="float" office:value="0.624731" calcext:value-type="float">
            <text:p>0,624731</text:p>
          </table:table-cell>
        </table:table-row>
        <table:table-row table:style-name="ro1">
          <table:table-cell office:value-type="float" office:value="0.416807" calcext:value-type="float">
            <text:p>0,416807</text:p>
          </table:table-cell>
        </table:table-row>
        <table:table-row table:style-name="ro1">
          <table:table-cell office:value-type="float" office:value="0.252281" calcext:value-type="float">
            <text:p>0,252281</text:p>
          </table:table-cell>
        </table:table-row>
        <table:table-row table:style-name="ro1">
          <table:table-cell office:value-type="float" office:value="0.136018" calcext:value-type="float">
            <text:p>0,136018</text:p>
          </table:table-cell>
        </table:table-row>
        <table:table-row table:style-name="ro1">
          <table:table-cell office:value-type="float" office:value="0.449059" calcext:value-type="float">
            <text:p>0,449059</text:p>
          </table:table-cell>
        </table:table-row>
        <table:table-row table:style-name="ro1">
          <table:table-cell office:value-type="float" office:value="0.628947" calcext:value-type="float">
            <text:p>0,628947</text:p>
          </table:table-cell>
        </table:table-row>
        <table:table-row table:style-name="ro1">
          <table:table-cell office:value-type="float" office:value="0.781818" calcext:value-type="float">
            <text:p>0,781818</text:p>
          </table:table-cell>
        </table:table-row>
        <table:table-row table:style-name="ro1">
          <table:table-cell office:value-type="float" office:value="0.455" calcext:value-type="float">
            <text:p>0,455</text:p>
          </table:table-cell>
        </table:table-row>
        <table:table-row table:style-name="ro1">
          <table:table-cell office:value-type="float" office:value="0.534188" calcext:value-type="float">
            <text:p>0,53418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08767" calcext:value-type="float">
            <text:p>0,508767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302305" calcext:value-type="float">
            <text:p>0,302305</text:p>
          </table:table-cell>
        </table:table-row>
        <table:table-row table:style-name="ro1">
          <table:table-cell office:value-type="float" office:value="0.252457" calcext:value-type="float">
            <text:p>0,252457</text:p>
          </table:table-cell>
        </table:table-row>
        <table:table-row table:style-name="ro1">
          <table:table-cell office:value-type="float" office:value="0.170048" calcext:value-type="float">
            <text:p>0,170048</text:p>
          </table:table-cell>
        </table:table-row>
        <table:table-row table:style-name="ro1">
          <table:table-cell office:value-type="float" office:value="0.607397" calcext:value-type="float">
            <text:p>0,607397</text:p>
          </table:table-cell>
        </table:table-row>
        <table:table-row table:style-name="ro1">
          <table:table-cell office:value-type="float" office:value="0.385965" calcext:value-type="float">
            <text:p>0,385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33881" calcext:value-type="float">
            <text:p>0,33881</text:p>
          </table:table-cell>
        </table:table-row>
        <table:table-row table:style-name="ro1">
          <table:table-cell office:value-type="float" office:value="0.547268" calcext:value-type="float">
            <text:p>0,547268</text:p>
          </table:table-cell>
        </table:table-row>
        <table:table-row table:style-name="ro1">
          <table:table-cell office:value-type="float" office:value="0.644895" calcext:value-type="float">
            <text:p>0,644895</text:p>
          </table:table-cell>
        </table:table-row>
        <table:table-row table:style-name="ro1">
          <table:table-cell office:value-type="float" office:value="0.314319" calcext:value-type="float">
            <text:p>0,31431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327635" calcext:value-type="float">
            <text:p>0,327635</text:p>
          </table:table-cell>
        </table:table-row>
        <table:table-row table:style-name="ro1">
          <table:table-cell office:value-type="float" office:value="0.532967" calcext:value-type="float">
            <text:p>0,532967</text:p>
          </table:table-cell>
        </table:table-row>
        <table:table-row table:style-name="ro1">
          <table:table-cell office:value-type="float" office:value="0.434211" calcext:value-type="float">
            <text:p>0,434211</text:p>
          </table:table-cell>
        </table:table-row>
        <table:table-row table:style-name="ro1">
          <table:table-cell office:value-type="float" office:value="0.763889" calcext:value-type="float">
            <text:p>0,763889</text:p>
          </table:table-cell>
        </table:table-row>
        <table:table-row table:style-name="ro1">
          <table:table-cell office:value-type="float" office:value="0.593277" calcext:value-type="float">
            <text:p>0,593277</text:p>
          </table:table-cell>
        </table:table-row>
        <table:table-row table:style-name="ro1">
          <table:table-cell office:value-type="float" office:value="0.409091" calcext:value-type="float">
            <text:p>0,409091</text:p>
          </table:table-cell>
        </table:table-row>
        <table:table-row table:style-name="ro1">
          <table:table-cell office:value-type="float" office:value="0.235017" calcext:value-type="float">
            <text:p>0,235017</text:p>
          </table:table-cell>
        </table:table-row>
        <table:table-row table:style-name="ro1">
          <table:table-cell office:value-type="float" office:value="0.613333" calcext:value-type="float">
            <text:p>0,61333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775132" calcext:value-type="float">
            <text:p>0,775132</text:p>
          </table:table-cell>
        </table:table-row>
        <table:table-row table:style-name="ro1">
          <table:table-cell office:value-type="float" office:value="0.545238" calcext:value-type="float">
            <text:p>0,545238</text:p>
          </table:table-cell>
        </table:table-row>
        <table:table-row table:style-name="ro1">
          <table:table-cell office:value-type="float" office:value="0.545833" calcext:value-type="float">
            <text:p>0,545833</text:p>
          </table:table-cell>
        </table:table-row>
        <table:table-row table:style-name="ro1">
          <table:table-cell office:value-type="float" office:value="0.234848" calcext:value-type="float">
            <text:p>0,234848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446429" calcext:value-type="float">
            <text:p>0,446429</text:p>
          </table:table-cell>
        </table:table-row>
        <table:table-row table:style-name="ro1">
          <table:table-cell office:value-type="float" office:value="0.731183" calcext:value-type="float">
            <text:p>0,731183</text:p>
          </table:table-cell>
        </table:table-row>
        <table:table-row table:style-name="ro1">
          <table:table-cell office:value-type="float" office:value="0.179197" calcext:value-type="float">
            <text:p>0,179197</text:p>
          </table:table-cell>
        </table:table-row>
        <table:table-row table:style-name="ro1">
          <table:table-cell office:value-type="float" office:value="0.248641" calcext:value-type="float">
            <text:p>0,248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2857" calcext:value-type="float">
            <text:p>0,642857</text:p>
          </table:table-cell>
        </table:table-row>
        <table:table-row table:style-name="ro1">
          <table:table-cell office:value-type="float" office:value="0.809783" calcext:value-type="float">
            <text:p>0,809783</text:p>
          </table:table-cell>
        </table:table-row>
        <table:table-row table:style-name="ro1">
          <table:table-cell office:value-type="float" office:value="0.563492" calcext:value-type="float">
            <text:p>0,563492</text:p>
          </table:table-cell>
        </table:table-row>
        <table:table-row table:style-name="ro1">
          <table:table-cell office:value-type="float" office:value="0.30146" calcext:value-type="float">
            <text:p>0,3014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678571" calcext:value-type="float">
            <text:p>0,678571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401149" calcext:value-type="float">
            <text:p>0,401149</text:p>
          </table:table-cell>
        </table:table-row>
        <table:table-row table:style-name="ro1">
          <table:table-cell office:value-type="float" office:value="0.318681" calcext:value-type="float">
            <text:p>0,318681</text:p>
          </table:table-cell>
        </table:table-row>
        <table:table-row table:style-name="ro1">
          <table:table-cell office:value-type="float" office:value="0.40753" calcext:value-type="float">
            <text:p>0,40753</text:p>
          </table:table-cell>
        </table:table-row>
        <table:table-row table:style-name="ro1">
          <table:table-cell office:value-type="float" office:value="0.242308" calcext:value-type="float">
            <text:p>0,242308</text:p>
          </table:table-cell>
        </table:table-row>
        <table:table-row table:style-name="ro1">
          <table:table-cell office:value-type="float" office:value="0.240868" calcext:value-type="float">
            <text:p>0,240868</text:p>
          </table:table-cell>
        </table:table-row>
        <table:table-row table:style-name="ro1">
          <table:table-cell office:value-type="float" office:value="0.107018" calcext:value-type="float">
            <text:p>0,107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6324" calcext:value-type="float">
            <text:p>0,306324</text:p>
          </table:table-cell>
        </table:table-row>
        <table:table-row table:style-name="ro1">
          <table:table-cell office:value-type="float" office:value="0.375549" calcext:value-type="float">
            <text:p>0,375549</text:p>
          </table:table-cell>
        </table:table-row>
        <table:table-row table:style-name="ro1">
          <table:table-cell office:value-type="float" office:value="0.347953" calcext:value-type="float">
            <text:p>0,347953</text:p>
          </table:table-cell>
        </table:table-row>
        <table:table-row table:style-name="ro1">
          <table:table-cell office:value-type="float" office:value="0.916667" calcext:value-type="float">
            <text:p>0,916667</text:p>
          </table:table-cell>
        </table:table-row>
        <table:table-row table:style-name="ro1">
          <table:table-cell office:value-type="float" office:value="0.464286" calcext:value-type="float">
            <text:p>0,464286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float" office:value="0.597222" calcext:value-type="float">
            <text:p>0,597222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281818" calcext:value-type="float">
            <text:p>0,281818</text:p>
          </table:table-cell>
        </table:table-row>
        <table:table-row table:style-name="ro1">
          <table:table-cell office:value-type="float" office:value="0.253017" calcext:value-type="float">
            <text:p>0,253017</text:p>
          </table:table-cell>
        </table:table-row>
        <table:table-row table:style-name="ro1">
          <table:table-cell office:value-type="float" office:value="0.621795" calcext:value-type="float">
            <text:p>0,621795</text:p>
          </table:table-cell>
        </table:table-row>
        <table:table-row table:style-name="ro1">
          <table:table-cell office:value-type="float" office:value="0.446429" calcext:value-type="float">
            <text:p>0,446429</text:p>
          </table:table-cell>
        </table:table-row>
        <table:table-row table:style-name="ro1">
          <table:table-cell office:value-type="float" office:value="0.373634" calcext:value-type="float">
            <text:p>0,373634</text:p>
          </table:table-cell>
        </table:table-row>
        <table:table-row table:style-name="ro1">
          <table:table-cell office:value-type="float" office:value="0.238333" calcext:value-type="float">
            <text:p>0,238333</text:p>
          </table:table-cell>
        </table:table-row>
        <table:table-row table:style-name="ro1">
          <table:table-cell office:value-type="float" office:value="0.714286" calcext:value-type="float">
            <text:p>0,714286</text:p>
          </table:table-cell>
        </table:table-row>
        <table:table-row table:style-name="ro1">
          <table:table-cell office:value-type="float" office:value="0.223194" calcext:value-type="float">
            <text:p>0,223194</text:p>
          </table:table-cell>
        </table:table-row>
        <table:table-row table:style-name="ro1">
          <table:table-cell office:value-type="float" office:value="0.326187" calcext:value-type="float">
            <text:p>0,326187</text:p>
          </table:table-cell>
        </table:table-row>
        <table:table-row table:style-name="ro1">
          <table:table-cell office:value-type="float" office:value="0.083333" calcext:value-type="float">
            <text:p>0,083333</text:p>
          </table:table-cell>
        </table:table-row>
        <table:table-row table:style-name="ro1">
          <table:table-cell office:value-type="float" office:value="0.101815" calcext:value-type="float">
            <text:p>0,101815</text:p>
          </table:table-cell>
        </table:table-row>
        <table:table-row table:style-name="ro1">
          <table:table-cell office:value-type="float" office:value="0.205263" calcext:value-type="float">
            <text:p>0,205263</text:p>
          </table:table-cell>
        </table:table-row>
        <table:table-row table:style-name="ro1">
          <table:table-cell office:value-type="float" office:value="0.186674" calcext:value-type="float">
            <text:p>0,186674</text:p>
          </table:table-cell>
        </table:table-row>
        <table:table-row table:style-name="ro1">
          <table:table-cell office:value-type="float" office:value="0.477778" calcext:value-type="float">
            <text:p>0,477778</text:p>
          </table:table-cell>
        </table:table-row>
        <table:table-row table:style-name="ro1">
          <table:table-cell office:value-type="float" office:value="0.368944" calcext:value-type="float">
            <text:p>0,368944</text:p>
          </table:table-cell>
        </table:table-row>
        <table:table-row table:style-name="ro1">
          <table:table-cell office:value-type="float" office:value="0.420635" calcext:value-type="float">
            <text:p>0,420635</text:p>
          </table:table-cell>
        </table:table-row>
        <table:table-row table:style-name="ro1">
          <table:table-cell office:value-type="float" office:value="0.323362" calcext:value-type="float">
            <text:p>0,323362</text:p>
          </table:table-cell>
        </table:table-row>
        <table:table-row table:style-name="ro1">
          <table:table-cell office:value-type="float" office:value="0.608333" calcext:value-type="float">
            <text:p>0,608333</text:p>
          </table:table-cell>
        </table:table-row>
        <table:table-row table:style-name="ro1">
          <table:table-cell office:value-type="float" office:value="0.614379" calcext:value-type="float">
            <text:p>0,614379</text:p>
          </table:table-cell>
        </table:table-row>
        <table:table-row table:style-name="ro1">
          <table:table-cell office:value-type="float" office:value="0.313447" calcext:value-type="float">
            <text:p>0,313447</text:p>
          </table:table-cell>
        </table:table-row>
        <table:table-row table:style-name="ro1">
          <table:table-cell office:value-type="float" office:value="0.326316" calcext:value-type="float">
            <text:p>0,326316</text:p>
          </table:table-cell>
        </table:table-row>
        <table:table-row table:style-name="ro1">
          <table:table-cell office:value-type="float" office:value="0.433333" calcext:value-type="float">
            <text:p>0,433333</text:p>
          </table:table-cell>
        </table:table-row>
        <table:table-row table:style-name="ro1">
          <table:table-cell office:value-type="float" office:value="0.350588" calcext:value-type="float">
            <text:p>0,350588</text:p>
          </table:table-cell>
        </table:table-row>
        <table:table-row table:style-name="ro1">
          <table:table-cell office:value-type="float" office:value="0.433333" calcext:value-type="float">
            <text:p>0,433333</text:p>
          </table:table-cell>
        </table:table-row>
        <table:table-row table:style-name="ro1">
          <table:table-cell office:value-type="float" office:value="0.785714" calcext:value-type="float">
            <text:p>0,7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641" calcext:value-type="float">
            <text:p>0,525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9153" calcext:value-type="float">
            <text:p>0,439153</text:p>
          </table:table-cell>
        </table:table-row>
        <table:table-row table:style-name="ro1">
          <table:table-cell office:value-type="float" office:value="0.185714" calcext:value-type="float">
            <text:p>0,185714</text:p>
          </table:table-cell>
        </table:table-row>
        <table:table-row table:style-name="ro1">
          <table:table-cell office:value-type="float" office:value="0.722222" calcext:value-type="float">
            <text:p>0,722222</text:p>
          </table:table-cell>
        </table:table-row>
        <table:table-row table:style-name="ro1">
          <table:table-cell office:value-type="float" office:value="0.243257" calcext:value-type="float">
            <text:p>0,243257</text:p>
          </table:table-cell>
        </table:table-row>
        <table:table-row table:style-name="ro1">
          <table:table-cell office:value-type="float" office:value="0.581579" calcext:value-type="float">
            <text:p>0,5815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619" calcext:value-type="float">
            <text:p>0,67619</text:p>
          </table:table-cell>
        </table:table-row>
        <table:table-row table:style-name="ro1">
          <table:table-cell office:value-type="float" office:value="0.166706" calcext:value-type="float">
            <text:p>0,166706</text:p>
          </table:table-cell>
        </table:table-row>
        <table:table-row table:style-name="ro1">
          <table:table-cell office:value-type="float" office:value="0.316068" calcext:value-type="float">
            <text:p>0,316068</text:p>
          </table:table-cell>
        </table:table-row>
        <table:table-row table:style-name="ro1">
          <table:table-cell office:value-type="float" office:value="0.571429" calcext:value-type="float">
            <text:p>0,571429</text:p>
          </table:table-cell>
        </table:table-row>
        <table:table-row table:style-name="ro1">
          <table:table-cell office:value-type="float" office:value="0.409091" calcext:value-type="float">
            <text:p>0,409091</text:p>
          </table:table-cell>
        </table:table-row>
        <table:table-row table:style-name="ro1">
          <table:table-cell office:value-type="float" office:value="0.373895" calcext:value-type="float">
            <text:p>0,373895</text:p>
          </table:table-cell>
        </table:table-row>
        <table:table-row table:style-name="ro1">
          <table:table-cell office:value-type="float" office:value="0.63229" calcext:value-type="float">
            <text:p>0,63229</text:p>
          </table:table-cell>
        </table:table-row>
        <table:table-row table:style-name="ro1">
          <table:table-cell office:value-type="float" office:value="0.193045" calcext:value-type="float">
            <text:p>0,193045</text:p>
          </table:table-cell>
        </table:table-row>
        <table:table-row table:style-name="ro1">
          <table:table-cell office:value-type="float" office:value="0.371976" calcext:value-type="float">
            <text:p>0,371976</text:p>
          </table:table-cell>
        </table:table-row>
        <table:table-row table:style-name="ro1">
          <table:table-cell office:value-type="float" office:value="0.446429" calcext:value-type="float">
            <text:p>0,446429</text:p>
          </table:table-cell>
        </table:table-row>
        <table:table-row table:style-name="ro1">
          <table:table-cell office:value-type="float" office:value="0.418793" calcext:value-type="float">
            <text:p>0,418793</text:p>
          </table:table-cell>
        </table:table-row>
        <table:table-row table:style-name="ro1">
          <table:table-cell office:value-type="float" office:value="0.239474" calcext:value-type="float">
            <text:p>0,239474</text:p>
          </table:table-cell>
        </table:table-row>
        <table:table-row table:style-name="ro1">
          <table:table-cell office:value-type="float" office:value="0.253968" calcext:value-type="float">
            <text:p>0,253968</text:p>
          </table:table-cell>
        </table:table-row>
        <table:table-row table:style-name="ro1">
          <table:table-cell office:value-type="float" office:value="0.449048" calcext:value-type="float">
            <text:p>0,449048</text:p>
          </table:table-cell>
        </table:table-row>
        <table:table-row table:style-name="ro1">
          <table:table-cell office:value-type="float" office:value="0.418182" calcext:value-type="float">
            <text:p>0,418182</text:p>
          </table:table-cell>
        </table:table-row>
        <table:table-row table:style-name="ro1">
          <table:table-cell office:value-type="float" office:value="0.354762" calcext:value-type="float">
            <text:p>0,354762</text:p>
          </table:table-cell>
        </table:table-row>
        <table:table-row table:style-name="ro1">
          <table:table-cell office:value-type="float" office:value="0.809524" calcext:value-type="float">
            <text:p>0,80952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65613" calcext:value-type="float">
            <text:p>0,365613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238095" calcext:value-type="float">
            <text:p>0,23809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5238" calcext:value-type="float">
            <text:p>0,245238</text:p>
          </table:table-cell>
        </table:table-row>
        <table:table-row table:style-name="ro1">
          <table:table-cell office:value-type="float" office:value="0.395257" calcext:value-type="float">
            <text:p>0,39525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65517" calcext:value-type="float">
            <text:p>0,465517</text:p>
          </table:table-cell>
        </table:table-row>
        <table:table-row table:style-name="ro1">
          <table:table-cell office:value-type="float" office:value="0.257456" calcext:value-type="float">
            <text:p>0,257456</text:p>
          </table:table-cell>
        </table:table-row>
        <table:table-row table:style-name="ro1">
          <table:table-cell office:value-type="float" office:value="0.367755" calcext:value-type="float">
            <text:p>0,367755</text:p>
          </table:table-cell>
        </table:table-row>
        <table:table-row table:style-name="ro1">
          <table:table-cell office:value-type="float" office:value="0.10735" calcext:value-type="float">
            <text:p>0,10735</text:p>
          </table:table-cell>
        </table:table-row>
        <table:table-row table:style-name="ro1">
          <table:table-cell office:value-type="float" office:value="0.568182" calcext:value-type="float">
            <text:p>0,568182</text:p>
          </table:table-cell>
        </table:table-row>
        <table:table-row table:style-name="ro1">
          <table:table-cell office:value-type="float" office:value="0.435874" calcext:value-type="float">
            <text:p>0,435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642857" calcext:value-type="float">
            <text:p>0,6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0458" calcext:value-type="float">
            <text:p>0,310458</text:p>
          </table:table-cell>
        </table:table-row>
        <table:table-row table:style-name="ro1">
          <table:table-cell office:value-type="float" office:value="0.576471" calcext:value-type="float">
            <text:p>0,576471</text:p>
          </table:table-cell>
        </table:table-row>
        <table:table-row table:style-name="ro1">
          <table:table-cell office:value-type="float" office:value="0.308333" calcext:value-type="float">
            <text:p>0,308333</text:p>
          </table:table-cell>
        </table:table-row>
        <table:table-row table:style-name="ro1">
          <table:table-cell office:value-type="float" office:value="0.466667" calcext:value-type="float">
            <text:p>0,466667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280781" calcext:value-type="float">
            <text:p>0,28078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326421" calcext:value-type="float">
            <text:p>0,326421</text:p>
          </table:table-cell>
        </table:table-row>
        <table:table-row table:style-name="ro1">
          <table:table-cell office:value-type="float" office:value="0.265625" calcext:value-type="float">
            <text:p>0,265625</text:p>
          </table:table-cell>
        </table:table-row>
        <table:table-row table:style-name="ro1">
          <table:table-cell office:value-type="float" office:value="0.599638" calcext:value-type="float">
            <text:p>0,599638</text:p>
          </table:table-cell>
        </table:table-row>
        <table:table-row table:style-name="ro1">
          <table:table-cell office:value-type="float" office:value="0.138267" calcext:value-type="float">
            <text:p>0,138267</text:p>
          </table:table-cell>
        </table:table-row>
        <table:table-row table:style-name="ro1">
          <table:table-cell office:value-type="float" office:value="0.316502" calcext:value-type="float">
            <text:p>0,31650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277778" calcext:value-type="float">
            <text:p>0,277778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25947" calcext:value-type="float">
            <text:p>0,25947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608974" calcext:value-type="float">
            <text:p>0,608974</text:p>
          </table:table-cell>
        </table:table-row>
        <table:table-row table:style-name="ro1">
          <table:table-cell office:value-type="float" office:value="0.595833" calcext:value-type="float">
            <text:p>0,59583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21118" calcext:value-type="float">
            <text:p>0,321118</text:p>
          </table:table-cell>
        </table:table-row>
        <table:table-row table:style-name="ro1">
          <table:table-cell office:value-type="float" office:value="0.513605" calcext:value-type="float">
            <text:p>0,513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0.658266" calcext:value-type="float">
            <text:p>0,658266</text:p>
          </table:table-cell>
        </table:table-row>
        <table:table-row table:style-name="ro1">
          <table:table-cell office:value-type="float" office:value="0.222989" calcext:value-type="float">
            <text:p>0,222989</text:p>
          </table:table-cell>
        </table:table-row>
        <table:table-row table:style-name="ro1">
          <table:table-cell office:value-type="float" office:value="0.281712" calcext:value-type="float">
            <text:p>0,281712</text:p>
          </table:table-cell>
        </table:table-row>
        <table:table-row table:style-name="ro1">
          <table:table-cell office:value-type="float" office:value="0.611111" calcext:value-type="float">
            <text:p>0,611111</text:p>
          </table:table-cell>
        </table:table-row>
        <table:table-row table:style-name="ro1">
          <table:table-cell office:value-type="float" office:value="0.457143" calcext:value-type="float">
            <text:p>0,45714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298718" calcext:value-type="float">
            <text:p>0,298718</text:p>
          </table:table-cell>
        </table:table-row>
        <table:table-row table:style-name="ro1">
          <table:table-cell office:value-type="float" office:value="0.703629" calcext:value-type="float">
            <text:p>0,70362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24675" calcext:value-type="float">
            <text:p>0,324675</text:p>
          </table:table-cell>
        </table:table-row>
        <table:table-row table:style-name="ro1">
          <table:table-cell office:value-type="float" office:value="0.066667" calcext:value-type="float">
            <text:p>0,066667</text:p>
          </table:table-cell>
        </table:table-row>
        <table:table-row table:style-name="ro1">
          <table:table-cell office:value-type="float" office:value="0.149026" calcext:value-type="float">
            <text:p>0,149026</text:p>
          </table:table-cell>
        </table:table-row>
        <table:table-row table:style-name="ro1">
          <table:table-cell office:value-type="float" office:value="0.300488" calcext:value-type="float">
            <text:p>0,300488</text:p>
          </table:table-cell>
        </table:table-row>
        <table:table-row table:style-name="ro1">
          <table:table-cell office:value-type="float" office:value="0.401948" calcext:value-type="float">
            <text:p>0,401948</text:p>
          </table:table-cell>
        </table:table-row>
        <table:table-row table:style-name="ro1">
          <table:table-cell office:value-type="float" office:value="0.555147" calcext:value-type="float">
            <text:p>0,555147</text:p>
          </table:table-cell>
        </table:table-row>
        <table:table-row table:style-name="ro1">
          <table:table-cell office:value-type="float" office:value="0.482143" calcext:value-type="float">
            <text:p>0,482143</text:p>
          </table:table-cell>
        </table:table-row>
        <table:table-row table:style-name="ro1">
          <table:table-cell office:value-type="float" office:value="0.318681" calcext:value-type="float">
            <text:p>0,318681</text:p>
          </table:table-cell>
        </table:table-row>
        <table:table-row table:style-name="ro1">
          <table:table-cell office:value-type="float" office:value="0.401786" calcext:value-type="float">
            <text:p>0,401786</text:p>
          </table:table-cell>
        </table:table-row>
        <table:table-row table:style-name="ro1">
          <table:table-cell office:value-type="float" office:value="0.433747" calcext:value-type="float">
            <text:p>0,433747</text:p>
          </table:table-cell>
        </table:table-row>
        <table:table-row table:style-name="ro1">
          <table:table-cell office:value-type="float" office:value="0.572727" calcext:value-type="float">
            <text:p>0,572727</text:p>
          </table:table-cell>
        </table:table-row>
        <table:table-row table:style-name="ro1">
          <table:table-cell office:value-type="float" office:value="0.120655" calcext:value-type="float">
            <text:p>0,120655</text:p>
          </table:table-cell>
        </table:table-row>
        <table:table-row table:style-name="ro1">
          <table:table-cell office:value-type="float" office:value="0.168871" calcext:value-type="float">
            <text:p>0,168871</text:p>
          </table:table-cell>
        </table:table-row>
        <table:table-row table:style-name="ro1">
          <table:table-cell office:value-type="float" office:value="0.222222" calcext:value-type="float">
            <text:p>0,222222</text:p>
          </table:table-cell>
        </table:table-row>
        <table:table-row table:style-name="ro1">
          <table:table-cell office:value-type="float" office:value="0.503265" calcext:value-type="float">
            <text:p>0,503265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475362" calcext:value-type="float">
            <text:p>0,475362</text:p>
          </table:table-cell>
        </table:table-row>
        <table:table-row table:style-name="ro1">
          <table:table-cell office:value-type="float" office:value="0.866667" calcext:value-type="float">
            <text:p>0,866667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0.37381" calcext:value-type="float">
            <text:p>0,37381</text:p>
          </table:table-cell>
        </table:table-row>
        <table:table-row table:style-name="ro1">
          <table:table-cell office:value-type="float" office:value="0.344367" calcext:value-type="float">
            <text:p>0,344367</text:p>
          </table:table-cell>
        </table:table-row>
        <table:table-row table:style-name="ro1">
          <table:table-cell office:value-type="float" office:value="0.644444" calcext:value-type="float">
            <text:p>0,644444</text:p>
          </table:table-cell>
        </table:table-row>
        <table:table-row table:style-name="ro1">
          <table:table-cell office:value-type="float" office:value="0.421839" calcext:value-type="float">
            <text:p>0,421839</text:p>
          </table:table-cell>
        </table:table-row>
        <table:table-row table:style-name="ro1">
          <table:table-cell office:value-type="float" office:value="0.418803" calcext:value-type="float">
            <text:p>0,418803</text:p>
          </table:table-cell>
        </table:table-row>
        <table:table-row table:style-name="ro1">
          <table:table-cell office:value-type="float" office:value="0.445253" calcext:value-type="float">
            <text:p>0,445253</text:p>
          </table:table-cell>
        </table:table-row>
        <table:table-row table:style-name="ro1">
          <table:table-cell office:value-type="float" office:value="0.283358" calcext:value-type="float">
            <text:p>0,283358</text:p>
          </table:table-cell>
        </table:table-row>
        <table:table-row table:style-name="ro1">
          <table:table-cell office:value-type="float" office:value="0.742647" calcext:value-type="float">
            <text:p>0,742647</text:p>
          </table:table-cell>
        </table:table-row>
        <table:table-row table:style-name="ro1">
          <table:table-cell office:value-type="float" office:value="0.401943" calcext:value-type="float">
            <text:p>0,401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4053" calcext:value-type="float">
            <text:p>0,414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1818" calcext:value-type="float">
            <text:p>0,681818</text:p>
          </table:table-cell>
        </table:table-row>
        <table:table-row table:style-name="ro1">
          <table:table-cell office:value-type="float" office:value="0.356399" calcext:value-type="float">
            <text:p>0,356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0.36193" calcext:value-type="float">
            <text:p>0,36193</text:p>
          </table:table-cell>
        </table:table-row>
        <table:table-row table:style-name="ro1">
          <table:table-cell office:value-type="float" office:value="0.559524" calcext:value-type="float">
            <text:p>0,559524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571429" calcext:value-type="float">
            <text:p>0,57142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97619" calcext:value-type="float">
            <text:p>0,397619</text:p>
          </table:table-cell>
        </table:table-row>
        <table:table-row table:style-name="ro1">
          <table:table-cell office:value-type="float" office:value="0.335165" calcext:value-type="float">
            <text:p>0,335165</text:p>
          </table:table-cell>
        </table:table-row>
        <table:table-row table:style-name="ro1">
          <table:table-cell office:value-type="float" office:value="0.521169" calcext:value-type="float">
            <text:p>0,521169</text:p>
          </table:table-cell>
        </table:table-row>
        <table:table-row table:style-name="ro1">
          <table:table-cell office:value-type="float" office:value="0.180643" calcext:value-type="float">
            <text:p>0,180643</text:p>
          </table:table-cell>
        </table:table-row>
        <table:table-row table:style-name="ro1">
          <table:table-cell office:value-type="float" office:value="0.450204" calcext:value-type="float">
            <text:p>0,450204</text:p>
          </table:table-cell>
        </table:table-row>
        <table:table-row table:style-name="ro1">
          <table:table-cell office:value-type="float" office:value="0.238095" calcext:value-type="float">
            <text:p>0,238095</text:p>
          </table:table-cell>
        </table:table-row>
        <table:table-row table:style-name="ro1">
          <table:table-cell office:value-type="float" office:value="0.356618" calcext:value-type="float">
            <text:p>0,35661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052787" calcext:value-type="float">
            <text:p>0,052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7966" calcext:value-type="float">
            <text:p>0,207966</text:p>
          </table:table-cell>
        </table:table-row>
        <table:table-row table:style-name="ro1">
          <table:table-cell office:value-type="float" office:value="0.135774" calcext:value-type="float">
            <text:p>0,135774</text:p>
          </table:table-cell>
        </table:table-row>
        <table:table-row table:style-name="ro1">
          <table:table-cell office:value-type="float" office:value="0.29729" calcext:value-type="float">
            <text:p>0,29729</text:p>
          </table:table-cell>
        </table:table-row>
        <table:table-row table:style-name="ro1">
          <table:table-cell office:value-type="float" office:value="0.532967" calcext:value-type="float">
            <text:p>0,532967</text:p>
          </table:table-cell>
        </table:table-row>
        <table:table-row table:style-name="ro1">
          <table:table-cell office:value-type="float" office:value="0.673077" calcext:value-type="float">
            <text:p>0,673077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346154" calcext:value-type="float">
            <text:p>0,346154</text:p>
          </table:table-cell>
        </table:table-row>
        <table:table-row table:style-name="ro1">
          <table:table-cell office:value-type="float" office:value="0.463636" calcext:value-type="float">
            <text:p>0,463636</text:p>
          </table:table-cell>
        </table:table-row>
        <table:table-row table:style-name="ro1">
          <table:table-cell office:value-type="float" office:value="0.440856" calcext:value-type="float">
            <text:p>0,440856</text:p>
          </table:table-cell>
        </table:table-row>
        <table:table-row table:style-name="ro1">
          <table:table-cell office:value-type="float" office:value="0.357863" calcext:value-type="float">
            <text:p>0,357863</text:p>
          </table:table-cell>
        </table:table-row>
        <table:table-row table:style-name="ro1">
          <table:table-cell office:value-type="float" office:value="0.154825" calcext:value-type="float">
            <text:p>0,154825</text:p>
          </table:table-cell>
        </table:table-row>
        <table:table-row table:style-name="ro1">
          <table:table-cell office:value-type="float" office:value="0.655556" calcext:value-type="float">
            <text:p>0,655556</text:p>
          </table:table-cell>
        </table:table-row>
        <table:table-row table:style-name="ro1">
          <table:table-cell office:value-type="float" office:value="0.079272" calcext:value-type="float">
            <text:p>0,079272</text:p>
          </table:table-cell>
        </table:table-row>
        <table:table-row table:style-name="ro1">
          <table:table-cell office:value-type="float" office:value="0.568817" calcext:value-type="float">
            <text:p>0,568817</text:p>
          </table:table-cell>
        </table:table-row>
        <table:table-row table:style-name="ro1">
          <table:table-cell office:value-type="float" office:value="0.327169" calcext:value-type="float">
            <text:p>0,327169</text:p>
          </table:table-cell>
        </table:table-row>
        <table:table-row table:style-name="ro1">
          <table:table-cell office:value-type="float" office:value="0.370588" calcext:value-type="float">
            <text:p>0,370588</text:p>
          </table:table-cell>
        </table:table-row>
        <table:table-row table:style-name="ro1">
          <table:table-cell office:value-type="float" office:value="0.268894" calcext:value-type="float">
            <text:p>0,268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1538" calcext:value-type="float">
            <text:p>0,561538</text:p>
          </table:table-cell>
        </table:table-row>
        <table:table-row table:style-name="ro1">
          <table:table-cell office:value-type="float" office:value="0.395408" calcext:value-type="float">
            <text:p>0,395408</text:p>
          </table:table-cell>
        </table:table-row>
        <table:table-row table:style-name="ro1">
          <table:table-cell office:value-type="float" office:value="0.527273" calcext:value-type="float">
            <text:p>0,527273</text:p>
          </table:table-cell>
        </table:table-row>
        <table:table-row table:style-name="ro1">
          <table:table-cell office:value-type="float" office:value="0.310811" calcext:value-type="float">
            <text:p>0,310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848" calcext:value-type="float">
            <text:p>0,484848</text:p>
          </table:table-cell>
        </table:table-row>
        <table:table-row table:style-name="ro1">
          <table:table-cell office:value-type="float" office:value="0.387155" calcext:value-type="float">
            <text:p>0,387155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523066" calcext:value-type="float">
            <text:p>0,523066</text:p>
          </table:table-cell>
        </table:table-row>
        <table:table-row table:style-name="ro1">
          <table:table-cell office:value-type="float" office:value="0.60989" calcext:value-type="float">
            <text:p>0,60989</text:p>
          </table:table-cell>
        </table:table-row>
        <table:table-row table:style-name="ro1">
          <table:table-cell office:value-type="float" office:value="0.323164" calcext:value-type="float">
            <text:p>0,323164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381092" calcext:value-type="float">
            <text:p>0,381092</text:p>
          </table:table-cell>
        </table:table-row>
        <table:table-row table:style-name="ro1">
          <table:table-cell office:value-type="float" office:value="0.273525" calcext:value-type="float">
            <text:p>0,273525</text:p>
          </table:table-cell>
        </table:table-row>
        <table:table-row table:style-name="ro1">
          <table:table-cell office:value-type="float" office:value="0.595238" calcext:value-type="float">
            <text:p>0,595238</text:p>
          </table:table-cell>
        </table:table-row>
        <table:table-row table:style-name="ro1">
          <table:table-cell office:value-type="float" office:value="0.37358" calcext:value-type="float">
            <text:p>0,37358</text:p>
          </table:table-cell>
        </table:table-row>
        <table:table-row table:style-name="ro1">
          <table:table-cell office:value-type="float" office:value="0.156695" calcext:value-type="float">
            <text:p>0,156695</text:p>
          </table:table-cell>
        </table:table-row>
        <table:table-row table:style-name="ro1">
          <table:table-cell office:value-type="float" office:value="0.173437" calcext:value-type="float">
            <text:p>0,17343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878788" calcext:value-type="float">
            <text:p>0,878788</text:p>
          </table:table-cell>
        </table:table-row>
        <table:table-row table:style-name="ro1">
          <table:table-cell office:value-type="float" office:value="0.629167" calcext:value-type="float">
            <text:p>0,629167</text:p>
          </table:table-cell>
        </table:table-row>
        <table:table-row table:style-name="ro1">
          <table:table-cell office:value-type="float" office:value="0.571429" calcext:value-type="float">
            <text:p>0,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3158" calcext:value-type="float">
            <text:p>0,513158</text:p>
          </table:table-cell>
        </table:table-row>
        <table:table-row table:style-name="ro1">
          <table:table-cell office:value-type="float" office:value="0.080309" calcext:value-type="float">
            <text:p>0,080309</text:p>
          </table:table-cell>
        </table:table-row>
        <table:table-row table:style-name="ro1">
          <table:table-cell office:value-type="float" office:value="0.20197" calcext:value-type="float">
            <text:p>0,20197</text:p>
          </table:table-cell>
        </table:table-row>
        <table:table-row table:style-name="ro1">
          <table:table-cell office:value-type="float" office:value="0.473333" calcext:value-type="float">
            <text:p>0,473333</text:p>
          </table:table-cell>
        </table:table-row>
        <table:table-row table:style-name="ro1">
          <table:table-cell office:value-type="float" office:value="0.656085" calcext:value-type="float">
            <text:p>0,656085</text:p>
          </table:table-cell>
        </table:table-row>
        <table:table-row table:style-name="ro1">
          <table:table-cell office:value-type="float" office:value="0.972222" calcext:value-type="float">
            <text:p>0,972222</text:p>
          </table:table-cell>
        </table:table-row>
        <table:table-row table:style-name="ro1">
          <table:table-cell office:value-type="float" office:value="0.314103" calcext:value-type="float">
            <text:p>0,314103</text:p>
          </table:table-cell>
        </table:table-row>
        <table:table-row table:style-name="ro1">
          <table:table-cell office:value-type="float" office:value="0.660173" calcext:value-type="float">
            <text:p>0,66017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288609" calcext:value-type="float">
            <text:p>0,288609</text:p>
          </table:table-cell>
        </table:table-row>
        <table:table-row table:style-name="ro1">
          <table:table-cell office:value-type="float" office:value="0.371976" calcext:value-type="float">
            <text:p>0,371976</text:p>
          </table:table-cell>
        </table:table-row>
        <table:table-row table:style-name="ro1">
          <table:table-cell office:value-type="float" office:value="0.340909" calcext:value-type="float">
            <text:p>0,340909</text:p>
          </table:table-cell>
        </table:table-row>
        <table:table-row table:style-name="ro1">
          <table:table-cell office:value-type="float" office:value="0.369231" calcext:value-type="float">
            <text:p>0,369231</text:p>
          </table:table-cell>
        </table:table-row>
        <table:table-row table:style-name="ro1">
          <table:table-cell office:value-type="float" office:value="0.233333" calcext:value-type="float">
            <text:p>0,233333</text:p>
          </table:table-cell>
        </table:table-row>
        <table:table-row table:style-name="ro1">
          <table:table-cell office:value-type="float" office:value="0.136869" calcext:value-type="float">
            <text:p>0,136869</text:p>
          </table:table-cell>
        </table:table-row>
        <table:table-row table:style-name="ro1">
          <table:table-cell office:value-type="float" office:value="0.742105" calcext:value-type="float">
            <text:p>0,742105</text:p>
          </table:table-cell>
        </table:table-row>
        <table:table-row table:style-name="ro1">
          <table:table-cell office:value-type="float" office:value="0.340464" calcext:value-type="float">
            <text:p>0,340464</text:p>
          </table:table-cell>
        </table:table-row>
        <table:table-row table:style-name="ro1">
          <table:table-cell office:value-type="float" office:value="0.430159" calcext:value-type="float">
            <text:p>0,430159</text:p>
          </table:table-cell>
        </table:table-row>
        <table:table-row table:style-name="ro1">
          <table:table-cell office:value-type="float" office:value="0.22299" calcext:value-type="float">
            <text:p>0,22299</text:p>
          </table:table-cell>
        </table:table-row>
        <table:table-row table:style-name="ro1">
          <table:table-cell office:value-type="float" office:value="0.544928" calcext:value-type="float">
            <text:p>0,544928</text:p>
          </table:table-cell>
        </table:table-row>
        <table:table-row table:style-name="ro1">
          <table:table-cell office:value-type="float" office:value="0.505288" calcext:value-type="float">
            <text:p>0,505288</text:p>
          </table:table-cell>
        </table:table-row>
        <table:table-row table:style-name="ro1">
          <table:table-cell office:value-type="float" office:value="0.085885" calcext:value-type="float">
            <text:p>0,085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2501" calcext:value-type="float">
            <text:p>0,332501</text:p>
          </table:table-cell>
        </table:table-row>
        <table:table-row table:style-name="ro1">
          <table:table-cell office:value-type="float" office:value="0.642857" calcext:value-type="float">
            <text:p>0,642857</text:p>
          </table:table-cell>
        </table:table-row>
        <table:table-row table:style-name="ro1">
          <table:table-cell office:value-type="float" office:value="0.105604" calcext:value-type="float">
            <text:p>0,105604</text:p>
          </table:table-cell>
        </table:table-row>
        <table:table-row table:style-name="ro1">
          <table:table-cell office:value-type="float" office:value="0.54329" calcext:value-type="float">
            <text:p>0,54329</text:p>
          </table:table-cell>
        </table:table-row>
        <table:table-row table:style-name="ro1">
          <table:table-cell office:value-type="float" office:value="0.794118" calcext:value-type="float">
            <text:p>0,794118</text:p>
          </table:table-cell>
        </table:table-row>
        <table:table-row table:style-name="ro1">
          <table:table-cell office:value-type="float" office:value="0.168303" calcext:value-type="float">
            <text:p>0,168303</text:p>
          </table:table-cell>
        </table:table-row>
        <table:table-row table:style-name="ro1">
          <table:table-cell office:value-type="float" office:value="0.560526" calcext:value-type="float">
            <text:p>0,560526</text:p>
          </table:table-cell>
        </table:table-row>
        <table:table-row table:style-name="ro1">
          <table:table-cell office:value-type="float" office:value="0.151928" calcext:value-type="float">
            <text:p>0,151928</text:p>
          </table:table-cell>
        </table:table-row>
        <table:table-row table:style-name="ro1">
          <table:table-cell office:value-type="float" office:value="0.264103" calcext:value-type="float">
            <text:p>0,264103</text:p>
          </table:table-cell>
        </table:table-row>
        <table:table-row table:style-name="ro1">
          <table:table-cell office:value-type="float" office:value="0.597222" calcext:value-type="float">
            <text:p>0,597222</text:p>
          </table:table-cell>
        </table:table-row>
        <table:table-row table:style-name="ro1">
          <table:table-cell office:value-type="float" office:value="0.526956" calcext:value-type="float">
            <text:p>0,526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381" calcext:value-type="float">
            <text:p>0,452381</text:p>
          </table:table-cell>
        </table:table-row>
        <table:table-row table:style-name="ro1">
          <table:table-cell office:value-type="float" office:value="0.738095" calcext:value-type="float">
            <text:p>0,738095</text:p>
          </table:table-cell>
        </table:table-row>
        <table:table-row table:style-name="ro1">
          <table:table-cell office:value-type="float" office:value="0.714286" calcext:value-type="float">
            <text:p>0,714286</text:p>
          </table:table-cell>
        </table:table-row>
        <table:table-row table:style-name="ro1">
          <table:table-cell office:value-type="float" office:value="0.275728" calcext:value-type="float">
            <text:p>0,275728</text:p>
          </table:table-cell>
        </table:table-row>
        <table:table-row table:style-name="ro1">
          <table:table-cell office:value-type="float" office:value="0.451567" calcext:value-type="float">
            <text:p>0,451567</text:p>
          </table:table-cell>
        </table:table-row>
        <table:table-row table:style-name="ro1">
          <table:table-cell office:value-type="float" office:value="0.857143" calcext:value-type="float">
            <text:p>0,857143</text:p>
          </table:table-cell>
        </table:table-row>
        <table:table-row table:style-name="ro1">
          <table:table-cell office:value-type="float" office:value="0.309667" calcext:value-type="float">
            <text:p>0,309667</text:p>
          </table:table-cell>
        </table:table-row>
        <table:table-row table:style-name="ro1">
          <table:table-cell office:value-type="float" office:value="0.639706" calcext:value-type="float">
            <text:p>0,639706</text:p>
          </table:table-cell>
        </table:table-row>
        <table:table-row table:style-name="ro1">
          <table:table-cell office:value-type="float" office:value="0.538798" calcext:value-type="float">
            <text:p>0,538798</text:p>
          </table:table-cell>
        </table:table-row>
        <table:table-row table:style-name="ro1">
          <table:table-cell office:value-type="float" office:value="0.633333" calcext:value-type="float">
            <text:p>0,633333</text:p>
          </table:table-cell>
        </table:table-row>
        <table:table-row table:style-name="ro1">
          <table:table-cell office:value-type="float" office:value="0.607143" calcext:value-type="float">
            <text:p>0,607143</text:p>
          </table:table-cell>
        </table:table-row>
        <table:table-row table:style-name="ro1">
          <table:table-cell office:value-type="float" office:value="0.436364" calcext:value-type="float">
            <text:p>0,436364</text:p>
          </table:table-cell>
        </table:table-row>
        <table:table-row table:style-name="ro1">
          <table:table-cell office:value-type="float" office:value="0.258818" calcext:value-type="float">
            <text:p>0,258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6048" calcext:value-type="float">
            <text:p>0,256048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491404" calcext:value-type="float">
            <text:p>0,491404</text:p>
          </table:table-cell>
        </table:table-row>
        <table:table-row table:style-name="ro1">
          <table:table-cell office:value-type="float" office:value="0.37072" calcext:value-type="float">
            <text:p>0,37072</text:p>
          </table:table-cell>
        </table:table-row>
        <table:table-row table:style-name="ro1">
          <table:table-cell office:value-type="float" office:value="0.518182" calcext:value-type="float">
            <text:p>0,518182</text:p>
          </table:table-cell>
        </table:table-row>
        <table:table-row table:style-name="ro1">
          <table:table-cell office:value-type="float" office:value="0.557143" calcext:value-type="float">
            <text:p>0,557143</text:p>
          </table:table-cell>
        </table:table-row>
        <table:table-row table:style-name="ro1">
          <table:table-cell office:value-type="float" office:value="0.243673" calcext:value-type="float">
            <text:p>0,243673</text:p>
          </table:table-cell>
        </table:table-row>
        <table:table-row table:style-name="ro1">
          <table:table-cell office:value-type="float" office:value="0.181287" calcext:value-type="float">
            <text:p>0,181287</text:p>
          </table:table-cell>
        </table:table-row>
        <table:table-row table:style-name="ro1">
          <table:table-cell office:value-type="float" office:value="0.269006" calcext:value-type="float">
            <text:p>0,269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4211" calcext:value-type="float">
            <text:p>0,734211</text:p>
          </table:table-cell>
        </table:table-row>
        <table:table-row table:style-name="ro1">
          <table:table-cell office:value-type="float" office:value="0.569512" calcext:value-type="float">
            <text:p>0,569512</text:p>
          </table:table-cell>
        </table:table-row>
        <table:table-row table:style-name="ro1">
          <table:table-cell office:value-type="float" office:value="0.5625" calcext:value-type="float">
            <text:p>0,5625</text:p>
          </table:table-cell>
        </table:table-row>
        <table:table-row table:style-name="ro1">
          <table:table-cell office:value-type="float" office:value="0.410714" calcext:value-type="float">
            <text:p>0,410714</text:p>
          </table:table-cell>
        </table:table-row>
        <table:table-row table:style-name="ro1">
          <table:table-cell office:value-type="float" office:value="0.107143" calcext:value-type="float">
            <text:p>0,107143</text:p>
          </table:table-cell>
        </table:table-row>
        <table:table-row table:style-name="ro1">
          <table:table-cell office:value-type="float" office:value="0.295238" calcext:value-type="float">
            <text:p>0,295238</text:p>
          </table:table-cell>
        </table:table-row>
        <table:table-row table:style-name="ro1">
          <table:table-cell office:value-type="float" office:value="0.040953" calcext:value-type="float">
            <text:p>0,040953</text:p>
          </table:table-cell>
        </table:table-row>
        <table:table-row table:style-name="ro1">
          <table:table-cell office:value-type="float" office:value="0.151107" calcext:value-type="float">
            <text:p>0,151107</text:p>
          </table:table-cell>
        </table:table-row>
        <table:table-row table:style-name="ro1">
          <table:table-cell office:value-type="float" office:value="0.270396" calcext:value-type="float">
            <text:p>0,270396</text:p>
          </table:table-cell>
        </table:table-row>
        <table:table-row table:style-name="ro1">
          <table:table-cell office:value-type="float" office:value="0.420635" calcext:value-type="float">
            <text:p>0,420635</text:p>
          </table:table-cell>
        </table:table-row>
        <table:table-row table:style-name="ro1">
          <table:table-cell office:value-type="float" office:value="0.547368" calcext:value-type="float">
            <text:p>0,547368</text:p>
          </table:table-cell>
        </table:table-row>
        <table:table-row table:style-name="ro1">
          <table:table-cell office:value-type="float" office:value="0.767857" calcext:value-type="float">
            <text:p>0,767857</text:p>
          </table:table-cell>
        </table:table-row>
        <table:table-row table:style-name="ro1">
          <table:table-cell office:value-type="float" office:value="0.190439" calcext:value-type="float">
            <text:p>0,190439</text:p>
          </table:table-cell>
        </table:table-row>
        <table:table-row table:style-name="ro1">
          <table:table-cell office:value-type="float" office:value="0.389663" calcext:value-type="float">
            <text:p>0,389663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515152" calcext:value-type="float">
            <text:p>0,515152</text:p>
          </table:table-cell>
        </table:table-row>
        <table:table-row table:style-name="ro1">
          <table:table-cell office:value-type="float" office:value="0.238916" calcext:value-type="float">
            <text:p>0,238916</text:p>
          </table:table-cell>
        </table:table-row>
        <table:table-row table:style-name="ro1">
          <table:table-cell office:value-type="float" office:value="0.727273" calcext:value-type="float">
            <text:p>0,727273</text:p>
          </table:table-cell>
        </table:table-row>
        <table:table-row table:style-name="ro1">
          <table:table-cell office:value-type="float" office:value="0.047256" calcext:value-type="float">
            <text:p>0,047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32" calcext:value-type="float">
            <text:p>0,46732</text:p>
          </table:table-cell>
        </table:table-row>
        <table:table-row table:style-name="ro1">
          <table:table-cell office:value-type="float" office:value="0.452381" calcext:value-type="float">
            <text:p>0,452381</text:p>
          </table:table-cell>
        </table:table-row>
        <table:table-row table:style-name="ro1">
          <table:table-cell office:value-type="float" office:value="0.566667" calcext:value-type="float">
            <text:p>0,566667</text:p>
          </table:table-cell>
        </table:table-row>
        <table:table-row table:style-name="ro1">
          <table:table-cell office:value-type="float" office:value="0.511029" calcext:value-type="float">
            <text:p>0,511029</text:p>
          </table:table-cell>
        </table:table-row>
        <table:table-row table:style-name="ro1">
          <table:table-cell office:value-type="float" office:value="0.206522" calcext:value-type="float">
            <text:p>0,206522</text:p>
          </table:table-cell>
        </table:table-row>
        <table:table-row table:style-name="ro1">
          <table:table-cell office:value-type="float" office:value="0.253623" calcext:value-type="float">
            <text:p>0,253623</text:p>
          </table:table-cell>
        </table:table-row>
        <table:table-row table:style-name="ro1">
          <table:table-cell office:value-type="float" office:value="0.547619" calcext:value-type="float">
            <text:p>0,547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9967" calcext:value-type="float">
            <text:p>0,129967</text:p>
          </table:table-cell>
        </table:table-row>
        <table:table-row table:style-name="ro1">
          <table:table-cell office:value-type="float" office:value="0.244723" calcext:value-type="float">
            <text:p>0,244723</text:p>
          </table:table-cell>
        </table:table-row>
        <table:table-row table:style-name="ro1">
          <table:table-cell office:value-type="float" office:value="0.541126" calcext:value-type="float">
            <text:p>0,541126</text:p>
          </table:table-cell>
        </table:table-row>
        <table:table-row table:style-name="ro1">
          <table:table-cell office:value-type="float" office:value="0.357143" calcext:value-type="float">
            <text:p>0,357143</text:p>
          </table:table-cell>
        </table:table-row>
        <table:table-row table:style-name="ro1">
          <table:table-cell office:value-type="float" office:value="0.466937" calcext:value-type="float">
            <text:p>0,466937</text:p>
          </table:table-cell>
        </table:table-row>
        <table:table-row table:style-name="ro1">
          <table:table-cell office:value-type="float" office:value="0.525641" calcext:value-type="float">
            <text:p>0,525641</text:p>
          </table:table-cell>
        </table:table-row>
        <table:table-row table:style-name="ro1">
          <table:table-cell office:value-type="float" office:value="0.319945" calcext:value-type="float">
            <text:p>0,319945</text:p>
          </table:table-cell>
        </table:table-row>
        <table:table-row table:style-name="ro1">
          <table:table-cell office:value-type="float" office:value="0.344444" calcext:value-type="float">
            <text:p>0,344444</text:p>
          </table:table-cell>
        </table:table-row>
        <table:table-row table:style-name="ro1">
          <table:table-cell office:value-type="float" office:value="0.178365" calcext:value-type="float">
            <text:p>0,178365</text:p>
          </table:table-cell>
        </table:table-row>
        <table:table-row table:style-name="ro1">
          <table:table-cell office:value-type="float" office:value="0.174723" calcext:value-type="float">
            <text:p>0,174723</text:p>
          </table:table-cell>
        </table:table-row>
        <table:table-row table:style-name="ro1">
          <table:table-cell office:value-type="float" office:value="0.644144" calcext:value-type="float">
            <text:p>0,644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2924" calcext:value-type="float">
            <text:p>0,502924</text:p>
          </table:table-cell>
        </table:table-row>
        <table:table-row table:style-name="ro1">
          <table:table-cell office:value-type="float" office:value="0.360597" calcext:value-type="float">
            <text:p>0,360597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340909" calcext:value-type="float">
            <text:p>0,340909</text:p>
          </table:table-cell>
        </table:table-row>
        <table:table-row table:style-name="ro1">
          <table:table-cell office:value-type="float" office:value="0.52381" calcext:value-type="float">
            <text:p>0,52381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331386" calcext:value-type="float">
            <text:p>0,331386</text:p>
          </table:table-cell>
        </table:table-row>
        <table:table-row table:style-name="ro1">
          <table:table-cell office:value-type="float" office:value="0.714286" calcext:value-type="float">
            <text:p>0,714286</text:p>
          </table:table-cell>
        </table:table-row>
        <table:table-row table:style-name="ro1">
          <table:table-cell office:value-type="float" office:value="0.497619" calcext:value-type="float">
            <text:p>0,49761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17857" calcext:value-type="float">
            <text:p>0,517857</text:p>
          </table:table-cell>
        </table:table-row>
        <table:table-row table:style-name="ro1">
          <table:table-cell office:value-type="float" office:value="0.630719" calcext:value-type="float">
            <text:p>0,630719</text:p>
          </table:table-cell>
        </table:table-row>
        <table:table-row table:style-name="ro1">
          <table:table-cell office:value-type="float" office:value="0.647692" calcext:value-type="float">
            <text:p>0,647692</text:p>
          </table:table-cell>
        </table:table-row>
        <table:table-row table:style-name="ro1">
          <table:table-cell office:value-type="float" office:value="0.347503" calcext:value-type="float">
            <text:p>0,347503</text:p>
          </table:table-cell>
        </table:table-row>
        <table:table-row table:style-name="ro1">
          <table:table-cell office:value-type="float" office:value="0.466912" calcext:value-type="float">
            <text:p>0,466912</text:p>
          </table:table-cell>
        </table:table-row>
        <table:table-row table:style-name="ro1">
          <table:table-cell office:value-type="float" office:value="0.37619" calcext:value-type="float">
            <text:p>0,37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3399" calcext:value-type="float">
            <text:p>0,663399</text:p>
          </table:table-cell>
        </table:table-row>
        <table:table-row table:style-name="ro1">
          <table:table-cell office:value-type="float" office:value="0.43956" calcext:value-type="float">
            <text:p>0,43956</text:p>
          </table:table-cell>
        </table:table-row>
        <table:table-row table:style-name="ro1">
          <table:table-cell office:value-type="float" office:value="0.082172" calcext:value-type="float">
            <text:p>0,082172</text:p>
          </table:table-cell>
        </table:table-row>
        <table:table-row table:style-name="ro1">
          <table:table-cell office:value-type="float" office:value="0.427273" calcext:value-type="float">
            <text:p>0,42727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329231" calcext:value-type="float">
            <text:p>0,329231</text:p>
          </table:table-cell>
        </table:table-row>
        <table:table-row table:style-name="ro1">
          <table:table-cell office:value-type="float" office:value="0.366667" calcext:value-type="float">
            <text:p>0,366667</text:p>
          </table:table-cell>
        </table:table-row>
        <table:table-row table:style-name="ro1">
          <table:table-cell office:value-type="float" office:value="0.552632" calcext:value-type="float">
            <text:p>0,552632</text:p>
          </table:table-cell>
        </table:table-row>
        <table:table-row table:style-name="ro1">
          <table:table-cell office:value-type="float" office:value="0.650327" calcext:value-type="float">
            <text:p>0,650327</text:p>
          </table:table-cell>
        </table:table-row>
        <table:table-row table:style-name="ro1">
          <table:table-cell office:value-type="float" office:value="0.365497" calcext:value-type="float">
            <text:p>0,365497</text:p>
          </table:table-cell>
        </table:table-row>
        <table:table-row table:style-name="ro1">
          <table:table-cell office:value-type="float" office:value="0.07862" calcext:value-type="float">
            <text:p>0,07862</text:p>
          </table:table-cell>
        </table:table-row>
        <table:table-row table:style-name="ro1">
          <table:table-cell office:value-type="float" office:value="0.456923" calcext:value-type="float">
            <text:p>0,456923</text:p>
          </table:table-cell>
        </table:table-row>
        <table:table-row table:style-name="ro1">
          <table:table-cell office:value-type="float" office:value="0.21665" calcext:value-type="float">
            <text:p>0,21665</text:p>
          </table:table-cell>
        </table:table-row>
        <table:table-row table:style-name="ro1">
          <table:table-cell office:value-type="float" office:value="0.106861" calcext:value-type="float">
            <text:p>0,106861</text:p>
          </table:table-cell>
        </table:table-row>
        <table:table-row table:style-name="ro1">
          <table:table-cell office:value-type="float" office:value="0.194063" calcext:value-type="float">
            <text:p>0,194063</text:p>
          </table:table-cell>
        </table:table-row>
        <table:table-row table:style-name="ro1">
          <table:table-cell office:value-type="float" office:value="0.529231" calcext:value-type="float">
            <text:p>0,529231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535714" calcext:value-type="float">
            <text:p>0,535714</text:p>
          </table:table-cell>
        </table:table-row>
        <table:table-row table:style-name="ro1">
          <table:table-cell office:value-type="float" office:value="0.48366" calcext:value-type="float">
            <text:p>0,4836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309091" calcext:value-type="float">
            <text:p>0,309091</text:p>
          </table:table-cell>
        </table:table-row>
        <table:table-row table:style-name="ro1">
          <table:table-cell office:value-type="float" office:value="0.513357" calcext:value-type="float">
            <text:p>0,513357</text:p>
          </table:table-cell>
        </table:table-row>
        <table:table-row table:style-name="ro1">
          <table:table-cell office:value-type="float" office:value="0.245124" calcext:value-type="float">
            <text:p>0,245124</text:p>
          </table:table-cell>
        </table:table-row>
        <table:table-row table:style-name="ro1">
          <table:table-cell office:value-type="float" office:value="0.210753" calcext:value-type="float">
            <text:p>0,210753</text:p>
          </table:table-cell>
        </table:table-row>
        <table:table-row table:style-name="ro1">
          <table:table-cell office:value-type="float" office:value="0.288538" calcext:value-type="float">
            <text:p>0,288538</text:p>
          </table:table-cell>
        </table:table-row>
        <table:table-row table:style-name="ro1">
          <table:table-cell office:value-type="float" office:value="0.660256" calcext:value-type="float">
            <text:p>0,66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0317" calcext:value-type="float">
            <text:p>0,510317</text:p>
          </table:table-cell>
        </table:table-row>
        <table:table-row table:style-name="ro1">
          <table:table-cell office:value-type="float" office:value="0.613636" calcext:value-type="float">
            <text:p>0,61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23706" calcext:value-type="float">
            <text:p>0,23706</text:p>
          </table:table-cell>
        </table:table-row>
        <table:table-row table:style-name="ro1">
          <table:table-cell office:value-type="float" office:value="0.454545" calcext:value-type="float">
            <text:p>0,454545</text:p>
          </table:table-cell>
        </table:table-row>
        <table:table-row table:style-name="ro1">
          <table:table-cell office:value-type="float" office:value="0.34632" calcext:value-type="float">
            <text:p>0,3463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404762" calcext:value-type="float">
            <text:p>0,404762</text:p>
          </table:table-cell>
        </table:table-row>
        <table:table-row table:style-name="ro1">
          <table:table-cell office:value-type="float" office:value="0.360011" calcext:value-type="float">
            <text:p>0,360011</text:p>
          </table:table-cell>
        </table:table-row>
        <table:table-row table:style-name="ro1">
          <table:table-cell office:value-type="float" office:value="0.488235" calcext:value-type="float">
            <text:p>0,488235</text:p>
          </table:table-cell>
        </table:table-row>
        <table:table-row table:style-name="ro1">
          <table:table-cell office:value-type="float" office:value="0.305556" calcext:value-type="float">
            <text:p>0,305556</text:p>
          </table:table-cell>
        </table:table-row>
        <table:table-row table:style-name="ro1">
          <table:table-cell office:value-type="float" office:value="0.518182" calcext:value-type="float">
            <text:p>0,518182</text:p>
          </table:table-cell>
        </table:table-row>
        <table:table-row table:style-name="ro1">
          <table:table-cell office:value-type="float" office:value="0.344778" calcext:value-type="float">
            <text:p>0,344778</text:p>
          </table:table-cell>
        </table:table-row>
        <table:table-row table:style-name="ro1">
          <table:table-cell office:value-type="float" office:value="0.591667" calcext:value-type="float">
            <text:p>0,591667</text:p>
          </table:table-cell>
        </table:table-row>
        <table:table-row table:style-name="ro1">
          <table:table-cell office:value-type="float" office:value="0.12878" calcext:value-type="float">
            <text:p>0,12878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353832" calcext:value-type="float">
            <text:p>0,353832</text:p>
          </table:table-cell>
        </table:table-row>
        <table:table-row table:style-name="ro1">
          <table:table-cell office:value-type="float" office:value="0.413731" calcext:value-type="float">
            <text:p>0,413731</text:p>
          </table:table-cell>
        </table:table-row>
        <table:table-row table:style-name="ro1">
          <table:table-cell office:value-type="float" office:value="0.357143" calcext:value-type="float">
            <text:p>0,357143</text:p>
          </table:table-cell>
        </table:table-row>
        <table:table-row table:style-name="ro1">
          <table:table-cell office:value-type="float" office:value="0.160714" calcext:value-type="float">
            <text:p>0,160714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533333" calcext:value-type="float">
            <text:p>0,533333</text:p>
          </table:table-cell>
        </table:table-row>
        <table:table-row table:style-name="ro1">
          <table:table-cell office:value-type="float" office:value="0.38994" calcext:value-type="float">
            <text:p>0,38994</text:p>
          </table:table-cell>
        </table:table-row>
        <table:table-row table:style-name="ro1">
          <table:table-cell office:value-type="float" office:value="0.380952" calcext:value-type="float">
            <text:p>0,380952</text:p>
          </table:table-cell>
        </table:table-row>
        <table:table-row table:style-name="ro1">
          <table:table-cell office:value-type="float" office:value="0.497619" calcext:value-type="float">
            <text:p>0,497619</text:p>
          </table:table-cell>
        </table:table-row>
        <table:table-row table:style-name="ro1">
          <table:table-cell office:value-type="float" office:value="0.318182" calcext:value-type="float">
            <text:p>0,318182</text:p>
          </table:table-cell>
        </table:table-row>
        <table:table-row table:style-name="ro1">
          <table:table-cell office:value-type="float" office:value="0.714286" calcext:value-type="float">
            <text:p>0,714286</text:p>
          </table:table-cell>
        </table:table-row>
        <table:table-row table:style-name="ro1">
          <table:table-cell office:value-type="float" office:value="0.316176" calcext:value-type="float">
            <text:p>0,316176</text:p>
          </table:table-cell>
        </table:table-row>
        <table:table-row table:style-name="ro1">
          <table:table-cell office:value-type="float" office:value="0.160714" calcext:value-type="float">
            <text:p>0,160714</text:p>
          </table:table-cell>
        </table:table-row>
        <table:table-row table:style-name="ro1">
          <table:table-cell office:value-type="float" office:value="0.664835" calcext:value-type="float">
            <text:p>0,664835</text:p>
          </table:table-cell>
        </table:table-row>
        <table:table-row table:style-name="ro1">
          <table:table-cell office:value-type="float" office:value="0.44302" calcext:value-type="float">
            <text:p>0,44302</text:p>
          </table:table-cell>
        </table:table-row>
        <table:table-row table:style-name="ro1">
          <table:table-cell office:value-type="float" office:value="0.223687" calcext:value-type="float">
            <text:p>0,22368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183394" calcext:value-type="float">
            <text:p>0,183394</text:p>
          </table:table-cell>
        </table:table-row>
        <table:table-row table:style-name="ro1">
          <table:table-cell office:value-type="float" office:value="0.419289" calcext:value-type="float">
            <text:p>0,419289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1129" calcext:value-type="float">
            <text:p>0,281129</text:p>
          </table:table-cell>
        </table:table-row>
        <table:table-row table:style-name="ro1">
          <table:table-cell office:value-type="float" office:value="0.772727" calcext:value-type="float">
            <text:p>0,772727</text:p>
          </table:table-cell>
        </table:table-row>
        <table:table-row table:style-name="ro1">
          <table:table-cell office:value-type="float" office:value="0.237931" calcext:value-type="float">
            <text:p>0,237931</text:p>
          </table:table-cell>
        </table:table-row>
        <table:table-row table:style-name="ro1">
          <table:table-cell office:value-type="float" office:value="0.433333" calcext:value-type="float">
            <text:p>0,433333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28571" calcext:value-type="float">
            <text:p>0,428571</text:p>
          </table:table-cell>
        </table:table-row>
        <table:table-row table:style-name="ro1">
          <table:table-cell office:value-type="float" office:value="0.406593" calcext:value-type="float">
            <text:p>0,406593</text:p>
          </table:table-cell>
        </table:table-row>
        <table:table-row table:style-name="ro1">
          <table:table-cell office:value-type="float" office:value="0.5918" calcext:value-type="float">
            <text:p>0,5918</text:p>
          </table:table-cell>
        </table:table-row>
        <table:table-row table:style-name="ro1">
          <table:table-cell office:value-type="float" office:value="0.538908" calcext:value-type="float">
            <text:p>0,538908</text:p>
          </table:table-cell>
        </table:table-row>
        <table:table-row table:style-name="ro1">
          <table:table-cell office:value-type="float" office:value="0.426667" calcext:value-type="float">
            <text:p>0,426667</text:p>
          </table:table-cell>
        </table:table-row>
        <table:table-row table:style-name="ro1">
          <table:table-cell office:value-type="float" office:value="0.273232" calcext:value-type="float">
            <text:p>0,273232</text:p>
          </table:table-cell>
        </table:table-row>
        <table:table-row table:style-name="ro1">
          <table:table-cell office:value-type="float" office:value="0.217197" calcext:value-type="float">
            <text:p>0,217197</text:p>
          </table:table-cell>
        </table:table-row>
        <table:table-row table:style-name="ro1">
          <table:table-cell office:value-type="float" office:value="0.34191" calcext:value-type="float">
            <text:p>0,34191</text:p>
          </table:table-cell>
        </table:table-row>
        <table:table-row table:style-name="ro1">
          <table:table-cell office:value-type="float" office:value="0.334211" calcext:value-type="float">
            <text:p>0,334211</text:p>
          </table:table-cell>
        </table:table-row>
        <table:table-row table:style-name="ro1">
          <table:table-cell office:value-type="float" office:value="0.283088" calcext:value-type="float">
            <text:p>0,283088</text:p>
          </table:table-cell>
        </table:table-row>
        <table:table-row table:style-name="ro1">
          <table:table-cell office:value-type="float" office:value="0.518219" calcext:value-type="float">
            <text:p>0,518219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368347" calcext:value-type="float">
            <text:p>0,368347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554348" calcext:value-type="float">
            <text:p>0,55434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286207" calcext:value-type="float">
            <text:p>0,286207</text:p>
          </table:table-cell>
        </table:table-row>
        <table:table-row table:style-name="ro1">
          <table:table-cell office:value-type="float" office:value="0.303571" calcext:value-type="float">
            <text:p>0,303571</text:p>
          </table:table-cell>
        </table:table-row>
        <table:table-row table:style-name="ro1">
          <table:table-cell office:value-type="float" office:value="0.320598" calcext:value-type="float">
            <text:p>0,320598</text:p>
          </table:table-cell>
        </table:table-row>
        <table:table-row table:style-name="ro1">
          <table:table-cell office:value-type="float" office:value="0.545455" calcext:value-type="float">
            <text:p>0,545455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42381" calcext:value-type="float">
            <text:p>0,42381</text:p>
          </table:table-cell>
        </table:table-row>
        <table:table-row table:style-name="ro1">
          <table:table-cell office:value-type="float" office:value="0.552632" calcext:value-type="float">
            <text:p>0,552632</text:p>
          </table:table-cell>
        </table:table-row>
        <table:table-row table:style-name="ro1">
          <table:table-cell office:value-type="float" office:value="0.639163" calcext:value-type="float">
            <text:p>0,639163</text:p>
          </table:table-cell>
        </table:table-row>
        <table:table-row table:style-name="ro1">
          <table:table-cell office:value-type="float" office:value="0.340646" calcext:value-type="float">
            <text:p>0,340646</text:p>
          </table:table-cell>
        </table:table-row>
        <table:table-row table:style-name="ro1">
          <table:table-cell office:value-type="float" office:value="0.514493" calcext:value-type="float">
            <text:p>0,514493</text:p>
          </table:table-cell>
        </table:table-row>
        <table:table-row table:style-name="ro1">
          <table:table-cell office:value-type="float" office:value="0.335165" calcext:value-type="float">
            <text:p>0,335165</text:p>
          </table:table-cell>
        </table:table-row>
        <table:table-row table:style-name="ro1">
          <table:table-cell office:value-type="float" office:value="0.13511" calcext:value-type="float">
            <text:p>0,13511</text:p>
          </table:table-cell>
        </table:table-row>
        <table:table-row table:style-name="ro1">
          <table:table-cell office:value-type="float" office:value="0.257875" calcext:value-type="float">
            <text:p>0,257875</text:p>
          </table:table-cell>
        </table:table-row>
        <table:table-row table:style-name="ro1">
          <table:table-cell office:value-type="float" office:value="0.27621" calcext:value-type="float">
            <text:p>0,27621</text:p>
          </table:table-cell>
        </table:table-row>
        <table:table-row table:style-name="ro1">
          <table:table-cell office:value-type="float" office:value="0.263636" calcext:value-type="float">
            <text:p>0,263636</text:p>
          </table:table-cell>
        </table:table-row>
        <table:table-row table:style-name="ro1">
          <table:table-cell office:value-type="float" office:value="0.577206" calcext:value-type="float">
            <text:p>0,577206</text:p>
          </table:table-cell>
        </table:table-row>
        <table:table-row table:style-name="ro1">
          <table:table-cell office:value-type="float" office:value="0.456522" calcext:value-type="float">
            <text:p>0,456522</text:p>
          </table:table-cell>
        </table:table-row>
        <table:table-row table:style-name="ro1">
          <table:table-cell office:value-type="float" office:value="0.378205" calcext:value-type="float">
            <text:p>0,378205</text:p>
          </table:table-cell>
        </table:table-row>
        <table:table-row table:style-name="ro1">
          <table:table-cell office:value-type="float" office:value="0.348485" calcext:value-type="float">
            <text:p>0,348485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260582" calcext:value-type="float">
            <text:p>0,260582</text:p>
          </table:table-cell>
        </table:table-row>
        <table:table-row table:style-name="ro1">
          <table:table-cell office:value-type="float" office:value="0.352564" calcext:value-type="float">
            <text:p>0,352564</text:p>
          </table:table-cell>
        </table:table-row>
        <table:table-row table:style-name="ro1">
          <table:table-cell office:value-type="float" office:value="0.257576" calcext:value-type="float">
            <text:p>0,257576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27619" calcext:value-type="float">
            <text:p>0,27619</text:p>
          </table:table-cell>
        </table:table-row>
        <table:table-row table:style-name="ro1">
          <table:table-cell office:value-type="float" office:value="0.436559" calcext:value-type="float">
            <text:p>0,436559</text:p>
          </table:table-cell>
        </table:table-row>
        <table:table-row table:style-name="ro1">
          <table:table-cell office:value-type="float" office:value="0.135774" calcext:value-type="float">
            <text:p>0,135774</text:p>
          </table:table-cell>
        </table:table-row>
        <table:table-row table:style-name="ro1">
          <table:table-cell office:value-type="float" office:value="0.563636" calcext:value-type="float">
            <text:p>0,563636</text:p>
          </table:table-cell>
        </table:table-row>
        <table:table-row table:style-name="ro1">
          <table:table-cell office:value-type="float" office:value="0.645022" calcext:value-type="float">
            <text:p>0,645022</text:p>
          </table:table-cell>
        </table:table-row>
        <table:table-row table:style-name="ro1">
          <table:table-cell office:value-type="float" office:value="0.531621" calcext:value-type="float">
            <text:p>0,531621</text:p>
          </table:table-cell>
        </table:table-row>
        <table:table-row table:style-name="ro1">
          <table:table-cell office:value-type="float" office:value="0.341667" calcext:value-type="float">
            <text:p>0,341667</text:p>
          </table:table-cell>
        </table:table-row>
        <table:table-row table:style-name="ro1">
          <table:table-cell office:value-type="float" office:value="0.16933" calcext:value-type="float">
            <text:p>0,1693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74725" calcext:value-type="float">
            <text:p>0,774725</text:p>
          </table:table-cell>
        </table:table-row>
        <table:table-row table:style-name="ro1">
          <table:table-cell office:value-type="float" office:value="0.407308" calcext:value-type="float">
            <text:p>0,407308</text:p>
          </table:table-cell>
        </table:table-row>
        <table:table-row table:style-name="ro1">
          <table:table-cell office:value-type="float" office:value="0.696429" calcext:value-type="float">
            <text:p>0,696429</text:p>
          </table:table-cell>
        </table:table-row>
        <table:table-row table:style-name="ro1">
          <table:table-cell office:value-type="float" office:value="0.397436" calcext:value-type="float">
            <text:p>0,397436</text:p>
          </table:table-cell>
        </table:table-row>
        <table:table-row table:style-name="ro1">
          <table:table-cell office:value-type="float" office:value="0.538333" calcext:value-type="float">
            <text:p>0,538333</text:p>
          </table:table-cell>
        </table:table-row>
        <table:table-row table:style-name="ro1">
          <table:table-cell office:value-type="float" office:value="0.423077" calcext:value-type="float">
            <text:p>0,423077</text:p>
          </table:table-cell>
        </table:table-row>
        <table:table-row table:style-name="ro1">
          <table:table-cell office:value-type="float" office:value="0.664835" calcext:value-type="float">
            <text:p>0,664835</text:p>
          </table:table-cell>
        </table:table-row>
        <table:table-row table:style-name="ro1">
          <table:table-cell office:value-type="float" office:value="0.504167" calcext:value-type="float">
            <text:p>0,504167</text:p>
          </table:table-cell>
        </table:table-row>
        <table:table-row table:style-name="ro1">
          <table:table-cell office:value-type="float" office:value="0.298195" calcext:value-type="float">
            <text:p>0,298195</text:p>
          </table:table-cell>
        </table:table-row>
        <table:table-row table:style-name="ro1">
          <table:table-cell office:value-type="float" office:value="0.518182" calcext:value-type="float">
            <text:p>0,518182</text:p>
          </table:table-cell>
        </table:table-row>
        <table:table-row table:style-name="ro1">
          <table:table-cell office:value-type="float" office:value="0.644385" calcext:value-type="float">
            <text:p>0,644385</text:p>
          </table:table-cell>
        </table:table-row>
        <table:table-row table:style-name="ro1">
          <table:table-cell office:value-type="float" office:value="0.409091" calcext:value-type="float">
            <text:p>0,409091</text:p>
          </table:table-cell>
        </table:table-row>
        <table:table-row table:style-name="ro1">
          <table:table-cell office:value-type="float" office:value="0.441621" calcext:value-type="float">
            <text:p>0,441621</text:p>
          </table:table-cell>
        </table:table-row>
        <table:table-row table:style-name="ro1">
          <table:table-cell office:value-type="float" office:value="0.453763" calcext:value-type="float">
            <text:p>0,453763</text:p>
          </table:table-cell>
        </table:table-row>
        <table:table-row table:style-name="ro1">
          <table:table-cell office:value-type="float" office:value="0.571429" calcext:value-type="float">
            <text:p>0,571429</text:p>
          </table:table-cell>
        </table:table-row>
        <table:table-row table:style-name="ro1">
          <table:table-cell office:value-type="float" office:value="0.533333" calcext:value-type="float">
            <text:p>0,533333</text:p>
          </table:table-cell>
        </table:table-row>
        <table:table-row table:style-name="ro1">
          <table:table-cell office:value-type="float" office:value="0.096606" calcext:value-type="float">
            <text:p>0,096606</text:p>
          </table:table-cell>
        </table:table-row>
        <table:table-row table:style-name="ro1">
          <table:table-cell office:value-type="float" office:value="0.429167" calcext:value-type="float">
            <text:p>0,429167</text:p>
          </table:table-cell>
        </table:table-row>
        <table:table-row table:style-name="ro1">
          <table:table-cell office:value-type="float" office:value="0.536797" calcext:value-type="float">
            <text:p>0,536797</text:p>
          </table:table-cell>
        </table:table-row>
        <table:table-row table:style-name="ro1">
          <table:table-cell office:value-type="float" office:value="0.698718" calcext:value-type="float">
            <text:p>0,698718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31754" calcext:value-type="float">
            <text:p>0,31754</text:p>
          </table:table-cell>
        </table:table-row>
        <table:table-row table:style-name="ro1">
          <table:table-cell office:value-type="float" office:value="0.633333" calcext:value-type="float">
            <text:p>0,633333</text:p>
          </table:table-cell>
        </table:table-row>
        <table:table-row table:style-name="ro1">
          <table:table-cell office:value-type="float" office:value="0.23923" calcext:value-type="float">
            <text:p>0,23923</text:p>
          </table:table-cell>
        </table:table-row>
        <table:table-row table:style-name="ro1">
          <table:table-cell office:value-type="float" office:value="0.695906" calcext:value-type="float">
            <text:p>0,695906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0.549708" calcext:value-type="float">
            <text:p>0,549708</text:p>
          </table:table-cell>
        </table:table-row>
        <table:table-row table:style-name="ro1">
          <table:table-cell office:value-type="float" office:value="0.272727" calcext:value-type="float">
            <text:p>0,272727</text:p>
          </table:table-cell>
        </table:table-row>
        <table:table-row table:style-name="ro1">
          <table:table-cell office:value-type="float" office:value="0.231869" calcext:value-type="float">
            <text:p>0,231869</text:p>
          </table:table-cell>
        </table:table-row>
        <table:table-row table:style-name="ro1">
          <table:table-cell office:value-type="float" office:value="0.146058" calcext:value-type="float">
            <text:p>0,146058</text:p>
          </table:table-cell>
        </table:table-row>
        <table:table-row table:style-name="ro1">
          <table:table-cell office:value-type="float" office:value="0.409524" calcext:value-type="float">
            <text:p>0,409524</text:p>
          </table:table-cell>
        </table:table-row>
        <table:table-row table:style-name="ro1">
          <table:table-cell office:value-type="float" office:value="0.570513" calcext:value-type="float">
            <text:p>0,570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7684" calcext:value-type="float">
            <text:p>0,317684</text:p>
          </table:table-cell>
        </table:table-row>
        <table:table-row table:style-name="ro1">
          <table:table-cell office:value-type="float" office:value="0.303175" calcext:value-type="float">
            <text:p>0,303175</text:p>
          </table:table-cell>
        </table:table-row>
        <table:table-row table:style-name="ro1">
          <table:table-cell office:value-type="float" office:value="0.542105" calcext:value-type="float">
            <text:p>0,542105</text:p>
          </table:table-cell>
        </table:table-row>
        <table:table-row table:style-name="ro1">
          <table:table-cell office:value-type="float" office:value="0.354167" calcext:value-type="float">
            <text:p>0,354167</text:p>
          </table:table-cell>
        </table:table-row>
        <table:table-row table:style-name="ro1">
          <table:table-cell office:value-type="float" office:value="0.431579" calcext:value-type="float">
            <text:p>0,431579</text:p>
          </table:table-cell>
        </table:table-row>
        <table:table-row table:style-name="ro1">
          <table:table-cell office:value-type="float" office:value="0.733333" calcext:value-type="float">
            <text:p>0,733333</text:p>
          </table:table-cell>
        </table:table-row>
        <table:table-row table:style-name="ro1">
          <table:table-cell office:value-type="float" office:value="0.580087" calcext:value-type="float">
            <text:p>0,580087</text:p>
          </table:table-cell>
        </table:table-row>
        <table:table-row table:style-name="ro1">
          <table:table-cell office:value-type="float" office:value="0.580087" calcext:value-type="float">
            <text:p>0,580087</text:p>
          </table:table-cell>
        </table:table-row>
        <table:table-row table:style-name="ro1">
          <table:table-cell office:value-type="float" office:value="0.251707" calcext:value-type="float">
            <text:p>0,251707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304615" calcext:value-type="float">
            <text:p>0,304615</text:p>
          </table:table-cell>
        </table:table-row>
        <table:table-row table:style-name="ro1">
          <table:table-cell office:value-type="float" office:value="0.379167" calcext:value-type="float">
            <text:p>0,37916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390476" calcext:value-type="float">
            <text:p>0,39047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6125" calcext:value-type="float">
            <text:p>0,6125</text:p>
          </table:table-cell>
        </table:table-row>
        <table:table-row table:style-name="ro1">
          <table:table-cell office:value-type="float" office:value="0.272243" calcext:value-type="float">
            <text:p>0,272243</text:p>
          </table:table-cell>
        </table:table-row>
        <table:table-row table:style-name="ro1">
          <table:table-cell office:value-type="float" office:value="0.449495" calcext:value-type="float">
            <text:p>0,449495</text:p>
          </table:table-cell>
        </table:table-row>
        <table:table-row table:style-name="ro1">
          <table:table-cell office:value-type="float" office:value="0.571429" calcext:value-type="float">
            <text:p>0,571429</text:p>
          </table:table-cell>
        </table:table-row>
        <table:table-row table:style-name="ro1">
          <table:table-cell office:value-type="float" office:value="0.234509" calcext:value-type="float">
            <text:p>0,234509</text:p>
          </table:table-cell>
        </table:table-row>
        <table:table-row table:style-name="ro1">
          <table:table-cell office:value-type="float" office:value="0.354545" calcext:value-type="float">
            <text:p>0,354545</text:p>
          </table:table-cell>
        </table:table-row>
        <table:table-row table:style-name="ro1">
          <table:table-cell office:value-type="float" office:value="0.605263" calcext:value-type="float">
            <text:p>0,605263</text:p>
          </table:table-cell>
        </table:table-row>
        <table:table-row table:style-name="ro1">
          <table:table-cell office:value-type="float" office:value="0.616667" calcext:value-type="float">
            <text:p>0,616667</text:p>
          </table:table-cell>
        </table:table-row>
        <table:table-row table:style-name="ro1">
          <table:table-cell office:value-type="float" office:value="0.394613" calcext:value-type="float">
            <text:p>0,394613</text:p>
          </table:table-cell>
        </table:table-row>
        <table:table-row table:style-name="ro1">
          <table:table-cell office:value-type="float" office:value="0.438596" calcext:value-type="float">
            <text:p>0,438596</text:p>
          </table:table-cell>
        </table:table-row>
        <table:table-row table:style-name="ro1">
          <table:table-cell office:value-type="float" office:value="0.425806" calcext:value-type="float">
            <text:p>0,42580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09524" calcext:value-type="float">
            <text:p>0,309524</text:p>
          </table:table-cell>
        </table:table-row>
        <table:table-row table:style-name="ro1">
          <table:table-cell office:value-type="float" office:value="0.279686" calcext:value-type="float">
            <text:p>0,279686</text:p>
          </table:table-cell>
        </table:table-row>
        <table:table-row table:style-name="ro1">
          <table:table-cell office:value-type="float" office:value="0.223329" calcext:value-type="float">
            <text:p>0,223329</text:p>
          </table:table-cell>
        </table:table-row>
        <table:table-row table:style-name="ro1">
          <table:table-cell office:value-type="float" office:value="0.363636" calcext:value-type="float">
            <text:p>0,363636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166667" calcext:value-type="float">
            <text:p>0,166667</text:p>
          </table:table-cell>
        </table:table-row>
        <table:table-row table:style-name="ro1">
          <table:table-cell office:value-type="float" office:value="0.300842" calcext:value-type="float">
            <text:p>0,300842</text:p>
          </table:table-cell>
        </table:table-row>
        <table:table-row table:style-name="ro1">
          <table:table-cell office:value-type="float" office:value="0.405" calcext:value-type="float">
            <text:p>0,405</text:p>
          </table:table-cell>
        </table:table-row>
        <table:table-row table:style-name="ro1">
          <table:table-cell office:value-type="float" office:value="0.452632" calcext:value-type="float">
            <text:p>0,452632</text:p>
          </table:table-cell>
        </table:table-row>
        <table:table-row table:style-name="ro1">
          <table:table-cell office:value-type="float" office:value="0.06705" calcext:value-type="float">
            <text:p>0,06705</text:p>
          </table:table-cell>
        </table:table-row>
        <table:table-row table:style-name="ro1">
          <table:table-cell office:value-type="float" office:value="0.691667" calcext:value-type="float">
            <text:p>0,691667</text:p>
          </table:table-cell>
        </table:table-row>
        <table:table-row table:style-name="ro1">
          <table:table-cell office:value-type="float" office:value="0.538889" calcext:value-type="float">
            <text:p>0,538889</text:p>
          </table:table-cell>
        </table:table-row>
        <table:table-row table:style-name="ro1">
          <table:table-cell office:value-type="float" office:value="0.303247" calcext:value-type="float">
            <text:p>0,30324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438746" calcext:value-type="float">
            <text:p>0,438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5455" calcext:value-type="float">
            <text:p>0,345455</text:p>
          </table:table-cell>
        </table:table-row>
        <table:table-row table:style-name="ro1">
          <table:table-cell office:value-type="float" office:value="0.268137" calcext:value-type="float">
            <text:p>0,268137</text:p>
          </table:table-cell>
        </table:table-row>
        <table:table-row table:style-name="ro1">
          <table:table-cell office:value-type="float" office:value="0.269048" calcext:value-type="float">
            <text:p>0,269048</text:p>
          </table:table-cell>
        </table:table-row>
        <table:table-row table:style-name="ro1">
          <table:table-cell office:value-type="float" office:value="0.363248" calcext:value-type="float">
            <text:p>0,363248</text:p>
          </table:table-cell>
        </table:table-row>
        <table:table-row table:style-name="ro1">
          <table:table-cell office:value-type="float" office:value="0.706774" calcext:value-type="float">
            <text:p>0,706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8421" calcext:value-type="float">
            <text:p>0,218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0989" calcext:value-type="float">
            <text:p>0,510989</text:p>
          </table:table-cell>
        </table:table-row>
        <table:table-row table:style-name="ro1">
          <table:table-cell office:value-type="float" office:value="0.619048" calcext:value-type="float">
            <text:p>0,619048</text:p>
          </table:table-cell>
        </table:table-row>
        <table:table-row table:style-name="ro1">
          <table:table-cell office:value-type="float" office:value="0.295122" calcext:value-type="float">
            <text:p>0,295122</text:p>
          </table:table-cell>
        </table:table-row>
        <table:table-row table:style-name="ro1">
          <table:table-cell office:value-type="float" office:value="0.726601" calcext:value-type="float">
            <text:p>0,72660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188552" calcext:value-type="float">
            <text:p>0,188552</text:p>
          </table:table-cell>
        </table:table-row>
        <table:table-row table:style-name="ro1">
          <table:table-cell office:value-type="float" office:value="0.405263" calcext:value-type="float">
            <text:p>0,405263</text:p>
          </table:table-cell>
        </table:table-row>
        <table:table-row table:style-name="ro1">
          <table:table-cell office:value-type="float" office:value="0.161849" calcext:value-type="float">
            <text:p>0,161849</text:p>
          </table:table-cell>
        </table:table-row>
        <table:table-row table:style-name="ro1">
          <table:table-cell office:value-type="float" office:value="0.331092" calcext:value-type="float">
            <text:p>0,331092</text:p>
          </table:table-cell>
        </table:table-row>
        <table:table-row table:style-name="ro1">
          <table:table-cell office:value-type="float" office:value="0.283092" calcext:value-type="float">
            <text:p>0,283092</text:p>
          </table:table-cell>
        </table:table-row>
        <table:table-row table:style-name="ro1">
          <table:table-cell office:value-type="float" office:value="0.466667" calcext:value-type="float">
            <text:p>0,466667</text:p>
          </table:table-cell>
        </table:table-row>
        <table:table-row table:style-name="ro1">
          <table:table-cell office:value-type="float" office:value="0.333992" calcext:value-type="float">
            <text:p>0,333992</text:p>
          </table:table-cell>
        </table:table-row>
        <table:table-row table:style-name="ro1">
          <table:table-cell office:value-type="float" office:value="0.454545" calcext:value-type="float">
            <text:p>0,454545</text:p>
          </table:table-cell>
        </table:table-row>
        <table:table-row table:style-name="ro1">
          <table:table-cell office:value-type="float" office:value="0.461945" calcext:value-type="float">
            <text:p>0,461945</text:p>
          </table:table-cell>
        </table:table-row>
        <table:table-row table:style-name="ro1">
          <table:table-cell office:value-type="float" office:value="0.267432" calcext:value-type="float">
            <text:p>0,267432</text:p>
          </table:table-cell>
        </table:table-row>
        <table:table-row table:style-name="ro1">
          <table:table-cell office:value-type="float" office:value="0.334612" calcext:value-type="float">
            <text:p>0,334612</text:p>
          </table:table-cell>
        </table:table-row>
        <table:table-row table:style-name="ro1">
          <table:table-cell office:value-type="float" office:value="0.487988" calcext:value-type="float">
            <text:p>0,48798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55911" calcext:value-type="float">
            <text:p>0,355911</text:p>
          </table:table-cell>
        </table:table-row>
        <table:table-row table:style-name="ro1">
          <table:table-cell office:value-type="float" office:value="0.454545" calcext:value-type="float">
            <text:p>0,454545</text:p>
          </table:table-cell>
        </table:table-row>
        <table:table-row table:style-name="ro1">
          <table:table-cell office:value-type="float" office:value="0.290323" calcext:value-type="float">
            <text:p>0,290323</text:p>
          </table:table-cell>
        </table:table-row>
        <table:table-row table:style-name="ro1">
          <table:table-cell office:value-type="float" office:value="0.188889" calcext:value-type="float">
            <text:p>0,188889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273164" calcext:value-type="float">
            <text:p>0,27316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314286" calcext:value-type="float">
            <text:p>0,314286</text:p>
          </table:table-cell>
        </table:table-row>
        <table:table-row table:style-name="ro1">
          <table:table-cell office:value-type="float" office:value="0.578078" calcext:value-type="float">
            <text:p>0,578078</text:p>
          </table:table-cell>
        </table:table-row>
        <table:table-row table:style-name="ro1">
          <table:table-cell office:value-type="float" office:value="0.428571" calcext:value-type="float">
            <text:p>0,428571</text:p>
          </table:table-cell>
        </table:table-row>
        <table:table-row table:style-name="ro1">
          <table:table-cell office:value-type="float" office:value="0.431721" calcext:value-type="float">
            <text:p>0,431721</text:p>
          </table:table-cell>
        </table:table-row>
        <table:table-row table:style-name="ro1">
          <table:table-cell office:value-type="float" office:value="0.276094" calcext:value-type="float">
            <text:p>0,276094</text:p>
          </table:table-cell>
        </table:table-row>
        <table:table-row table:style-name="ro1">
          <table:table-cell office:value-type="float" office:value="0.232917" calcext:value-type="float">
            <text:p>0,232917</text:p>
          </table:table-cell>
        </table:table-row>
        <table:table-row table:style-name="ro1">
          <table:table-cell office:value-type="float" office:value="0.532164" calcext:value-type="float">
            <text:p>0,532164</text:p>
          </table:table-cell>
        </table:table-row>
        <table:table-row table:style-name="ro1">
          <table:table-cell office:value-type="float" office:value="0.345428" calcext:value-type="float">
            <text:p>0,345428</text:p>
          </table:table-cell>
        </table:table-row>
        <table:table-row table:style-name="ro1">
          <table:table-cell office:value-type="float" office:value="0.389517" calcext:value-type="float">
            <text:p>0,389517</text:p>
          </table:table-cell>
        </table:table-row>
        <table:table-row table:style-name="ro1">
          <table:table-cell office:value-type="float" office:value="0.289787" calcext:value-type="float">
            <text:p>0,289787</text:p>
          </table:table-cell>
        </table:table-row>
        <table:table-row table:style-name="ro1">
          <table:table-cell office:value-type="float" office:value="0.344444" calcext:value-type="float">
            <text:p>0,344444</text:p>
          </table:table-cell>
        </table:table-row>
        <table:table-row table:style-name="ro1">
          <table:table-cell office:value-type="float" office:value="0.198242" calcext:value-type="float">
            <text:p>0,198242</text:p>
          </table:table-cell>
        </table:table-row>
        <table:table-row table:style-name="ro1">
          <table:table-cell office:value-type="float" office:value="0.318713" calcext:value-type="float">
            <text:p>0,318713</text:p>
          </table:table-cell>
        </table:table-row>
        <table:table-row table:style-name="ro1">
          <table:table-cell office:value-type="float" office:value="0.11918" calcext:value-type="float">
            <text:p>0,11918</text:p>
          </table:table-cell>
        </table:table-row>
        <table:table-row table:style-name="ro1">
          <table:table-cell office:value-type="float" office:value="0.375038" calcext:value-type="float">
            <text:p>0,375038</text:p>
          </table:table-cell>
        </table:table-row>
        <table:table-row table:style-name="ro1">
          <table:table-cell office:value-type="float" office:value="0.115385" calcext:value-type="float">
            <text:p>0,1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3244" calcext:value-type="float">
            <text:p>0,383244</text:p>
          </table:table-cell>
        </table:table-row>
        <table:table-row table:style-name="ro1">
          <table:table-cell office:value-type="float" office:value="0.472222" calcext:value-type="float">
            <text:p>0,472222</text:p>
          </table:table-cell>
        </table:table-row>
        <table:table-row table:style-name="ro1">
          <table:table-cell office:value-type="float" office:value="0.245848" calcext:value-type="float">
            <text:p>0,245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421053" calcext:value-type="float">
            <text:p>0,421053</text:p>
          </table:table-cell>
        </table:table-row>
        <table:table-row table:style-name="ro1">
          <table:table-cell office:value-type="float" office:value="0.145467" calcext:value-type="float">
            <text:p>0,145467</text:p>
          </table:table-cell>
        </table:table-row>
        <table:table-row table:style-name="ro1">
          <table:table-cell office:value-type="float" office:value="0.316993" calcext:value-type="float">
            <text:p>0,316993</text:p>
          </table:table-cell>
        </table:table-row>
        <table:table-row table:style-name="ro1">
          <table:table-cell office:value-type="float" office:value="0.372727" calcext:value-type="float">
            <text:p>0,372727</text:p>
          </table:table-cell>
        </table:table-row>
        <table:table-row table:style-name="ro1">
          <table:table-cell office:value-type="float" office:value="0.339744" calcext:value-type="float">
            <text:p>0,339744</text:p>
          </table:table-cell>
        </table:table-row>
        <table:table-row table:style-name="ro1">
          <table:table-cell office:value-type="float" office:value="0.408497" calcext:value-type="float">
            <text:p>0,408497</text:p>
          </table:table-cell>
        </table:table-row>
        <table:table-row table:style-name="ro1">
          <table:table-cell office:value-type="float" office:value="0.555556" calcext:value-type="float">
            <text:p>0,555556</text:p>
          </table:table-cell>
        </table:table-row>
        <table:table-row table:style-name="ro1">
          <table:table-cell office:value-type="float" office:value="0.34165" calcext:value-type="float">
            <text:p>0,34165</text:p>
          </table:table-cell>
        </table:table-row>
        <table:table-row table:style-name="ro1">
          <table:table-cell office:value-type="float" office:value="0.359101" calcext:value-type="float">
            <text:p>0,35910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520833" calcext:value-type="float">
            <text:p>0,520833</text:p>
          </table:table-cell>
        </table:table-row>
        <table:table-row table:style-name="ro1">
          <table:table-cell office:value-type="float" office:value="0.224265" calcext:value-type="float">
            <text:p>0,224265</text:p>
          </table:table-cell>
        </table:table-row>
        <table:table-row table:style-name="ro1">
          <table:table-cell office:value-type="float" office:value="0.513889" calcext:value-type="float">
            <text:p>0,513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2418" calcext:value-type="float">
            <text:p>0,582418</text:p>
          </table:table-cell>
        </table:table-row>
        <table:table-row table:style-name="ro1">
          <table:table-cell office:value-type="float" office:value="0.429348" calcext:value-type="float">
            <text:p>0,429348</text:p>
          </table:table-cell>
        </table:table-row>
        <table:table-row table:style-name="ro1">
          <table:table-cell office:value-type="float" office:value="0.367525" calcext:value-type="float">
            <text:p>0,367525</text:p>
          </table:table-cell>
        </table:table-row>
        <table:table-row table:style-name="ro1">
          <table:table-cell office:value-type="float" office:value="0.34874" calcext:value-type="float">
            <text:p>0,34874</text:p>
          </table:table-cell>
        </table:table-row>
        <table:table-row table:style-name="ro1">
          <table:table-cell office:value-type="float" office:value="0.477778" calcext:value-type="float">
            <text:p>0,477778</text:p>
          </table:table-cell>
        </table:table-row>
        <table:table-row table:style-name="ro1">
          <table:table-cell office:value-type="float" office:value="0.433698" calcext:value-type="float">
            <text:p>0,433698</text:p>
          </table:table-cell>
        </table:table-row>
        <table:table-row table:style-name="ro1">
          <table:table-cell office:value-type="float" office:value="0.309524" calcext:value-type="float">
            <text:p>0,309524</text:p>
          </table:table-cell>
        </table:table-row>
        <table:table-row table:style-name="ro1">
          <table:table-cell office:value-type="float" office:value="0.402778" calcext:value-type="float">
            <text:p>0,402778</text:p>
          </table:table-cell>
        </table:table-row>
        <table:table-row table:style-name="ro1">
          <table:table-cell office:value-type="float" office:value="0.622222" calcext:value-type="float">
            <text:p>0,622222</text:p>
          </table:table-cell>
        </table:table-row>
        <table:table-row table:style-name="ro1">
          <table:table-cell office:value-type="float" office:value="0.358974" calcext:value-type="float">
            <text:p>0,358974</text:p>
          </table:table-cell>
        </table:table-row>
        <table:table-row table:style-name="ro1">
          <table:table-cell office:value-type="float" office:value="0.396855" calcext:value-type="float">
            <text:p>0,396855</text:p>
          </table:table-cell>
        </table:table-row>
        <table:table-row table:style-name="ro1">
          <table:table-cell office:value-type="float" office:value="0.397582" calcext:value-type="float">
            <text:p>0,397582</text:p>
          </table:table-cell>
        </table:table-row>
        <table:table-row table:style-name="ro1">
          <table:table-cell office:value-type="float" office:value="0.606061" calcext:value-type="float">
            <text:p>0,606061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566176" calcext:value-type="float">
            <text:p>0,566176</text:p>
          </table:table-cell>
        </table:table-row>
        <table:table-row table:style-name="ro1">
          <table:table-cell office:value-type="float" office:value="0.378676" calcext:value-type="float">
            <text:p>0,378676</text:p>
          </table:table-cell>
        </table:table-row>
        <table:table-row table:style-name="ro1">
          <table:table-cell office:value-type="float" office:value="0.240237" calcext:value-type="float">
            <text:p>0,240237</text:p>
          </table:table-cell>
        </table:table-row>
        <table:table-row table:style-name="ro1">
          <table:table-cell office:value-type="float" office:value="0.32967" calcext:value-type="float">
            <text:p>0,32967</text:p>
          </table:table-cell>
        </table:table-row>
        <table:table-row table:style-name="ro1">
          <table:table-cell office:value-type="float" office:value="0.098852" calcext:value-type="float">
            <text:p>0,098852</text:p>
          </table:table-cell>
        </table:table-row>
        <table:table-row table:style-name="ro1">
          <table:table-cell office:value-type="float" office:value="0.454248" calcext:value-type="float">
            <text:p>0,454248</text:p>
          </table:table-cell>
        </table:table-row>
        <table:table-row table:style-name="ro1">
          <table:table-cell office:value-type="float" office:value="0.542857" calcext:value-type="float">
            <text:p>0,542857</text:p>
          </table:table-cell>
        </table:table-row>
        <table:table-row table:style-name="ro1">
          <table:table-cell office:value-type="float" office:value="0.234102" calcext:value-type="float">
            <text:p>0,234102</text:p>
          </table:table-cell>
        </table:table-row>
        <table:table-row table:style-name="ro1">
          <table:table-cell office:value-type="float" office:value="0.633333" calcext:value-type="float">
            <text:p>0,633333</text:p>
          </table:table-cell>
        </table:table-row>
        <table:table-row table:style-name="ro1">
          <table:table-cell office:value-type="float" office:value="0.416667" calcext:value-type="float">
            <text:p>0,416667</text:p>
          </table:table-cell>
        </table:table-row>
        <table:table-row table:style-name="ro1">
          <table:table-cell office:value-type="float" office:value="0.070473" calcext:value-type="float">
            <text:p>0,070473</text:p>
          </table:table-cell>
        </table:table-row>
        <table:table-row table:style-name="ro1">
          <table:table-cell office:value-type="float" office:value="0.101292" calcext:value-type="float">
            <text:p>0,101292</text:p>
          </table:table-cell>
        </table:table-row>
        <table:table-row table:style-name="ro1">
          <table:table-cell office:value-type="float" office:value="0.308233" calcext:value-type="float">
            <text:p>0,308233</text:p>
          </table:table-cell>
        </table:table-row>
        <table:table-row table:style-name="ro1">
          <table:table-cell office:value-type="float" office:value="0.535714" calcext:value-type="float">
            <text:p>0,535714</text:p>
          </table:table-cell>
        </table:table-row>
        <table:table-row table:style-name="ro1">
          <table:table-cell office:value-type="float" office:value="0.410101" calcext:value-type="float">
            <text:p>0,410101</text:p>
          </table:table-cell>
        </table:table-row>
        <table:table-row table:style-name="ro1">
          <table:table-cell office:value-type="float" office:value="0.520833" calcext:value-type="float">
            <text:p>0,520833</text:p>
          </table:table-cell>
        </table:table-row>
        <table:table-row table:style-name="ro1">
          <table:table-cell office:value-type="float" office:value="0.377628" calcext:value-type="float">
            <text:p>0,377628</text:p>
          </table:table-cell>
        </table:table-row>
        <table:table-row table:style-name="ro1">
          <table:table-cell office:value-type="float" office:value="0.292555" calcext:value-type="float">
            <text:p>0,292555</text:p>
          </table:table-cell>
        </table:table-row>
        <table:table-row table:style-name="ro1">
          <table:table-cell office:value-type="float" office:value="0.397368" calcext:value-type="float">
            <text:p>0,397368</text:p>
          </table:table-cell>
        </table:table-row>
        <table:table-row table:style-name="ro1">
          <table:table-cell office:value-type="float" office:value="0.470833" calcext:value-type="float">
            <text:p>0,470833</text:p>
          </table:table-cell>
        </table:table-row>
        <table:table-row table:style-name="ro1">
          <table:table-cell office:value-type="float" office:value="0.236319" calcext:value-type="float">
            <text:p>0,236319</text:p>
          </table:table-cell>
        </table:table-row>
        <table:table-row table:style-name="ro1">
          <table:table-cell office:value-type="float" office:value="0.287936" calcext:value-type="float">
            <text:p>0,287936</text:p>
          </table:table-cell>
        </table:table-row>
        <table:table-row table:style-name="ro1">
          <table:table-cell office:value-type="float" office:value="0.426901" calcext:value-type="float">
            <text:p>0,426901</text:p>
          </table:table-cell>
        </table:table-row>
        <table:table-row table:style-name="ro1">
          <table:table-cell office:value-type="float" office:value="0.232794" calcext:value-type="float">
            <text:p>0,232794</text:p>
          </table:table-cell>
        </table:table-row>
        <table:table-row table:style-name="ro1">
          <table:table-cell office:value-type="float" office:value="0.414286" calcext:value-type="float">
            <text:p>0,414286</text:p>
          </table:table-cell>
        </table:table-row>
        <table:table-row table:style-name="ro1">
          <table:table-cell office:value-type="float" office:value="0.369189" calcext:value-type="float">
            <text:p>0,369189</text:p>
          </table:table-cell>
        </table:table-row>
        <table:table-row table:style-name="ro1">
          <table:table-cell office:value-type="float" office:value="0.454167" calcext:value-type="float">
            <text:p>0,45416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26877" calcext:value-type="float">
            <text:p>0,426877</text:p>
          </table:table-cell>
        </table:table-row>
        <table:table-row table:style-name="ro1">
          <table:table-cell office:value-type="float" office:value="0.353377" calcext:value-type="float">
            <text:p>0,353377</text:p>
          </table:table-cell>
        </table:table-row>
        <table:table-row table:style-name="ro1">
          <table:table-cell office:value-type="float" office:value="0.358242" calcext:value-type="float">
            <text:p>0,358242</text:p>
          </table:table-cell>
        </table:table-row>
        <table:table-row table:style-name="ro1">
          <table:table-cell office:value-type="float" office:value="0.389803" calcext:value-type="float">
            <text:p>0,389803</text:p>
          </table:table-cell>
        </table:table-row>
        <table:table-row table:style-name="ro1">
          <table:table-cell office:value-type="float" office:value="0.616667" calcext:value-type="float">
            <text:p>0,616667</text:p>
          </table:table-cell>
        </table:table-row>
        <table:table-row table:style-name="ro1">
          <table:table-cell office:value-type="float" office:value="0.246417" calcext:value-type="float">
            <text:p>0,246417</text:p>
          </table:table-cell>
        </table:table-row>
        <table:table-row table:style-name="ro1">
          <table:table-cell office:value-type="float" office:value="0.312925" calcext:value-type="float">
            <text:p>0,312925</text:p>
          </table:table-cell>
        </table:table-row>
        <table:table-row table:style-name="ro1">
          <table:table-cell office:value-type="float" office:value="0.303635" calcext:value-type="float">
            <text:p>0,303635</text:p>
          </table:table-cell>
        </table:table-row>
        <table:table-row table:style-name="ro1">
          <table:table-cell office:value-type="float" office:value="0.466154" calcext:value-type="float">
            <text:p>0,466154</text:p>
          </table:table-cell>
        </table:table-row>
        <table:table-row table:style-name="ro1">
          <table:table-cell office:value-type="float" office:value="0.564327" calcext:value-type="float">
            <text:p>0,564327</text:p>
          </table:table-cell>
        </table:table-row>
        <table:table-row table:style-name="ro1">
          <table:table-cell office:value-type="float" office:value="0.26547" calcext:value-type="float">
            <text:p>0,26547</text:p>
          </table:table-cell>
        </table:table-row>
        <table:table-row table:style-name="ro1">
          <table:table-cell office:value-type="float" office:value="0.214286" calcext:value-type="float">
            <text:p>0,214286</text:p>
          </table:table-cell>
        </table:table-row>
        <table:table-row table:style-name="ro1">
          <table:table-cell office:value-type="float" office:value="0.458824" calcext:value-type="float">
            <text:p>0,458824</text:p>
          </table:table-cell>
        </table:table-row>
        <table:table-row table:style-name="ro1">
          <table:table-cell office:value-type="float" office:value="0.393375" calcext:value-type="float">
            <text:p>0,393375</text:p>
          </table:table-cell>
        </table:table-row>
        <table:table-row table:style-name="ro1">
          <table:table-cell office:value-type="float" office:value="0.266667" calcext:value-type="float">
            <text:p>0,266667</text:p>
          </table:table-cell>
        </table:table-row>
        <table:table-row table:style-name="ro1">
          <table:table-cell office:value-type="float" office:value="0.106048" calcext:value-type="float">
            <text:p>0,106048</text:p>
          </table:table-cell>
        </table:table-row>
        <table:table-row table:style-name="ro1">
          <table:table-cell office:value-type="float" office:value="0.169283" calcext:value-type="float">
            <text:p>0,169283</text:p>
          </table:table-cell>
        </table:table-row>
        <table:table-row table:style-name="ro1">
          <table:table-cell office:value-type="float" office:value="0.522222" calcext:value-type="float">
            <text:p>0,522222</text:p>
          </table:table-cell>
        </table:table-row>
        <table:table-row table:style-name="ro1">
          <table:table-cell office:value-type="float" office:value="0.293232" calcext:value-type="float">
            <text:p>0,293232</text:p>
          </table:table-cell>
        </table:table-row>
        <table:table-row table:style-name="ro1">
          <table:table-cell office:value-type="float" office:value="0.336257" calcext:value-type="float">
            <text:p>0,336257</text:p>
          </table:table-cell>
        </table:table-row>
        <table:table-row table:style-name="ro1">
          <table:table-cell office:value-type="float" office:value="0.606061" calcext:value-type="float">
            <text:p>0,60606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32655" calcext:value-type="float">
            <text:p>0,32655</text:p>
          </table:table-cell>
        </table:table-row>
        <table:table-row table:style-name="ro1">
          <table:table-cell office:value-type="float" office:value="0.304437" calcext:value-type="float">
            <text:p>0,304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795" calcext:value-type="float">
            <text:p>0,496795</text:p>
          </table:table-cell>
        </table:table-row>
        <table:table-row table:style-name="ro1">
          <table:table-cell office:value-type="float" office:value="0.355556" calcext:value-type="float">
            <text:p>0,355556</text:p>
          </table:table-cell>
        </table:table-row>
        <table:table-row table:style-name="ro1">
          <table:table-cell office:value-type="float" office:value="0.293007" calcext:value-type="float">
            <text:p>0,293007</text:p>
          </table:table-cell>
        </table:table-row>
        <table:table-row table:style-name="ro1">
          <table:table-cell office:value-type="float" office:value="0.264182" calcext:value-type="float">
            <text:p>0,264182</text:p>
          </table:table-cell>
        </table:table-row>
        <table:table-row table:style-name="ro1">
          <table:table-cell office:value-type="float" office:value="0.322316" calcext:value-type="float">
            <text:p>0,322316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0.404863" calcext:value-type="float">
            <text:p>0,40486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324138" calcext:value-type="float">
            <text:p>0,324138</text:p>
          </table:table-cell>
        </table:table-row>
        <table:table-row table:style-name="ro1">
          <table:table-cell office:value-type="float" office:value="0.3125" calcext:value-type="float">
            <text:p>0,3125</text:p>
          </table:table-cell>
        </table:table-row>
        <table:table-row table:style-name="ro1">
          <table:table-cell office:value-type="float" office:value="0.372308" calcext:value-type="float">
            <text:p>0,372308</text:p>
          </table:table-cell>
        </table:table-row>
        <table:table-row table:style-name="ro1">
          <table:table-cell office:value-type="float" office:value="0.237305" calcext:value-type="float">
            <text:p>0,23730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365764" calcext:value-type="float">
            <text:p>0,365764</text:p>
          </table:table-cell>
        </table:table-row>
        <table:table-row table:style-name="ro1">
          <table:table-cell office:value-type="float" office:value="0.570513" calcext:value-type="float">
            <text:p>0,570513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258065" calcext:value-type="float">
            <text:p>0,258065</text:p>
          </table:table-cell>
        </table:table-row>
        <table:table-row table:style-name="ro1">
          <table:table-cell office:value-type="float" office:value="0.226807" calcext:value-type="float">
            <text:p>0,226807</text:p>
          </table:table-cell>
        </table:table-row>
        <table:table-row table:style-name="ro1">
          <table:table-cell office:value-type="float" office:value="0.165648" calcext:value-type="float">
            <text:p>0,16564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381579" calcext:value-type="float">
            <text:p>0,381579</text:p>
          </table:table-cell>
        </table:table-row>
        <table:table-row table:style-name="ro1">
          <table:table-cell office:value-type="float" office:value="0.386809" calcext:value-type="float">
            <text:p>0,386809</text:p>
          </table:table-cell>
        </table:table-row>
        <table:table-row table:style-name="ro1">
          <table:table-cell office:value-type="float" office:value="0.32929" calcext:value-type="float">
            <text:p>0,32929</text:p>
          </table:table-cell>
        </table:table-row>
        <table:table-row table:style-name="ro1">
          <table:table-cell office:value-type="float" office:value="0.18042" calcext:value-type="float">
            <text:p>0,18042</text:p>
          </table:table-cell>
        </table:table-row>
        <table:table-row table:style-name="ro1">
          <table:table-cell office:value-type="float" office:value="0.390323" calcext:value-type="float">
            <text:p>0,390323</text:p>
          </table:table-cell>
        </table:table-row>
        <table:table-row table:style-name="ro1">
          <table:table-cell office:value-type="float" office:value="0.154323" calcext:value-type="float">
            <text:p>0,154323</text:p>
          </table:table-cell>
        </table:table-row>
        <table:table-row table:style-name="ro1">
          <table:table-cell office:value-type="float" office:value="0.270588" calcext:value-type="float">
            <text:p>0,270588</text:p>
          </table:table-cell>
        </table:table-row>
        <table:table-row table:style-name="ro1">
          <table:table-cell office:value-type="float" office:value="0.410714" calcext:value-type="float">
            <text:p>0,410714</text:p>
          </table:table-cell>
        </table:table-row>
        <table:table-row table:style-name="ro1">
          <table:table-cell office:value-type="float" office:value="0.43141" calcext:value-type="float">
            <text:p>0,43141</text:p>
          </table:table-cell>
        </table:table-row>
        <table:table-row table:style-name="ro1">
          <table:table-cell office:value-type="float" office:value="0.462121" calcext:value-type="float">
            <text:p>0,462121</text:p>
          </table:table-cell>
        </table:table-row>
        <table:table-row table:style-name="ro1">
          <table:table-cell office:value-type="float" office:value="0.343056" calcext:value-type="float">
            <text:p>0,343056</text:p>
          </table:table-cell>
        </table:table-row>
        <table:table-row table:style-name="ro1">
          <table:table-cell office:value-type="float" office:value="0.423611" calcext:value-type="float">
            <text:p>0,423611</text:p>
          </table:table-cell>
        </table:table-row>
        <table:table-row table:style-name="ro1">
          <table:table-cell office:value-type="float" office:value="0.450593" calcext:value-type="float">
            <text:p>0,450593</text:p>
          </table:table-cell>
        </table:table-row>
        <table:table-row table:style-name="ro1">
          <table:table-cell office:value-type="float" office:value="0.132959" calcext:value-type="float">
            <text:p>0,132959</text:p>
          </table:table-cell>
        </table:table-row>
        <table:table-row table:style-name="ro1">
          <table:table-cell office:value-type="float" office:value="0.255657" calcext:value-type="float">
            <text:p>0,255657</text:p>
          </table:table-cell>
        </table:table-row>
        <table:table-row table:style-name="ro1">
          <table:table-cell office:value-type="float" office:value="0.290631" calcext:value-type="float">
            <text:p>0,290631</text:p>
          </table:table-cell>
        </table:table-row>
        <table:table-row table:style-name="ro1">
          <table:table-cell office:value-type="float" office:value="0.284848" calcext:value-type="float">
            <text:p>0,284848</text:p>
          </table:table-cell>
        </table:table-row>
        <table:table-row table:style-name="ro1">
          <table:table-cell office:value-type="float" office:value="0.381629" calcext:value-type="float">
            <text:p>0,381629</text:p>
          </table:table-cell>
        </table:table-row>
        <table:table-row table:style-name="ro1">
          <table:table-cell office:value-type="float" office:value="0.305195" calcext:value-type="float">
            <text:p>0,305195</text:p>
          </table:table-cell>
        </table:table-row>
        <table:table-row table:style-name="ro1">
          <table:table-cell office:value-type="float" office:value="0.477778" calcext:value-type="float">
            <text:p>0,477778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086397" calcext:value-type="float">
            <text:p>0,086397</text:p>
          </table:table-cell>
        </table:table-row>
        <table:table-row table:style-name="ro1">
          <table:table-cell office:value-type="float" office:value="0.343011" calcext:value-type="float">
            <text:p>0,343011</text:p>
          </table:table-cell>
        </table:table-row>
        <table:table-row table:style-name="ro1">
          <table:table-cell office:value-type="float" office:value="0.06254" calcext:value-type="float">
            <text:p>0,06254</text:p>
          </table:table-cell>
        </table:table-row>
        <table:table-row table:style-name="ro1">
          <table:table-cell office:value-type="float" office:value="0.434066" calcext:value-type="float">
            <text:p>0,434066</text:p>
          </table:table-cell>
        </table:table-row>
        <table:table-row table:style-name="ro1">
          <table:table-cell office:value-type="float" office:value="0.252776" calcext:value-type="float">
            <text:p>0,252776</text:p>
          </table:table-cell>
        </table:table-row>
        <table:table-row table:style-name="ro1">
          <table:table-cell office:value-type="float" office:value="0.363636" calcext:value-type="float">
            <text:p>0,363636</text:p>
          </table:table-cell>
        </table:table-row>
        <table:table-row table:style-name="ro1">
          <table:table-cell office:value-type="float" office:value="0.374456" calcext:value-type="float">
            <text:p>0,374456</text:p>
          </table:table-cell>
        </table:table-row>
        <table:table-row table:style-name="ro1">
          <table:table-cell office:value-type="float" office:value="0.571429" calcext:value-type="float">
            <text:p>0,571429</text:p>
          </table:table-cell>
        </table:table-row>
        <table:table-row table:style-name="ro1">
          <table:table-cell office:value-type="float" office:value="0.643939" calcext:value-type="float">
            <text:p>0,643939</text:p>
          </table:table-cell>
        </table:table-row>
        <table:table-row table:style-name="ro1">
          <table:table-cell office:value-type="float" office:value="0.336364" calcext:value-type="float">
            <text:p>0,336364</text:p>
          </table:table-cell>
        </table:table-row>
        <table:table-row table:style-name="ro1">
          <table:table-cell office:value-type="float" office:value="0.666667" calcext:value-type="float">
            <text:p>0,666667</text:p>
          </table:table-cell>
        </table:table-row>
        <table:table-row table:style-name="ro1">
          <table:table-cell office:value-type="float" office:value="0.360999" calcext:value-type="float">
            <text:p>0,360999</text:p>
          </table:table-cell>
        </table:table-row>
        <table:table-row table:style-name="ro1">
          <table:table-cell office:value-type="float" office:value="0.433333" calcext:value-type="float">
            <text:p>0,433333</text:p>
          </table:table-cell>
        </table:table-row>
        <table:table-row table:style-name="ro1">
          <table:table-cell office:value-type="float" office:value="0.21978" calcext:value-type="float">
            <text:p>0,21978</text:p>
          </table:table-cell>
        </table:table-row>
        <table:table-row table:style-name="ro1">
          <table:table-cell office:value-type="float" office:value="0.149935" calcext:value-type="float">
            <text:p>0,149935</text:p>
          </table:table-cell>
        </table:table-row>
        <table:table-row table:style-name="ro1">
          <table:table-cell office:value-type="float" office:value="0.150273" calcext:value-type="float">
            <text:p>0,150273</text:p>
          </table:table-cell>
        </table:table-row>
        <table:table-row table:style-name="ro1">
          <table:table-cell office:value-type="float" office:value="0.442308" calcext:value-type="float">
            <text:p>0,442308</text:p>
          </table:table-cell>
        </table:table-row>
        <table:table-row table:style-name="ro1">
          <table:table-cell office:value-type="float" office:value="0.541667" calcext:value-type="float">
            <text:p>0,541667</text:p>
          </table:table-cell>
        </table:table-row>
        <table:table-row table:style-name="ro1">
          <table:table-cell office:value-type="float" office:value="0.074878" calcext:value-type="float">
            <text:p>0,074878</text:p>
          </table:table-cell>
        </table:table-row>
        <table:table-row table:style-name="ro1">
          <table:table-cell office:value-type="float" office:value="0.090162" calcext:value-type="float">
            <text:p>0,090162</text:p>
          </table:table-cell>
        </table:table-row>
        <table:table-row table:style-name="ro1">
          <table:table-cell office:value-type="float" office:value="0.527778" calcext:value-type="float">
            <text:p>0,527778</text:p>
          </table:table-cell>
        </table:table-row>
        <table:table-row table:style-name="ro1">
          <table:table-cell office:value-type="float" office:value="0.302198" calcext:value-type="float">
            <text:p>0,302198</text:p>
          </table:table-cell>
        </table:table-row>
        <table:table-row table:style-name="ro1">
          <table:table-cell office:value-type="float" office:value="0.355556" calcext:value-type="float">
            <text:p>0,355556</text:p>
          </table:table-cell>
        </table:table-row>
        <table:table-row table:style-name="ro1">
          <table:table-cell office:value-type="float" office:value="0.085649" calcext:value-type="float">
            <text:p>0,085649</text:p>
          </table:table-cell>
        </table:table-row>
        <table:table-row table:style-name="ro1">
          <table:table-cell office:value-type="float" office:value="0.300641" calcext:value-type="float">
            <text:p>0,300641</text:p>
          </table:table-cell>
        </table:table-row>
        <table:table-row table:style-name="ro1">
          <table:table-cell office:value-type="float" office:value="0.116294" calcext:value-type="float">
            <text:p>0,116294</text:p>
          </table:table-cell>
        </table:table-row>
        <table:table-row table:style-name="ro1">
          <table:table-cell office:value-type="float" office:value="0.317956" calcext:value-type="float">
            <text:p>0,317956</text:p>
          </table:table-cell>
        </table:table-row>
        <table:table-row table:style-name="ro1">
          <table:table-cell office:value-type="float" office:value="0.285858" calcext:value-type="float">
            <text:p>0,285858</text:p>
          </table:table-cell>
        </table:table-row>
        <table:table-row table:style-name="ro1">
          <table:table-cell office:value-type="float" office:value="0.07717" calcext:value-type="float">
            <text:p>0,07717</text:p>
          </table:table-cell>
        </table:table-row>
        <table:table-row table:style-name="ro1">
          <table:table-cell office:value-type="float" office:value="0.190742" calcext:value-type="float">
            <text:p>0,190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3333" calcext:value-type="float">
            <text:p>0,583333</text:p>
          </table:table-cell>
        </table:table-row>
        <table:table-row table:style-name="ro1">
          <table:table-cell office:value-type="float" office:value="0.745455" calcext:value-type="float">
            <text:p>0,745455</text:p>
          </table:table-cell>
        </table:table-row>
        <table:table-row table:style-name="ro1">
          <table:table-cell office:value-type="float" office:value="0.199971" calcext:value-type="float">
            <text:p>0,19997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44099" calcext:value-type="float">
            <text:p>0,344099</text:p>
          </table:table-cell>
        </table:table-row>
        <table:table-row table:style-name="ro1">
          <table:table-cell office:value-type="float" office:value="0.15411" calcext:value-type="float">
            <text:p>0,15411</text:p>
          </table:table-cell>
        </table:table-row>
        <table:table-row table:style-name="ro1">
          <table:table-cell office:value-type="float" office:value="0.0404" calcext:value-type="float">
            <text:p>0,0404</text:p>
          </table:table-cell>
        </table:table-row>
        <table:table-row table:style-name="ro1">
          <table:table-cell office:value-type="float" office:value="0.238575" calcext:value-type="float">
            <text:p>0,238575</text:p>
          </table:table-cell>
        </table:table-row>
        <table:table-row table:style-name="ro1">
          <table:table-cell office:value-type="float" office:value="0.185161" calcext:value-type="float">
            <text:p>0,185161</text:p>
          </table:table-cell>
        </table:table-row>
        <table:table-row table:style-name="ro1">
          <table:table-cell office:value-type="float" office:value="0.201149" calcext:value-type="float">
            <text:p>0,201149</text:p>
          </table:table-cell>
        </table:table-row>
        <table:table-row table:style-name="ro1">
          <table:table-cell office:value-type="float" office:value="0.057191" calcext:value-type="float">
            <text:p>0,057191</text:p>
          </table:table-cell>
        </table:table-row>
        <table:table-row table:style-name="ro1">
          <table:table-cell office:value-type="float" office:value="0.48538" calcext:value-type="float">
            <text:p>0,48538</text:p>
          </table:table-cell>
        </table:table-row>
        <table:table-row table:style-name="ro1">
          <table:table-cell office:value-type="float" office:value="0.335385" calcext:value-type="float">
            <text:p>0,335385</text:p>
          </table:table-cell>
        </table:table-row>
        <table:table-row table:style-name="ro1">
          <table:table-cell office:value-type="float" office:value="0.833333" calcext:value-type="float">
            <text:p>0,833333</text:p>
          </table:table-cell>
        </table:table-row>
        <table:table-row table:style-name="ro1">
          <table:table-cell office:value-type="float" office:value="0.285031" calcext:value-type="float">
            <text:p>0,285031</text:p>
          </table:table-cell>
        </table:table-row>
        <table:table-row table:style-name="ro1">
          <table:table-cell office:value-type="float" office:value="0.369892" calcext:value-type="float">
            <text:p>0,369892</text:p>
          </table:table-cell>
        </table:table-row>
        <table:table-row table:style-name="ro1">
          <table:table-cell office:value-type="float" office:value="0.248812" calcext:value-type="float">
            <text:p>0,248812</text:p>
          </table:table-cell>
        </table:table-row>
        <table:table-row table:style-name="ro1">
          <table:table-cell office:value-type="float" office:value="0.15623" calcext:value-type="float">
            <text:p>0,15623</text:p>
          </table:table-cell>
        </table:table-row>
        <table:table-row table:style-name="ro1">
          <table:table-cell office:value-type="float" office:value="0.119725" calcext:value-type="float">
            <text:p>0,119725</text:p>
          </table:table-cell>
        </table:table-row>
        <table:table-row table:style-name="ro1">
          <table:table-cell office:value-type="float" office:value="0.390909" calcext:value-type="float">
            <text:p>0,390909</text:p>
          </table:table-cell>
        </table:table-row>
        <table:table-row table:style-name="ro1">
          <table:table-cell office:value-type="float" office:value="0.078411" calcext:value-type="float">
            <text:p>0,078411</text:p>
          </table:table-cell>
        </table:table-row>
        <table:table-row table:style-name="ro1">
          <table:table-cell office:value-type="float" office:value="0.275362" calcext:value-type="float">
            <text:p>0,275362</text:p>
          </table:table-cell>
        </table:table-row>
        <table:table-row table:style-name="ro1">
          <table:table-cell office:value-type="float" office:value="0.063727" calcext:value-type="float">
            <text:p>0,063727</text:p>
          </table:table-cell>
        </table:table-row>
        <table:table-row table:style-name="ro1">
          <table:table-cell office:value-type="float" office:value="0.166376" calcext:value-type="float">
            <text:p>0,16637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164148" calcext:value-type="float">
            <text:p>0,164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8421" calcext:value-type="float">
            <text:p>0,368421</text:p>
          </table:table-cell>
        </table:table-row>
        <table:table-row table:style-name="ro1">
          <table:table-cell office:value-type="float" office:value="0.034485" calcext:value-type="float">
            <text:p>0,034485</text:p>
          </table:table-cell>
        </table:table-row>
        <table:table-row table:style-name="ro1">
          <table:table-cell office:value-type="float" office:value="0.240164" calcext:value-type="float">
            <text:p>0,24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42" calcext:value-type="float">
            <text:p>0,12542</text:p>
          </table:table-cell>
        </table:table-row>
        <table:table-row table:style-name="ro1">
          <table:table-cell office:value-type="float" office:value="0.392857" calcext:value-type="float">
            <text:p>0,392857</text:p>
          </table:table-cell>
        </table:table-row>
        <table:table-row table:style-name="ro1">
          <table:table-cell office:value-type="float" office:value="0.410256" calcext:value-type="float">
            <text:p>0,410256</text:p>
          </table:table-cell>
        </table:table-row>
        <table:table-row table:style-name="ro1">
          <table:table-cell office:value-type="float" office:value="0.425" calcext:value-type="float">
            <text:p>0,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15665" calcext:value-type="float">
            <text:p>0,15665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347222" calcext:value-type="float">
            <text:p>0,347222</text:p>
          </table:table-cell>
        </table:table-row>
        <table:table-row table:style-name="ro1">
          <table:table-cell office:value-type="float" office:value="0.339286" calcext:value-type="float">
            <text:p>0,339286</text:p>
          </table:table-cell>
        </table:table-row>
        <table:table-row table:style-name="ro1">
          <table:table-cell office:value-type="float" office:value="0.411111" calcext:value-type="float">
            <text:p>0,411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6154" calcext:value-type="float">
            <text:p>0,296154</text:p>
          </table:table-cell>
        </table:table-row>
        <table:table-row table:style-name="ro1">
          <table:table-cell office:value-type="float" office:value="0.196893" calcext:value-type="float">
            <text:p>0,196893</text:p>
          </table:table-cell>
        </table:table-row>
        <table:table-row table:style-name="ro1">
          <table:table-cell office:value-type="float" office:value="0.099317" calcext:value-type="float">
            <text:p>0,099317</text:p>
          </table:table-cell>
        </table:table-row>
        <table:table-row table:style-name="ro1">
          <table:table-cell office:value-type="float" office:value="0.391026" calcext:value-type="float">
            <text:p>0,391026</text:p>
          </table:table-cell>
        </table:table-row>
        <table:table-row table:style-name="ro1">
          <table:table-cell office:value-type="float" office:value="0.301471" calcext:value-type="float">
            <text:p>0,301471</text:p>
          </table:table-cell>
        </table:table-row>
        <table:table-row table:style-name="ro1">
          <table:table-cell office:value-type="float" office:value="0.333333" calcext:value-type="float">
            <text:p>0,333333</text:p>
          </table:table-cell>
        </table:table-row>
        <table:table-row table:style-name="ro1">
          <table:table-cell office:value-type="float" office:value="0.020407" calcext:value-type="float">
            <text:p>0,020407</text:p>
          </table:table-cell>
        </table:table-row>
        <table:table-row table:style-name="ro1">
          <table:table-cell office:value-type="float" office:value="0.122541" calcext:value-type="float">
            <text:p>0,122541</text:p>
          </table:table-cell>
        </table:table-row>
        <table:table-row table:style-name="ro1">
          <table:table-cell office:value-type="float" office:value="0.571429" calcext:value-type="float">
            <text:p>0,571429</text:p>
          </table:table-cell>
        </table:table-row>
      </table:table>
      <table:table table:name="Tabla dinámica_coeficiente_clustering_1" table:style-name="ta1">
        <table:shapes>
          <draw:frame draw:z-index="0" draw:style-name="gr1" draw:text-style-name="P1" svg:width="19.222cm" svg:height="10.812cm" svg:x="6.708cm" svg:y="0.646cm">
            <draw:object draw:notify-on-update-of-ranges="'Tabla dinámica_coeficiente_clustering_1'.A1:'Tabla dinámica_coeficiente_clustering_1'.A1 'Tabla dinámica_coeficiente_clustering_1'.A2:'Tabla dinámica_coeficiente_clustering_1'.A1154 'Tabla dinámica_coeficiente_clustering_1'.B1:'Tabla dinámica_coeficiente_clustering_1'.B1 'Tabla dinámica_coeficiente_clustering_1'.B2:'Tabla dinámica_coeficiente_clustering_1'.B11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3"/>
        <table:table-column table:style-name="co3" table:default-cell-style-name="ce7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clustering</text:p>
          </table:table-cell>
          <table:table-cell table:style-name="ce5" office:value-type="string" calcext:value-type="string">
            <text:p>Recuento - clustering</text:p>
          </table:table-cell>
          <table:table-cell table:number-columns-repeated="1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0.020407" calcext:value-type="float">
            <text:p>0,02040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34485" calcext:value-type="float">
            <text:p>0,03448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404" calcext:value-type="float">
            <text:p>0,040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40953" calcext:value-type="float">
            <text:p>0,0409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4228" calcext:value-type="float">
            <text:p>0,042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47256" calcext:value-type="float">
            <text:p>0,0472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52787" calcext:value-type="float">
            <text:p>0,05278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57191" calcext:value-type="float">
            <text:p>0,05719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0.062244" calcext:value-type="float">
            <text:p>0,06224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6254" calcext:value-type="float">
            <text:p>0,062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63727" calcext:value-type="float">
            <text:p>0,06372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66667" calcext:value-type="float">
            <text:p>0,066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6705" calcext:value-type="float">
            <text:p>0,067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70473" calcext:value-type="float">
            <text:p>0,0704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74878" calcext:value-type="float">
            <text:p>0,0748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7717" calcext:value-type="float">
            <text:p>0,077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78411" calcext:value-type="float">
            <text:p>0,07841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10"/>
        </table:table-row>
        <table:table-row table:style-name="ro1">
          <table:table-cell office:value-type="float" office:value="0.07862" calcext:value-type="float">
            <text:p>0,078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79272" calcext:value-type="float">
            <text:p>0,07927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80309" calcext:value-type="float">
            <text:p>0,08030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82023" calcext:value-type="float">
            <text:p>0,0820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82172" calcext:value-type="float">
            <text:p>0,08217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83333" calcext:value-type="float">
            <text:p>0,083333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085649" calcext:value-type="float">
            <text:p>0,08564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85885" calcext:value-type="float">
            <text:p>0,08588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86397" calcext:value-type="float">
            <text:p>0,0863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88889" calcext:value-type="float">
            <text:p>0,0888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90162" calcext:value-type="float">
            <text:p>0,0901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95865" calcext:value-type="float">
            <text:p>0,0958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96606" calcext:value-type="float">
            <text:p>0,09660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97998" calcext:value-type="float">
            <text:p>0,09799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98532" calcext:value-type="float">
            <text:p>0,0985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98852" calcext:value-type="float">
            <text:p>0,09885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099317" calcext:value-type="float">
            <text:p>0,0993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01292" calcext:value-type="float">
            <text:p>0,10129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01815" calcext:value-type="float">
            <text:p>0,1018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03379" calcext:value-type="float">
            <text:p>0,10337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05604" calcext:value-type="float">
            <text:p>0,10560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06048" calcext:value-type="float">
            <text:p>0,1060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06861" calcext:value-type="float">
            <text:p>0,10686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07018" calcext:value-type="float">
            <text:p>0,1070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07143" calcext:value-type="float">
            <text:p>0,1071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0735" calcext:value-type="float">
            <text:p>0,107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08374" calcext:value-type="float">
            <text:p>0,1083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12903" calcext:value-type="float">
            <text:p>0,1129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14776" calcext:value-type="float">
            <text:p>0,1147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15385" calcext:value-type="float">
            <text:p>0,11538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16294" calcext:value-type="float">
            <text:p>0,1162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17273" calcext:value-type="float">
            <text:p>0,1172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19048" calcext:value-type="float">
            <text:p>0,1190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1918" calcext:value-type="float">
            <text:p>0,119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19725" calcext:value-type="float">
            <text:p>0,1197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20655" calcext:value-type="float">
            <text:p>0,1206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22541" calcext:value-type="float">
            <text:p>0,1225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2542" calcext:value-type="float">
            <text:p>0,125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27437" calcext:value-type="float">
            <text:p>0,1274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2878" calcext:value-type="float">
            <text:p>0,128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28788" calcext:value-type="float">
            <text:p>0,1287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29967" calcext:value-type="float">
            <text:p>0,1299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30354" calcext:value-type="float">
            <text:p>0,1303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32959" calcext:value-type="float">
            <text:p>0,13295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3511" calcext:value-type="float">
            <text:p>0,135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35774" calcext:value-type="float">
            <text:p>0,13577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136018" calcext:value-type="float">
            <text:p>0,1360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36869" calcext:value-type="float">
            <text:p>0,1368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37853" calcext:value-type="float">
            <text:p>0,1378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38267" calcext:value-type="float">
            <text:p>0,1382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39113" calcext:value-type="float">
            <text:p>0,1391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39643" calcext:value-type="float">
            <text:p>0,1396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41041" calcext:value-type="float">
            <text:p>0,1410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4173" calcext:value-type="float">
            <text:p>0,141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45022" calcext:value-type="float">
            <text:p>0,1450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45354" calcext:value-type="float">
            <text:p>0,1453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45467" calcext:value-type="float">
            <text:p>0,1454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46058" calcext:value-type="float">
            <text:p>0,14605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46278" calcext:value-type="float">
            <text:p>0,1462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49026" calcext:value-type="float">
            <text:p>0,14902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49935" calcext:value-type="float">
            <text:p>0,1499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150273" calcext:value-type="float">
            <text:p>0,1502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1107" calcext:value-type="float">
            <text:p>0,15110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1515" calcext:value-type="float">
            <text:p>0,1515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1928" calcext:value-type="float">
            <text:p>0,1519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411" calcext:value-type="float">
            <text:p>0,154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4323" calcext:value-type="float">
            <text:p>0,1543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4825" calcext:value-type="float">
            <text:p>0,1548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4905" calcext:value-type="float">
            <text:p>0,1549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5556" calcext:value-type="float">
            <text:p>0,15555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155797" calcext:value-type="float">
            <text:p>0,1557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5996" calcext:value-type="float">
            <text:p>0,15599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623" calcext:value-type="float">
            <text:p>0,156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665" calcext:value-type="float">
            <text:p>0,156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56695" calcext:value-type="float">
            <text:p>0,15669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0714" calcext:value-type="float">
            <text:p>0,16071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161849" calcext:value-type="float">
            <text:p>0,16184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3636" calcext:value-type="float">
            <text:p>0,1636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393" calcext:value-type="float">
            <text:p>0,1639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4148" calcext:value-type="float">
            <text:p>0,1641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42" calcext:value-type="float">
            <text:p>0,16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5648" calcext:value-type="float">
            <text:p>0,1656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6365" calcext:value-type="float">
            <text:p>0,1663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6376" calcext:value-type="float">
            <text:p>0,1663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6667" calcext:value-type="float">
            <text:p>0,16666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0.166706" calcext:value-type="float">
            <text:p>0,16670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8303" calcext:value-type="float">
            <text:p>0,1683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8871" calcext:value-type="float">
            <text:p>0,16887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9283" calcext:value-type="float">
            <text:p>0,16928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6933" calcext:value-type="float">
            <text:p>0,169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0048" calcext:value-type="float">
            <text:p>0,1700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1263" calcext:value-type="float">
            <text:p>0,1712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2365" calcext:value-type="float">
            <text:p>0,1723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3136" calcext:value-type="float">
            <text:p>0,1731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3437" calcext:value-type="float">
            <text:p>0,1734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4076" calcext:value-type="float">
            <text:p>0,1740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4723" calcext:value-type="float">
            <text:p>0,1747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5154" calcext:value-type="float">
            <text:p>0,1751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8365" calcext:value-type="float">
            <text:p>0,1783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9197" calcext:value-type="float">
            <text:p>0,1791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9502" calcext:value-type="float">
            <text:p>0,17950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79768" calcext:value-type="float">
            <text:p>0,17976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042" calcext:value-type="float">
            <text:p>0,180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0643" calcext:value-type="float">
            <text:p>0,1806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1287" calcext:value-type="float">
            <text:p>0,18128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2186" calcext:value-type="float">
            <text:p>0,1821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3394" calcext:value-type="float">
            <text:p>0,1833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3824" calcext:value-type="float">
            <text:p>0,1838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3994" calcext:value-type="float">
            <text:p>0,1839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5161" calcext:value-type="float">
            <text:p>0,18516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5714" calcext:value-type="float">
            <text:p>0,18571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6674" calcext:value-type="float">
            <text:p>0,1866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8552" calcext:value-type="float">
            <text:p>0,18855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8772" calcext:value-type="float">
            <text:p>0,18877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88889" calcext:value-type="float">
            <text:p>0,1888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026" calcext:value-type="float">
            <text:p>0,1902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0439" calcext:value-type="float">
            <text:p>0,19043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0524" calcext:value-type="float">
            <text:p>0,1905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0742" calcext:value-type="float">
            <text:p>0,1907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1667" calcext:value-type="float">
            <text:p>0,191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2308" calcext:value-type="float">
            <text:p>0,1923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3045" calcext:value-type="float">
            <text:p>0,1930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3671" calcext:value-type="float">
            <text:p>0,19367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4063" calcext:value-type="float">
            <text:p>0,1940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5251" calcext:value-type="float">
            <text:p>0,19525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6286" calcext:value-type="float">
            <text:p>0,1962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6429" calcext:value-type="float">
            <text:p>0,19642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196893" calcext:value-type="float">
            <text:p>0,19689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6923" calcext:value-type="float">
            <text:p>0,1969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8242" calcext:value-type="float">
            <text:p>0,1982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199971" calcext:value-type="float">
            <text:p>0,19997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0.200848" calcext:value-type="float">
            <text:p>0,2008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1149" calcext:value-type="float">
            <text:p>0,20114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197" calcext:value-type="float">
            <text:p>0,201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2857" calcext:value-type="float">
            <text:p>0,20285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3056" calcext:value-type="float">
            <text:p>0,2030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3704" calcext:value-type="float">
            <text:p>0,20370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4678" calcext:value-type="float">
            <text:p>0,2046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5263" calcext:value-type="float">
            <text:p>0,2052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6522" calcext:value-type="float">
            <text:p>0,2065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7145" calcext:value-type="float">
            <text:p>0,2071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7966" calcext:value-type="float">
            <text:p>0,20796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8096" calcext:value-type="float">
            <text:p>0,20809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9208" calcext:value-type="float">
            <text:p>0,2092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09298" calcext:value-type="float">
            <text:p>0,20929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10753" calcext:value-type="float">
            <text:p>0,2107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10814" calcext:value-type="float">
            <text:p>0,21081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12551" calcext:value-type="float">
            <text:p>0,21255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14286" calcext:value-type="float">
            <text:p>0,2142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1665" calcext:value-type="float">
            <text:p>0,216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17197" calcext:value-type="float">
            <text:p>0,2171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18421" calcext:value-type="float">
            <text:p>0,2184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1978" calcext:value-type="float">
            <text:p>0,219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1985" calcext:value-type="float">
            <text:p>0,2198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0202" calcext:value-type="float">
            <text:p>0,22020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2222" calcext:value-type="float">
            <text:p>0,2222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2646" calcext:value-type="float">
            <text:p>0,2226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2989" calcext:value-type="float">
            <text:p>0,2229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299" calcext:value-type="float">
            <text:p>0,2229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3194" calcext:value-type="float">
            <text:p>0,2231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3329" calcext:value-type="float">
            <text:p>0,2233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3687" calcext:value-type="float">
            <text:p>0,22368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4265" calcext:value-type="float">
            <text:p>0,2242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4731" calcext:value-type="float">
            <text:p>0,2247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549" calcext:value-type="float">
            <text:p>0,2254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6807" calcext:value-type="float">
            <text:p>0,22680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822" calcext:value-type="float">
            <text:p>0,228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28571" calcext:value-type="float">
            <text:p>0,22857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0976" calcext:value-type="float">
            <text:p>0,2309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1869" calcext:value-type="float">
            <text:p>0,2318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2006" calcext:value-type="float">
            <text:p>0,23200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2143" calcext:value-type="float">
            <text:p>0,232143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232794" calcext:value-type="float">
            <text:p>0,2327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2917" calcext:value-type="float">
            <text:p>0,2329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3333" calcext:value-type="float">
            <text:p>0,23333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0.233846" calcext:value-type="float">
            <text:p>0,2338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4102" calcext:value-type="float">
            <text:p>0,23410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4509" calcext:value-type="float">
            <text:p>0,23450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4848" calcext:value-type="float">
            <text:p>0,2348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5017" calcext:value-type="float">
            <text:p>0,2350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5714" calcext:value-type="float">
            <text:p>0,23571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6319" calcext:value-type="float">
            <text:p>0,2363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6386" calcext:value-type="float">
            <text:p>0,2363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6499" calcext:value-type="float">
            <text:p>0,23649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706" calcext:value-type="float">
            <text:p>0,2370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7115" calcext:value-type="float">
            <text:p>0,2371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7305" calcext:value-type="float">
            <text:p>0,2373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7931" calcext:value-type="float">
            <text:p>0,2379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8095" calcext:value-type="float">
            <text:p>0,23809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238119" calcext:value-type="float">
            <text:p>0,2381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8333" calcext:value-type="float">
            <text:p>0,238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8575" calcext:value-type="float">
            <text:p>0,2385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8916" calcext:value-type="float">
            <text:p>0,2389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908" calcext:value-type="float">
            <text:p>0,2390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23923" calcext:value-type="float">
            <text:p>0,239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39474" calcext:value-type="float">
            <text:p>0,2394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0164" calcext:value-type="float">
            <text:p>0,24016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0237" calcext:value-type="float">
            <text:p>0,2402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0327" calcext:value-type="float">
            <text:p>0,24032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0868" calcext:value-type="float">
            <text:p>0,24086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1318" calcext:value-type="float">
            <text:p>0,2413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2015" calcext:value-type="float">
            <text:p>0,2420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2308" calcext:value-type="float">
            <text:p>0,2423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2647" calcext:value-type="float">
            <text:p>0,2426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3043" calcext:value-type="float">
            <text:p>0,2430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3257" calcext:value-type="float">
            <text:p>0,24325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3673" calcext:value-type="float">
            <text:p>0,2436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3697" calcext:value-type="float">
            <text:p>0,2436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4723" calcext:value-type="float">
            <text:p>0,2447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5124" calcext:value-type="float">
            <text:p>0,2451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5238" calcext:value-type="float">
            <text:p>0,2452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5848" calcext:value-type="float">
            <text:p>0,2458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6417" calcext:value-type="float">
            <text:p>0,2464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8458" calcext:value-type="float">
            <text:p>0,24845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8641" calcext:value-type="float">
            <text:p>0,2486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8812" calcext:value-type="float">
            <text:p>0,2488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49267" calcext:value-type="float">
            <text:p>0,2492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0.251707" calcext:value-type="float">
            <text:p>0,25170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2281" calcext:value-type="float">
            <text:p>0,2522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2457" calcext:value-type="float">
            <text:p>0,25245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2776" calcext:value-type="float">
            <text:p>0,2527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3017" calcext:value-type="float">
            <text:p>0,2530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3623" calcext:value-type="float">
            <text:p>0,2536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3846" calcext:value-type="float">
            <text:p>0,25384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253968" calcext:value-type="float">
            <text:p>0,25396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5657" calcext:value-type="float">
            <text:p>0,25565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6048" calcext:value-type="float">
            <text:p>0,2560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6115" calcext:value-type="float">
            <text:p>0,2561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7456" calcext:value-type="float">
            <text:p>0,2574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7576" calcext:value-type="float">
            <text:p>0,2575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7875" calcext:value-type="float">
            <text:p>0,2578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8065" calcext:value-type="float">
            <text:p>0,2580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8242" calcext:value-type="float">
            <text:p>0,2582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8818" calcext:value-type="float">
            <text:p>0,2588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5947" calcext:value-type="float">
            <text:p>0,259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0582" calcext:value-type="float">
            <text:p>0,26058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1905" calcext:value-type="float">
            <text:p>0,2619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2185" calcext:value-type="float">
            <text:p>0,26218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3003" calcext:value-type="float">
            <text:p>0,2630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3515" calcext:value-type="float">
            <text:p>0,2635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3636" calcext:value-type="float">
            <text:p>0,2636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4103" calcext:value-type="float">
            <text:p>0,26410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264123" calcext:value-type="float">
            <text:p>0,2641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4182" calcext:value-type="float">
            <text:p>0,26418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4706" calcext:value-type="float">
            <text:p>0,26470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5152" calcext:value-type="float">
            <text:p>0,26515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547" calcext:value-type="float">
            <text:p>0,265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5625" calcext:value-type="float">
            <text:p>0,2656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5873" calcext:value-type="float">
            <text:p>0,2658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6488" calcext:value-type="float">
            <text:p>0,2664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6667" calcext:value-type="float">
            <text:p>0,26666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267432" calcext:value-type="float">
            <text:p>0,2674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8137" calcext:value-type="float">
            <text:p>0,2681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8603" calcext:value-type="float">
            <text:p>0,2686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8894" calcext:value-type="float">
            <text:p>0,2688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9006" calcext:value-type="float">
            <text:p>0,26900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9048" calcext:value-type="float">
            <text:p>0,2690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69231" calcext:value-type="float">
            <text:p>0,26923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269697" calcext:value-type="float">
            <text:p>0,2696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0081" calcext:value-type="float">
            <text:p>0,2700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0396" calcext:value-type="float">
            <text:p>0,27039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0588" calcext:value-type="float">
            <text:p>0,2705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0833" calcext:value-type="float">
            <text:p>0,2708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1429" calcext:value-type="float">
            <text:p>0,2714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2243" calcext:value-type="float">
            <text:p>0,2722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2727" calcext:value-type="float">
            <text:p>0,27272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3164" calcext:value-type="float">
            <text:p>0,27316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3232" calcext:value-type="float">
            <text:p>0,2732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3525" calcext:value-type="float">
            <text:p>0,2735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4118" calcext:value-type="float">
            <text:p>0,2741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4854" calcext:value-type="float">
            <text:p>0,2748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5362" calcext:value-type="float">
            <text:p>0,27536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27563" calcext:value-type="float">
            <text:p>0,275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5728" calcext:value-type="float">
            <text:p>0,2757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6094" calcext:value-type="float">
            <text:p>0,2760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619" calcext:value-type="float">
            <text:p>0,276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621" calcext:value-type="float">
            <text:p>0,276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6923" calcext:value-type="float">
            <text:p>0,2769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6939" calcext:value-type="float">
            <text:p>0,27693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7056" calcext:value-type="float">
            <text:p>0,2770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77778" calcext:value-type="float">
            <text:p>0,27777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279686" calcext:value-type="float">
            <text:p>0,2796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022" calcext:value-type="float">
            <text:p>0,280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0246" calcext:value-type="float">
            <text:p>0,2802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0303" calcext:value-type="float">
            <text:p>0,2803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0781" calcext:value-type="float">
            <text:p>0,2807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1129" calcext:value-type="float">
            <text:p>0,2811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1538" calcext:value-type="float">
            <text:p>0,2815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1579" calcext:value-type="float">
            <text:p>0,28157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1712" calcext:value-type="float">
            <text:p>0,2817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1746" calcext:value-type="float">
            <text:p>0,2817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1818" calcext:value-type="float">
            <text:p>0,2818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3088" calcext:value-type="float">
            <text:p>0,2830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3092" calcext:value-type="float">
            <text:p>0,28309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3358" calcext:value-type="float">
            <text:p>0,28335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4848" calcext:value-type="float">
            <text:p>0,2848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5031" calcext:value-type="float">
            <text:p>0,2850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5596" calcext:value-type="float">
            <text:p>0,28559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5714" calcext:value-type="float">
            <text:p>0,28571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285858" calcext:value-type="float">
            <text:p>0,28585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6207" calcext:value-type="float">
            <text:p>0,28620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655" calcext:value-type="float">
            <text:p>0,286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7662" calcext:value-type="float">
            <text:p>0,2876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7936" calcext:value-type="float">
            <text:p>0,2879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8538" calcext:value-type="float">
            <text:p>0,2885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8609" calcext:value-type="float">
            <text:p>0,28860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89787" calcext:value-type="float">
            <text:p>0,28978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0003" calcext:value-type="float">
            <text:p>0,2900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0323" calcext:value-type="float">
            <text:p>0,2903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0441" calcext:value-type="float">
            <text:p>0,2904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0594" calcext:value-type="float">
            <text:p>0,2905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0631" calcext:value-type="float">
            <text:p>0,2906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0909" calcext:value-type="float">
            <text:p>0,29090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1209" calcext:value-type="float">
            <text:p>0,29120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2555" calcext:value-type="float">
            <text:p>0,2925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3007" calcext:value-type="float">
            <text:p>0,29300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3232" calcext:value-type="float">
            <text:p>0,2932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4872" calcext:value-type="float">
            <text:p>0,29487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5122" calcext:value-type="float">
            <text:p>0,2951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5238" calcext:value-type="float">
            <text:p>0,2952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5833" calcext:value-type="float">
            <text:p>0,2958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6154" calcext:value-type="float">
            <text:p>0,2961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729" calcext:value-type="float">
            <text:p>0,297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7379" calcext:value-type="float">
            <text:p>0,29737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7386" calcext:value-type="float">
            <text:p>0,2973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8195" calcext:value-type="float">
            <text:p>0,29819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8548" calcext:value-type="float">
            <text:p>0,2985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8718" calcext:value-type="float">
            <text:p>0,2987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8799" calcext:value-type="float">
            <text:p>0,29879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8925" calcext:value-type="float">
            <text:p>0,2989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299517" calcext:value-type="float">
            <text:p>0,2995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0.300488" calcext:value-type="float">
            <text:p>0,3004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0641" calcext:value-type="float">
            <text:p>0,3006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0842" calcext:value-type="float">
            <text:p>0,3008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0853" calcext:value-type="float">
            <text:p>0,3008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111" calcext:value-type="float">
            <text:p>0,301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146" calcext:value-type="float">
            <text:p>0,301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1471" calcext:value-type="float">
            <text:p>0,30147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02198" calcext:value-type="float">
            <text:p>0,30219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02305" calcext:value-type="float">
            <text:p>0,3023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3175" calcext:value-type="float">
            <text:p>0,3031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3247" calcext:value-type="float">
            <text:p>0,3032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3571" calcext:value-type="float">
            <text:p>0,30357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03635" calcext:value-type="float">
            <text:p>0,3036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4167" calcext:value-type="float">
            <text:p>0,30416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04437" calcext:value-type="float">
            <text:p>0,3044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4615" calcext:value-type="float">
            <text:p>0,3046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4762" calcext:value-type="float">
            <text:p>0,3047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5195" calcext:value-type="float">
            <text:p>0,30519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5556" calcext:value-type="float">
            <text:p>0,30555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06324" calcext:value-type="float">
            <text:p>0,3063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6707" calcext:value-type="float">
            <text:p>0,30670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7051" calcext:value-type="float">
            <text:p>0,30705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7568" calcext:value-type="float">
            <text:p>0,30756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7808" calcext:value-type="float">
            <text:p>0,3078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814" calcext:value-type="float">
            <text:p>0,3081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8233" calcext:value-type="float">
            <text:p>0,3082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8333" calcext:value-type="float">
            <text:p>0,308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8378" calcext:value-type="float">
            <text:p>0,3083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9091" calcext:value-type="float">
            <text:p>0,30909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09269" calcext:value-type="float">
            <text:p>0,3092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09524" calcext:value-type="float">
            <text:p>0,30952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309667" calcext:value-type="float">
            <text:p>0,309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0105" calcext:value-type="float">
            <text:p>0,3101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0341" calcext:value-type="float">
            <text:p>0,3103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0458" calcext:value-type="float">
            <text:p>0,31045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0484" calcext:value-type="float">
            <text:p>0,31048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0526" calcext:value-type="float">
            <text:p>0,31052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0548" calcext:value-type="float">
            <text:p>0,3105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0727" calcext:value-type="float">
            <text:p>0,31072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0811" calcext:value-type="float">
            <text:p>0,3108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2925" calcext:value-type="float">
            <text:p>0,3129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3187" calcext:value-type="float">
            <text:p>0,31318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339" calcext:value-type="float">
            <text:p>0,3133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3447" calcext:value-type="float">
            <text:p>0,3134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4103" calcext:value-type="float">
            <text:p>0,314103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314286" calcext:value-type="float">
            <text:p>0,31428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314319" calcext:value-type="float">
            <text:p>0,3143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5789" calcext:value-type="float">
            <text:p>0,3157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6068" calcext:value-type="float">
            <text:p>0,31606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6176" calcext:value-type="float">
            <text:p>0,3161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6502" calcext:value-type="float">
            <text:p>0,31650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6993" calcext:value-type="float">
            <text:p>0,31699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7212" calcext:value-type="float">
            <text:p>0,3172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754" calcext:value-type="float">
            <text:p>0,317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7634" calcext:value-type="float">
            <text:p>0,31763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7684" calcext:value-type="float">
            <text:p>0,31768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7956" calcext:value-type="float">
            <text:p>0,3179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8182" calcext:value-type="float">
            <text:p>0,31818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18254" calcext:value-type="float">
            <text:p>0,31825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18681" calcext:value-type="float">
            <text:p>0,31868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18713" calcext:value-type="float">
            <text:p>0,3187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9529" calcext:value-type="float">
            <text:p>0,3195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19945" calcext:value-type="float">
            <text:p>0,3199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0103" calcext:value-type="float">
            <text:p>0,3201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0346" calcext:value-type="float">
            <text:p>0,3203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0598" calcext:value-type="float">
            <text:p>0,32059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0833" calcext:value-type="float">
            <text:p>0,3208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1118" calcext:value-type="float">
            <text:p>0,3211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1429" calcext:value-type="float">
            <text:p>0,3214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2316" calcext:value-type="float">
            <text:p>0,3223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296" calcext:value-type="float">
            <text:p>0,3229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3077" calcext:value-type="float">
            <text:p>0,32307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3164" calcext:value-type="float">
            <text:p>0,32316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3362" calcext:value-type="float">
            <text:p>0,3233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3529" calcext:value-type="float">
            <text:p>0,3235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3742" calcext:value-type="float">
            <text:p>0,3237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381" calcext:value-type="float">
            <text:p>0,3238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324138" calcext:value-type="float">
            <text:p>0,3241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4675" calcext:value-type="float">
            <text:p>0,3246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5593" calcext:value-type="float">
            <text:p>0,32559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6187" calcext:value-type="float">
            <text:p>0,32618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6316" calcext:value-type="float">
            <text:p>0,3263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6421" calcext:value-type="float">
            <text:p>0,3264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655" calcext:value-type="float">
            <text:p>0,326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7169" calcext:value-type="float">
            <text:p>0,3271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7273" calcext:value-type="float">
            <text:p>0,3272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7635" calcext:value-type="float">
            <text:p>0,32763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28114" calcext:value-type="float">
            <text:p>0,32811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8333" calcext:value-type="float">
            <text:p>0,328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9167" calcext:value-type="float">
            <text:p>0,3291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9231" calcext:value-type="float">
            <text:p>0,3292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929" calcext:value-type="float">
            <text:p>0,329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2967" calcext:value-type="float">
            <text:p>0,329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0769" calcext:value-type="float">
            <text:p>0,3307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0882" calcext:value-type="float">
            <text:p>0,33088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1092" calcext:value-type="float">
            <text:p>0,33109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1386" calcext:value-type="float">
            <text:p>0,3313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1559" calcext:value-type="float">
            <text:p>0,33155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2284" calcext:value-type="float">
            <text:p>0,33228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2501" calcext:value-type="float">
            <text:p>0,3325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3333" calcext:value-type="float">
            <text:p>0,333333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0.333442" calcext:value-type="float">
            <text:p>0,3334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3992" calcext:value-type="float">
            <text:p>0,33399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4211" calcext:value-type="float">
            <text:p>0,3342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4612" calcext:value-type="float">
            <text:p>0,3346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5165" calcext:value-type="float">
            <text:p>0,33516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35385" calcext:value-type="float">
            <text:p>0,33538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6007" calcext:value-type="float">
            <text:p>0,33600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6257" calcext:value-type="float">
            <text:p>0,33625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6364" calcext:value-type="float">
            <text:p>0,33636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36667" calcext:value-type="float">
            <text:p>0,336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8095" calcext:value-type="float">
            <text:p>0,33809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881" calcext:value-type="float">
            <text:p>0,338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39286" calcext:value-type="float">
            <text:p>0,33928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39744" calcext:value-type="float">
            <text:p>0,33974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40464" calcext:value-type="float">
            <text:p>0,34046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0476" calcext:value-type="float">
            <text:p>0,3404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0646" calcext:value-type="float">
            <text:p>0,3406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0909" calcext:value-type="float">
            <text:p>0,34090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3415" calcext:value-type="float">
            <text:p>0,34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165" calcext:value-type="float">
            <text:p>0,341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1667" calcext:value-type="float">
            <text:p>0,341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191" calcext:value-type="float">
            <text:p>0,3419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2105" calcext:value-type="float">
            <text:p>0,3421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2857" calcext:value-type="float">
            <text:p>0,34285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3011" calcext:value-type="float">
            <text:p>0,3430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3056" calcext:value-type="float">
            <text:p>0,3430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375" calcext:value-type="float">
            <text:p>0,343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4099" calcext:value-type="float">
            <text:p>0,34409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4367" calcext:value-type="float">
            <text:p>0,3443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4444" calcext:value-type="float">
            <text:p>0,34444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344778" calcext:value-type="float">
            <text:p>0,3447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5088" calcext:value-type="float">
            <text:p>0,3450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5428" calcext:value-type="float">
            <text:p>0,3454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5455" calcext:value-type="float">
            <text:p>0,3454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6154" calcext:value-type="float">
            <text:p>0,3461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632" calcext:value-type="float">
            <text:p>0,346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7222" calcext:value-type="float">
            <text:p>0,3472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7503" calcext:value-type="float">
            <text:p>0,3475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7689" calcext:value-type="float">
            <text:p>0,3476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7953" calcext:value-type="float">
            <text:p>0,3479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48485" calcext:value-type="float">
            <text:p>0,34848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4874" calcext:value-type="float">
            <text:p>0,348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50588" calcext:value-type="float">
            <text:p>0,3505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116" calcext:value-type="float">
            <text:p>0,351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2381" calcext:value-type="float">
            <text:p>0,3523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2564" calcext:value-type="float">
            <text:p>0,35256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2597" calcext:value-type="float">
            <text:p>0,3525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2814" calcext:value-type="float">
            <text:p>0,35281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3377" calcext:value-type="float">
            <text:p>0,35337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3801" calcext:value-type="float">
            <text:p>0,3538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3832" calcext:value-type="float">
            <text:p>0,3538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4167" calcext:value-type="float">
            <text:p>0,35416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54545" calcext:value-type="float">
            <text:p>0,3545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4762" calcext:value-type="float">
            <text:p>0,3547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5556" calcext:value-type="float">
            <text:p>0,35555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55911" calcext:value-type="float">
            <text:p>0,3559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6399" calcext:value-type="float">
            <text:p>0,35639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6618" calcext:value-type="float">
            <text:p>0,3566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6667" calcext:value-type="float">
            <text:p>0,356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6855" calcext:value-type="float">
            <text:p>0,3568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6884" calcext:value-type="float">
            <text:p>0,35688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6989" calcext:value-type="float">
            <text:p>0,3569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7143" calcext:value-type="float">
            <text:p>0,357143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0.357863" calcext:value-type="float">
            <text:p>0,3578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8242" calcext:value-type="float">
            <text:p>0,3582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8696" calcext:value-type="float">
            <text:p>0,35869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8974" calcext:value-type="float">
            <text:p>0,3589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9101" calcext:value-type="float">
            <text:p>0,3591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9141" calcext:value-type="float">
            <text:p>0,3591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9477" calcext:value-type="float">
            <text:p>0,35947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59649" calcext:value-type="float">
            <text:p>0,35964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0011" calcext:value-type="float">
            <text:p>0,3600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0071" calcext:value-type="float">
            <text:p>0,36007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0404" calcext:value-type="float">
            <text:p>0,36040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0597" calcext:value-type="float">
            <text:p>0,3605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0999" calcext:value-type="float">
            <text:p>0,36099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193" calcext:value-type="float">
            <text:p>0,3619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25" calcext:value-type="float">
            <text:p>0,36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2637" calcext:value-type="float">
            <text:p>0,3626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2745" calcext:value-type="float">
            <text:p>0,3627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2903" calcext:value-type="float">
            <text:p>0,3629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3248" calcext:value-type="float">
            <text:p>0,3632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3333" calcext:value-type="float">
            <text:p>0,36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3636" calcext:value-type="float">
            <text:p>0,36363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64528" calcext:value-type="float">
            <text:p>0,3645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5497" calcext:value-type="float">
            <text:p>0,3654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5499" calcext:value-type="float">
            <text:p>0,36549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5613" calcext:value-type="float">
            <text:p>0,3656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5764" calcext:value-type="float">
            <text:p>0,36576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6013" calcext:value-type="float">
            <text:p>0,3660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6667" calcext:value-type="float">
            <text:p>0,36666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0.367525" calcext:value-type="float">
            <text:p>0,3675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7754" calcext:value-type="float">
            <text:p>0,3677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7755" calcext:value-type="float">
            <text:p>0,3677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8347" calcext:value-type="float">
            <text:p>0,3683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8421" calcext:value-type="float">
            <text:p>0,3684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8757" calcext:value-type="float">
            <text:p>0,36875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8944" calcext:value-type="float">
            <text:p>0,36894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9189" calcext:value-type="float">
            <text:p>0,3691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9231" calcext:value-type="float">
            <text:p>0,3692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69892" calcext:value-type="float">
            <text:p>0,36989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0588" calcext:value-type="float">
            <text:p>0,3705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072" calcext:value-type="float">
            <text:p>0,3707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1976" calcext:value-type="float">
            <text:p>0,37197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72294" calcext:value-type="float">
            <text:p>0,3722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2308" calcext:value-type="float">
            <text:p>0,3723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2549" calcext:value-type="float">
            <text:p>0,37254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2727" calcext:value-type="float">
            <text:p>0,37272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3188" calcext:value-type="float">
            <text:p>0,3731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3219" calcext:value-type="float">
            <text:p>0,3732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358" calcext:value-type="float">
            <text:p>0,3735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3634" calcext:value-type="float">
            <text:p>0,37363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381" calcext:value-type="float">
            <text:p>0,373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3895" calcext:value-type="float">
            <text:p>0,37389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4456" calcext:value-type="float">
            <text:p>0,3744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4628" calcext:value-type="float">
            <text:p>0,3746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5" calcext:value-type="float">
            <text:p>0,37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0.375038" calcext:value-type="float">
            <text:p>0,3750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5549" calcext:value-type="float">
            <text:p>0,37554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619" calcext:value-type="float">
            <text:p>0,376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7255" calcext:value-type="float">
            <text:p>0,3772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7628" calcext:value-type="float">
            <text:p>0,3776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8205" calcext:value-type="float">
            <text:p>0,3782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8676" calcext:value-type="float">
            <text:p>0,37867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78788" calcext:value-type="float">
            <text:p>0,3787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9167" calcext:value-type="float">
            <text:p>0,3791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79425" calcext:value-type="float">
            <text:p>0,3794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0488" calcext:value-type="float">
            <text:p>0,3804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0952" calcext:value-type="float">
            <text:p>0,38095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0.381092" calcext:value-type="float">
            <text:p>0,38109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125" calcext:value-type="float">
            <text:p>0,381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1423" calcext:value-type="float">
            <text:p>0,3814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1579" calcext:value-type="float">
            <text:p>0,38157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1629" calcext:value-type="float">
            <text:p>0,3816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1667" calcext:value-type="float">
            <text:p>0,381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1785" calcext:value-type="float">
            <text:p>0,38178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3117" calcext:value-type="float">
            <text:p>0,3831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3191" calcext:value-type="float">
            <text:p>0,38319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3244" calcext:value-type="float">
            <text:p>0,38324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3607" calcext:value-type="float">
            <text:p>0,38360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3642" calcext:value-type="float">
            <text:p>0,3836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4058" calcext:value-type="float">
            <text:p>0,38405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5375" calcext:value-type="float">
            <text:p>0,3853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5621" calcext:value-type="float">
            <text:p>0,3856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587" calcext:value-type="float">
            <text:p>0,3858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5965" calcext:value-type="float">
            <text:p>0,38596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86202" calcext:value-type="float">
            <text:p>0,38620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6364" calcext:value-type="float">
            <text:p>0,38636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6809" calcext:value-type="float">
            <text:p>0,38680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7155" calcext:value-type="float">
            <text:p>0,3871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7446" calcext:value-type="float">
            <text:p>0,3874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8012" calcext:value-type="float">
            <text:p>0,3880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8278" calcext:value-type="float">
            <text:p>0,3882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8889" calcext:value-type="float">
            <text:p>0,38888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89517" calcext:value-type="float">
            <text:p>0,3895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9663" calcext:value-type="float">
            <text:p>0,3896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9803" calcext:value-type="float">
            <text:p>0,3898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0323" calcext:value-type="float">
            <text:p>0,3903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0476" calcext:value-type="float">
            <text:p>0,3904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0909" calcext:value-type="float">
            <text:p>0,39090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1026" calcext:value-type="float">
            <text:p>0,39102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1775" calcext:value-type="float">
            <text:p>0,3917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2137" calcext:value-type="float">
            <text:p>0,3921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2857" calcext:value-type="float">
            <text:p>0,39285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3375" calcext:value-type="float">
            <text:p>0,3933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3939" calcext:value-type="float">
            <text:p>0,39393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4613" calcext:value-type="float">
            <text:p>0,3946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4775" calcext:value-type="float">
            <text:p>0,3947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5257" calcext:value-type="float">
            <text:p>0,39525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5408" calcext:value-type="float">
            <text:p>0,3954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5833" calcext:value-type="float">
            <text:p>0,3958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6855" calcext:value-type="float">
            <text:p>0,3968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7368" calcext:value-type="float">
            <text:p>0,39736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7436" calcext:value-type="float">
            <text:p>0,3974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7582" calcext:value-type="float">
            <text:p>0,39758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397619" calcext:value-type="float">
            <text:p>0,39761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398374" calcext:value-type="float">
            <text:p>0,3983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0.400794" calcext:value-type="float">
            <text:p>0,4007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1149" calcext:value-type="float">
            <text:p>0,40114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1478" calcext:value-type="float">
            <text:p>0,4014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1786" calcext:value-type="float">
            <text:p>0,4017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1943" calcext:value-type="float">
            <text:p>0,4019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1948" calcext:value-type="float">
            <text:p>0,4019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2778" calcext:value-type="float">
            <text:p>0,4027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4762" calcext:value-type="float">
            <text:p>0,40476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404863" calcext:value-type="float">
            <text:p>0,4048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5" calcext:value-type="float">
            <text:p>0,4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5263" calcext:value-type="float">
            <text:p>0,4052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6238" calcext:value-type="float">
            <text:p>0,4062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6593" calcext:value-type="float">
            <text:p>0,406593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407308" calcext:value-type="float">
            <text:p>0,4073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753" calcext:value-type="float">
            <text:p>0,407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8408" calcext:value-type="float">
            <text:p>0,4084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8497" calcext:value-type="float">
            <text:p>0,4084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09091" calcext:value-type="float">
            <text:p>0,409091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409524" calcext:value-type="float">
            <text:p>0,4095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0101" calcext:value-type="float">
            <text:p>0,4101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0256" calcext:value-type="float">
            <text:p>0,41025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410714" calcext:value-type="float">
            <text:p>0,41071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411111" calcext:value-type="float">
            <text:p>0,4111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1494" calcext:value-type="float">
            <text:p>0,4114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1667" calcext:value-type="float">
            <text:p>0,411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2088" calcext:value-type="float">
            <text:p>0,4120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2281" calcext:value-type="float">
            <text:p>0,4122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3306" calcext:value-type="float">
            <text:p>0,41330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3731" calcext:value-type="float">
            <text:p>0,4137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4053" calcext:value-type="float">
            <text:p>0,4140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4286" calcext:value-type="float">
            <text:p>0,41428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415205" calcext:value-type="float">
            <text:p>0,4152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5649" calcext:value-type="float">
            <text:p>0,41564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6667" calcext:value-type="float">
            <text:p>0,41666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0.416807" calcext:value-type="float">
            <text:p>0,41680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6923" calcext:value-type="float">
            <text:p>0,4169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7477" calcext:value-type="float">
            <text:p>0,41747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8182" calcext:value-type="float">
            <text:p>0,41818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8793" calcext:value-type="float">
            <text:p>0,41879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8803" calcext:value-type="float">
            <text:p>0,4188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9048" calcext:value-type="float">
            <text:p>0,4190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19289" calcext:value-type="float">
            <text:p>0,4192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0635" calcext:value-type="float">
            <text:p>0,42063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420833" calcext:value-type="float">
            <text:p>0,4208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0949" calcext:value-type="float">
            <text:p>0,42094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1053" calcext:value-type="float">
            <text:p>0,4210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1142" calcext:value-type="float">
            <text:p>0,4211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1176" calcext:value-type="float">
            <text:p>0,4211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1839" calcext:value-type="float">
            <text:p>0,42183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2222" calcext:value-type="float">
            <text:p>0,4222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3077" calcext:value-type="float">
            <text:p>0,42307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423611" calcext:value-type="float">
            <text:p>0,4236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3765" calcext:value-type="float">
            <text:p>0,4237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381" calcext:value-type="float">
            <text:p>0,423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3913" calcext:value-type="float">
            <text:p>0,4239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4242" calcext:value-type="float">
            <text:p>0,4242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5806" calcext:value-type="float">
            <text:p>0,42580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6031" calcext:value-type="float">
            <text:p>0,4260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6667" calcext:value-type="float">
            <text:p>0,426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6877" calcext:value-type="float">
            <text:p>0,42687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6901" calcext:value-type="float">
            <text:p>0,4269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7223" calcext:value-type="float">
            <text:p>0,4272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7273" calcext:value-type="float">
            <text:p>0,427273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427743" calcext:value-type="float">
            <text:p>0,4277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8571" calcext:value-type="float">
            <text:p>0,42857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0.429167" calcext:value-type="float">
            <text:p>0,4291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9348" calcext:value-type="float">
            <text:p>0,4293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29825" calcext:value-type="float">
            <text:p>0,4298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0147" calcext:value-type="float">
            <text:p>0,4301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0159" calcext:value-type="float">
            <text:p>0,43015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0556" calcext:value-type="float">
            <text:p>0,43055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431373" calcext:value-type="float">
            <text:p>0,4313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141" calcext:value-type="float">
            <text:p>0,431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1579" calcext:value-type="float">
            <text:p>0,43157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1721" calcext:value-type="float">
            <text:p>0,4317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1818" calcext:value-type="float">
            <text:p>0,4318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3333" calcext:value-type="float">
            <text:p>0,43333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0.433698" calcext:value-type="float">
            <text:p>0,43369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3747" calcext:value-type="float">
            <text:p>0,4337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4066" calcext:value-type="float">
            <text:p>0,43406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4211" calcext:value-type="float">
            <text:p>0,4342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5435" calcext:value-type="float">
            <text:p>0,4354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5714" calcext:value-type="float">
            <text:p>0,43571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5874" calcext:value-type="float">
            <text:p>0,4358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5897" calcext:value-type="float">
            <text:p>0,4358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6364" calcext:value-type="float">
            <text:p>0,43636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436559" calcext:value-type="float">
            <text:p>0,43655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75" calcext:value-type="float">
            <text:p>0,43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8095" calcext:value-type="float">
            <text:p>0,43809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8596" calcext:value-type="float">
            <text:p>0,43859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8746" calcext:value-type="float">
            <text:p>0,4387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9153" calcext:value-type="float">
            <text:p>0,4391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9273" calcext:value-type="float">
            <text:p>0,4392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3956" calcext:value-type="float">
            <text:p>0,4395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439831" calcext:value-type="float">
            <text:p>0,4398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0856" calcext:value-type="float">
            <text:p>0,4408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127" calcext:value-type="float">
            <text:p>0,4412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1621" calcext:value-type="float">
            <text:p>0,4416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2308" calcext:value-type="float">
            <text:p>0,4423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302" calcext:value-type="float">
            <text:p>0,4430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3439" calcext:value-type="float">
            <text:p>0,44343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3723" calcext:value-type="float">
            <text:p>0,4437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3841" calcext:value-type="float">
            <text:p>0,4438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4444" calcext:value-type="float">
            <text:p>0,444444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445143" calcext:value-type="float">
            <text:p>0,4451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5253" calcext:value-type="float">
            <text:p>0,4452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6429" calcext:value-type="float">
            <text:p>0,44642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0.447368" calcext:value-type="float">
            <text:p>0,44736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8029" calcext:value-type="float">
            <text:p>0,4480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8052" calcext:value-type="float">
            <text:p>0,44805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448276" calcext:value-type="float">
            <text:p>0,4482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8529" calcext:value-type="float">
            <text:p>0,4485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9048" calcext:value-type="float">
            <text:p>0,4490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9059" calcext:value-type="float">
            <text:p>0,44905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49495" calcext:value-type="float">
            <text:p>0,44949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0.450104" calcext:value-type="float">
            <text:p>0,45010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0204" calcext:value-type="float">
            <text:p>0,45020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0593" calcext:value-type="float">
            <text:p>0,45059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1567" calcext:value-type="float">
            <text:p>0,4515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2381" calcext:value-type="float">
            <text:p>0,45238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0.452632" calcext:value-type="float">
            <text:p>0,4526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2962" calcext:value-type="float">
            <text:p>0,4529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3763" calcext:value-type="float">
            <text:p>0,4537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3846" calcext:value-type="float">
            <text:p>0,4538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4167" calcext:value-type="float">
            <text:p>0,4541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4248" calcext:value-type="float">
            <text:p>0,4542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4545" calcext:value-type="float">
            <text:p>0,45454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455" calcext:value-type="float">
            <text:p>0,4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5263" calcext:value-type="float">
            <text:p>0,4552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5556" calcext:value-type="float">
            <text:p>0,4555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5882" calcext:value-type="float">
            <text:p>0,45588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6522" calcext:value-type="float">
            <text:p>0,45652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456923" calcext:value-type="float">
            <text:p>0,4569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7143" calcext:value-type="float">
            <text:p>0,4571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7661" calcext:value-type="float">
            <text:p>0,45766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8333" calcext:value-type="float">
            <text:p>0,458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58824" calcext:value-type="float">
            <text:p>0,4588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0114" calcext:value-type="float">
            <text:p>0,46011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0383" calcext:value-type="float">
            <text:p>0,46038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087" calcext:value-type="float">
            <text:p>0,4608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161" calcext:value-type="float">
            <text:p>0,4616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1945" calcext:value-type="float">
            <text:p>0,4619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2121" calcext:value-type="float">
            <text:p>0,4621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3636" calcext:value-type="float">
            <text:p>0,4636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4286" calcext:value-type="float">
            <text:p>0,4642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5517" calcext:value-type="float">
            <text:p>0,4655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6063" calcext:value-type="float">
            <text:p>0,4660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6154" calcext:value-type="float">
            <text:p>0,4661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6667" calcext:value-type="float">
            <text:p>0,46666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0.466912" calcext:value-type="float">
            <text:p>0,4669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6937" calcext:value-type="float">
            <text:p>0,4669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732" calcext:value-type="float">
            <text:p>0,467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7683" calcext:value-type="float">
            <text:p>0,46768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67949" calcext:value-type="float">
            <text:p>0,46794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0833" calcext:value-type="float">
            <text:p>0,4708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1429" calcext:value-type="float">
            <text:p>0,4714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193" calcext:value-type="float">
            <text:p>0,4719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2222" calcext:value-type="float">
            <text:p>0,47222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472468" calcext:value-type="float">
            <text:p>0,47246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3171" calcext:value-type="float">
            <text:p>0,47317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3333" calcext:value-type="float">
            <text:p>0,47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3878" calcext:value-type="float">
            <text:p>0,4738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4265" calcext:value-type="float">
            <text:p>0,4742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5362" calcext:value-type="float">
            <text:p>0,4753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5862" calcext:value-type="float">
            <text:p>0,4758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619" calcext:value-type="float">
            <text:p>0,476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477208" calcext:value-type="float">
            <text:p>0,4772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77778" calcext:value-type="float">
            <text:p>0,47777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480769" calcext:value-type="float">
            <text:p>0,4807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169" calcext:value-type="float">
            <text:p>0,481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2143" calcext:value-type="float">
            <text:p>0,482143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48366" calcext:value-type="float">
            <text:p>0,4836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4848" calcext:value-type="float">
            <text:p>0,4848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538" calcext:value-type="float">
            <text:p>0,485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6166" calcext:value-type="float">
            <text:p>0,48616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6928" calcext:value-type="float">
            <text:p>0,4869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7179" calcext:value-type="float">
            <text:p>0,48717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7844" calcext:value-type="float">
            <text:p>0,48784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7988" calcext:value-type="float">
            <text:p>0,4879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8235" calcext:value-type="float">
            <text:p>0,4882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8889" calcext:value-type="float">
            <text:p>0,4888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8971" calcext:value-type="float">
            <text:p>0,48897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8913" calcext:value-type="float">
            <text:p>0,489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90909" calcext:value-type="float">
            <text:p>0,49090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91404" calcext:value-type="float">
            <text:p>0,49140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91969" calcext:value-type="float">
            <text:p>0,4919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92424" calcext:value-type="float">
            <text:p>0,4924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93464" calcext:value-type="float">
            <text:p>0,49346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494737" calcext:value-type="float">
            <text:p>0,4947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96795" calcext:value-type="float">
            <text:p>0,49679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497619" calcext:value-type="float">
            <text:p>0,49761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0.501323" calcext:value-type="float">
            <text:p>0,5013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1667" calcext:value-type="float">
            <text:p>0,501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2164" calcext:value-type="float">
            <text:p>0,50216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242" calcext:value-type="float">
            <text:p>0,502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2924" calcext:value-type="float">
            <text:p>0,5029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3063" calcext:value-type="float">
            <text:p>0,5030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3145" calcext:value-type="float">
            <text:p>0,5031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3265" calcext:value-type="float">
            <text:p>0,5032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3333" calcext:value-type="float">
            <text:p>0,50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4167" calcext:value-type="float">
            <text:p>0,5041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4762" calcext:value-type="float">
            <text:p>0,5047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5288" calcext:value-type="float">
            <text:p>0,5052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641" calcext:value-type="float">
            <text:p>0,506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7692" calcext:value-type="float">
            <text:p>0,50769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8767" calcext:value-type="float">
            <text:p>0,5087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09524" calcext:value-type="float">
            <text:p>0,5095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0317" calcext:value-type="float">
            <text:p>0,5103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0989" calcext:value-type="float">
            <text:p>0,51098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11029" calcext:value-type="float">
            <text:p>0,5110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1111" calcext:value-type="float">
            <text:p>0,5111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3072" calcext:value-type="float">
            <text:p>0,51307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3158" calcext:value-type="float">
            <text:p>0,51315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3357" calcext:value-type="float">
            <text:p>0,51335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3547" calcext:value-type="float">
            <text:p>0,5135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3605" calcext:value-type="float">
            <text:p>0,5136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3889" calcext:value-type="float">
            <text:p>0,51388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513978" calcext:value-type="float">
            <text:p>0,5139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4493" calcext:value-type="float">
            <text:p>0,51449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5152" calcext:value-type="float">
            <text:p>0,51515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567" calcext:value-type="float">
            <text:p>0,515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6234" calcext:value-type="float">
            <text:p>0,51623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634" calcext:value-type="float">
            <text:p>0,5163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7213" calcext:value-type="float">
            <text:p>0,5172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7647" calcext:value-type="float">
            <text:p>0,5176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7857" calcext:value-type="float">
            <text:p>0,51785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518182" calcext:value-type="float">
            <text:p>0,518182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518219" calcext:value-type="float">
            <text:p>0,5182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8462" calcext:value-type="float">
            <text:p>0,5184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18644" calcext:value-type="float">
            <text:p>0,51864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0833" calcext:value-type="float">
            <text:p>0,52083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21053" calcext:value-type="float">
            <text:p>0,5210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1169" calcext:value-type="float">
            <text:p>0,5211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1441" calcext:value-type="float">
            <text:p>0,5214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1569" calcext:value-type="float">
            <text:p>0,5215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1739" calcext:value-type="float">
            <text:p>0,52173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1978" calcext:value-type="float">
            <text:p>0,5219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2222" calcext:value-type="float">
            <text:p>0,5222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3066" calcext:value-type="float">
            <text:p>0,52306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381" calcext:value-type="float">
            <text:p>0,523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5604" calcext:value-type="float">
            <text:p>0,52560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5641" calcext:value-type="float">
            <text:p>0,52564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26629" calcext:value-type="float">
            <text:p>0,5266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6956" calcext:value-type="float">
            <text:p>0,5269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7273" calcext:value-type="float">
            <text:p>0,5272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7473" calcext:value-type="float">
            <text:p>0,5274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7778" calcext:value-type="float">
            <text:p>0,52777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29231" calcext:value-type="float">
            <text:p>0,5292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9412" calcext:value-type="float">
            <text:p>0,5294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29781" calcext:value-type="float">
            <text:p>0,5297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31621" calcext:value-type="float">
            <text:p>0,5316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32164" calcext:value-type="float">
            <text:p>0,53216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32967" calcext:value-type="float">
            <text:p>0,53296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33333" calcext:value-type="float">
            <text:p>0,533333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0.534188" calcext:value-type="float">
            <text:p>0,5341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34483" calcext:value-type="float">
            <text:p>0,53448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35714" calcext:value-type="float">
            <text:p>0,53571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35941" calcext:value-type="float">
            <text:p>0,53594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36232" calcext:value-type="float">
            <text:p>0,5362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36797" calcext:value-type="float">
            <text:p>0,5367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38333" calcext:value-type="float">
            <text:p>0,538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38798" calcext:value-type="float">
            <text:p>0,53879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38889" calcext:value-type="float">
            <text:p>0,5388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38908" calcext:value-type="float">
            <text:p>0,5389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1126" calcext:value-type="float">
            <text:p>0,54112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1667" calcext:value-type="float">
            <text:p>0,541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2105" calcext:value-type="float">
            <text:p>0,5421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2857" calcext:value-type="float">
            <text:p>0,54285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329" calcext:value-type="float">
            <text:p>0,543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3333" calcext:value-type="float">
            <text:p>0,54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3956" calcext:value-type="float">
            <text:p>0,5439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4928" calcext:value-type="float">
            <text:p>0,5449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4974" calcext:value-type="float">
            <text:p>0,5449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5238" calcext:value-type="float">
            <text:p>0,5452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5455" calcext:value-type="float">
            <text:p>0,54545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45833" calcext:value-type="float">
            <text:p>0,54583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47268" calcext:value-type="float">
            <text:p>0,54726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7368" calcext:value-type="float">
            <text:p>0,54736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7431" calcext:value-type="float">
            <text:p>0,5474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7619" calcext:value-type="float">
            <text:p>0,5476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902" calcext:value-type="float">
            <text:p>0,5490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9359" calcext:value-type="float">
            <text:p>0,54935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49708" calcext:value-type="float">
            <text:p>0,5497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0.552288" calcext:value-type="float">
            <text:p>0,5522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52632" calcext:value-type="float">
            <text:p>0,55263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53571" calcext:value-type="float">
            <text:p>0,55357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54348" calcext:value-type="float">
            <text:p>0,5543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54945" calcext:value-type="float">
            <text:p>0,5549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55147" calcext:value-type="float">
            <text:p>0,5551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55556" calcext:value-type="float">
            <text:p>0,55555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0.557143" calcext:value-type="float">
            <text:p>0,5571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59524" calcext:value-type="float">
            <text:p>0,5595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0526" calcext:value-type="float">
            <text:p>0,56052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0606" calcext:value-type="float">
            <text:p>0,56060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61254" calcext:value-type="float">
            <text:p>0,5612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1538" calcext:value-type="float">
            <text:p>0,5615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2389" calcext:value-type="float">
            <text:p>0,5623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25" calcext:value-type="float">
            <text:p>0,56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3492" calcext:value-type="float">
            <text:p>0,56349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3636" calcext:value-type="float">
            <text:p>0,5636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4286" calcext:value-type="float">
            <text:p>0,5642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4327" calcext:value-type="float">
            <text:p>0,56432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6176" calcext:value-type="float">
            <text:p>0,5661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6667" calcext:value-type="float">
            <text:p>0,56666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568182" calcext:value-type="float">
            <text:p>0,56818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68817" calcext:value-type="float">
            <text:p>0,5688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9444" calcext:value-type="float">
            <text:p>0,56944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9512" calcext:value-type="float">
            <text:p>0,5695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69853" calcext:value-type="float">
            <text:p>0,5698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70513" calcext:value-type="float">
            <text:p>0,57051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70769" calcext:value-type="float">
            <text:p>0,5707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71429" calcext:value-type="float">
            <text:p>0,57142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0.572192" calcext:value-type="float">
            <text:p>0,57219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72727" calcext:value-type="float">
            <text:p>0,57272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74074" calcext:value-type="float">
            <text:p>0,5740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7619" calcext:value-type="float">
            <text:p>0,576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76471" calcext:value-type="float">
            <text:p>0,57647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77206" calcext:value-type="float">
            <text:p>0,57720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78078" calcext:value-type="float">
            <text:p>0,5780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78818" calcext:value-type="float">
            <text:p>0,5788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78947" calcext:value-type="float">
            <text:p>0,5789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80087" calcext:value-type="float">
            <text:p>0,58008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80952" calcext:value-type="float">
            <text:p>0,58095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81028" calcext:value-type="float">
            <text:p>0,5810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81301" calcext:value-type="float">
            <text:p>0,5813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81579" calcext:value-type="float">
            <text:p>0,58157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82418" calcext:value-type="float">
            <text:p>0,5824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83333" calcext:value-type="float">
            <text:p>0,583333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0.58428" calcext:value-type="float">
            <text:p>0,584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85979" calcext:value-type="float">
            <text:p>0,58597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87719" calcext:value-type="float">
            <text:p>0,5877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88889" calcext:value-type="float">
            <text:p>0,58888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589103" calcext:value-type="float">
            <text:p>0,5891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89286" calcext:value-type="float">
            <text:p>0,58928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591667" calcext:value-type="float">
            <text:p>0,591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918" calcext:value-type="float">
            <text:p>0,59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93277" calcext:value-type="float">
            <text:p>0,59327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93333" calcext:value-type="float">
            <text:p>0,59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94737" calcext:value-type="float">
            <text:p>0,5947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95238" calcext:value-type="float">
            <text:p>0,59523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595833" calcext:value-type="float">
            <text:p>0,5958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96154" calcext:value-type="float">
            <text:p>0,5961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597222" calcext:value-type="float">
            <text:p>0,59722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599638" calcext:value-type="float">
            <text:p>0,5996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0.604839" calcext:value-type="float">
            <text:p>0,60483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05263" calcext:value-type="float">
            <text:p>0,6052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06061" calcext:value-type="float">
            <text:p>0,60606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607143" calcext:value-type="float">
            <text:p>0,6071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07397" calcext:value-type="float">
            <text:p>0,6073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08333" calcext:value-type="float">
            <text:p>0,608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08974" calcext:value-type="float">
            <text:p>0,6089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0989" calcext:value-type="float">
            <text:p>0,609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11111" calcext:value-type="float">
            <text:p>0,61111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6125" calcext:value-type="float">
            <text:p>0,61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13333" calcext:value-type="float">
            <text:p>0,61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13636" calcext:value-type="float">
            <text:p>0,6136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14379" calcext:value-type="float">
            <text:p>0,61437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16601" calcext:value-type="float">
            <text:p>0,6166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16667" calcext:value-type="float">
            <text:p>0,61666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617647" calcext:value-type="float">
            <text:p>0,6176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17946" calcext:value-type="float">
            <text:p>0,61794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18182" calcext:value-type="float">
            <text:p>0,61818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18254" calcext:value-type="float">
            <text:p>0,61825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19048" calcext:value-type="float">
            <text:p>0,61904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620833" calcext:value-type="float">
            <text:p>0,6208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20879" calcext:value-type="float">
            <text:p>0,62087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21212" calcext:value-type="float">
            <text:p>0,6212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21795" calcext:value-type="float">
            <text:p>0,62179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622222" calcext:value-type="float">
            <text:p>0,62222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624731" calcext:value-type="float">
            <text:p>0,6247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625347" calcext:value-type="float">
            <text:p>0,6253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28788" calcext:value-type="float">
            <text:p>0,6287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28947" calcext:value-type="float">
            <text:p>0,6289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29167" calcext:value-type="float">
            <text:p>0,6291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30435" calcext:value-type="float">
            <text:p>0,6304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30719" calcext:value-type="float">
            <text:p>0,6307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3229" calcext:value-type="float">
            <text:p>0,632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33333" calcext:value-type="float">
            <text:p>0,63333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0.636029" calcext:value-type="float">
            <text:p>0,6360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36364" calcext:value-type="float">
            <text:p>0,63636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39163" calcext:value-type="float">
            <text:p>0,6391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39706" calcext:value-type="float">
            <text:p>0,63970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39929" calcext:value-type="float">
            <text:p>0,6399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42857" calcext:value-type="float">
            <text:p>0,64285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643077" calcext:value-type="float">
            <text:p>0,64307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43275" calcext:value-type="float">
            <text:p>0,6432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43939" calcext:value-type="float">
            <text:p>0,64393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644144" calcext:value-type="float">
            <text:p>0,64414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44385" calcext:value-type="float">
            <text:p>0,64438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44444" calcext:value-type="float">
            <text:p>0,64444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644895" calcext:value-type="float">
            <text:p>0,64489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45022" calcext:value-type="float">
            <text:p>0,6450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45455" calcext:value-type="float">
            <text:p>0,6454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47692" calcext:value-type="float">
            <text:p>0,64769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650327" calcext:value-type="float">
            <text:p>0,65032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650735" calcext:value-type="float">
            <text:p>0,6507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52439" calcext:value-type="float">
            <text:p>0,65243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52778" calcext:value-type="float">
            <text:p>0,6527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53595" calcext:value-type="float">
            <text:p>0,65359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54545" calcext:value-type="float">
            <text:p>0,6545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55556" calcext:value-type="float">
            <text:p>0,65555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656085" calcext:value-type="float">
            <text:p>0,65608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56863" calcext:value-type="float">
            <text:p>0,6568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58266" calcext:value-type="float">
            <text:p>0,65826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60173" calcext:value-type="float">
            <text:p>0,6601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60256" calcext:value-type="float">
            <text:p>0,6602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61319" calcext:value-type="float">
            <text:p>0,6613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61905" calcext:value-type="float">
            <text:p>0,6619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63399" calcext:value-type="float">
            <text:p>0,66339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63492" calcext:value-type="float">
            <text:p>0,66349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64835" calcext:value-type="float">
            <text:p>0,66483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665242" calcext:value-type="float">
            <text:p>0,6652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66667" calcext:value-type="float">
            <text:p>0,66666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0.669591" calcext:value-type="float">
            <text:p>0,66959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70588" calcext:value-type="float">
            <text:p>0,6705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73077" calcext:value-type="float">
            <text:p>0,67307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74242" calcext:value-type="float">
            <text:p>0,6742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75824" calcext:value-type="float">
            <text:p>0,6758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7619" calcext:value-type="float">
            <text:p>0,676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78571" calcext:value-type="float">
            <text:p>0,67857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681511" calcext:value-type="float">
            <text:p>0,6815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81818" calcext:value-type="float">
            <text:p>0,6818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83333" calcext:value-type="float">
            <text:p>0,68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88312" calcext:value-type="float">
            <text:p>0,68831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89394" calcext:value-type="float">
            <text:p>0,6893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90476" calcext:value-type="float">
            <text:p>0,69047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690909" calcext:value-type="float">
            <text:p>0,69090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91667" calcext:value-type="float">
            <text:p>0,6916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92982" calcext:value-type="float">
            <text:p>0,69298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94444" calcext:value-type="float">
            <text:p>0,69444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95906" calcext:value-type="float">
            <text:p>0,69590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696429" calcext:value-type="float">
            <text:p>0,69642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698718" calcext:value-type="float">
            <text:p>0,6987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0.703629" calcext:value-type="float">
            <text:p>0,7036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04167" calcext:value-type="float">
            <text:p>0,7041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04545" calcext:value-type="float">
            <text:p>0,7045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05128" calcext:value-type="float">
            <text:p>0,7051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05376" calcext:value-type="float">
            <text:p>0,70537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05803" calcext:value-type="float">
            <text:p>0,7058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06774" calcext:value-type="float">
            <text:p>0,7067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10526" calcext:value-type="float">
            <text:p>0,71052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14286" calcext:value-type="float">
            <text:p>0,71428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0.719697" calcext:value-type="float">
            <text:p>0,71969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21053" calcext:value-type="float">
            <text:p>0,72105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22222" calcext:value-type="float">
            <text:p>0,7222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26601" calcext:value-type="float">
            <text:p>0,7266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27273" calcext:value-type="float">
            <text:p>0,7272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27513" calcext:value-type="float">
            <text:p>0,7275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31183" calcext:value-type="float">
            <text:p>0,73118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32143" calcext:value-type="float">
            <text:p>0,7321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33333" calcext:value-type="float">
            <text:p>0,73333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734211" calcext:value-type="float">
            <text:p>0,7342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35043" calcext:value-type="float">
            <text:p>0,73504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36782" calcext:value-type="float">
            <text:p>0,73678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38095" calcext:value-type="float">
            <text:p>0,73809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738562" calcext:value-type="float">
            <text:p>0,7385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42105" calcext:value-type="float">
            <text:p>0,74210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42424" calcext:value-type="float">
            <text:p>0,7424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42647" calcext:value-type="float">
            <text:p>0,74264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45455" calcext:value-type="float">
            <text:p>0,7454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47355" calcext:value-type="float">
            <text:p>0,7473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0.754545" calcext:value-type="float">
            <text:p>0,7545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55556" calcext:value-type="float">
            <text:p>0,75555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60582" calcext:value-type="float">
            <text:p>0,76058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62821" calcext:value-type="float">
            <text:p>0,7628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63889" calcext:value-type="float">
            <text:p>0,7638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66667" calcext:value-type="float">
            <text:p>0,76666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767857" calcext:value-type="float">
            <text:p>0,76785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768421" calcext:value-type="float">
            <text:p>0,7684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72727" calcext:value-type="float">
            <text:p>0,77272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74725" calcext:value-type="float">
            <text:p>0,7747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75132" calcext:value-type="float">
            <text:p>0,7751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77778" calcext:value-type="float">
            <text:p>0,7777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81818" calcext:value-type="float">
            <text:p>0,7818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785714" calcext:value-type="float">
            <text:p>0,78571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0.794118" calcext:value-type="float">
            <text:p>0,7941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804167" calcext:value-type="float">
            <text:p>0,80416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804615" calcext:value-type="float">
            <text:p>0,8046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804762" calcext:value-type="float">
            <text:p>0,8047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809524" calcext:value-type="float">
            <text:p>0,8095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809783" calcext:value-type="float">
            <text:p>0,80978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833333" calcext:value-type="float">
            <text:p>0,83333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0.849265" calcext:value-type="float">
            <text:p>0,84926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857143" calcext:value-type="float">
            <text:p>0,85714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866667" calcext:value-type="float">
            <text:p>0,86666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878788" calcext:value-type="float">
            <text:p>0,8787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880952" calcext:value-type="float">
            <text:p>0,88095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902778" calcext:value-type="float">
            <text:p>0,90277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904762" calcext:value-type="float">
            <text:p>0,90476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909524" calcext:value-type="float">
            <text:p>0,9095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916667" calcext:value-type="float">
            <text:p>0,91666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0.920833" calcext:value-type="float">
            <text:p>0,9208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944444" calcext:value-type="float">
            <text:p>0,94444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946429" calcext:value-type="float">
            <text:p>0,9464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952381" calcext:value-type="float">
            <text:p>0,9523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966667" calcext:value-type="float">
            <text:p>0,96666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0.972222" calcext:value-type="float">
            <text:p>0,9722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Total Resultado</text:p>
          </table:table-cell>
          <table:table-cell table:style-name="ce9" office:value-type="float" office:value="1916" calcext:value-type="float">
            <text:p>1916</text:p>
          </table:table-cell>
          <table:table-cell table:number-columns-repeated="10"/>
        </table:table-row>
      </table:table>
      <table:named-expressions/>
      <table:database-ranges>
        <table:database-range table:name="Clustering" table:target-range-address="coeficiente_clustering.A1:coeficiente_clustering.A1048576" table:on-update-keep-styles="true" table:on-update-keep-size="false"/>
      </table:database-ranges>
      <table:data-pilot-tables>
        <table:data-pilot-table table:name="DataPilot1" table:application-data="" table:target-range-address="'Tabla dinámica_coeficiente_clustering_1'.A1:'Tabla dinámica_coeficiente_clustering_1'.B1155" table:buttons="'Tabla dinámica_coeficiente_clustering_1'.A1" table:show-filter-button="false" table:drill-down-on-double-click="false">
          <table:source-cell-range table:cell-range-address="coeficiente_clustering.A1:coeficiente_clustering.A191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ustering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20407" table:display="true" table:show-details="true"/>
                <table:data-pilot-member table:name="0,034485" table:display="true" table:show-details="true"/>
                <table:data-pilot-member table:name="0,0404" table:display="true" table:show-details="true"/>
                <table:data-pilot-member table:name="0,040953" table:display="true" table:show-details="true"/>
                <table:data-pilot-member table:name="0,04228" table:display="true" table:show-details="true"/>
                <table:data-pilot-member table:name="0,047256" table:display="true" table:show-details="true"/>
                <table:data-pilot-member table:name="0,052787" table:display="true" table:show-details="true"/>
                <table:data-pilot-member table:name="0,057191" table:display="true" table:show-details="true"/>
                <table:data-pilot-member table:name="0,062244" table:display="true" table:show-details="true"/>
                <table:data-pilot-member table:name="0,06254" table:display="true" table:show-details="true"/>
                <table:data-pilot-member table:name="0,063727" table:display="true" table:show-details="true"/>
                <table:data-pilot-member table:name="0,066667" table:display="true" table:show-details="true"/>
                <table:data-pilot-member table:name="0,06705" table:display="true" table:show-details="true"/>
                <table:data-pilot-member table:name="0,070473" table:display="true" table:show-details="true"/>
                <table:data-pilot-member table:name="0,074878" table:display="true" table:show-details="true"/>
                <table:data-pilot-member table:name="0,07717" table:display="true" table:show-details="true"/>
                <table:data-pilot-member table:name="0,078411" table:display="true" table:show-details="true"/>
                <table:data-pilot-member table:name="0,07862" table:display="true" table:show-details="true"/>
                <table:data-pilot-member table:name="0,079272" table:display="true" table:show-details="true"/>
                <table:data-pilot-member table:name="0,080309" table:display="true" table:show-details="true"/>
                <table:data-pilot-member table:name="0,082023" table:display="true" table:show-details="true"/>
                <table:data-pilot-member table:name="0,082172" table:display="true" table:show-details="true"/>
                <table:data-pilot-member table:name="0,083333" table:display="true" table:show-details="true"/>
                <table:data-pilot-member table:name="0,085649" table:display="true" table:show-details="true"/>
                <table:data-pilot-member table:name="0,085885" table:display="true" table:show-details="true"/>
                <table:data-pilot-member table:name="0,086397" table:display="true" table:show-details="true"/>
                <table:data-pilot-member table:name="0,088889" table:display="true" table:show-details="true"/>
                <table:data-pilot-member table:name="0,090162" table:display="true" table:show-details="true"/>
                <table:data-pilot-member table:name="0,095865" table:display="true" table:show-details="true"/>
                <table:data-pilot-member table:name="0,096606" table:display="true" table:show-details="true"/>
                <table:data-pilot-member table:name="0,097998" table:display="true" table:show-details="true"/>
                <table:data-pilot-member table:name="0,098532" table:display="true" table:show-details="true"/>
                <table:data-pilot-member table:name="0,098852" table:display="true" table:show-details="true"/>
                <table:data-pilot-member table:name="0,099317" table:display="true" table:show-details="true"/>
                <table:data-pilot-member table:name="0,101292" table:display="true" table:show-details="true"/>
                <table:data-pilot-member table:name="0,101815" table:display="true" table:show-details="true"/>
                <table:data-pilot-member table:name="0,103379" table:display="true" table:show-details="true"/>
                <table:data-pilot-member table:name="0,105604" table:display="true" table:show-details="true"/>
                <table:data-pilot-member table:name="0,106048" table:display="true" table:show-details="true"/>
                <table:data-pilot-member table:name="0,106861" table:display="true" table:show-details="true"/>
                <table:data-pilot-member table:name="0,107018" table:display="true" table:show-details="true"/>
                <table:data-pilot-member table:name="0,107143" table:display="true" table:show-details="true"/>
                <table:data-pilot-member table:name="0,10735" table:display="true" table:show-details="true"/>
                <table:data-pilot-member table:name="0,108374" table:display="true" table:show-details="true"/>
                <table:data-pilot-member table:name="0,112903" table:display="true" table:show-details="true"/>
                <table:data-pilot-member table:name="0,114776" table:display="true" table:show-details="true"/>
                <table:data-pilot-member table:name="0,115385" table:display="true" table:show-details="true"/>
                <table:data-pilot-member table:name="0,116294" table:display="true" table:show-details="true"/>
                <table:data-pilot-member table:name="0,117273" table:display="true" table:show-details="true"/>
                <table:data-pilot-member table:name="0,119048" table:display="true" table:show-details="true"/>
                <table:data-pilot-member table:name="0,11918" table:display="true" table:show-details="true"/>
                <table:data-pilot-member table:name="0,119725" table:display="true" table:show-details="true"/>
                <table:data-pilot-member table:name="0,120655" table:display="true" table:show-details="true"/>
                <table:data-pilot-member table:name="0,122541" table:display="true" table:show-details="true"/>
                <table:data-pilot-member table:name="0,12542" table:display="true" table:show-details="true"/>
                <table:data-pilot-member table:name="0,127437" table:display="true" table:show-details="true"/>
                <table:data-pilot-member table:name="0,12878" table:display="true" table:show-details="true"/>
                <table:data-pilot-member table:name="0,128788" table:display="true" table:show-details="true"/>
                <table:data-pilot-member table:name="0,129967" table:display="true" table:show-details="true"/>
                <table:data-pilot-member table:name="0,130354" table:display="true" table:show-details="true"/>
                <table:data-pilot-member table:name="0,132959" table:display="true" table:show-details="true"/>
                <table:data-pilot-member table:name="0,13511" table:display="true" table:show-details="true"/>
                <table:data-pilot-member table:name="0,135774" table:display="true" table:show-details="true"/>
                <table:data-pilot-member table:name="0,136018" table:display="true" table:show-details="true"/>
                <table:data-pilot-member table:name="0,136869" table:display="true" table:show-details="true"/>
                <table:data-pilot-member table:name="0,137853" table:display="true" table:show-details="true"/>
                <table:data-pilot-member table:name="0,138267" table:display="true" table:show-details="true"/>
                <table:data-pilot-member table:name="0,139113" table:display="true" table:show-details="true"/>
                <table:data-pilot-member table:name="0,139643" table:display="true" table:show-details="true"/>
                <table:data-pilot-member table:name="0,141041" table:display="true" table:show-details="true"/>
                <table:data-pilot-member table:name="0,14173" table:display="true" table:show-details="true"/>
                <table:data-pilot-member table:name="0,145022" table:display="true" table:show-details="true"/>
                <table:data-pilot-member table:name="0,145354" table:display="true" table:show-details="true"/>
                <table:data-pilot-member table:name="0,145467" table:display="true" table:show-details="true"/>
                <table:data-pilot-member table:name="0,146058" table:display="true" table:show-details="true"/>
                <table:data-pilot-member table:name="0,146278" table:display="true" table:show-details="true"/>
                <table:data-pilot-member table:name="0,149026" table:display="true" table:show-details="true"/>
                <table:data-pilot-member table:name="0,149935" table:display="true" table:show-details="true"/>
                <table:data-pilot-member table:name="0,15" table:display="true" table:show-details="true"/>
                <table:data-pilot-member table:name="0,150273" table:display="true" table:show-details="true"/>
                <table:data-pilot-member table:name="0,151107" table:display="true" table:show-details="true"/>
                <table:data-pilot-member table:name="0,151515" table:display="true" table:show-details="true"/>
                <table:data-pilot-member table:name="0,151928" table:display="true" table:show-details="true"/>
                <table:data-pilot-member table:name="0,15411" table:display="true" table:show-details="true"/>
                <table:data-pilot-member table:name="0,154323" table:display="true" table:show-details="true"/>
                <table:data-pilot-member table:name="0,154825" table:display="true" table:show-details="true"/>
                <table:data-pilot-member table:name="0,154905" table:display="true" table:show-details="true"/>
                <table:data-pilot-member table:name="0,155556" table:display="true" table:show-details="true"/>
                <table:data-pilot-member table:name="0,155797" table:display="true" table:show-details="true"/>
                <table:data-pilot-member table:name="0,155996" table:display="true" table:show-details="true"/>
                <table:data-pilot-member table:name="0,15623" table:display="true" table:show-details="true"/>
                <table:data-pilot-member table:name="0,15665" table:display="true" table:show-details="true"/>
                <table:data-pilot-member table:name="0,156695" table:display="true" table:show-details="true"/>
                <table:data-pilot-member table:name="0,160714" table:display="true" table:show-details="true"/>
                <table:data-pilot-member table:name="0,161849" table:display="true" table:show-details="true"/>
                <table:data-pilot-member table:name="0,163636" table:display="true" table:show-details="true"/>
                <table:data-pilot-member table:name="0,16393" table:display="true" table:show-details="true"/>
                <table:data-pilot-member table:name="0,164148" table:display="true" table:show-details="true"/>
                <table:data-pilot-member table:name="0,1642" table:display="true" table:show-details="true"/>
                <table:data-pilot-member table:name="0,165648" table:display="true" table:show-details="true"/>
                <table:data-pilot-member table:name="0,166365" table:display="true" table:show-details="true"/>
                <table:data-pilot-member table:name="0,166376" table:display="true" table:show-details="true"/>
                <table:data-pilot-member table:name="0,166667" table:display="true" table:show-details="true"/>
                <table:data-pilot-member table:name="0,166706" table:display="true" table:show-details="true"/>
                <table:data-pilot-member table:name="0,168303" table:display="true" table:show-details="true"/>
                <table:data-pilot-member table:name="0,168871" table:display="true" table:show-details="true"/>
                <table:data-pilot-member table:name="0,169283" table:display="true" table:show-details="true"/>
                <table:data-pilot-member table:name="0,16933" table:display="true" table:show-details="true"/>
                <table:data-pilot-member table:name="0,170048" table:display="true" table:show-details="true"/>
                <table:data-pilot-member table:name="0,171263" table:display="true" table:show-details="true"/>
                <table:data-pilot-member table:name="0,172365" table:display="true" table:show-details="true"/>
                <table:data-pilot-member table:name="0,173136" table:display="true" table:show-details="true"/>
                <table:data-pilot-member table:name="0,173437" table:display="true" table:show-details="true"/>
                <table:data-pilot-member table:name="0,174076" table:display="true" table:show-details="true"/>
                <table:data-pilot-member table:name="0,174723" table:display="true" table:show-details="true"/>
                <table:data-pilot-member table:name="0,175154" table:display="true" table:show-details="true"/>
                <table:data-pilot-member table:name="0,178365" table:display="true" table:show-details="true"/>
                <table:data-pilot-member table:name="0,179197" table:display="true" table:show-details="true"/>
                <table:data-pilot-member table:name="0,179502" table:display="true" table:show-details="true"/>
                <table:data-pilot-member table:name="0,179768" table:display="true" table:show-details="true"/>
                <table:data-pilot-member table:name="0,18" table:display="true" table:show-details="true"/>
                <table:data-pilot-member table:name="0,18042" table:display="true" table:show-details="true"/>
                <table:data-pilot-member table:name="0,180643" table:display="true" table:show-details="true"/>
                <table:data-pilot-member table:name="0,181287" table:display="true" table:show-details="true"/>
                <table:data-pilot-member table:name="0,182186" table:display="true" table:show-details="true"/>
                <table:data-pilot-member table:name="0,183394" table:display="true" table:show-details="true"/>
                <table:data-pilot-member table:name="0,183824" table:display="true" table:show-details="true"/>
                <table:data-pilot-member table:name="0,183994" table:display="true" table:show-details="true"/>
                <table:data-pilot-member table:name="0,185161" table:display="true" table:show-details="true"/>
                <table:data-pilot-member table:name="0,185714" table:display="true" table:show-details="true"/>
                <table:data-pilot-member table:name="0,186674" table:display="true" table:show-details="true"/>
                <table:data-pilot-member table:name="0,188552" table:display="true" table:show-details="true"/>
                <table:data-pilot-member table:name="0,188772" table:display="true" table:show-details="true"/>
                <table:data-pilot-member table:name="0,188889" table:display="true" table:show-details="true"/>
                <table:data-pilot-member table:name="0,19026" table:display="true" table:show-details="true"/>
                <table:data-pilot-member table:name="0,190439" table:display="true" table:show-details="true"/>
                <table:data-pilot-member table:name="0,190524" table:display="true" table:show-details="true"/>
                <table:data-pilot-member table:name="0,190742" table:display="true" table:show-details="true"/>
                <table:data-pilot-member table:name="0,191667" table:display="true" table:show-details="true"/>
                <table:data-pilot-member table:name="0,192308" table:display="true" table:show-details="true"/>
                <table:data-pilot-member table:name="0,193045" table:display="true" table:show-details="true"/>
                <table:data-pilot-member table:name="0,193671" table:display="true" table:show-details="true"/>
                <table:data-pilot-member table:name="0,194063" table:display="true" table:show-details="true"/>
                <table:data-pilot-member table:name="0,195251" table:display="true" table:show-details="true"/>
                <table:data-pilot-member table:name="0,196286" table:display="true" table:show-details="true"/>
                <table:data-pilot-member table:name="0,196429" table:display="true" table:show-details="true"/>
                <table:data-pilot-member table:name="0,196893" table:display="true" table:show-details="true"/>
                <table:data-pilot-member table:name="0,196923" table:display="true" table:show-details="true"/>
                <table:data-pilot-member table:name="0,198242" table:display="true" table:show-details="true"/>
                <table:data-pilot-member table:name="0,199971" table:display="true" table:show-details="true"/>
                <table:data-pilot-member table:name="0,2" table:display="true" table:show-details="true"/>
                <table:data-pilot-member table:name="0,200848" table:display="true" table:show-details="true"/>
                <table:data-pilot-member table:name="0,201149" table:display="true" table:show-details="true"/>
                <table:data-pilot-member table:name="0,20197" table:display="true" table:show-details="true"/>
                <table:data-pilot-member table:name="0,202857" table:display="true" table:show-details="true"/>
                <table:data-pilot-member table:name="0,203056" table:display="true" table:show-details="true"/>
                <table:data-pilot-member table:name="0,203704" table:display="true" table:show-details="true"/>
                <table:data-pilot-member table:name="0,204678" table:display="true" table:show-details="true"/>
                <table:data-pilot-member table:name="0,205263" table:display="true" table:show-details="true"/>
                <table:data-pilot-member table:name="0,206522" table:display="true" table:show-details="true"/>
                <table:data-pilot-member table:name="0,207145" table:display="true" table:show-details="true"/>
                <table:data-pilot-member table:name="0,207966" table:display="true" table:show-details="true"/>
                <table:data-pilot-member table:name="0,208096" table:display="true" table:show-details="true"/>
                <table:data-pilot-member table:name="0,209208" table:display="true" table:show-details="true"/>
                <table:data-pilot-member table:name="0,209298" table:display="true" table:show-details="true"/>
                <table:data-pilot-member table:name="0,210753" table:display="true" table:show-details="true"/>
                <table:data-pilot-member table:name="0,210814" table:display="true" table:show-details="true"/>
                <table:data-pilot-member table:name="0,212551" table:display="true" table:show-details="true"/>
                <table:data-pilot-member table:name="0,214286" table:display="true" table:show-details="true"/>
                <table:data-pilot-member table:name="0,21665" table:display="true" table:show-details="true"/>
                <table:data-pilot-member table:name="0,217197" table:display="true" table:show-details="true"/>
                <table:data-pilot-member table:name="0,218421" table:display="true" table:show-details="true"/>
                <table:data-pilot-member table:name="0,21978" table:display="true" table:show-details="true"/>
                <table:data-pilot-member table:name="0,21985" table:display="true" table:show-details="true"/>
                <table:data-pilot-member table:name="0,220202" table:display="true" table:show-details="true"/>
                <table:data-pilot-member table:name="0,222222" table:display="true" table:show-details="true"/>
                <table:data-pilot-member table:name="0,222646" table:display="true" table:show-details="true"/>
                <table:data-pilot-member table:name="0,222989" table:display="true" table:show-details="true"/>
                <table:data-pilot-member table:name="0,22299" table:display="true" table:show-details="true"/>
                <table:data-pilot-member table:name="0,223194" table:display="true" table:show-details="true"/>
                <table:data-pilot-member table:name="0,223329" table:display="true" table:show-details="true"/>
                <table:data-pilot-member table:name="0,223687" table:display="true" table:show-details="true"/>
                <table:data-pilot-member table:name="0,224265" table:display="true" table:show-details="true"/>
                <table:data-pilot-member table:name="0,224731" table:display="true" table:show-details="true"/>
                <table:data-pilot-member table:name="0,22549" table:display="true" table:show-details="true"/>
                <table:data-pilot-member table:name="0,226807" table:display="true" table:show-details="true"/>
                <table:data-pilot-member table:name="0,22822" table:display="true" table:show-details="true"/>
                <table:data-pilot-member table:name="0,228571" table:display="true" table:show-details="true"/>
                <table:data-pilot-member table:name="0,230976" table:display="true" table:show-details="true"/>
                <table:data-pilot-member table:name="0,231869" table:display="true" table:show-details="true"/>
                <table:data-pilot-member table:name="0,232006" table:display="true" table:show-details="true"/>
                <table:data-pilot-member table:name="0,232143" table:display="true" table:show-details="true"/>
                <table:data-pilot-member table:name="0,232794" table:display="true" table:show-details="true"/>
                <table:data-pilot-member table:name="0,232917" table:display="true" table:show-details="true"/>
                <table:data-pilot-member table:name="0,233333" table:display="true" table:show-details="true"/>
                <table:data-pilot-member table:name="0,233846" table:display="true" table:show-details="true"/>
                <table:data-pilot-member table:name="0,234102" table:display="true" table:show-details="true"/>
                <table:data-pilot-member table:name="0,234509" table:display="true" table:show-details="true"/>
                <table:data-pilot-member table:name="0,234848" table:display="true" table:show-details="true"/>
                <table:data-pilot-member table:name="0,235017" table:display="true" table:show-details="true"/>
                <table:data-pilot-member table:name="0,235714" table:display="true" table:show-details="true"/>
                <table:data-pilot-member table:name="0,236319" table:display="true" table:show-details="true"/>
                <table:data-pilot-member table:name="0,236386" table:display="true" table:show-details="true"/>
                <table:data-pilot-member table:name="0,236499" table:display="true" table:show-details="true"/>
                <table:data-pilot-member table:name="0,23706" table:display="true" table:show-details="true"/>
                <table:data-pilot-member table:name="0,237115" table:display="true" table:show-details="true"/>
                <table:data-pilot-member table:name="0,237305" table:display="true" table:show-details="true"/>
                <table:data-pilot-member table:name="0,237931" table:display="true" table:show-details="true"/>
                <table:data-pilot-member table:name="0,238095" table:display="true" table:show-details="true"/>
                <table:data-pilot-member table:name="0,238119" table:display="true" table:show-details="true"/>
                <table:data-pilot-member table:name="0,238333" table:display="true" table:show-details="true"/>
                <table:data-pilot-member table:name="0,238575" table:display="true" table:show-details="true"/>
                <table:data-pilot-member table:name="0,238916" table:display="true" table:show-details="true"/>
                <table:data-pilot-member table:name="0,23908" table:display="true" table:show-details="true"/>
                <table:data-pilot-member table:name="0,23923" table:display="true" table:show-details="true"/>
                <table:data-pilot-member table:name="0,239474" table:display="true" table:show-details="true"/>
                <table:data-pilot-member table:name="0,240164" table:display="true" table:show-details="true"/>
                <table:data-pilot-member table:name="0,240237" table:display="true" table:show-details="true"/>
                <table:data-pilot-member table:name="0,240327" table:display="true" table:show-details="true"/>
                <table:data-pilot-member table:name="0,240868" table:display="true" table:show-details="true"/>
                <table:data-pilot-member table:name="0,241318" table:display="true" table:show-details="true"/>
                <table:data-pilot-member table:name="0,242015" table:display="true" table:show-details="true"/>
                <table:data-pilot-member table:name="0,242308" table:display="true" table:show-details="true"/>
                <table:data-pilot-member table:name="0,242647" table:display="true" table:show-details="true"/>
                <table:data-pilot-member table:name="0,243043" table:display="true" table:show-details="true"/>
                <table:data-pilot-member table:name="0,243257" table:display="true" table:show-details="true"/>
                <table:data-pilot-member table:name="0,243673" table:display="true" table:show-details="true"/>
                <table:data-pilot-member table:name="0,243697" table:display="true" table:show-details="true"/>
                <table:data-pilot-member table:name="0,244723" table:display="true" table:show-details="true"/>
                <table:data-pilot-member table:name="0,245124" table:display="true" table:show-details="true"/>
                <table:data-pilot-member table:name="0,245238" table:display="true" table:show-details="true"/>
                <table:data-pilot-member table:name="0,245848" table:display="true" table:show-details="true"/>
                <table:data-pilot-member table:name="0,246417" table:display="true" table:show-details="true"/>
                <table:data-pilot-member table:name="0,248458" table:display="true" table:show-details="true"/>
                <table:data-pilot-member table:name="0,248641" table:display="true" table:show-details="true"/>
                <table:data-pilot-member table:name="0,248812" table:display="true" table:show-details="true"/>
                <table:data-pilot-member table:name="0,249267" table:display="true" table:show-details="true"/>
                <table:data-pilot-member table:name="0,25" table:display="true" table:show-details="true"/>
                <table:data-pilot-member table:name="0,251707" table:display="true" table:show-details="true"/>
                <table:data-pilot-member table:name="0,252281" table:display="true" table:show-details="true"/>
                <table:data-pilot-member table:name="0,252457" table:display="true" table:show-details="true"/>
                <table:data-pilot-member table:name="0,252776" table:display="true" table:show-details="true"/>
                <table:data-pilot-member table:name="0,253017" table:display="true" table:show-details="true"/>
                <table:data-pilot-member table:name="0,253623" table:display="true" table:show-details="true"/>
                <table:data-pilot-member table:name="0,253846" table:display="true" table:show-details="true"/>
                <table:data-pilot-member table:name="0,253968" table:display="true" table:show-details="true"/>
                <table:data-pilot-member table:name="0,255657" table:display="true" table:show-details="true"/>
                <table:data-pilot-member table:name="0,256048" table:display="true" table:show-details="true"/>
                <table:data-pilot-member table:name="0,256115" table:display="true" table:show-details="true"/>
                <table:data-pilot-member table:name="0,257456" table:display="true" table:show-details="true"/>
                <table:data-pilot-member table:name="0,257576" table:display="true" table:show-details="true"/>
                <table:data-pilot-member table:name="0,257875" table:display="true" table:show-details="true"/>
                <table:data-pilot-member table:name="0,258065" table:display="true" table:show-details="true"/>
                <table:data-pilot-member table:name="0,258242" table:display="true" table:show-details="true"/>
                <table:data-pilot-member table:name="0,258818" table:display="true" table:show-details="true"/>
                <table:data-pilot-member table:name="0,25947" table:display="true" table:show-details="true"/>
                <table:data-pilot-member table:name="0,260582" table:display="true" table:show-details="true"/>
                <table:data-pilot-member table:name="0,261905" table:display="true" table:show-details="true"/>
                <table:data-pilot-member table:name="0,262185" table:display="true" table:show-details="true"/>
                <table:data-pilot-member table:name="0,263003" table:display="true" table:show-details="true"/>
                <table:data-pilot-member table:name="0,263515" table:display="true" table:show-details="true"/>
                <table:data-pilot-member table:name="0,263636" table:display="true" table:show-details="true"/>
                <table:data-pilot-member table:name="0,264103" table:display="true" table:show-details="true"/>
                <table:data-pilot-member table:name="0,264123" table:display="true" table:show-details="true"/>
                <table:data-pilot-member table:name="0,264182" table:display="true" table:show-details="true"/>
                <table:data-pilot-member table:name="0,264706" table:display="true" table:show-details="true"/>
                <table:data-pilot-member table:name="0,265152" table:display="true" table:show-details="true"/>
                <table:data-pilot-member table:name="0,26547" table:display="true" table:show-details="true"/>
                <table:data-pilot-member table:name="0,265625" table:display="true" table:show-details="true"/>
                <table:data-pilot-member table:name="0,265873" table:display="true" table:show-details="true"/>
                <table:data-pilot-member table:name="0,266488" table:display="true" table:show-details="true"/>
                <table:data-pilot-member table:name="0,266667" table:display="true" table:show-details="true"/>
                <table:data-pilot-member table:name="0,267432" table:display="true" table:show-details="true"/>
                <table:data-pilot-member table:name="0,268137" table:display="true" table:show-details="true"/>
                <table:data-pilot-member table:name="0,268603" table:display="true" table:show-details="true"/>
                <table:data-pilot-member table:name="0,268894" table:display="true" table:show-details="true"/>
                <table:data-pilot-member table:name="0,269006" table:display="true" table:show-details="true"/>
                <table:data-pilot-member table:name="0,269048" table:display="true" table:show-details="true"/>
                <table:data-pilot-member table:name="0,269231" table:display="true" table:show-details="true"/>
                <table:data-pilot-member table:name="0,269697" table:display="true" table:show-details="true"/>
                <table:data-pilot-member table:name="0,270081" table:display="true" table:show-details="true"/>
                <table:data-pilot-member table:name="0,270396" table:display="true" table:show-details="true"/>
                <table:data-pilot-member table:name="0,270588" table:display="true" table:show-details="true"/>
                <table:data-pilot-member table:name="0,270833" table:display="true" table:show-details="true"/>
                <table:data-pilot-member table:name="0,271429" table:display="true" table:show-details="true"/>
                <table:data-pilot-member table:name="0,272243" table:display="true" table:show-details="true"/>
                <table:data-pilot-member table:name="0,272727" table:display="true" table:show-details="true"/>
                <table:data-pilot-member table:name="0,273164" table:display="true" table:show-details="true"/>
                <table:data-pilot-member table:name="0,273232" table:display="true" table:show-details="true"/>
                <table:data-pilot-member table:name="0,273525" table:display="true" table:show-details="true"/>
                <table:data-pilot-member table:name="0,274118" table:display="true" table:show-details="true"/>
                <table:data-pilot-member table:name="0,274854" table:display="true" table:show-details="true"/>
                <table:data-pilot-member table:name="0,275362" table:display="true" table:show-details="true"/>
                <table:data-pilot-member table:name="0,27563" table:display="true" table:show-details="true"/>
                <table:data-pilot-member table:name="0,275728" table:display="true" table:show-details="true"/>
                <table:data-pilot-member table:name="0,276094" table:display="true" table:show-details="true"/>
                <table:data-pilot-member table:name="0,27619" table:display="true" table:show-details="true"/>
                <table:data-pilot-member table:name="0,27621" table:display="true" table:show-details="true"/>
                <table:data-pilot-member table:name="0,276923" table:display="true" table:show-details="true"/>
                <table:data-pilot-member table:name="0,276939" table:display="true" table:show-details="true"/>
                <table:data-pilot-member table:name="0,277056" table:display="true" table:show-details="true"/>
                <table:data-pilot-member table:name="0,277778" table:display="true" table:show-details="true"/>
                <table:data-pilot-member table:name="0,279686" table:display="true" table:show-details="true"/>
                <table:data-pilot-member table:name="0,28" table:display="true" table:show-details="true"/>
                <table:data-pilot-member table:name="0,28022" table:display="true" table:show-details="true"/>
                <table:data-pilot-member table:name="0,280246" table:display="true" table:show-details="true"/>
                <table:data-pilot-member table:name="0,280303" table:display="true" table:show-details="true"/>
                <table:data-pilot-member table:name="0,280781" table:display="true" table:show-details="true"/>
                <table:data-pilot-member table:name="0,281129" table:display="true" table:show-details="true"/>
                <table:data-pilot-member table:name="0,281538" table:display="true" table:show-details="true"/>
                <table:data-pilot-member table:name="0,281579" table:display="true" table:show-details="true"/>
                <table:data-pilot-member table:name="0,281712" table:display="true" table:show-details="true"/>
                <table:data-pilot-member table:name="0,281746" table:display="true" table:show-details="true"/>
                <table:data-pilot-member table:name="0,281818" table:display="true" table:show-details="true"/>
                <table:data-pilot-member table:name="0,283088" table:display="true" table:show-details="true"/>
                <table:data-pilot-member table:name="0,283092" table:display="true" table:show-details="true"/>
                <table:data-pilot-member table:name="0,283358" table:display="true" table:show-details="true"/>
                <table:data-pilot-member table:name="0,284848" table:display="true" table:show-details="true"/>
                <table:data-pilot-member table:name="0,285031" table:display="true" table:show-details="true"/>
                <table:data-pilot-member table:name="0,285596" table:display="true" table:show-details="true"/>
                <table:data-pilot-member table:name="0,285714" table:display="true" table:show-details="true"/>
                <table:data-pilot-member table:name="0,285858" table:display="true" table:show-details="true"/>
                <table:data-pilot-member table:name="0,286207" table:display="true" table:show-details="true"/>
                <table:data-pilot-member table:name="0,28655" table:display="true" table:show-details="true"/>
                <table:data-pilot-member table:name="0,287662" table:display="true" table:show-details="true"/>
                <table:data-pilot-member table:name="0,287936" table:display="true" table:show-details="true"/>
                <table:data-pilot-member table:name="0,288538" table:display="true" table:show-details="true"/>
                <table:data-pilot-member table:name="0,288609" table:display="true" table:show-details="true"/>
                <table:data-pilot-member table:name="0,289787" table:display="true" table:show-details="true"/>
                <table:data-pilot-member table:name="0,290003" table:display="true" table:show-details="true"/>
                <table:data-pilot-member table:name="0,290323" table:display="true" table:show-details="true"/>
                <table:data-pilot-member table:name="0,290441" table:display="true" table:show-details="true"/>
                <table:data-pilot-member table:name="0,290594" table:display="true" table:show-details="true"/>
                <table:data-pilot-member table:name="0,290631" table:display="true" table:show-details="true"/>
                <table:data-pilot-member table:name="0,290909" table:display="true" table:show-details="true"/>
                <table:data-pilot-member table:name="0,291209" table:display="true" table:show-details="true"/>
                <table:data-pilot-member table:name="0,292555" table:display="true" table:show-details="true"/>
                <table:data-pilot-member table:name="0,293007" table:display="true" table:show-details="true"/>
                <table:data-pilot-member table:name="0,293232" table:display="true" table:show-details="true"/>
                <table:data-pilot-member table:name="0,294872" table:display="true" table:show-details="true"/>
                <table:data-pilot-member table:name="0,295122" table:display="true" table:show-details="true"/>
                <table:data-pilot-member table:name="0,295238" table:display="true" table:show-details="true"/>
                <table:data-pilot-member table:name="0,295833" table:display="true" table:show-details="true"/>
                <table:data-pilot-member table:name="0,296154" table:display="true" table:show-details="true"/>
                <table:data-pilot-member table:name="0,29729" table:display="true" table:show-details="true"/>
                <table:data-pilot-member table:name="0,297379" table:display="true" table:show-details="true"/>
                <table:data-pilot-member table:name="0,297386" table:display="true" table:show-details="true"/>
                <table:data-pilot-member table:name="0,298195" table:display="true" table:show-details="true"/>
                <table:data-pilot-member table:name="0,298548" table:display="true" table:show-details="true"/>
                <table:data-pilot-member table:name="0,298718" table:display="true" table:show-details="true"/>
                <table:data-pilot-member table:name="0,298799" table:display="true" table:show-details="true"/>
                <table:data-pilot-member table:name="0,298925" table:display="true" table:show-details="true"/>
                <table:data-pilot-member table:name="0,299517" table:display="true" table:show-details="true"/>
                <table:data-pilot-member table:name="0,3" table:display="true" table:show-details="true"/>
                <table:data-pilot-member table:name="0,300488" table:display="true" table:show-details="true"/>
                <table:data-pilot-member table:name="0,300641" table:display="true" table:show-details="true"/>
                <table:data-pilot-member table:name="0,300842" table:display="true" table:show-details="true"/>
                <table:data-pilot-member table:name="0,300853" table:display="true" table:show-details="true"/>
                <table:data-pilot-member table:name="0,30111" table:display="true" table:show-details="true"/>
                <table:data-pilot-member table:name="0,30146" table:display="true" table:show-details="true"/>
                <table:data-pilot-member table:name="0,301471" table:display="true" table:show-details="true"/>
                <table:data-pilot-member table:name="0,302198" table:display="true" table:show-details="true"/>
                <table:data-pilot-member table:name="0,302305" table:display="true" table:show-details="true"/>
                <table:data-pilot-member table:name="0,303175" table:display="true" table:show-details="true"/>
                <table:data-pilot-member table:name="0,303247" table:display="true" table:show-details="true"/>
                <table:data-pilot-member table:name="0,303571" table:display="true" table:show-details="true"/>
                <table:data-pilot-member table:name="0,303635" table:display="true" table:show-details="true"/>
                <table:data-pilot-member table:name="0,304167" table:display="true" table:show-details="true"/>
                <table:data-pilot-member table:name="0,304437" table:display="true" table:show-details="true"/>
                <table:data-pilot-member table:name="0,304615" table:display="true" table:show-details="true"/>
                <table:data-pilot-member table:name="0,304762" table:display="true" table:show-details="true"/>
                <table:data-pilot-member table:name="0,305195" table:display="true" table:show-details="true"/>
                <table:data-pilot-member table:name="0,305556" table:display="true" table:show-details="true"/>
                <table:data-pilot-member table:name="0,306324" table:display="true" table:show-details="true"/>
                <table:data-pilot-member table:name="0,306707" table:display="true" table:show-details="true"/>
                <table:data-pilot-member table:name="0,307051" table:display="true" table:show-details="true"/>
                <table:data-pilot-member table:name="0,307568" table:display="true" table:show-details="true"/>
                <table:data-pilot-member table:name="0,307808" table:display="true" table:show-details="true"/>
                <table:data-pilot-member table:name="0,30814" table:display="true" table:show-details="true"/>
                <table:data-pilot-member table:name="0,308233" table:display="true" table:show-details="true"/>
                <table:data-pilot-member table:name="0,308333" table:display="true" table:show-details="true"/>
                <table:data-pilot-member table:name="0,308378" table:display="true" table:show-details="true"/>
                <table:data-pilot-member table:name="0,309091" table:display="true" table:show-details="true"/>
                <table:data-pilot-member table:name="0,309269" table:display="true" table:show-details="true"/>
                <table:data-pilot-member table:name="0,309524" table:display="true" table:show-details="true"/>
                <table:data-pilot-member table:name="0,309667" table:display="true" table:show-details="true"/>
                <table:data-pilot-member table:name="0,31" table:display="true" table:show-details="true"/>
                <table:data-pilot-member table:name="0,310105" table:display="true" table:show-details="true"/>
                <table:data-pilot-member table:name="0,310341" table:display="true" table:show-details="true"/>
                <table:data-pilot-member table:name="0,310458" table:display="true" table:show-details="true"/>
                <table:data-pilot-member table:name="0,310484" table:display="true" table:show-details="true"/>
                <table:data-pilot-member table:name="0,310526" table:display="true" table:show-details="true"/>
                <table:data-pilot-member table:name="0,310548" table:display="true" table:show-details="true"/>
                <table:data-pilot-member table:name="0,310727" table:display="true" table:show-details="true"/>
                <table:data-pilot-member table:name="0,310811" table:display="true" table:show-details="true"/>
                <table:data-pilot-member table:name="0,3125" table:display="true" table:show-details="true"/>
                <table:data-pilot-member table:name="0,312925" table:display="true" table:show-details="true"/>
                <table:data-pilot-member table:name="0,313187" table:display="true" table:show-details="true"/>
                <table:data-pilot-member table:name="0,31339" table:display="true" table:show-details="true"/>
                <table:data-pilot-member table:name="0,313447" table:display="true" table:show-details="true"/>
                <table:data-pilot-member table:name="0,314103" table:display="true" table:show-details="true"/>
                <table:data-pilot-member table:name="0,314286" table:display="true" table:show-details="true"/>
                <table:data-pilot-member table:name="0,314319" table:display="true" table:show-details="true"/>
                <table:data-pilot-member table:name="0,315789" table:display="true" table:show-details="true"/>
                <table:data-pilot-member table:name="0,316068" table:display="true" table:show-details="true"/>
                <table:data-pilot-member table:name="0,316176" table:display="true" table:show-details="true"/>
                <table:data-pilot-member table:name="0,316502" table:display="true" table:show-details="true"/>
                <table:data-pilot-member table:name="0,316993" table:display="true" table:show-details="true"/>
                <table:data-pilot-member table:name="0,317212" table:display="true" table:show-details="true"/>
                <table:data-pilot-member table:name="0,31754" table:display="true" table:show-details="true"/>
                <table:data-pilot-member table:name="0,317634" table:display="true" table:show-details="true"/>
                <table:data-pilot-member table:name="0,317684" table:display="true" table:show-details="true"/>
                <table:data-pilot-member table:name="0,317956" table:display="true" table:show-details="true"/>
                <table:data-pilot-member table:name="0,318182" table:display="true" table:show-details="true"/>
                <table:data-pilot-member table:name="0,318254" table:display="true" table:show-details="true"/>
                <table:data-pilot-member table:name="0,318681" table:display="true" table:show-details="true"/>
                <table:data-pilot-member table:name="0,318713" table:display="true" table:show-details="true"/>
                <table:data-pilot-member table:name="0,319529" table:display="true" table:show-details="true"/>
                <table:data-pilot-member table:name="0,319945" table:display="true" table:show-details="true"/>
                <table:data-pilot-member table:name="0,320103" table:display="true" table:show-details="true"/>
                <table:data-pilot-member table:name="0,320346" table:display="true" table:show-details="true"/>
                <table:data-pilot-member table:name="0,320598" table:display="true" table:show-details="true"/>
                <table:data-pilot-member table:name="0,320833" table:display="true" table:show-details="true"/>
                <table:data-pilot-member table:name="0,321118" table:display="true" table:show-details="true"/>
                <table:data-pilot-member table:name="0,321429" table:display="true" table:show-details="true"/>
                <table:data-pilot-member table:name="0,322316" table:display="true" table:show-details="true"/>
                <table:data-pilot-member table:name="0,32296" table:display="true" table:show-details="true"/>
                <table:data-pilot-member table:name="0,323077" table:display="true" table:show-details="true"/>
                <table:data-pilot-member table:name="0,323164" table:display="true" table:show-details="true"/>
                <table:data-pilot-member table:name="0,323362" table:display="true" table:show-details="true"/>
                <table:data-pilot-member table:name="0,323529" table:display="true" table:show-details="true"/>
                <table:data-pilot-member table:name="0,323742" table:display="true" table:show-details="true"/>
                <table:data-pilot-member table:name="0,32381" table:display="true" table:show-details="true"/>
                <table:data-pilot-member table:name="0,324138" table:display="true" table:show-details="true"/>
                <table:data-pilot-member table:name="0,324675" table:display="true" table:show-details="true"/>
                <table:data-pilot-member table:name="0,325593" table:display="true" table:show-details="true"/>
                <table:data-pilot-member table:name="0,326187" table:display="true" table:show-details="true"/>
                <table:data-pilot-member table:name="0,326316" table:display="true" table:show-details="true"/>
                <table:data-pilot-member table:name="0,326421" table:display="true" table:show-details="true"/>
                <table:data-pilot-member table:name="0,32655" table:display="true" table:show-details="true"/>
                <table:data-pilot-member table:name="0,327169" table:display="true" table:show-details="true"/>
                <table:data-pilot-member table:name="0,327273" table:display="true" table:show-details="true"/>
                <table:data-pilot-member table:name="0,327635" table:display="true" table:show-details="true"/>
                <table:data-pilot-member table:name="0,328114" table:display="true" table:show-details="true"/>
                <table:data-pilot-member table:name="0,328333" table:display="true" table:show-details="true"/>
                <table:data-pilot-member table:name="0,329167" table:display="true" table:show-details="true"/>
                <table:data-pilot-member table:name="0,329231" table:display="true" table:show-details="true"/>
                <table:data-pilot-member table:name="0,32929" table:display="true" table:show-details="true"/>
                <table:data-pilot-member table:name="0,32967" table:display="true" table:show-details="true"/>
                <table:data-pilot-member table:name="0,330769" table:display="true" table:show-details="true"/>
                <table:data-pilot-member table:name="0,330882" table:display="true" table:show-details="true"/>
                <table:data-pilot-member table:name="0,331092" table:display="true" table:show-details="true"/>
                <table:data-pilot-member table:name="0,331386" table:display="true" table:show-details="true"/>
                <table:data-pilot-member table:name="0,331559" table:display="true" table:show-details="true"/>
                <table:data-pilot-member table:name="0,332284" table:display="true" table:show-details="true"/>
                <table:data-pilot-member table:name="0,332501" table:display="true" table:show-details="true"/>
                <table:data-pilot-member table:name="0,333333" table:display="true" table:show-details="true"/>
                <table:data-pilot-member table:name="0,333442" table:display="true" table:show-details="true"/>
                <table:data-pilot-member table:name="0,333992" table:display="true" table:show-details="true"/>
                <table:data-pilot-member table:name="0,334211" table:display="true" table:show-details="true"/>
                <table:data-pilot-member table:name="0,334612" table:display="true" table:show-details="true"/>
                <table:data-pilot-member table:name="0,335165" table:display="true" table:show-details="true"/>
                <table:data-pilot-member table:name="0,335385" table:display="true" table:show-details="true"/>
                <table:data-pilot-member table:name="0,336007" table:display="true" table:show-details="true"/>
                <table:data-pilot-member table:name="0,336257" table:display="true" table:show-details="true"/>
                <table:data-pilot-member table:name="0,336364" table:display="true" table:show-details="true"/>
                <table:data-pilot-member table:name="0,336667" table:display="true" table:show-details="true"/>
                <table:data-pilot-member table:name="0,338095" table:display="true" table:show-details="true"/>
                <table:data-pilot-member table:name="0,33881" table:display="true" table:show-details="true"/>
                <table:data-pilot-member table:name="0,339286" table:display="true" table:show-details="true"/>
                <table:data-pilot-member table:name="0,339744" table:display="true" table:show-details="true"/>
                <table:data-pilot-member table:name="0,340464" table:display="true" table:show-details="true"/>
                <table:data-pilot-member table:name="0,340476" table:display="true" table:show-details="true"/>
                <table:data-pilot-member table:name="0,340646" table:display="true" table:show-details="true"/>
                <table:data-pilot-member table:name="0,340909" table:display="true" table:show-details="true"/>
                <table:data-pilot-member table:name="0,3415" table:display="true" table:show-details="true"/>
                <table:data-pilot-member table:name="0,34165" table:display="true" table:show-details="true"/>
                <table:data-pilot-member table:name="0,341667" table:display="true" table:show-details="true"/>
                <table:data-pilot-member table:name="0,34191" table:display="true" table:show-details="true"/>
                <table:data-pilot-member table:name="0,342105" table:display="true" table:show-details="true"/>
                <table:data-pilot-member table:name="0,342857" table:display="true" table:show-details="true"/>
                <table:data-pilot-member table:name="0,343011" table:display="true" table:show-details="true"/>
                <table:data-pilot-member table:name="0,343056" table:display="true" table:show-details="true"/>
                <table:data-pilot-member table:name="0,34375" table:display="true" table:show-details="true"/>
                <table:data-pilot-member table:name="0,344099" table:display="true" table:show-details="true"/>
                <table:data-pilot-member table:name="0,344367" table:display="true" table:show-details="true"/>
                <table:data-pilot-member table:name="0,344444" table:display="true" table:show-details="true"/>
                <table:data-pilot-member table:name="0,344778" table:display="true" table:show-details="true"/>
                <table:data-pilot-member table:name="0,345088" table:display="true" table:show-details="true"/>
                <table:data-pilot-member table:name="0,345428" table:display="true" table:show-details="true"/>
                <table:data-pilot-member table:name="0,345455" table:display="true" table:show-details="true"/>
                <table:data-pilot-member table:name="0,346154" table:display="true" table:show-details="true"/>
                <table:data-pilot-member table:name="0,34632" table:display="true" table:show-details="true"/>
                <table:data-pilot-member table:name="0,347222" table:display="true" table:show-details="true"/>
                <table:data-pilot-member table:name="0,347503" table:display="true" table:show-details="true"/>
                <table:data-pilot-member table:name="0,347689" table:display="true" table:show-details="true"/>
                <table:data-pilot-member table:name="0,347953" table:display="true" table:show-details="true"/>
                <table:data-pilot-member table:name="0,348485" table:display="true" table:show-details="true"/>
                <table:data-pilot-member table:name="0,34874" table:display="true" table:show-details="true"/>
                <table:data-pilot-member table:name="0,35" table:display="true" table:show-details="true"/>
                <table:data-pilot-member table:name="0,350588" table:display="true" table:show-details="true"/>
                <table:data-pilot-member table:name="0,35116" table:display="true" table:show-details="true"/>
                <table:data-pilot-member table:name="0,352381" table:display="true" table:show-details="true"/>
                <table:data-pilot-member table:name="0,352564" table:display="true" table:show-details="true"/>
                <table:data-pilot-member table:name="0,352597" table:display="true" table:show-details="true"/>
                <table:data-pilot-member table:name="0,352814" table:display="true" table:show-details="true"/>
                <table:data-pilot-member table:name="0,353377" table:display="true" table:show-details="true"/>
                <table:data-pilot-member table:name="0,353801" table:display="true" table:show-details="true"/>
                <table:data-pilot-member table:name="0,353832" table:display="true" table:show-details="true"/>
                <table:data-pilot-member table:name="0,354167" table:display="true" table:show-details="true"/>
                <table:data-pilot-member table:name="0,354545" table:display="true" table:show-details="true"/>
                <table:data-pilot-member table:name="0,354762" table:display="true" table:show-details="true"/>
                <table:data-pilot-member table:name="0,355556" table:display="true" table:show-details="true"/>
                <table:data-pilot-member table:name="0,355911" table:display="true" table:show-details="true"/>
                <table:data-pilot-member table:name="0,356399" table:display="true" table:show-details="true"/>
                <table:data-pilot-member table:name="0,356618" table:display="true" table:show-details="true"/>
                <table:data-pilot-member table:name="0,356667" table:display="true" table:show-details="true"/>
                <table:data-pilot-member table:name="0,356855" table:display="true" table:show-details="true"/>
                <table:data-pilot-member table:name="0,356884" table:display="true" table:show-details="true"/>
                <table:data-pilot-member table:name="0,356989" table:display="true" table:show-details="true"/>
                <table:data-pilot-member table:name="0,357143" table:display="true" table:show-details="true"/>
                <table:data-pilot-member table:name="0,357863" table:display="true" table:show-details="true"/>
                <table:data-pilot-member table:name="0,358242" table:display="true" table:show-details="true"/>
                <table:data-pilot-member table:name="0,358696" table:display="true" table:show-details="true"/>
                <table:data-pilot-member table:name="0,358974" table:display="true" table:show-details="true"/>
                <table:data-pilot-member table:name="0,359101" table:display="true" table:show-details="true"/>
                <table:data-pilot-member table:name="0,359141" table:display="true" table:show-details="true"/>
                <table:data-pilot-member table:name="0,359477" table:display="true" table:show-details="true"/>
                <table:data-pilot-member table:name="0,359649" table:display="true" table:show-details="true"/>
                <table:data-pilot-member table:name="0,360011" table:display="true" table:show-details="true"/>
                <table:data-pilot-member table:name="0,360071" table:display="true" table:show-details="true"/>
                <table:data-pilot-member table:name="0,360404" table:display="true" table:show-details="true"/>
                <table:data-pilot-member table:name="0,360597" table:display="true" table:show-details="true"/>
                <table:data-pilot-member table:name="0,360999" table:display="true" table:show-details="true"/>
                <table:data-pilot-member table:name="0,36193" table:display="true" table:show-details="true"/>
                <table:data-pilot-member table:name="0,3625" table:display="true" table:show-details="true"/>
                <table:data-pilot-member table:name="0,362637" table:display="true" table:show-details="true"/>
                <table:data-pilot-member table:name="0,362745" table:display="true" table:show-details="true"/>
                <table:data-pilot-member table:name="0,362903" table:display="true" table:show-details="true"/>
                <table:data-pilot-member table:name="0,363248" table:display="true" table:show-details="true"/>
                <table:data-pilot-member table:name="0,363333" table:display="true" table:show-details="true"/>
                <table:data-pilot-member table:name="0,363636" table:display="true" table:show-details="true"/>
                <table:data-pilot-member table:name="0,364528" table:display="true" table:show-details="true"/>
                <table:data-pilot-member table:name="0,365497" table:display="true" table:show-details="true"/>
                <table:data-pilot-member table:name="0,365499" table:display="true" table:show-details="true"/>
                <table:data-pilot-member table:name="0,365613" table:display="true" table:show-details="true"/>
                <table:data-pilot-member table:name="0,365764" table:display="true" table:show-details="true"/>
                <table:data-pilot-member table:name="0,366013" table:display="true" table:show-details="true"/>
                <table:data-pilot-member table:name="0,366667" table:display="true" table:show-details="true"/>
                <table:data-pilot-member table:name="0,367525" table:display="true" table:show-details="true"/>
                <table:data-pilot-member table:name="0,367754" table:display="true" table:show-details="true"/>
                <table:data-pilot-member table:name="0,367755" table:display="true" table:show-details="true"/>
                <table:data-pilot-member table:name="0,368347" table:display="true" table:show-details="true"/>
                <table:data-pilot-member table:name="0,368421" table:display="true" table:show-details="true"/>
                <table:data-pilot-member table:name="0,368757" table:display="true" table:show-details="true"/>
                <table:data-pilot-member table:name="0,368944" table:display="true" table:show-details="true"/>
                <table:data-pilot-member table:name="0,369189" table:display="true" table:show-details="true"/>
                <table:data-pilot-member table:name="0,369231" table:display="true" table:show-details="true"/>
                <table:data-pilot-member table:name="0,369892" table:display="true" table:show-details="true"/>
                <table:data-pilot-member table:name="0,37" table:display="true" table:show-details="true"/>
                <table:data-pilot-member table:name="0,370588" table:display="true" table:show-details="true"/>
                <table:data-pilot-member table:name="0,37072" table:display="true" table:show-details="true"/>
                <table:data-pilot-member table:name="0,371976" table:display="true" table:show-details="true"/>
                <table:data-pilot-member table:name="0,372294" table:display="true" table:show-details="true"/>
                <table:data-pilot-member table:name="0,372308" table:display="true" table:show-details="true"/>
                <table:data-pilot-member table:name="0,372549" table:display="true" table:show-details="true"/>
                <table:data-pilot-member table:name="0,372727" table:display="true" table:show-details="true"/>
                <table:data-pilot-member table:name="0,373188" table:display="true" table:show-details="true"/>
                <table:data-pilot-member table:name="0,373219" table:display="true" table:show-details="true"/>
                <table:data-pilot-member table:name="0,37358" table:display="true" table:show-details="true"/>
                <table:data-pilot-member table:name="0,373634" table:display="true" table:show-details="true"/>
                <table:data-pilot-member table:name="0,37381" table:display="true" table:show-details="true"/>
                <table:data-pilot-member table:name="0,373895" table:display="true" table:show-details="true"/>
                <table:data-pilot-member table:name="0,374456" table:display="true" table:show-details="true"/>
                <table:data-pilot-member table:name="0,374628" table:display="true" table:show-details="true"/>
                <table:data-pilot-member table:name="0,375" table:display="true" table:show-details="true"/>
                <table:data-pilot-member table:name="0,375038" table:display="true" table:show-details="true"/>
                <table:data-pilot-member table:name="0,375549" table:display="true" table:show-details="true"/>
                <table:data-pilot-member table:name="0,37619" table:display="true" table:show-details="true"/>
                <table:data-pilot-member table:name="0,377255" table:display="true" table:show-details="true"/>
                <table:data-pilot-member table:name="0,377628" table:display="true" table:show-details="true"/>
                <table:data-pilot-member table:name="0,378205" table:display="true" table:show-details="true"/>
                <table:data-pilot-member table:name="0,378676" table:display="true" table:show-details="true"/>
                <table:data-pilot-member table:name="0,378788" table:display="true" table:show-details="true"/>
                <table:data-pilot-member table:name="0,379167" table:display="true" table:show-details="true"/>
                <table:data-pilot-member table:name="0,379425" table:display="true" table:show-details="true"/>
                <table:data-pilot-member table:name="0,380488" table:display="true" table:show-details="true"/>
                <table:data-pilot-member table:name="0,380952" table:display="true" table:show-details="true"/>
                <table:data-pilot-member table:name="0,381092" table:display="true" table:show-details="true"/>
                <table:data-pilot-member table:name="0,38125" table:display="true" table:show-details="true"/>
                <table:data-pilot-member table:name="0,381423" table:display="true" table:show-details="true"/>
                <table:data-pilot-member table:name="0,381579" table:display="true" table:show-details="true"/>
                <table:data-pilot-member table:name="0,381629" table:display="true" table:show-details="true"/>
                <table:data-pilot-member table:name="0,381667" table:display="true" table:show-details="true"/>
                <table:data-pilot-member table:name="0,381785" table:display="true" table:show-details="true"/>
                <table:data-pilot-member table:name="0,383117" table:display="true" table:show-details="true"/>
                <table:data-pilot-member table:name="0,383191" table:display="true" table:show-details="true"/>
                <table:data-pilot-member table:name="0,383244" table:display="true" table:show-details="true"/>
                <table:data-pilot-member table:name="0,383607" table:display="true" table:show-details="true"/>
                <table:data-pilot-member table:name="0,383642" table:display="true" table:show-details="true"/>
                <table:data-pilot-member table:name="0,384058" table:display="true" table:show-details="true"/>
                <table:data-pilot-member table:name="0,385375" table:display="true" table:show-details="true"/>
                <table:data-pilot-member table:name="0,385621" table:display="true" table:show-details="true"/>
                <table:data-pilot-member table:name="0,38587" table:display="true" table:show-details="true"/>
                <table:data-pilot-member table:name="0,385965" table:display="true" table:show-details="true"/>
                <table:data-pilot-member table:name="0,386202" table:display="true" table:show-details="true"/>
                <table:data-pilot-member table:name="0,386364" table:display="true" table:show-details="true"/>
                <table:data-pilot-member table:name="0,386809" table:display="true" table:show-details="true"/>
                <table:data-pilot-member table:name="0,387155" table:display="true" table:show-details="true"/>
                <table:data-pilot-member table:name="0,387446" table:display="true" table:show-details="true"/>
                <table:data-pilot-member table:name="0,388012" table:display="true" table:show-details="true"/>
                <table:data-pilot-member table:name="0,388278" table:display="true" table:show-details="true"/>
                <table:data-pilot-member table:name="0,388889" table:display="true" table:show-details="true"/>
                <table:data-pilot-member table:name="0,389517" table:display="true" table:show-details="true"/>
                <table:data-pilot-member table:name="0,389663" table:display="true" table:show-details="true"/>
                <table:data-pilot-member table:name="0,389803" table:display="true" table:show-details="true"/>
                <table:data-pilot-member table:name="0,38994" table:display="true" table:show-details="true"/>
                <table:data-pilot-member table:name="0,390323" table:display="true" table:show-details="true"/>
                <table:data-pilot-member table:name="0,390476" table:display="true" table:show-details="true"/>
                <table:data-pilot-member table:name="0,390909" table:display="true" table:show-details="true"/>
                <table:data-pilot-member table:name="0,391026" table:display="true" table:show-details="true"/>
                <table:data-pilot-member table:name="0,391775" table:display="true" table:show-details="true"/>
                <table:data-pilot-member table:name="0,392137" table:display="true" table:show-details="true"/>
                <table:data-pilot-member table:name="0,392857" table:display="true" table:show-details="true"/>
                <table:data-pilot-member table:name="0,393375" table:display="true" table:show-details="true"/>
                <table:data-pilot-member table:name="0,393939" table:display="true" table:show-details="true"/>
                <table:data-pilot-member table:name="0,394613" table:display="true" table:show-details="true"/>
                <table:data-pilot-member table:name="0,394775" table:display="true" table:show-details="true"/>
                <table:data-pilot-member table:name="0,395257" table:display="true" table:show-details="true"/>
                <table:data-pilot-member table:name="0,395408" table:display="true" table:show-details="true"/>
                <table:data-pilot-member table:name="0,395833" table:display="true" table:show-details="true"/>
                <table:data-pilot-member table:name="0,396855" table:display="true" table:show-details="true"/>
                <table:data-pilot-member table:name="0,397368" table:display="true" table:show-details="true"/>
                <table:data-pilot-member table:name="0,397436" table:display="true" table:show-details="true"/>
                <table:data-pilot-member table:name="0,397582" table:display="true" table:show-details="true"/>
                <table:data-pilot-member table:name="0,397619" table:display="true" table:show-details="true"/>
                <table:data-pilot-member table:name="0,398374" table:display="true" table:show-details="true"/>
                <table:data-pilot-member table:name="0,4" table:display="true" table:show-details="true"/>
                <table:data-pilot-member table:name="0,400794" table:display="true" table:show-details="true"/>
                <table:data-pilot-member table:name="0,401149" table:display="true" table:show-details="true"/>
                <table:data-pilot-member table:name="0,401478" table:display="true" table:show-details="true"/>
                <table:data-pilot-member table:name="0,401786" table:display="true" table:show-details="true"/>
                <table:data-pilot-member table:name="0,401943" table:display="true" table:show-details="true"/>
                <table:data-pilot-member table:name="0,401948" table:display="true" table:show-details="true"/>
                <table:data-pilot-member table:name="0,402778" table:display="true" table:show-details="true"/>
                <table:data-pilot-member table:name="0,404762" table:display="true" table:show-details="true"/>
                <table:data-pilot-member table:name="0,404863" table:display="true" table:show-details="true"/>
                <table:data-pilot-member table:name="0,405" table:display="true" table:show-details="true"/>
                <table:data-pilot-member table:name="0,405263" table:display="true" table:show-details="true"/>
                <table:data-pilot-member table:name="0,406238" table:display="true" table:show-details="true"/>
                <table:data-pilot-member table:name="0,406593" table:display="true" table:show-details="true"/>
                <table:data-pilot-member table:name="0,407308" table:display="true" table:show-details="true"/>
                <table:data-pilot-member table:name="0,40753" table:display="true" table:show-details="true"/>
                <table:data-pilot-member table:name="0,408408" table:display="true" table:show-details="true"/>
                <table:data-pilot-member table:name="0,408497" table:display="true" table:show-details="true"/>
                <table:data-pilot-member table:name="0,409091" table:display="true" table:show-details="true"/>
                <table:data-pilot-member table:name="0,409524" table:display="true" table:show-details="true"/>
                <table:data-pilot-member table:name="0,410101" table:display="true" table:show-details="true"/>
                <table:data-pilot-member table:name="0,410256" table:display="true" table:show-details="true"/>
                <table:data-pilot-member table:name="0,410714" table:display="true" table:show-details="true"/>
                <table:data-pilot-member table:name="0,411111" table:display="true" table:show-details="true"/>
                <table:data-pilot-member table:name="0,411494" table:display="true" table:show-details="true"/>
                <table:data-pilot-member table:name="0,411667" table:display="true" table:show-details="true"/>
                <table:data-pilot-member table:name="0,412088" table:display="true" table:show-details="true"/>
                <table:data-pilot-member table:name="0,412281" table:display="true" table:show-details="true"/>
                <table:data-pilot-member table:name="0,413306" table:display="true" table:show-details="true"/>
                <table:data-pilot-member table:name="0,413731" table:display="true" table:show-details="true"/>
                <table:data-pilot-member table:name="0,414053" table:display="true" table:show-details="true"/>
                <table:data-pilot-member table:name="0,414286" table:display="true" table:show-details="true"/>
                <table:data-pilot-member table:name="0,415205" table:display="true" table:show-details="true"/>
                <table:data-pilot-member table:name="0,415649" table:display="true" table:show-details="true"/>
                <table:data-pilot-member table:name="0,416667" table:display="true" table:show-details="true"/>
                <table:data-pilot-member table:name="0,416807" table:display="true" table:show-details="true"/>
                <table:data-pilot-member table:name="0,416923" table:display="true" table:show-details="true"/>
                <table:data-pilot-member table:name="0,417477" table:display="true" table:show-details="true"/>
                <table:data-pilot-member table:name="0,418182" table:display="true" table:show-details="true"/>
                <table:data-pilot-member table:name="0,418793" table:display="true" table:show-details="true"/>
                <table:data-pilot-member table:name="0,418803" table:display="true" table:show-details="true"/>
                <table:data-pilot-member table:name="0,419048" table:display="true" table:show-details="true"/>
                <table:data-pilot-member table:name="0,419289" table:display="true" table:show-details="true"/>
                <table:data-pilot-member table:name="0,420635" table:display="true" table:show-details="true"/>
                <table:data-pilot-member table:name="0,420833" table:display="true" table:show-details="true"/>
                <table:data-pilot-member table:name="0,420949" table:display="true" table:show-details="true"/>
                <table:data-pilot-member table:name="0,421053" table:display="true" table:show-details="true"/>
                <table:data-pilot-member table:name="0,421142" table:display="true" table:show-details="true"/>
                <table:data-pilot-member table:name="0,421176" table:display="true" table:show-details="true"/>
                <table:data-pilot-member table:name="0,421839" table:display="true" table:show-details="true"/>
                <table:data-pilot-member table:name="0,422222" table:display="true" table:show-details="true"/>
                <table:data-pilot-member table:name="0,423077" table:display="true" table:show-details="true"/>
                <table:data-pilot-member table:name="0,423611" table:display="true" table:show-details="true"/>
                <table:data-pilot-member table:name="0,423765" table:display="true" table:show-details="true"/>
                <table:data-pilot-member table:name="0,42381" table:display="true" table:show-details="true"/>
                <table:data-pilot-member table:name="0,423913" table:display="true" table:show-details="true"/>
                <table:data-pilot-member table:name="0,424242" table:display="true" table:show-details="true"/>
                <table:data-pilot-member table:name="0,425" table:display="true" table:show-details="true"/>
                <table:data-pilot-member table:name="0,425806" table:display="true" table:show-details="true"/>
                <table:data-pilot-member table:name="0,426031" table:display="true" table:show-details="true"/>
                <table:data-pilot-member table:name="0,426667" table:display="true" table:show-details="true"/>
                <table:data-pilot-member table:name="0,426877" table:display="true" table:show-details="true"/>
                <table:data-pilot-member table:name="0,426901" table:display="true" table:show-details="true"/>
                <table:data-pilot-member table:name="0,427223" table:display="true" table:show-details="true"/>
                <table:data-pilot-member table:name="0,427273" table:display="true" table:show-details="true"/>
                <table:data-pilot-member table:name="0,427743" table:display="true" table:show-details="true"/>
                <table:data-pilot-member table:name="0,428571" table:display="true" table:show-details="true"/>
                <table:data-pilot-member table:name="0,429167" table:display="true" table:show-details="true"/>
                <table:data-pilot-member table:name="0,429348" table:display="true" table:show-details="true"/>
                <table:data-pilot-member table:name="0,429825" table:display="true" table:show-details="true"/>
                <table:data-pilot-member table:name="0,430147" table:display="true" table:show-details="true"/>
                <table:data-pilot-member table:name="0,430159" table:display="true" table:show-details="true"/>
                <table:data-pilot-member table:name="0,430556" table:display="true" table:show-details="true"/>
                <table:data-pilot-member table:name="0,431373" table:display="true" table:show-details="true"/>
                <table:data-pilot-member table:name="0,43141" table:display="true" table:show-details="true"/>
                <table:data-pilot-member table:name="0,431579" table:display="true" table:show-details="true"/>
                <table:data-pilot-member table:name="0,431721" table:display="true" table:show-details="true"/>
                <table:data-pilot-member table:name="0,431818" table:display="true" table:show-details="true"/>
                <table:data-pilot-member table:name="0,433333" table:display="true" table:show-details="true"/>
                <table:data-pilot-member table:name="0,433698" table:display="true" table:show-details="true"/>
                <table:data-pilot-member table:name="0,433747" table:display="true" table:show-details="true"/>
                <table:data-pilot-member table:name="0,434066" table:display="true" table:show-details="true"/>
                <table:data-pilot-member table:name="0,434211" table:display="true" table:show-details="true"/>
                <table:data-pilot-member table:name="0,435435" table:display="true" table:show-details="true"/>
                <table:data-pilot-member table:name="0,435714" table:display="true" table:show-details="true"/>
                <table:data-pilot-member table:name="0,435874" table:display="true" table:show-details="true"/>
                <table:data-pilot-member table:name="0,435897" table:display="true" table:show-details="true"/>
                <table:data-pilot-member table:name="0,436364" table:display="true" table:show-details="true"/>
                <table:data-pilot-member table:name="0,436559" table:display="true" table:show-details="true"/>
                <table:data-pilot-member table:name="0,4375" table:display="true" table:show-details="true"/>
                <table:data-pilot-member table:name="0,438095" table:display="true" table:show-details="true"/>
                <table:data-pilot-member table:name="0,438596" table:display="true" table:show-details="true"/>
                <table:data-pilot-member table:name="0,438746" table:display="true" table:show-details="true"/>
                <table:data-pilot-member table:name="0,439153" table:display="true" table:show-details="true"/>
                <table:data-pilot-member table:name="0,439273" table:display="true" table:show-details="true"/>
                <table:data-pilot-member table:name="0,43956" table:display="true" table:show-details="true"/>
                <table:data-pilot-member table:name="0,439831" table:display="true" table:show-details="true"/>
                <table:data-pilot-member table:name="0,440856" table:display="true" table:show-details="true"/>
                <table:data-pilot-member table:name="0,44127" table:display="true" table:show-details="true"/>
                <table:data-pilot-member table:name="0,441621" table:display="true" table:show-details="true"/>
                <table:data-pilot-member table:name="0,442308" table:display="true" table:show-details="true"/>
                <table:data-pilot-member table:name="0,44302" table:display="true" table:show-details="true"/>
                <table:data-pilot-member table:name="0,443439" table:display="true" table:show-details="true"/>
                <table:data-pilot-member table:name="0,443723" table:display="true" table:show-details="true"/>
                <table:data-pilot-member table:name="0,443841" table:display="true" table:show-details="true"/>
                <table:data-pilot-member table:name="0,444444" table:display="true" table:show-details="true"/>
                <table:data-pilot-member table:name="0,445143" table:display="true" table:show-details="true"/>
                <table:data-pilot-member table:name="0,445253" table:display="true" table:show-details="true"/>
                <table:data-pilot-member table:name="0,446429" table:display="true" table:show-details="true"/>
                <table:data-pilot-member table:name="0,447368" table:display="true" table:show-details="true"/>
                <table:data-pilot-member table:name="0,448029" table:display="true" table:show-details="true"/>
                <table:data-pilot-member table:name="0,448052" table:display="true" table:show-details="true"/>
                <table:data-pilot-member table:name="0,448276" table:display="true" table:show-details="true"/>
                <table:data-pilot-member table:name="0,448529" table:display="true" table:show-details="true"/>
                <table:data-pilot-member table:name="0,449048" table:display="true" table:show-details="true"/>
                <table:data-pilot-member table:name="0,449059" table:display="true" table:show-details="true"/>
                <table:data-pilot-member table:name="0,449495" table:display="true" table:show-details="true"/>
                <table:data-pilot-member table:name="0,45" table:display="true" table:show-details="true"/>
                <table:data-pilot-member table:name="0,450104" table:display="true" table:show-details="true"/>
                <table:data-pilot-member table:name="0,450204" table:display="true" table:show-details="true"/>
                <table:data-pilot-member table:name="0,450593" table:display="true" table:show-details="true"/>
                <table:data-pilot-member table:name="0,451567" table:display="true" table:show-details="true"/>
                <table:data-pilot-member table:name="0,452381" table:display="true" table:show-details="true"/>
                <table:data-pilot-member table:name="0,452632" table:display="true" table:show-details="true"/>
                <table:data-pilot-member table:name="0,452962" table:display="true" table:show-details="true"/>
                <table:data-pilot-member table:name="0,453763" table:display="true" table:show-details="true"/>
                <table:data-pilot-member table:name="0,453846" table:display="true" table:show-details="true"/>
                <table:data-pilot-member table:name="0,454167" table:display="true" table:show-details="true"/>
                <table:data-pilot-member table:name="0,454248" table:display="true" table:show-details="true"/>
                <table:data-pilot-member table:name="0,454545" table:display="true" table:show-details="true"/>
                <table:data-pilot-member table:name="0,455" table:display="true" table:show-details="true"/>
                <table:data-pilot-member table:name="0,455263" table:display="true" table:show-details="true"/>
                <table:data-pilot-member table:name="0,455556" table:display="true" table:show-details="true"/>
                <table:data-pilot-member table:name="0,455882" table:display="true" table:show-details="true"/>
                <table:data-pilot-member table:name="0,456522" table:display="true" table:show-details="true"/>
                <table:data-pilot-member table:name="0,456923" table:display="true" table:show-details="true"/>
                <table:data-pilot-member table:name="0,457143" table:display="true" table:show-details="true"/>
                <table:data-pilot-member table:name="0,457661" table:display="true" table:show-details="true"/>
                <table:data-pilot-member table:name="0,458333" table:display="true" table:show-details="true"/>
                <table:data-pilot-member table:name="0,458824" table:display="true" table:show-details="true"/>
                <table:data-pilot-member table:name="0,460114" table:display="true" table:show-details="true"/>
                <table:data-pilot-member table:name="0,460383" table:display="true" table:show-details="true"/>
                <table:data-pilot-member table:name="0,46087" table:display="true" table:show-details="true"/>
                <table:data-pilot-member table:name="0,46161" table:display="true" table:show-details="true"/>
                <table:data-pilot-member table:name="0,461945" table:display="true" table:show-details="true"/>
                <table:data-pilot-member table:name="0,462121" table:display="true" table:show-details="true"/>
                <table:data-pilot-member table:name="0,463636" table:display="true" table:show-details="true"/>
                <table:data-pilot-member table:name="0,464286" table:display="true" table:show-details="true"/>
                <table:data-pilot-member table:name="0,465517" table:display="true" table:show-details="true"/>
                <table:data-pilot-member table:name="0,466063" table:display="true" table:show-details="true"/>
                <table:data-pilot-member table:name="0,466154" table:display="true" table:show-details="true"/>
                <table:data-pilot-member table:name="0,466667" table:display="true" table:show-details="true"/>
                <table:data-pilot-member table:name="0,466912" table:display="true" table:show-details="true"/>
                <table:data-pilot-member table:name="0,466937" table:display="true" table:show-details="true"/>
                <table:data-pilot-member table:name="0,46732" table:display="true" table:show-details="true"/>
                <table:data-pilot-member table:name="0,467683" table:display="true" table:show-details="true"/>
                <table:data-pilot-member table:name="0,467949" table:display="true" table:show-details="true"/>
                <table:data-pilot-member table:name="0,47" table:display="true" table:show-details="true"/>
                <table:data-pilot-member table:name="0,470833" table:display="true" table:show-details="true"/>
                <table:data-pilot-member table:name="0,471429" table:display="true" table:show-details="true"/>
                <table:data-pilot-member table:name="0,47193" table:display="true" table:show-details="true"/>
                <table:data-pilot-member table:name="0,472222" table:display="true" table:show-details="true"/>
                <table:data-pilot-member table:name="0,472468" table:display="true" table:show-details="true"/>
                <table:data-pilot-member table:name="0,473171" table:display="true" table:show-details="true"/>
                <table:data-pilot-member table:name="0,473333" table:display="true" table:show-details="true"/>
                <table:data-pilot-member table:name="0,473878" table:display="true" table:show-details="true"/>
                <table:data-pilot-member table:name="0,474265" table:display="true" table:show-details="true"/>
                <table:data-pilot-member table:name="0,475362" table:display="true" table:show-details="true"/>
                <table:data-pilot-member table:name="0,475862" table:display="true" table:show-details="true"/>
                <table:data-pilot-member table:name="0,47619" table:display="true" table:show-details="true"/>
                <table:data-pilot-member table:name="0,477208" table:display="true" table:show-details="true"/>
                <table:data-pilot-member table:name="0,477778" table:display="true" table:show-details="true"/>
                <table:data-pilot-member table:name="0,480769" table:display="true" table:show-details="true"/>
                <table:data-pilot-member table:name="0,48169" table:display="true" table:show-details="true"/>
                <table:data-pilot-member table:name="0,482143" table:display="true" table:show-details="true"/>
                <table:data-pilot-member table:name="0,48366" table:display="true" table:show-details="true"/>
                <table:data-pilot-member table:name="0,484848" table:display="true" table:show-details="true"/>
                <table:data-pilot-member table:name="0,48538" table:display="true" table:show-details="true"/>
                <table:data-pilot-member table:name="0,486166" table:display="true" table:show-details="true"/>
                <table:data-pilot-member table:name="0,486928" table:display="true" table:show-details="true"/>
                <table:data-pilot-member table:name="0,487179" table:display="true" table:show-details="true"/>
                <table:data-pilot-member table:name="0,487844" table:display="true" table:show-details="true"/>
                <table:data-pilot-member table:name="0,487988" table:display="true" table:show-details="true"/>
                <table:data-pilot-member table:name="0,488235" table:display="true" table:show-details="true"/>
                <table:data-pilot-member table:name="0,488889" table:display="true" table:show-details="true"/>
                <table:data-pilot-member table:name="0,488971" table:display="true" table:show-details="true"/>
                <table:data-pilot-member table:name="0,48913" table:display="true" table:show-details="true"/>
                <table:data-pilot-member table:name="0,490909" table:display="true" table:show-details="true"/>
                <table:data-pilot-member table:name="0,491404" table:display="true" table:show-details="true"/>
                <table:data-pilot-member table:name="0,491969" table:display="true" table:show-details="true"/>
                <table:data-pilot-member table:name="0,492424" table:display="true" table:show-details="true"/>
                <table:data-pilot-member table:name="0,493464" table:display="true" table:show-details="true"/>
                <table:data-pilot-member table:name="0,494737" table:display="true" table:show-details="true"/>
                <table:data-pilot-member table:name="0,496795" table:display="true" table:show-details="true"/>
                <table:data-pilot-member table:name="0,497619" table:display="true" table:show-details="true"/>
                <table:data-pilot-member table:name="0,5" table:display="true" table:show-details="true"/>
                <table:data-pilot-member table:name="0,501323" table:display="true" table:show-details="true"/>
                <table:data-pilot-member table:name="0,501667" table:display="true" table:show-details="true"/>
                <table:data-pilot-member table:name="0,502164" table:display="true" table:show-details="true"/>
                <table:data-pilot-member table:name="0,50242" table:display="true" table:show-details="true"/>
                <table:data-pilot-member table:name="0,502924" table:display="true" table:show-details="true"/>
                <table:data-pilot-member table:name="0,503063" table:display="true" table:show-details="true"/>
                <table:data-pilot-member table:name="0,503145" table:display="true" table:show-details="true"/>
                <table:data-pilot-member table:name="0,503265" table:display="true" table:show-details="true"/>
                <table:data-pilot-member table:name="0,503333" table:display="true" table:show-details="true"/>
                <table:data-pilot-member table:name="0,504167" table:display="true" table:show-details="true"/>
                <table:data-pilot-member table:name="0,504762" table:display="true" table:show-details="true"/>
                <table:data-pilot-member table:name="0,505288" table:display="true" table:show-details="true"/>
                <table:data-pilot-member table:name="0,50641" table:display="true" table:show-details="true"/>
                <table:data-pilot-member table:name="0,507692" table:display="true" table:show-details="true"/>
                <table:data-pilot-member table:name="0,508767" table:display="true" table:show-details="true"/>
                <table:data-pilot-member table:name="0,509524" table:display="true" table:show-details="true"/>
                <table:data-pilot-member table:name="0,510317" table:display="true" table:show-details="true"/>
                <table:data-pilot-member table:name="0,510989" table:display="true" table:show-details="true"/>
                <table:data-pilot-member table:name="0,511029" table:display="true" table:show-details="true"/>
                <table:data-pilot-member table:name="0,511111" table:display="true" table:show-details="true"/>
                <table:data-pilot-member table:name="0,513072" table:display="true" table:show-details="true"/>
                <table:data-pilot-member table:name="0,513158" table:display="true" table:show-details="true"/>
                <table:data-pilot-member table:name="0,513357" table:display="true" table:show-details="true"/>
                <table:data-pilot-member table:name="0,513547" table:display="true" table:show-details="true"/>
                <table:data-pilot-member table:name="0,513605" table:display="true" table:show-details="true"/>
                <table:data-pilot-member table:name="0,513889" table:display="true" table:show-details="true"/>
                <table:data-pilot-member table:name="0,513978" table:display="true" table:show-details="true"/>
                <table:data-pilot-member table:name="0,514493" table:display="true" table:show-details="true"/>
                <table:data-pilot-member table:name="0,515152" table:display="true" table:show-details="true"/>
                <table:data-pilot-member table:name="0,51567" table:display="true" table:show-details="true"/>
                <table:data-pilot-member table:name="0,516234" table:display="true" table:show-details="true"/>
                <table:data-pilot-member table:name="0,51634" table:display="true" table:show-details="true"/>
                <table:data-pilot-member table:name="0,517213" table:display="true" table:show-details="true"/>
                <table:data-pilot-member table:name="0,517647" table:display="true" table:show-details="true"/>
                <table:data-pilot-member table:name="0,517857" table:display="true" table:show-details="true"/>
                <table:data-pilot-member table:name="0,518182" table:display="true" table:show-details="true"/>
                <table:data-pilot-member table:name="0,518219" table:display="true" table:show-details="true"/>
                <table:data-pilot-member table:name="0,518462" table:display="true" table:show-details="true"/>
                <table:data-pilot-member table:name="0,518644" table:display="true" table:show-details="true"/>
                <table:data-pilot-member table:name="0,520833" table:display="true" table:show-details="true"/>
                <table:data-pilot-member table:name="0,521053" table:display="true" table:show-details="true"/>
                <table:data-pilot-member table:name="0,521169" table:display="true" table:show-details="true"/>
                <table:data-pilot-member table:name="0,521441" table:display="true" table:show-details="true"/>
                <table:data-pilot-member table:name="0,521569" table:display="true" table:show-details="true"/>
                <table:data-pilot-member table:name="0,521739" table:display="true" table:show-details="true"/>
                <table:data-pilot-member table:name="0,521978" table:display="true" table:show-details="true"/>
                <table:data-pilot-member table:name="0,522222" table:display="true" table:show-details="true"/>
                <table:data-pilot-member table:name="0,523066" table:display="true" table:show-details="true"/>
                <table:data-pilot-member table:name="0,52381" table:display="true" table:show-details="true"/>
                <table:data-pilot-member table:name="0,525604" table:display="true" table:show-details="true"/>
                <table:data-pilot-member table:name="0,525641" table:display="true" table:show-details="true"/>
                <table:data-pilot-member table:name="0,526629" table:display="true" table:show-details="true"/>
                <table:data-pilot-member table:name="0,526956" table:display="true" table:show-details="true"/>
                <table:data-pilot-member table:name="0,527273" table:display="true" table:show-details="true"/>
                <table:data-pilot-member table:name="0,527473" table:display="true" table:show-details="true"/>
                <table:data-pilot-member table:name="0,527778" table:display="true" table:show-details="true"/>
                <table:data-pilot-member table:name="0,529231" table:display="true" table:show-details="true"/>
                <table:data-pilot-member table:name="0,529412" table:display="true" table:show-details="true"/>
                <table:data-pilot-member table:name="0,529781" table:display="true" table:show-details="true"/>
                <table:data-pilot-member table:name="0,531621" table:display="true" table:show-details="true"/>
                <table:data-pilot-member table:name="0,532164" table:display="true" table:show-details="true"/>
                <table:data-pilot-member table:name="0,532967" table:display="true" table:show-details="true"/>
                <table:data-pilot-member table:name="0,533333" table:display="true" table:show-details="true"/>
                <table:data-pilot-member table:name="0,534188" table:display="true" table:show-details="true"/>
                <table:data-pilot-member table:name="0,534483" table:display="true" table:show-details="true"/>
                <table:data-pilot-member table:name="0,535714" table:display="true" table:show-details="true"/>
                <table:data-pilot-member table:name="0,535941" table:display="true" table:show-details="true"/>
                <table:data-pilot-member table:name="0,536232" table:display="true" table:show-details="true"/>
                <table:data-pilot-member table:name="0,536797" table:display="true" table:show-details="true"/>
                <table:data-pilot-member table:name="0,538333" table:display="true" table:show-details="true"/>
                <table:data-pilot-member table:name="0,538798" table:display="true" table:show-details="true"/>
                <table:data-pilot-member table:name="0,538889" table:display="true" table:show-details="true"/>
                <table:data-pilot-member table:name="0,538908" table:display="true" table:show-details="true"/>
                <table:data-pilot-member table:name="0,541126" table:display="true" table:show-details="true"/>
                <table:data-pilot-member table:name="0,541667" table:display="true" table:show-details="true"/>
                <table:data-pilot-member table:name="0,542105" table:display="true" table:show-details="true"/>
                <table:data-pilot-member table:name="0,542857" table:display="true" table:show-details="true"/>
                <table:data-pilot-member table:name="0,54329" table:display="true" table:show-details="true"/>
                <table:data-pilot-member table:name="0,543333" table:display="true" table:show-details="true"/>
                <table:data-pilot-member table:name="0,543956" table:display="true" table:show-details="true"/>
                <table:data-pilot-member table:name="0,544928" table:display="true" table:show-details="true"/>
                <table:data-pilot-member table:name="0,544974" table:display="true" table:show-details="true"/>
                <table:data-pilot-member table:name="0,545238" table:display="true" table:show-details="true"/>
                <table:data-pilot-member table:name="0,545455" table:display="true" table:show-details="true"/>
                <table:data-pilot-member table:name="0,545833" table:display="true" table:show-details="true"/>
                <table:data-pilot-member table:name="0,547268" table:display="true" table:show-details="true"/>
                <table:data-pilot-member table:name="0,547368" table:display="true" table:show-details="true"/>
                <table:data-pilot-member table:name="0,547431" table:display="true" table:show-details="true"/>
                <table:data-pilot-member table:name="0,547619" table:display="true" table:show-details="true"/>
                <table:data-pilot-member table:name="0,54902" table:display="true" table:show-details="true"/>
                <table:data-pilot-member table:name="0,549359" table:display="true" table:show-details="true"/>
                <table:data-pilot-member table:name="0,549708" table:display="true" table:show-details="true"/>
                <table:data-pilot-member table:name="0,55" table:display="true" table:show-details="true"/>
                <table:data-pilot-member table:name="0,552288" table:display="true" table:show-details="true"/>
                <table:data-pilot-member table:name="0,552632" table:display="true" table:show-details="true"/>
                <table:data-pilot-member table:name="0,553571" table:display="true" table:show-details="true"/>
                <table:data-pilot-member table:name="0,554348" table:display="true" table:show-details="true"/>
                <table:data-pilot-member table:name="0,554945" table:display="true" table:show-details="true"/>
                <table:data-pilot-member table:name="0,555147" table:display="true" table:show-details="true"/>
                <table:data-pilot-member table:name="0,555556" table:display="true" table:show-details="true"/>
                <table:data-pilot-member table:name="0,557143" table:display="true" table:show-details="true"/>
                <table:data-pilot-member table:name="0,559524" table:display="true" table:show-details="true"/>
                <table:data-pilot-member table:name="0,560526" table:display="true" table:show-details="true"/>
                <table:data-pilot-member table:name="0,560606" table:display="true" table:show-details="true"/>
                <table:data-pilot-member table:name="0,561254" table:display="true" table:show-details="true"/>
                <table:data-pilot-member table:name="0,561538" table:display="true" table:show-details="true"/>
                <table:data-pilot-member table:name="0,562389" table:display="true" table:show-details="true"/>
                <table:data-pilot-member table:name="0,5625" table:display="true" table:show-details="true"/>
                <table:data-pilot-member table:name="0,563492" table:display="true" table:show-details="true"/>
                <table:data-pilot-member table:name="0,563636" table:display="true" table:show-details="true"/>
                <table:data-pilot-member table:name="0,564286" table:display="true" table:show-details="true"/>
                <table:data-pilot-member table:name="0,564327" table:display="true" table:show-details="true"/>
                <table:data-pilot-member table:name="0,566176" table:display="true" table:show-details="true"/>
                <table:data-pilot-member table:name="0,566667" table:display="true" table:show-details="true"/>
                <table:data-pilot-member table:name="0,568182" table:display="true" table:show-details="true"/>
                <table:data-pilot-member table:name="0,568817" table:display="true" table:show-details="true"/>
                <table:data-pilot-member table:name="0,569444" table:display="true" table:show-details="true"/>
                <table:data-pilot-member table:name="0,569512" table:display="true" table:show-details="true"/>
                <table:data-pilot-member table:name="0,569853" table:display="true" table:show-details="true"/>
                <table:data-pilot-member table:name="0,570513" table:display="true" table:show-details="true"/>
                <table:data-pilot-member table:name="0,570769" table:display="true" table:show-details="true"/>
                <table:data-pilot-member table:name="0,571429" table:display="true" table:show-details="true"/>
                <table:data-pilot-member table:name="0,572192" table:display="true" table:show-details="true"/>
                <table:data-pilot-member table:name="0,572727" table:display="true" table:show-details="true"/>
                <table:data-pilot-member table:name="0,574074" table:display="true" table:show-details="true"/>
                <table:data-pilot-member table:name="0,57619" table:display="true" table:show-details="true"/>
                <table:data-pilot-member table:name="0,576471" table:display="true" table:show-details="true"/>
                <table:data-pilot-member table:name="0,577206" table:display="true" table:show-details="true"/>
                <table:data-pilot-member table:name="0,578078" table:display="true" table:show-details="true"/>
                <table:data-pilot-member table:name="0,578818" table:display="true" table:show-details="true"/>
                <table:data-pilot-member table:name="0,578947" table:display="true" table:show-details="true"/>
                <table:data-pilot-member table:name="0,580087" table:display="true" table:show-details="true"/>
                <table:data-pilot-member table:name="0,580952" table:display="true" table:show-details="true"/>
                <table:data-pilot-member table:name="0,581028" table:display="true" table:show-details="true"/>
                <table:data-pilot-member table:name="0,581301" table:display="true" table:show-details="true"/>
                <table:data-pilot-member table:name="0,581579" table:display="true" table:show-details="true"/>
                <table:data-pilot-member table:name="0,582418" table:display="true" table:show-details="true"/>
                <table:data-pilot-member table:name="0,583333" table:display="true" table:show-details="true"/>
                <table:data-pilot-member table:name="0,58428" table:display="true" table:show-details="true"/>
                <table:data-pilot-member table:name="0,585979" table:display="true" table:show-details="true"/>
                <table:data-pilot-member table:name="0,587719" table:display="true" table:show-details="true"/>
                <table:data-pilot-member table:name="0,588889" table:display="true" table:show-details="true"/>
                <table:data-pilot-member table:name="0,589103" table:display="true" table:show-details="true"/>
                <table:data-pilot-member table:name="0,589286" table:display="true" table:show-details="true"/>
                <table:data-pilot-member table:name="0,591667" table:display="true" table:show-details="true"/>
                <table:data-pilot-member table:name="0,5918" table:display="true" table:show-details="true"/>
                <table:data-pilot-member table:name="0,593277" table:display="true" table:show-details="true"/>
                <table:data-pilot-member table:name="0,593333" table:display="true" table:show-details="true"/>
                <table:data-pilot-member table:name="0,594737" table:display="true" table:show-details="true"/>
                <table:data-pilot-member table:name="0,595238" table:display="true" table:show-details="true"/>
                <table:data-pilot-member table:name="0,595833" table:display="true" table:show-details="true"/>
                <table:data-pilot-member table:name="0,596154" table:display="true" table:show-details="true"/>
                <table:data-pilot-member table:name="0,597222" table:display="true" table:show-details="true"/>
                <table:data-pilot-member table:name="0,599638" table:display="true" table:show-details="true"/>
                <table:data-pilot-member table:name="0,6" table:display="true" table:show-details="true"/>
                <table:data-pilot-member table:name="0,604839" table:display="true" table:show-details="true"/>
                <table:data-pilot-member table:name="0,605263" table:display="true" table:show-details="true"/>
                <table:data-pilot-member table:name="0,606061" table:display="true" table:show-details="true"/>
                <table:data-pilot-member table:name="0,607143" table:display="true" table:show-details="true"/>
                <table:data-pilot-member table:name="0,607397" table:display="true" table:show-details="true"/>
                <table:data-pilot-member table:name="0,608333" table:display="true" table:show-details="true"/>
                <table:data-pilot-member table:name="0,608974" table:display="true" table:show-details="true"/>
                <table:data-pilot-member table:name="0,60989" table:display="true" table:show-details="true"/>
                <table:data-pilot-member table:name="0,611111" table:display="true" table:show-details="true"/>
                <table:data-pilot-member table:name="0,6125" table:display="true" table:show-details="true"/>
                <table:data-pilot-member table:name="0,613333" table:display="true" table:show-details="true"/>
                <table:data-pilot-member table:name="0,613636" table:display="true" table:show-details="true"/>
                <table:data-pilot-member table:name="0,614379" table:display="true" table:show-details="true"/>
                <table:data-pilot-member table:name="0,616601" table:display="true" table:show-details="true"/>
                <table:data-pilot-member table:name="0,616667" table:display="true" table:show-details="true"/>
                <table:data-pilot-member table:name="0,617647" table:display="true" table:show-details="true"/>
                <table:data-pilot-member table:name="0,617946" table:display="true" table:show-details="true"/>
                <table:data-pilot-member table:name="0,618182" table:display="true" table:show-details="true"/>
                <table:data-pilot-member table:name="0,618254" table:display="true" table:show-details="true"/>
                <table:data-pilot-member table:name="0,619048" table:display="true" table:show-details="true"/>
                <table:data-pilot-member table:name="0,620833" table:display="true" table:show-details="true"/>
                <table:data-pilot-member table:name="0,620879" table:display="true" table:show-details="true"/>
                <table:data-pilot-member table:name="0,621212" table:display="true" table:show-details="true"/>
                <table:data-pilot-member table:name="0,621795" table:display="true" table:show-details="true"/>
                <table:data-pilot-member table:name="0,622222" table:display="true" table:show-details="true"/>
                <table:data-pilot-member table:name="0,624731" table:display="true" table:show-details="true"/>
                <table:data-pilot-member table:name="0,625" table:display="true" table:show-details="true"/>
                <table:data-pilot-member table:name="0,625347" table:display="true" table:show-details="true"/>
                <table:data-pilot-member table:name="0,628788" table:display="true" table:show-details="true"/>
                <table:data-pilot-member table:name="0,628947" table:display="true" table:show-details="true"/>
                <table:data-pilot-member table:name="0,629167" table:display="true" table:show-details="true"/>
                <table:data-pilot-member table:name="0,630435" table:display="true" table:show-details="true"/>
                <table:data-pilot-member table:name="0,630719" table:display="true" table:show-details="true"/>
                <table:data-pilot-member table:name="0,63229" table:display="true" table:show-details="true"/>
                <table:data-pilot-member table:name="0,633333" table:display="true" table:show-details="true"/>
                <table:data-pilot-member table:name="0,636029" table:display="true" table:show-details="true"/>
                <table:data-pilot-member table:name="0,636364" table:display="true" table:show-details="true"/>
                <table:data-pilot-member table:name="0,639163" table:display="true" table:show-details="true"/>
                <table:data-pilot-member table:name="0,639706" table:display="true" table:show-details="true"/>
                <table:data-pilot-member table:name="0,639929" table:display="true" table:show-details="true"/>
                <table:data-pilot-member table:name="0,642857" table:display="true" table:show-details="true"/>
                <table:data-pilot-member table:name="0,643077" table:display="true" table:show-details="true"/>
                <table:data-pilot-member table:name="0,643275" table:display="true" table:show-details="true"/>
                <table:data-pilot-member table:name="0,643939" table:display="true" table:show-details="true"/>
                <table:data-pilot-member table:name="0,644144" table:display="true" table:show-details="true"/>
                <table:data-pilot-member table:name="0,644385" table:display="true" table:show-details="true"/>
                <table:data-pilot-member table:name="0,644444" table:display="true" table:show-details="true"/>
                <table:data-pilot-member table:name="0,644895" table:display="true" table:show-details="true"/>
                <table:data-pilot-member table:name="0,645022" table:display="true" table:show-details="true"/>
                <table:data-pilot-member table:name="0,645455" table:display="true" table:show-details="true"/>
                <table:data-pilot-member table:name="0,647692" table:display="true" table:show-details="true"/>
                <table:data-pilot-member table:name="0,65" table:display="true" table:show-details="true"/>
                <table:data-pilot-member table:name="0,650327" table:display="true" table:show-details="true"/>
                <table:data-pilot-member table:name="0,650735" table:display="true" table:show-details="true"/>
                <table:data-pilot-member table:name="0,652439" table:display="true" table:show-details="true"/>
                <table:data-pilot-member table:name="0,652778" table:display="true" table:show-details="true"/>
                <table:data-pilot-member table:name="0,653595" table:display="true" table:show-details="true"/>
                <table:data-pilot-member table:name="0,654545" table:display="true" table:show-details="true"/>
                <table:data-pilot-member table:name="0,655556" table:display="true" table:show-details="true"/>
                <table:data-pilot-member table:name="0,656085" table:display="true" table:show-details="true"/>
                <table:data-pilot-member table:name="0,656863" table:display="true" table:show-details="true"/>
                <table:data-pilot-member table:name="0,658266" table:display="true" table:show-details="true"/>
                <table:data-pilot-member table:name="0,660173" table:display="true" table:show-details="true"/>
                <table:data-pilot-member table:name="0,660256" table:display="true" table:show-details="true"/>
                <table:data-pilot-member table:name="0,661319" table:display="true" table:show-details="true"/>
                <table:data-pilot-member table:name="0,661905" table:display="true" table:show-details="true"/>
                <table:data-pilot-member table:name="0,663399" table:display="true" table:show-details="true"/>
                <table:data-pilot-member table:name="0,663492" table:display="true" table:show-details="true"/>
                <table:data-pilot-member table:name="0,664835" table:display="true" table:show-details="true"/>
                <table:data-pilot-member table:name="0,665242" table:display="true" table:show-details="true"/>
                <table:data-pilot-member table:name="0,666667" table:display="true" table:show-details="true"/>
                <table:data-pilot-member table:name="0,669591" table:display="true" table:show-details="true"/>
                <table:data-pilot-member table:name="0,670588" table:display="true" table:show-details="true"/>
                <table:data-pilot-member table:name="0,673077" table:display="true" table:show-details="true"/>
                <table:data-pilot-member table:name="0,674242" table:display="true" table:show-details="true"/>
                <table:data-pilot-member table:name="0,675824" table:display="true" table:show-details="true"/>
                <table:data-pilot-member table:name="0,67619" table:display="true" table:show-details="true"/>
                <table:data-pilot-member table:name="0,678571" table:display="true" table:show-details="true"/>
                <table:data-pilot-member table:name="0,681511" table:display="true" table:show-details="true"/>
                <table:data-pilot-member table:name="0,681818" table:display="true" table:show-details="true"/>
                <table:data-pilot-member table:name="0,683333" table:display="true" table:show-details="true"/>
                <table:data-pilot-member table:name="0,688312" table:display="true" table:show-details="true"/>
                <table:data-pilot-member table:name="0,689394" table:display="true" table:show-details="true"/>
                <table:data-pilot-member table:name="0,69" table:display="true" table:show-details="true"/>
                <table:data-pilot-member table:name="0,690476" table:display="true" table:show-details="true"/>
                <table:data-pilot-member table:name="0,690909" table:display="true" table:show-details="true"/>
                <table:data-pilot-member table:name="0,691667" table:display="true" table:show-details="true"/>
                <table:data-pilot-member table:name="0,692982" table:display="true" table:show-details="true"/>
                <table:data-pilot-member table:name="0,694444" table:display="true" table:show-details="true"/>
                <table:data-pilot-member table:name="0,695906" table:display="true" table:show-details="true"/>
                <table:data-pilot-member table:name="0,696429" table:display="true" table:show-details="true"/>
                <table:data-pilot-member table:name="0,698718" table:display="true" table:show-details="true"/>
                <table:data-pilot-member table:name="0,7" table:display="true" table:show-details="true"/>
                <table:data-pilot-member table:name="0,703629" table:display="true" table:show-details="true"/>
                <table:data-pilot-member table:name="0,704167" table:display="true" table:show-details="true"/>
                <table:data-pilot-member table:name="0,704545" table:display="true" table:show-details="true"/>
                <table:data-pilot-member table:name="0,705128" table:display="true" table:show-details="true"/>
                <table:data-pilot-member table:name="0,705376" table:display="true" table:show-details="true"/>
                <table:data-pilot-member table:name="0,705803" table:display="true" table:show-details="true"/>
                <table:data-pilot-member table:name="0,706774" table:display="true" table:show-details="true"/>
                <table:data-pilot-member table:name="0,710526" table:display="true" table:show-details="true"/>
                <table:data-pilot-member table:name="0,714286" table:display="true" table:show-details="true"/>
                <table:data-pilot-member table:name="0,719697" table:display="true" table:show-details="true"/>
                <table:data-pilot-member table:name="0,721053" table:display="true" table:show-details="true"/>
                <table:data-pilot-member table:name="0,722222" table:display="true" table:show-details="true"/>
                <table:data-pilot-member table:name="0,726601" table:display="true" table:show-details="true"/>
                <table:data-pilot-member table:name="0,727273" table:display="true" table:show-details="true"/>
                <table:data-pilot-member table:name="0,727513" table:display="true" table:show-details="true"/>
                <table:data-pilot-member table:name="0,731183" table:display="true" table:show-details="true"/>
                <table:data-pilot-member table:name="0,732143" table:display="true" table:show-details="true"/>
                <table:data-pilot-member table:name="0,733333" table:display="true" table:show-details="true"/>
                <table:data-pilot-member table:name="0,734211" table:display="true" table:show-details="true"/>
                <table:data-pilot-member table:name="0,735043" table:display="true" table:show-details="true"/>
                <table:data-pilot-member table:name="0,736782" table:display="true" table:show-details="true"/>
                <table:data-pilot-member table:name="0,738095" table:display="true" table:show-details="true"/>
                <table:data-pilot-member table:name="0,738562" table:display="true" table:show-details="true"/>
                <table:data-pilot-member table:name="0,74" table:display="true" table:show-details="true"/>
                <table:data-pilot-member table:name="0,742105" table:display="true" table:show-details="true"/>
                <table:data-pilot-member table:name="0,742424" table:display="true" table:show-details="true"/>
                <table:data-pilot-member table:name="0,742647" table:display="true" table:show-details="true"/>
                <table:data-pilot-member table:name="0,745455" table:display="true" table:show-details="true"/>
                <table:data-pilot-member table:name="0,747355" table:display="true" table:show-details="true"/>
                <table:data-pilot-member table:name="0,75" table:display="true" table:show-details="true"/>
                <table:data-pilot-member table:name="0,754545" table:display="true" table:show-details="true"/>
                <table:data-pilot-member table:name="0,755556" table:display="true" table:show-details="true"/>
                <table:data-pilot-member table:name="0,760582" table:display="true" table:show-details="true"/>
                <table:data-pilot-member table:name="0,762821" table:display="true" table:show-details="true"/>
                <table:data-pilot-member table:name="0,763889" table:display="true" table:show-details="true"/>
                <table:data-pilot-member table:name="0,766667" table:display="true" table:show-details="true"/>
                <table:data-pilot-member table:name="0,767857" table:display="true" table:show-details="true"/>
                <table:data-pilot-member table:name="0,768421" table:display="true" table:show-details="true"/>
                <table:data-pilot-member table:name="0,772727" table:display="true" table:show-details="true"/>
                <table:data-pilot-member table:name="0,774725" table:display="true" table:show-details="true"/>
                <table:data-pilot-member table:name="0,775132" table:display="true" table:show-details="true"/>
                <table:data-pilot-member table:name="0,777778" table:display="true" table:show-details="true"/>
                <table:data-pilot-member table:name="0,781818" table:display="true" table:show-details="true"/>
                <table:data-pilot-member table:name="0,785714" table:display="true" table:show-details="true"/>
                <table:data-pilot-member table:name="0,794118" table:display="true" table:show-details="true"/>
                <table:data-pilot-member table:name="0,8" table:display="true" table:show-details="true"/>
                <table:data-pilot-member table:name="0,804167" table:display="true" table:show-details="true"/>
                <table:data-pilot-member table:name="0,804615" table:display="true" table:show-details="true"/>
                <table:data-pilot-member table:name="0,804762" table:display="true" table:show-details="true"/>
                <table:data-pilot-member table:name="0,809524" table:display="true" table:show-details="true"/>
                <table:data-pilot-member table:name="0,809783" table:display="true" table:show-details="true"/>
                <table:data-pilot-member table:name="0,833333" table:display="true" table:show-details="true"/>
                <table:data-pilot-member table:name="0,849265" table:display="true" table:show-details="true"/>
                <table:data-pilot-member table:name="0,85" table:display="true" table:show-details="true"/>
                <table:data-pilot-member table:name="0,857143" table:display="true" table:show-details="true"/>
                <table:data-pilot-member table:name="0,866667" table:display="true" table:show-details="true"/>
                <table:data-pilot-member table:name="0,878788" table:display="true" table:show-details="true"/>
                <table:data-pilot-member table:name="0,880952" table:display="true" table:show-details="true"/>
                <table:data-pilot-member table:name="0,9" table:display="true" table:show-details="true"/>
                <table:data-pilot-member table:name="0,902778" table:display="true" table:show-details="true"/>
                <table:data-pilot-member table:name="0,904762" table:display="true" table:show-details="true"/>
                <table:data-pilot-member table:name="0,909524" table:display="true" table:show-details="true"/>
                <table:data-pilot-member table:name="0,916667" table:display="true" table:show-details="true"/>
                <table:data-pilot-member table:name="0,920833" table:display="true" table:show-details="true"/>
                <table:data-pilot-member table:name="0,944444" table:display="true" table:show-details="true"/>
                <table:data-pilot-member table:name="0,946429" table:display="true" table:show-details="true"/>
                <table:data-pilot-member table:name="0,95" table:display="true" table:show-details="true"/>
                <table:data-pilot-member table:name="0,952381" table:display="true" table:show-details="true"/>
                <table:data-pilot-member table:name="0,966667" table:display="true" table:show-details="true"/>
                <table:data-pilot-member table:name="0,972222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ing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2T17:54:46.319141522</dc:date>
    <meta:editing-duration>PT7M50S</meta:editing-duration>
    <meta:editing-cycles>1</meta:editing-cycles>
    <meta:document-statistic meta:table-count="2" meta:cell-count="4228" meta:object-count="1"/>
    <meta:generator>LibreOffice/7.3.2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23cm" svg:height="10.813cm" xlink:href=".." xlink:type="simple" chart:class="chart:scatter" chart:style-name="ch1">
        <chart:plot-area chart:style-name="ch2" table:cell-range-address="'Tabla dinámica_coeficiente_clustering_1'.A1:'Tabla dinámica_coeficiente_clustering_1'.B1154" chart:data-source-has-labels="row" svg:x="1.395cm" svg:y="0.216cm" svg:width="17.444cm" svg:height="9.4cm">
          <chart:coordinate-region svg:x="2.202cm" svg:y="0.415cm" svg:width="16.543cm" svg:height="8.554cm"/>
          <chart:axis chart:dimension="x" chart:name="primary-x" chart:style-name="ch3">
            <chart:title svg:x="8.274cm" svg:y="9.832cm" chart:style-name="ch4">
              <text:p>Coeficiente de clustering</text:p>
            </chart:title>
          </chart:axis>
          <chart:axis chart:dimension="y" chart:name="primary-y" chart:style-name="ch5">
            <chart:title svg:x="0.451cm" svg:y="5.674cm" chart:style-name="ch6">
              <text:p>Recuento</text:p>
            </chart:title>
            <chart:grid chart:style-name="ch7" chart:class="major"/>
          </chart:axis>
          <chart:series chart:style-name="ch8" chart:values-cell-range-address="'Tabla dinámica_coeficiente_clustering_1'.B2:'Tabla dinámica_coeficiente_clustering_1'.B1154" chart:label-cell-address="'Tabla dinámica_coeficiente_clustering_1'.B1:'Tabla dinámica_coeficiente_clustering_1'.B1" chart:class="chart:scatter">
            <chart:domain table:cell-range-address="'Tabla dinámica_coeficiente_clustering_1'.A2:'Tabla dinámica_coeficiente_clustering_1'.A1154"/>
            <chart:data-point chart:repeated="11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uento - clustering</text:p>
                <draw:g>
                  <svg:desc>'Tabla dinámica_coeficiente_clustering_1'.B1:'Tabla dinámica_coeficiente_clustering_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abla dinámica_coeficiente_clustering_1'.A2:'Tabla dinámica_coeficiente_clustering_1'.A1154</svg:desc>
                </draw:g>
              </table:table-cell>
              <table:table-cell office:value-type="float" office:value="161">
                <text:p>161</text:p>
                <draw:g>
                  <svg:desc>'Tabla dinámica_coeficiente_clustering_1'.B2:'Tabla dinámica_coeficiente_clustering_1'.B1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407">
                <text:p>0.020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485">
                <text:p>0.034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4">
                <text:p>0.0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953">
                <text:p>0.040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28">
                <text:p>0.04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256">
                <text:p>0.047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2787">
                <text:p>0.05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7191">
                <text:p>0.057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2244">
                <text:p>0.062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254">
                <text:p>0.06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3727">
                <text:p>0.063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6667">
                <text:p>0.0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05">
                <text:p>0.06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0473">
                <text:p>0.070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4878">
                <text:p>0.074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717">
                <text:p>0.07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8411">
                <text:p>0.078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862">
                <text:p>0.07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272">
                <text:p>0.079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0309">
                <text:p>0.080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2023">
                <text:p>0.082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2172">
                <text:p>0.082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3333">
                <text:p>0.08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5649">
                <text:p>0.085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5885">
                <text:p>0.085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6397">
                <text:p>0.086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8889">
                <text:p>0.0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0162">
                <text:p>0.090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5865">
                <text:p>0.095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6606">
                <text:p>0.096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7998">
                <text:p>0.097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8532">
                <text:p>0.098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8852">
                <text:p>0.098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9317">
                <text:p>0.099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1292">
                <text:p>0.101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1815">
                <text:p>0.101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3379">
                <text:p>0.103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5604">
                <text:p>0.105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6048">
                <text:p>0.106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6861">
                <text:p>0.106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7018">
                <text:p>0.107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7143">
                <text:p>0.10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735">
                <text:p>0.10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8374">
                <text:p>0.108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2903">
                <text:p>0.112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4776">
                <text:p>0.114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5385">
                <text:p>0.1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6294">
                <text:p>0.116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7273">
                <text:p>0.11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9048">
                <text:p>0.11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918">
                <text:p>0.11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9725">
                <text:p>0.119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0655">
                <text:p>0.120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2541">
                <text:p>0.122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542">
                <text:p>0.12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7437">
                <text:p>0.127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878">
                <text:p>0.12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8788">
                <text:p>0.128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9967">
                <text:p>0.129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0354">
                <text:p>0.130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2959">
                <text:p>0.132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511">
                <text:p>0.13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5774">
                <text:p>0.135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6018">
                <text:p>0.136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6869">
                <text:p>0.136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7853">
                <text:p>0.137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8267">
                <text:p>0.138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9113">
                <text:p>0.139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9643">
                <text:p>0.139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1041">
                <text:p>0.14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173">
                <text:p>0.14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5022">
                <text:p>0.145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5354">
                <text:p>0.145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5467">
                <text:p>0.1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6058">
                <text:p>0.146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6278">
                <text:p>0.146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9026">
                <text:p>0.149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9935">
                <text:p>0.149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0273">
                <text:p>0.150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1107">
                <text:p>0.15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1515">
                <text:p>0.151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1928">
                <text:p>0.151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411">
                <text:p>0.15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4323">
                <text:p>0.154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4825">
                <text:p>0.154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4905">
                <text:p>0.154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5556">
                <text:p>0.155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5797">
                <text:p>0.155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5996">
                <text:p>0.155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623">
                <text:p>0.15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665">
                <text:p>0.15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6695">
                <text:p>0.156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0714">
                <text:p>0.160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1849">
                <text:p>0.161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3636">
                <text:p>0.1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393">
                <text:p>0.16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4148">
                <text:p>0.164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42">
                <text:p>0.1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65648">
                <text:p>0.165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6365">
                <text:p>0.166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6376">
                <text:p>0.166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6667">
                <text:p>0.1666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6706">
                <text:p>0.166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8303">
                <text:p>0.168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8871">
                <text:p>0.168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9283">
                <text:p>0.169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6933">
                <text:p>0.16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70048">
                <text:p>0.170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1263">
                <text:p>0.171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2365">
                <text:p>0.172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3136">
                <text:p>0.173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3437">
                <text:p>0.173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4076">
                <text:p>0.174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74723">
                <text:p>0.174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75154">
                <text:p>0.175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8365">
                <text:p>0.178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79197">
                <text:p>0.179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79502">
                <text:p>0.179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9768">
                <text:p>0.179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042">
                <text:p>0.18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80643">
                <text:p>0.180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81287">
                <text:p>0.181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82186">
                <text:p>0.182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3394">
                <text:p>0.183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83824">
                <text:p>0.183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3994">
                <text:p>0.183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85161">
                <text:p>0.185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5714">
                <text:p>0.1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6674">
                <text:p>0.186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8552">
                <text:p>0.188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8772">
                <text:p>0.188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8889">
                <text:p>0.1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026">
                <text:p>0.19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0439">
                <text:p>0.190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0524">
                <text:p>0.190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0742">
                <text:p>0.1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1667">
                <text:p>0.19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2308">
                <text:p>0.192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3045">
                <text:p>0.193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3671">
                <text:p>0.193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4063">
                <text:p>0.194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5251">
                <text:p>0.195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6286">
                <text:p>0.196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6429">
                <text:p>0.196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6893">
                <text:p>0.196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6923">
                <text:p>0.19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8242">
                <text:p>0.198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9971">
                <text:p>0.199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00848">
                <text:p>0.200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1149">
                <text:p>0.201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0197">
                <text:p>0.20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02857">
                <text:p>0.20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3056">
                <text:p>0.203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03704">
                <text:p>0.20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4678">
                <text:p>0.204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05263">
                <text:p>0.205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6522">
                <text:p>0.206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7145">
                <text:p>0.207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07966">
                <text:p>0.207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08096">
                <text:p>0.208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09208">
                <text:p>0.209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09298">
                <text:p>0.209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10753">
                <text:p>0.210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10814">
                <text:p>0.210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12551">
                <text:p>0.21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14286">
                <text:p>0.21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665">
                <text:p>0.21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17197">
                <text:p>0.217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18421">
                <text:p>0.218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1978">
                <text:p>0.21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1985">
                <text:p>0.21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0202">
                <text:p>0.220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2222">
                <text:p>0.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2646">
                <text:p>0.222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2989">
                <text:p>0.222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299">
                <text:p>0.22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23194">
                <text:p>0.223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23329">
                <text:p>0.223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23687">
                <text:p>0.223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24265">
                <text:p>0.224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4731">
                <text:p>0.224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549">
                <text:p>0.22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26807">
                <text:p>0.226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2822">
                <text:p>0.22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28571">
                <text:p>0.2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30976">
                <text:p>0.230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31869">
                <text:p>0.231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32006">
                <text:p>0.232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32143">
                <text:p>0.232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32794">
                <text:p>0.232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32917">
                <text:p>0.232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33333">
                <text:p>0.2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33846">
                <text:p>0.233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34102">
                <text:p>0.234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34509">
                <text:p>0.234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34848">
                <text:p>0.234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35017">
                <text:p>0.235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35714">
                <text:p>0.23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36319">
                <text:p>0.236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36386">
                <text:p>0.236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36499">
                <text:p>0.236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3706">
                <text:p>0.23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37115">
                <text:p>0.237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37305">
                <text:p>0.237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37931">
                <text:p>0.237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38095">
                <text:p>0.238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38119">
                <text:p>0.238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38333">
                <text:p>0.23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38575">
                <text:p>0.238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38916">
                <text:p>0.238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3908">
                <text:p>0.23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3923">
                <text:p>0.23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39474">
                <text:p>0.239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40164">
                <text:p>0.240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40237">
                <text:p>0.240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40327">
                <text:p>0.240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40868">
                <text:p>0.240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41318">
                <text:p>0.241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42015">
                <text:p>0.242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42308">
                <text:p>0.242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42647">
                <text:p>0.242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43043">
                <text:p>0.243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43257">
                <text:p>0.243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43673">
                <text:p>0.243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3697">
                <text:p>0.243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44723">
                <text:p>0.244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45124">
                <text:p>0.245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5238">
                <text:p>0.245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45848">
                <text:p>0.245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46417">
                <text:p>0.246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48458">
                <text:p>0.248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48641">
                <text:p>0.248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48812">
                <text:p>0.248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49267">
                <text:p>0.249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5">
                <text:p>0.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1707">
                <text:p>0.251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52281">
                <text:p>0.25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52457">
                <text:p>0.252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52776">
                <text:p>0.252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53017">
                <text:p>0.253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53623">
                <text:p>0.253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53846">
                <text:p>0.253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53968">
                <text:p>0.253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55657">
                <text:p>0.255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56048">
                <text:p>0.256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6115">
                <text:p>0.256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7456">
                <text:p>0.257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7576">
                <text:p>0.257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7875">
                <text:p>0.257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8065">
                <text:p>0.258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8242">
                <text:p>0.258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8818">
                <text:p>0.258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947">
                <text:p>0.25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60582">
                <text:p>0.260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61905">
                <text:p>0.261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62185">
                <text:p>0.262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3003">
                <text:p>0.263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3515">
                <text:p>0.263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3636">
                <text:p>0.2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4103">
                <text:p>0.264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123">
                <text:p>0.264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4182">
                <text:p>0.264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4706">
                <text:p>0.264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5152">
                <text:p>0.265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547">
                <text:p>0.26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5625">
                <text:p>0.265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65873">
                <text:p>0.265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66488">
                <text:p>0.266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66667">
                <text:p>0.2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67432">
                <text:p>0.267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68137">
                <text:p>0.268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8603">
                <text:p>0.268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68894">
                <text:p>0.268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69006">
                <text:p>0.269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69048">
                <text:p>0.26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69231">
                <text:p>0.2692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69697">
                <text:p>0.269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70081">
                <text:p>0.270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70396">
                <text:p>0.270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70588">
                <text:p>0.270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70833">
                <text:p>0.270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71429">
                <text:p>0.2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72243">
                <text:p>0.272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72727">
                <text:p>0.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73164">
                <text:p>0.273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73232">
                <text:p>0.273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73525">
                <text:p>0.273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74118">
                <text:p>0.274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74854">
                <text:p>0.274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75362">
                <text:p>0.275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7563">
                <text:p>0.27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75728">
                <text:p>0.275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76094">
                <text:p>0.276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7619">
                <text:p>0.27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7621">
                <text:p>0.27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76923">
                <text:p>0.2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76939">
                <text:p>0.276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77056">
                <text:p>0.277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77778">
                <text:p>0.2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79686">
                <text:p>0.279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8022">
                <text:p>0.28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80246">
                <text:p>0.280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80303">
                <text:p>0.28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80781">
                <text:p>0.280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81129">
                <text:p>0.281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81538">
                <text:p>0.281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81579">
                <text:p>0.281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81712">
                <text:p>0.281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81746">
                <text:p>0.281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81818">
                <text:p>0.2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83088">
                <text:p>0.283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83092">
                <text:p>0.283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83358">
                <text:p>0.283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84848">
                <text:p>0.284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85031">
                <text:p>0.285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85596">
                <text:p>0.285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85714">
                <text:p>0.285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85858">
                <text:p>0.285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86207">
                <text:p>0.286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8655">
                <text:p>0.28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87662">
                <text:p>0.287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87936">
                <text:p>0.287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88538">
                <text:p>0.288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88609">
                <text:p>0.288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89787">
                <text:p>0.289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90003">
                <text:p>0.290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90323">
                <text:p>0.290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90441">
                <text:p>0.290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90594">
                <text:p>0.290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90631">
                <text:p>0.290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90909">
                <text:p>0.2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91209">
                <text:p>0.291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92555">
                <text:p>0.292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93007">
                <text:p>0.293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93232">
                <text:p>0.293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94872">
                <text:p>0.294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95122">
                <text:p>0.295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95238">
                <text:p>0.295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95833">
                <text:p>0.295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96154">
                <text:p>0.296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9729">
                <text:p>0.29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97379">
                <text:p>0.297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97386">
                <text:p>0.297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98195">
                <text:p>0.298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98548">
                <text:p>0.298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98718">
                <text:p>0.298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98799">
                <text:p>0.298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98925">
                <text:p>0.298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99517">
                <text:p>0.299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">
                <text:p>0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00488">
                <text:p>0.300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00641">
                <text:p>0.300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0842">
                <text:p>0.300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00853">
                <text:p>0.300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0111">
                <text:p>0.30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146">
                <text:p>0.30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01471">
                <text:p>0.301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02198">
                <text:p>0.302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02305">
                <text:p>0.302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03175">
                <text:p>0.303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03247">
                <text:p>0.303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03571">
                <text:p>0.303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03635">
                <text:p>0.303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04167">
                <text:p>0.304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04437">
                <text:p>0.304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04615">
                <text:p>0.304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04762">
                <text:p>0.304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05195">
                <text:p>0.305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05556">
                <text:p>0.305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06324">
                <text:p>0.306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06707">
                <text:p>0.306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07051">
                <text:p>0.307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07568">
                <text:p>0.307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07808">
                <text:p>0.307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0814">
                <text:p>0.30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08233">
                <text:p>0.308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08333">
                <text:p>0.30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08378">
                <text:p>0.308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09091">
                <text:p>0.3090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09269">
                <text:p>0.309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09524">
                <text:p>0.309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09667">
                <text:p>0.309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10105">
                <text:p>0.310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10341">
                <text:p>0.310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10458">
                <text:p>0.310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10484">
                <text:p>0.310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10526">
                <text:p>0.310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10548">
                <text:p>0.310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10727">
                <text:p>0.310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10811">
                <text:p>0.310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125">
                <text:p>0.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12925">
                <text:p>0.312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13187">
                <text:p>0.313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1339">
                <text:p>0.31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13447">
                <text:p>0.313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14103">
                <text:p>0.314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14286">
                <text:p>0.314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14319">
                <text:p>0.314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15789">
                <text:p>0.315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16068">
                <text:p>0.316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16176">
                <text:p>0.316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16502">
                <text:p>0.316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16993">
                <text:p>0.316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17212">
                <text:p>0.317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1754">
                <text:p>0.31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17634">
                <text:p>0.317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17684">
                <text:p>0.317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17956">
                <text:p>0.317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18182">
                <text:p>0.318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18254">
                <text:p>0.318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18681">
                <text:p>0.318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18713">
                <text:p>0.318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19529">
                <text:p>0.319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19945">
                <text:p>0.319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20103">
                <text:p>0.320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20346">
                <text:p>0.320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20598">
                <text:p>0.320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20833">
                <text:p>0.320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21118">
                <text:p>0.321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21429">
                <text:p>0.32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22316">
                <text:p>0.322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2296">
                <text:p>0.32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23077">
                <text:p>0.32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23164">
                <text:p>0.323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23362">
                <text:p>0.323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23529">
                <text:p>0.323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23742">
                <text:p>0.323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2381">
                <text:p>0.32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24138">
                <text:p>0.324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24675">
                <text:p>0.324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25593">
                <text:p>0.325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26187">
                <text:p>0.326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26316">
                <text:p>0.326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26421">
                <text:p>0.326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2655">
                <text:p>0.32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27169">
                <text:p>0.327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27273">
                <text:p>0.3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27635">
                <text:p>0.327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28114">
                <text:p>0.328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28333">
                <text:p>0.32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29167">
                <text:p>0.329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29231">
                <text:p>0.329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2929">
                <text:p>0.32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2967">
                <text:p>0.32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30769">
                <text:p>0.330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30882">
                <text:p>0.330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31092">
                <text:p>0.33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31386">
                <text:p>0.331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31559">
                <text:p>0.331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32284">
                <text:p>0.332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32501">
                <text:p>0.332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33333">
                <text:p>0.3333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33442">
                <text:p>0.333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33992">
                <text:p>0.333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34211">
                <text:p>0.334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34612">
                <text:p>0.334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35165">
                <text:p>0.335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35385">
                <text:p>0.33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36007">
                <text:p>0.336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36257">
                <text:p>0.336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36364">
                <text:p>0.336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36667">
                <text:p>0.33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38095">
                <text:p>0.338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3881">
                <text:p>0.33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39286">
                <text:p>0.339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39744">
                <text:p>0.339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40464">
                <text:p>0.340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40476">
                <text:p>0.340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40646">
                <text:p>0.34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40909">
                <text:p>0.3409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415">
                <text:p>0.3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4165">
                <text:p>0.34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41667">
                <text:p>0.34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4191">
                <text:p>0.34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42105">
                <text:p>0.342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42857">
                <text:p>0.3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43011">
                <text:p>0.343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43056">
                <text:p>0.343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4375">
                <text:p>0.3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44099">
                <text:p>0.344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44367">
                <text:p>0.344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44444">
                <text:p>0.3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44778">
                <text:p>0.344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45088">
                <text:p>0.345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45428">
                <text:p>0.345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45455">
                <text:p>0.34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46154">
                <text:p>0.346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4632">
                <text:p>0.34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47222">
                <text:p>0.347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47503">
                <text:p>0.347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47689">
                <text:p>0.347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47953">
                <text:p>0.347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48485">
                <text:p>0.348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4874">
                <text:p>0.34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50588">
                <text:p>0.350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5116">
                <text:p>0.35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52381">
                <text:p>0.352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52564">
                <text:p>0.352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52597">
                <text:p>0.352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52814">
                <text:p>0.352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53377">
                <text:p>0.353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53801">
                <text:p>0.353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53832">
                <text:p>0.353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54167">
                <text:p>0.354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54545">
                <text:p>0.354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54762">
                <text:p>0.354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55556">
                <text:p>0.355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55911">
                <text:p>0.355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56399">
                <text:p>0.356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56618">
                <text:p>0.356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56667">
                <text:p>0.35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56855">
                <text:p>0.356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56884">
                <text:p>0.356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56989">
                <text:p>0.356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57143">
                <text:p>0.357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57863">
                <text:p>0.357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58242">
                <text:p>0.358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58696">
                <text:p>0.358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58974">
                <text:p>0.358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59101">
                <text:p>0.359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59141">
                <text:p>0.359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59477">
                <text:p>0.359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59649">
                <text:p>0.359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60011">
                <text:p>0.360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60071">
                <text:p>0.360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60404">
                <text:p>0.360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60597">
                <text:p>0.360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60999">
                <text:p>0.360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6193">
                <text:p>0.36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625">
                <text:p>0.3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62637">
                <text:p>0.362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62745">
                <text:p>0.362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62903">
                <text:p>0.362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63248">
                <text:p>0.363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63333">
                <text:p>0.36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63636">
                <text:p>0.363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64528">
                <text:p>0.364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65497">
                <text:p>0.365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65499">
                <text:p>0.365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65613">
                <text:p>0.365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65764">
                <text:p>0.365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66013">
                <text:p>0.366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66667">
                <text:p>0.3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67525">
                <text:p>0.367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67754">
                <text:p>0.367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67755">
                <text:p>0.367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68347">
                <text:p>0.368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68421">
                <text:p>0.368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68757">
                <text:p>0.368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68944">
                <text:p>0.368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69189">
                <text:p>0.369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69231">
                <text:p>0.369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69892">
                <text:p>0.369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70588">
                <text:p>0.370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7072">
                <text:p>0.37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71976">
                <text:p>0.371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72294">
                <text:p>0.372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72308">
                <text:p>0.372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72549">
                <text:p>0.372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72727">
                <text:p>0.3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73188">
                <text:p>0.373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73219">
                <text:p>0.373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7358">
                <text:p>0.37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73634">
                <text:p>0.373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7381">
                <text:p>0.37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73895">
                <text:p>0.37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74456">
                <text:p>0.374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74628">
                <text:p>0.374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75">
                <text:p>0.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75038">
                <text:p>0.37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75549">
                <text:p>0.375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7619">
                <text:p>0.37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77255">
                <text:p>0.377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77628">
                <text:p>0.377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78205">
                <text:p>0.37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78676">
                <text:p>0.378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78788">
                <text:p>0.378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79167">
                <text:p>0.379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79425">
                <text:p>0.379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80488">
                <text:p>0.380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80952">
                <text:p>0.3809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81092">
                <text:p>0.38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8125">
                <text:p>0.3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81423">
                <text:p>0.381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81579">
                <text:p>0.381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81629">
                <text:p>0.381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81667">
                <text:p>0.38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81785">
                <text:p>0.381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83117">
                <text:p>0.383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83191">
                <text:p>0.383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83244">
                <text:p>0.383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83607">
                <text:p>0.383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83642">
                <text:p>0.383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84058">
                <text:p>0.384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85375">
                <text:p>0.385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85621">
                <text:p>0.385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8587">
                <text:p>0.38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85965">
                <text:p>0.385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86202">
                <text:p>0.386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86364">
                <text:p>0.38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86809">
                <text:p>0.386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87155">
                <text:p>0.387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87446">
                <text:p>0.387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88012">
                <text:p>0.388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88278">
                <text:p>0.388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88889">
                <text:p>0.388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89517">
                <text:p>0.389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89663">
                <text:p>0.389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89803">
                <text:p>0.389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8994">
                <text:p>0.38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90323">
                <text:p>0.390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90476">
                <text:p>0.390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90909">
                <text:p>0.3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91026">
                <text:p>0.391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91775">
                <text:p>0.391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92137">
                <text:p>0.392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92857">
                <text:p>0.39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93375">
                <text:p>0.393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93939">
                <text:p>0.393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94613">
                <text:p>0.394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94775">
                <text:p>0.394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95257">
                <text:p>0.395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95408">
                <text:p>0.395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95833">
                <text:p>0.395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96855">
                <text:p>0.396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97368">
                <text:p>0.397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97436">
                <text:p>0.397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97582">
                <text:p>0.397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97619">
                <text:p>0.397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98374">
                <text:p>0.398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">
                <text:p>0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00794">
                <text:p>0.400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01149">
                <text:p>0.401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01478">
                <text:p>0.401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01786">
                <text:p>0.401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01943">
                <text:p>0.401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01948">
                <text:p>0.401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02778">
                <text:p>0.402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04762">
                <text:p>0.4047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04863">
                <text:p>0.404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05263">
                <text:p>0.405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06238">
                <text:p>0.406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06593">
                <text:p>0.406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07308">
                <text:p>0.407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0753">
                <text:p>0.40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08408">
                <text:p>0.408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08497">
                <text:p>0.408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09091">
                <text:p>0.4090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09524">
                <text:p>0.409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10101">
                <text:p>0.410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10256">
                <text:p>0.410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10714">
                <text:p>0.410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11111">
                <text:p>0.4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11494">
                <text:p>0.411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11667">
                <text:p>0.41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12088">
                <text:p>0.412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12281">
                <text:p>0.41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13306">
                <text:p>0.413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13731">
                <text:p>0.413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14053">
                <text:p>0.414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14286">
                <text:p>0.414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15205">
                <text:p>0.415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15649">
                <text:p>0.415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16667">
                <text:p>0.4166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16807">
                <text:p>0.416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16923">
                <text:p>0.41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17477">
                <text:p>0.417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18182">
                <text:p>0.41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18793">
                <text:p>0.418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18803">
                <text:p>0.418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19048">
                <text:p>0.41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19289">
                <text:p>0.419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20635">
                <text:p>0.420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20833">
                <text:p>0.420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20949">
                <text:p>0.420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21053">
                <text:p>0.42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21142">
                <text:p>0.421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21176">
                <text:p>0.42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21839">
                <text:p>0.421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422222">
                <text:p>0.4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23077">
                <text:p>0.423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23611">
                <text:p>0.423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23765">
                <text:p>0.423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2381">
                <text:p>0.42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423913">
                <text:p>0.423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24242">
                <text:p>0.424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25806">
                <text:p>0.425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26031">
                <text:p>0.426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26667">
                <text:p>0.42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426877">
                <text:p>0.426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426901">
                <text:p>0.426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427223">
                <text:p>0.427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27273">
                <text:p>0.427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27743">
                <text:p>0.427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428571">
                <text:p>0.428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429167">
                <text:p>0.429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29348">
                <text:p>0.429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29825">
                <text:p>0.429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30147">
                <text:p>0.430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430159">
                <text:p>0.430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30556">
                <text:p>0.430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431373">
                <text:p>0.431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43141">
                <text:p>0.43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31579">
                <text:p>0.431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31721">
                <text:p>0.431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431818">
                <text:p>0.43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33333">
                <text:p>0.4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433698">
                <text:p>0.433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33747">
                <text:p>0.433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434066">
                <text:p>0.434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434211">
                <text:p>0.434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35435">
                <text:p>0.435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435714">
                <text:p>0.43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435874">
                <text:p>0.435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35897">
                <text:p>0.435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436364">
                <text:p>0.436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436559">
                <text:p>0.436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4375">
                <text:p>0.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438095">
                <text:p>0.438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438596">
                <text:p>0.438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438746">
                <text:p>0.438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439153">
                <text:p>0.439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439273">
                <text:p>0.439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3956">
                <text:p>0.43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39831">
                <text:p>0.439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40856">
                <text:p>0.440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44127">
                <text:p>0.44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41621">
                <text:p>0.441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42308">
                <text:p>0.442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4302">
                <text:p>0.44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43439">
                <text:p>0.443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43723">
                <text:p>0.443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43841">
                <text:p>0.443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44444">
                <text:p>0.44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45143">
                <text:p>0.445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445253">
                <text:p>0.445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446429">
                <text:p>0.446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447368">
                <text:p>0.447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48029">
                <text:p>0.448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48052">
                <text:p>0.448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48276">
                <text:p>0.448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448529">
                <text:p>0.448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449048">
                <text:p>0.44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449059">
                <text:p>0.449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49495">
                <text:p>0.449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45">
                <text:p>0.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450104">
                <text:p>0.450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50204">
                <text:p>0.450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450593">
                <text:p>0.450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451567">
                <text:p>0.45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52381">
                <text:p>0.452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52632">
                <text:p>0.452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452962">
                <text:p>0.452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53763">
                <text:p>0.453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53846">
                <text:p>0.453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54167">
                <text:p>0.454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54248">
                <text:p>0.454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454545">
                <text:p>0.4545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55">
                <text:p>0.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455263">
                <text:p>0.455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455556">
                <text:p>0.4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55882">
                <text:p>0.455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56522">
                <text:p>0.456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56923">
                <text:p>0.45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457143">
                <text:p>0.4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457661">
                <text:p>0.457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58333">
                <text:p>0.45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58824">
                <text:p>0.458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60114">
                <text:p>0.460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60383">
                <text:p>0.460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6087">
                <text:p>0.46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46161">
                <text:p>0.46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461945">
                <text:p>0.461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462121">
                <text:p>0.462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463636">
                <text:p>0.4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64286">
                <text:p>0.46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465517">
                <text:p>0.465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66063">
                <text:p>0.466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466154">
                <text:p>0.466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66667">
                <text:p>0.4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466912">
                <text:p>0.466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66937">
                <text:p>0.466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46732">
                <text:p>0.46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67683">
                <text:p>0.467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467949">
                <text:p>0.467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470833">
                <text:p>0.470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471429">
                <text:p>0.4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7193">
                <text:p>0.47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72222">
                <text:p>0.47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472468">
                <text:p>0.472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73171">
                <text:p>0.47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73333">
                <text:p>0.47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473878">
                <text:p>0.473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74265">
                <text:p>0.474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75362">
                <text:p>0.475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475862">
                <text:p>0.475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47619">
                <text:p>0.476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77208">
                <text:p>0.477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77778">
                <text:p>0.477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480769">
                <text:p>0.480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8169">
                <text:p>0.48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82143">
                <text:p>0.482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8366">
                <text:p>0.48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84848">
                <text:p>0.484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8538">
                <text:p>0.48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486166">
                <text:p>0.486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486928">
                <text:p>0.486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87179">
                <text:p>0.487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487844">
                <text:p>0.487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487988">
                <text:p>0.487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88235">
                <text:p>0.488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88889">
                <text:p>0.4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88971">
                <text:p>0.488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48913">
                <text:p>0.48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90909">
                <text:p>0.4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91404">
                <text:p>0.491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491969">
                <text:p>0.491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492424">
                <text:p>0.492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493464">
                <text:p>0.493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94737">
                <text:p>0.494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496795">
                <text:p>0.496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97619">
                <text:p>0.497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5">
                <text:p>0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501323">
                <text:p>0.501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501667">
                <text:p>0.50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502164">
                <text:p>0.502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50242">
                <text:p>0.50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502924">
                <text:p>0.502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503063">
                <text:p>0.503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503145">
                <text:p>0.503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503265">
                <text:p>0.503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503333">
                <text:p>0.50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504167">
                <text:p>0.504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504762">
                <text:p>0.504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505288">
                <text:p>0.505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50641">
                <text:p>0.50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507692">
                <text:p>0.507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508767">
                <text:p>0.508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509524">
                <text:p>0.509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510317">
                <text:p>0.510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510989">
                <text:p>0.510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511029">
                <text:p>0.511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511111">
                <text:p>0.5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513072">
                <text:p>0.513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513158">
                <text:p>0.513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513357">
                <text:p>0.513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513547">
                <text:p>0.513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513605">
                <text:p>0.513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513889">
                <text:p>0.513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513978">
                <text:p>0.513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514493">
                <text:p>0.514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515152">
                <text:p>0.515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51567">
                <text:p>0.5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516234">
                <text:p>0.516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51634">
                <text:p>0.51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517213">
                <text:p>0.517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517647">
                <text:p>0.517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517857">
                <text:p>0.5178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518182">
                <text:p>0.518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518219">
                <text:p>0.518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518462">
                <text:p>0.518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518644">
                <text:p>0.518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520833">
                <text:p>0.5208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521053">
                <text:p>0.52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21169">
                <text:p>0.52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521441">
                <text:p>0.521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521569">
                <text:p>0.521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521739">
                <text:p>0.521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21978">
                <text:p>0.521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522222">
                <text:p>0.5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523066">
                <text:p>0.523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52381">
                <text:p>0.52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525604">
                <text:p>0.525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525641">
                <text:p>0.525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526629">
                <text:p>0.526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526956">
                <text:p>0.526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27273">
                <text:p>0.5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27473">
                <text:p>0.527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527778">
                <text:p>0.527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529231">
                <text:p>0.529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529412">
                <text:p>0.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529781">
                <text:p>0.529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531621">
                <text:p>0.531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532164">
                <text:p>0.532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532967">
                <text:p>0.5329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533333">
                <text:p>0.5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534188">
                <text:p>0.534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534483">
                <text:p>0.534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535714">
                <text:p>0.535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535941">
                <text:p>0.535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536232">
                <text:p>0.536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536797">
                <text:p>0.536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538333">
                <text:p>0.53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538798">
                <text:p>0.538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538889">
                <text:p>0.53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538908">
                <text:p>0.538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541126">
                <text:p>0.541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541667">
                <text:p>0.54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542105">
                <text:p>0.542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542857">
                <text:p>0.5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54329">
                <text:p>0.54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43333">
                <text:p>0.54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543956">
                <text:p>0.543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544928">
                <text:p>0.544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544974">
                <text:p>0.544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545238">
                <text:p>0.545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545455">
                <text:p>0.545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545833">
                <text:p>0.5458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547268">
                <text:p>0.547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547368">
                <text:p>0.547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547431">
                <text:p>0.547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547619">
                <text:p>0.547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54902">
                <text:p>0.54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549359">
                <text:p>0.549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549708">
                <text:p>0.549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55">
                <text:p>0.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552288">
                <text:p>0.552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552632">
                <text:p>0.552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553571">
                <text:p>0.553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554348">
                <text:p>0.554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554945">
                <text:p>0.554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555147">
                <text:p>0.555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555556">
                <text:p>0.555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557143">
                <text:p>0.5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559524">
                <text:p>0.559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560526">
                <text:p>0.560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560606">
                <text:p>0.560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561254">
                <text:p>0.561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561538">
                <text:p>0.561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562389">
                <text:p>0.562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5625">
                <text:p>0.5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563492">
                <text:p>0.563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563636">
                <text:p>0.5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564286">
                <text:p>0.56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64327">
                <text:p>0.564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566176">
                <text:p>0.566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566667">
                <text:p>0.5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568182">
                <text:p>0.568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568817">
                <text:p>0.568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569444">
                <text:p>0.569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569512">
                <text:p>0.569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569853">
                <text:p>0.569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570513">
                <text:p>0.570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570769">
                <text:p>0.570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571429">
                <text:p>0.5714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572192">
                <text:p>0.572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572727">
                <text:p>0.572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574074">
                <text:p>0.57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57619">
                <text:p>0.57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576471">
                <text:p>0.576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577206">
                <text:p>0.577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578078">
                <text:p>0.578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578818">
                <text:p>0.578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578947">
                <text:p>0.578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580087">
                <text:p>0.580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580952">
                <text:p>0.580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581028">
                <text:p>0.581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581301">
                <text:p>0.581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581579">
                <text:p>0.581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582418">
                <text:p>0.582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583333">
                <text:p>0.5833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58428">
                <text:p>0.58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585979">
                <text:p>0.585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587719">
                <text:p>0.587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588889">
                <text:p>0.588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589103">
                <text:p>0.589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589286">
                <text:p>0.589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591667">
                <text:p>0.59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5918">
                <text:p>0.5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593277">
                <text:p>0.593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593333">
                <text:p>0.59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594737">
                <text:p>0.594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595238">
                <text:p>0.5952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595833">
                <text:p>0.595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596154">
                <text:p>0.596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597222">
                <text:p>0.597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599638">
                <text:p>0.599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6">
                <text:p>0.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604839">
                <text:p>0.604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605263">
                <text:p>0.605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606061">
                <text:p>0.606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607143">
                <text:p>0.60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607397">
                <text:p>0.607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08333">
                <text:p>0.60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08974">
                <text:p>0.608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60989">
                <text:p>0.60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611111">
                <text:p>0.611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6125">
                <text:p>0.6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613333">
                <text:p>0.61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613636">
                <text:p>0.61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614379">
                <text:p>0.614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616601">
                <text:p>0.616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616667">
                <text:p>0.61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617647">
                <text:p>0.617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617946">
                <text:p>0.617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618182">
                <text:p>0.61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618254">
                <text:p>0.618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619048">
                <text:p>0.619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620833">
                <text:p>0.620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620879">
                <text:p>0.620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621212">
                <text:p>0.621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621795">
                <text:p>0.621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622222">
                <text:p>0.622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624731">
                <text:p>0.624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25">
                <text:p>0.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625347">
                <text:p>0.625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628788">
                <text:p>0.628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628947">
                <text:p>0.628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629167">
                <text:p>0.629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630435">
                <text:p>0.630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630719">
                <text:p>0.630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63229">
                <text:p>0.63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633333">
                <text:p>0.63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636029">
                <text:p>0.636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636364">
                <text:p>0.63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639163">
                <text:p>0.639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639706">
                <text:p>0.639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639929">
                <text:p>0.639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642857">
                <text:p>0.642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643077">
                <text:p>0.64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643275">
                <text:p>0.643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643939">
                <text:p>0.643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644144">
                <text:p>0.644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644385">
                <text:p>0.644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644444">
                <text:p>0.644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644895">
                <text:p>0.644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645022">
                <text:p>0.645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645455">
                <text:p>0.64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647692">
                <text:p>0.647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65">
                <text:p>0.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650327">
                <text:p>0.650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650735">
                <text:p>0.650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652439">
                <text:p>0.65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652778">
                <text:p>0.652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653595">
                <text:p>0.65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654545">
                <text:p>0.654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655556">
                <text:p>0.655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656085">
                <text:p>0.656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656863">
                <text:p>0.656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658266">
                <text:p>0.658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660173">
                <text:p>0.66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660256">
                <text:p>0.66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661319">
                <text:p>0.661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661905">
                <text:p>0.661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663399">
                <text:p>0.663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663492">
                <text:p>0.663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664835">
                <text:p>0.664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665242">
                <text:p>0.665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666667">
                <text:p>0.6666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669591">
                <text:p>0.669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670588">
                <text:p>0.670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673077">
                <text:p>0.67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674242">
                <text:p>0.674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675824">
                <text:p>0.675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67619">
                <text:p>0.67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678571">
                <text:p>0.678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681511">
                <text:p>0.681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681818">
                <text:p>0.6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683333">
                <text:p>0.68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688312">
                <text:p>0.688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689394">
                <text:p>0.689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69">
                <text:p>0.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690476">
                <text:p>0.690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690909">
                <text:p>0.6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691667">
                <text:p>0.69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692982">
                <text:p>0.692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694444">
                <text:p>0.69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695906">
                <text:p>0.695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696429">
                <text:p>0.696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698718">
                <text:p>0.698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7">
                <text:p>0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703629">
                <text:p>0.703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704167">
                <text:p>0.704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704545">
                <text:p>0.704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705128">
                <text:p>0.705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705376">
                <text:p>0.705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705803">
                <text:p>0.705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706774">
                <text:p>0.70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710526">
                <text:p>0.710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714286">
                <text:p>0.714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719697">
                <text:p>0.719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721053">
                <text:p>0.72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722222">
                <text:p>0.7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726601">
                <text:p>0.726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727273">
                <text:p>0.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727513">
                <text:p>0.727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731183">
                <text:p>0.73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732143">
                <text:p>0.732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733333">
                <text:p>0.7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734211">
                <text:p>0.734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735043">
                <text:p>0.735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736782">
                <text:p>0.736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738095">
                <text:p>0.738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738562">
                <text:p>0.738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742105">
                <text:p>0.742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742424">
                <text:p>0.742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742647">
                <text:p>0.742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745455">
                <text:p>0.74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747355">
                <text:p>0.747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75">
                <text:p>0.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754545">
                <text:p>0.754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755556">
                <text:p>0.7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760582">
                <text:p>0.760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762821">
                <text:p>0.762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763889">
                <text:p>0.763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766667">
                <text:p>0.7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767857">
                <text:p>0.767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768421">
                <text:p>0.768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772727">
                <text:p>0.7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774725">
                <text:p>0.774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775132">
                <text:p>0.775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777778">
                <text:p>0.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781818">
                <text:p>0.7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785714">
                <text:p>0.785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794118">
                <text:p>0.794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804167">
                <text:p>0.804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804615">
                <text:p>0.804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804762">
                <text:p>0.804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809524">
                <text:p>0.809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809783">
                <text:p>0.809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833333">
                <text:p>0.8333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849265">
                <text:p>0.849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857143">
                <text:p>0.857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866667">
                <text:p>0.8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878788">
                <text:p>0.878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880952">
                <text:p>0.8809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902778">
                <text:p>0.902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904762">
                <text:p>0.904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909524">
                <text:p>0.909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916667">
                <text:p>0.91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920833">
                <text:p>0.920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944444">
                <text:p>0.9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946429">
                <text:p>0.946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95">
                <text:p>0.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952381">
                <text:p>0.952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966667">
                <text:p>0.9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972222">
                <text:p>0.97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